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6232in" svg:height="3.5453in" svg:x="6.3524in" svg:y="2.6142in">
            <draw:object draw:notify-on-update-of-ranges="Sheet1.D7:Sheet1.D1003 Sheet1.E6:Sheet1.E6 Sheet1.E7:Sheet1.E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ayer</text:p>
          </table:table-cell>
          <table:table-cell office:value-type="string" calcext:value-type="string">
            <text:p>npack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693" calcext:value-type="float">
            <text:p>969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286" calcext:value-type="float">
            <text:p>1228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303" calcext:value-type="float">
            <text:p>1530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776" calcext:value-type="float">
            <text:p>18776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737" calcext:value-type="float">
            <text:p>2273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7218" calcext:value-type="float">
            <text:p>2721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2251" calcext:value-type="float">
            <text:p>3225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7868" calcext:value-type="float">
            <text:p>37868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4101" calcext:value-type="float">
            <text:p>4410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0982" calcext:value-type="float">
            <text:p>5098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8543" calcext:value-type="float">
            <text:p>5854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6816" calcext:value-type="float">
            <text:p>6681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5833" calcext:value-type="float">
            <text:p>7583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85626" calcext:value-type="float">
            <text:p>8562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6227" calcext:value-type="float">
            <text:p>96227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07668" calcext:value-type="float">
            <text:p>107668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19981" calcext:value-type="float">
            <text:p>11998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33198" calcext:value-type="float">
            <text:p>133198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47351" calcext:value-type="float">
            <text:p>147351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2472" calcext:value-type="float">
            <text:p>16247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78593" calcext:value-type="float">
            <text:p>17859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95746" calcext:value-type="float">
            <text:p>19574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13963" calcext:value-type="float">
            <text:p>213963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33276" calcext:value-type="float">
            <text:p>23327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53717" calcext:value-type="float">
            <text:p>253717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75318" calcext:value-type="float">
            <text:p>275318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298111" calcext:value-type="float">
            <text:p>2981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22128" calcext:value-type="float">
            <text:p>3221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47401" calcext:value-type="float">
            <text:p>347401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73962" calcext:value-type="float">
            <text:p>373962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01843" calcext:value-type="float">
            <text:p>4018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1076" calcext:value-type="float">
            <text:p>43107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61693" calcext:value-type="float">
            <text:p>46169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93726" calcext:value-type="float">
            <text:p>493726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27207" calcext:value-type="float">
            <text:p>527207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62168" calcext:value-type="float">
            <text:p>5621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98641" calcext:value-type="float">
            <text:p>5986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36658" calcext:value-type="float">
            <text:p>636658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76251" calcext:value-type="float">
            <text:p>67625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717452" calcext:value-type="float">
            <text:p>71745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760293" calcext:value-type="float">
            <text:p>760293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04806" calcext:value-type="float">
            <text:p>80480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51023" calcext:value-type="float">
            <text:p>851023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98976" calcext:value-type="float">
            <text:p>89897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948697" calcext:value-type="float">
            <text:p>94869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000218" calcext:value-type="float">
            <text:p>1000218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053571" calcext:value-type="float">
            <text:p>105357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108788" calcext:value-type="float">
            <text:p>110878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165901" calcext:value-type="float">
            <text:p>1165901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224942" calcext:value-type="float">
            <text:p>1224942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285943" calcext:value-type="float">
            <text:p>1285943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348936" calcext:value-type="float">
            <text:p>1348936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413953" calcext:value-type="float">
            <text:p>1413953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481026" calcext:value-type="float">
            <text:p>1481026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1550187" calcext:value-type="float">
            <text:p>1550187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621468" calcext:value-type="float">
            <text:p>1621468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694901" calcext:value-type="float">
            <text:p>1694901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770518" calcext:value-type="float">
            <text:p>1770518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848351" calcext:value-type="float">
            <text:p>1848351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928432" calcext:value-type="float">
            <text:p>1928432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010793" calcext:value-type="float">
            <text:p>201079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095466" calcext:value-type="float">
            <text:p>2095466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182483" calcext:value-type="float">
            <text:p>2182483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2271876" calcext:value-type="float">
            <text:p>2271876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2363677" calcext:value-type="float">
            <text:p>236367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457918" calcext:value-type="float">
            <text:p>245791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554631" calcext:value-type="float">
            <text:p>2554631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653848" calcext:value-type="float">
            <text:p>2653848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755601" calcext:value-type="float">
            <text:p>2755601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859922" calcext:value-type="float">
            <text:p>2859922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966843" calcext:value-type="float">
            <text:p>2966843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076396" calcext:value-type="float">
            <text:p>3076396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3188613" calcext:value-type="float">
            <text:p>3188613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303526" calcext:value-type="float">
            <text:p>3303526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421167" calcext:value-type="float">
            <text:p>3421167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541568" calcext:value-type="float">
            <text:p>3541568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664761" calcext:value-type="float">
            <text:p>3664761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790778" calcext:value-type="float">
            <text:p>3790778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3919651" calcext:value-type="float">
            <text:p>3919651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4051412" calcext:value-type="float">
            <text:p>4051412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4186093" calcext:value-type="float">
            <text:p>4186093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4323726" calcext:value-type="float">
            <text:p>4323726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4464343" calcext:value-type="float">
            <text:p>4464343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4607976" calcext:value-type="float">
            <text:p>4607976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754657" calcext:value-type="float">
            <text:p>4754657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4904418" calcext:value-type="float">
            <text:p>490441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5057291" calcext:value-type="float">
            <text:p>505729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213308" calcext:value-type="float">
            <text:p>5213308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5372501" calcext:value-type="float">
            <text:p>537250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5534902" calcext:value-type="float">
            <text:p>5534902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5700543" calcext:value-type="float">
            <text:p>5700543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5869456" calcext:value-type="float">
            <text:p>5869456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6041673" calcext:value-type="float">
            <text:p>604167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6217226" calcext:value-type="float">
            <text:p>6217226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6396147" calcext:value-type="float">
            <text:p>6396147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6578468" calcext:value-type="float">
            <text:p>657846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6764221" calcext:value-type="float">
            <text:p>6764221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6953438" calcext:value-type="float">
            <text:p>6953438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7146151" calcext:value-type="float">
            <text:p>7146151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7342392" calcext:value-type="float">
            <text:p>7342392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7542193" calcext:value-type="float">
            <text:p>7542193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7745586" calcext:value-type="float">
            <text:p>7745586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7952603" calcext:value-type="float">
            <text:p>7952603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8163276" calcext:value-type="float">
            <text:p>8163276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8377637" calcext:value-type="float">
            <text:p>8377637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8595718" calcext:value-type="float">
            <text:p>8595718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8817551" calcext:value-type="float">
            <text:p>8817551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043168" calcext:value-type="float">
            <text:p>904316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9272601" calcext:value-type="float">
            <text:p>9272601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9505882" calcext:value-type="float">
            <text:p>9505882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9743043" calcext:value-type="float">
            <text:p>9743043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9984116" calcext:value-type="float">
            <text:p>9984116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0229133" calcext:value-type="float">
            <text:p>10229133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0478126" calcext:value-type="float">
            <text:p>10478126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0731127" calcext:value-type="float">
            <text:p>10731127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0988168" calcext:value-type="float">
            <text:p>10988168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1249281" calcext:value-type="float">
            <text:p>11249281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1514498" calcext:value-type="float">
            <text:p>11514498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1783851" calcext:value-type="float">
            <text:p>11783851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2057372" calcext:value-type="float">
            <text:p>12057372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2335093" calcext:value-type="float">
            <text:p>12335093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2617046" calcext:value-type="float">
            <text:p>12617046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2903263" calcext:value-type="float">
            <text:p>12903263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193776" calcext:value-type="float">
            <text:p>13193776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3488617" calcext:value-type="float">
            <text:p>13488617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3787818" calcext:value-type="float">
            <text:p>13787818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4091411" calcext:value-type="float">
            <text:p>14091411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4399428" calcext:value-type="float">
            <text:p>1439942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4711901" calcext:value-type="float">
            <text:p>1471190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5028862" calcext:value-type="float">
            <text:p>15028862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5350343" calcext:value-type="float">
            <text:p>15350343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5676376" calcext:value-type="float">
            <text:p>1567637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6006993" calcext:value-type="float">
            <text:p>16006993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6342226" calcext:value-type="float">
            <text:p>16342226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6682107" calcext:value-type="float">
            <text:p>16682107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7026668" calcext:value-type="float">
            <text:p>17026668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7375941" calcext:value-type="float">
            <text:p>17375941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7729958" calcext:value-type="float">
            <text:p>17729958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18088751" calcext:value-type="float">
            <text:p>18088751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18452352" calcext:value-type="float">
            <text:p>18452352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8820793" calcext:value-type="float">
            <text:p>18820793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19194106" calcext:value-type="float">
            <text:p>19194106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9572323" calcext:value-type="float">
            <text:p>19572323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19955476" calcext:value-type="float">
            <text:p>19955476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0343597" calcext:value-type="float">
            <text:p>20343597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20736718" calcext:value-type="float">
            <text:p>20736718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21134871" calcext:value-type="float">
            <text:p>21134871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1538088" calcext:value-type="float">
            <text:p>21538088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21946401" calcext:value-type="float">
            <text:p>21946401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2359842" calcext:value-type="float">
            <text:p>22359842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22778443" calcext:value-type="float">
            <text:p>22778443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23202236" calcext:value-type="float">
            <text:p>23202236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23631253" calcext:value-type="float">
            <text:p>23631253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24065526" calcext:value-type="float">
            <text:p>24065526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24505087" calcext:value-type="float">
            <text:p>24505087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24949968" calcext:value-type="float">
            <text:p>24949968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25400201" calcext:value-type="float">
            <text:p>25400201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5855818" calcext:value-type="float">
            <text:p>25855818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26316851" calcext:value-type="float">
            <text:p>26316851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26783332" calcext:value-type="float">
            <text:p>26783332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27255293" calcext:value-type="float">
            <text:p>27255293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27732766" calcext:value-type="float">
            <text:p>27732766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8215783" calcext:value-type="float">
            <text:p>28215783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28704376" calcext:value-type="float">
            <text:p>28704376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29198577" calcext:value-type="float">
            <text:p>29198577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29698418" calcext:value-type="float">
            <text:p>29698418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0203931" calcext:value-type="float">
            <text:p>30203931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30715148" calcext:value-type="float">
            <text:p>30715148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31232101" calcext:value-type="float">
            <text:p>31232101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31754822" calcext:value-type="float">
            <text:p>31754822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32283343" calcext:value-type="float">
            <text:p>32283343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32817696" calcext:value-type="float">
            <text:p>32817696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33357913" calcext:value-type="float">
            <text:p>33357913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3904026" calcext:value-type="float">
            <text:p>33904026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34456067" calcext:value-type="float">
            <text:p>34456067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35014068" calcext:value-type="float">
            <text:p>35014068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35578061" calcext:value-type="float">
            <text:p>35578061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36148078" calcext:value-type="float">
            <text:p>36148078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36724151" calcext:value-type="float">
            <text:p>36724151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37306312" calcext:value-type="float">
            <text:p>37306312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7894593" calcext:value-type="float">
            <text:p>37894593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38489026" calcext:value-type="float">
            <text:p>38489026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39089643" calcext:value-type="float">
            <text:p>39089643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9696476" calcext:value-type="float">
            <text:p>39696476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40309557" calcext:value-type="float">
            <text:p>40309557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40928918" calcext:value-type="float">
            <text:p>40928918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41554591" calcext:value-type="float">
            <text:p>4155459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2186608" calcext:value-type="float">
            <text:p>42186608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42825001" calcext:value-type="float">
            <text:p>42825001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43469802" calcext:value-type="float">
            <text:p>43469802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44121043" calcext:value-type="float">
            <text:p>44121043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44778756" calcext:value-type="float">
            <text:p>44778756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45442973" calcext:value-type="float">
            <text:p>45442973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46113726" calcext:value-type="float">
            <text:p>46113726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46791047" calcext:value-type="float">
            <text:p>46791047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47474968" calcext:value-type="float">
            <text:p>47474968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48165521" calcext:value-type="float">
            <text:p>48165521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48862738" calcext:value-type="float">
            <text:p>48862738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49566651" calcext:value-type="float">
            <text:p>49566651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50277292" calcext:value-type="float">
            <text:p>50277292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50994693" calcext:value-type="float">
            <text:p>50994693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51718886" calcext:value-type="float">
            <text:p>51718886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52449903" calcext:value-type="float">
            <text:p>52449903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53187776" calcext:value-type="float">
            <text:p>53187776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53932537" calcext:value-type="float">
            <text:p>53932537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54684218" calcext:value-type="float">
            <text:p>54684218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55442851" calcext:value-type="float">
            <text:p>55442851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6208468" calcext:value-type="float">
            <text:p>56208468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6981101" calcext:value-type="float">
            <text:p>56981101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57760782" calcext:value-type="float">
            <text:p>57760782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58547543" calcext:value-type="float">
            <text:p>58547543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59341416" calcext:value-type="float">
            <text:p>59341416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60142433" calcext:value-type="float">
            <text:p>60142433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60950626" calcext:value-type="float">
            <text:p>60950626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61766027" calcext:value-type="float">
            <text:p>61766027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62588668" calcext:value-type="float">
            <text:p>62588668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63418581" calcext:value-type="float">
            <text:p>63418581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64255798" calcext:value-type="float">
            <text:p>64255798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65100351" calcext:value-type="float">
            <text:p>65100351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65952272" calcext:value-type="float">
            <text:p>65952272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66811593" calcext:value-type="float">
            <text:p>66811593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67678346" calcext:value-type="float">
            <text:p>67678346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68552563" calcext:value-type="float">
            <text:p>68552563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69434276" calcext:value-type="float">
            <text:p>69434276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70323517" calcext:value-type="float">
            <text:p>70323517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71220318" calcext:value-type="float">
            <text:p>71220318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72124711" calcext:value-type="float">
            <text:p>72124711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73036728" calcext:value-type="float">
            <text:p>73036728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73956401" calcext:value-type="float">
            <text:p>73956401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74883762" calcext:value-type="float">
            <text:p>74883762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75818843" calcext:value-type="float">
            <text:p>75818843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76761676" calcext:value-type="float">
            <text:p>76761676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77712293" calcext:value-type="float">
            <text:p>77712293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78670726" calcext:value-type="float">
            <text:p>78670726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79637007" calcext:value-type="float">
            <text:p>79637007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80611168" calcext:value-type="float">
            <text:p>80611168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81593241" calcext:value-type="float">
            <text:p>81593241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82583258" calcext:value-type="float">
            <text:p>82583258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83581251" calcext:value-type="float">
            <text:p>83581251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84587252" calcext:value-type="float">
            <text:p>84587252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85601293" calcext:value-type="float">
            <text:p>85601293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86623406" calcext:value-type="float">
            <text:p>86623406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87653623" calcext:value-type="float">
            <text:p>87653623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88691976" calcext:value-type="float">
            <text:p>88691976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89738497" calcext:value-type="float">
            <text:p>89738497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90793218" calcext:value-type="float">
            <text:p>90793218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91856171" calcext:value-type="float">
            <text:p>91856171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92927388" calcext:value-type="float">
            <text:p>92927388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94006901" calcext:value-type="float">
            <text:p>94006901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95094742" calcext:value-type="float">
            <text:p>95094742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96190943" calcext:value-type="float">
            <text:p>96190943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97295536" calcext:value-type="float">
            <text:p>97295536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98408553" calcext:value-type="float">
            <text:p>98408553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99530026" calcext:value-type="float">
            <text:p>99530026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100659987" calcext:value-type="float">
            <text:p>100659987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101798468" calcext:value-type="float">
            <text:p>101798468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102945501" calcext:value-type="float">
            <text:p>102945501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04101118" calcext:value-type="float">
            <text:p>104101118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105265351" calcext:value-type="float">
            <text:p>105265351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106438232" calcext:value-type="float">
            <text:p>106438232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107619793" calcext:value-type="float">
            <text:p>107619793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108810066" calcext:value-type="float">
            <text:p>108810066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110009083" calcext:value-type="float">
            <text:p>110009083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111216876" calcext:value-type="float">
            <text:p>111216876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112433477" calcext:value-type="float">
            <text:p>112433477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113658918" calcext:value-type="float">
            <text:p>113658918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114893231" calcext:value-type="float">
            <text:p>114893231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116136448" calcext:value-type="float">
            <text:p>116136448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117388601" calcext:value-type="float">
            <text:p>117388601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118649722" calcext:value-type="float">
            <text:p>118649722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119919843" calcext:value-type="float">
            <text:p>119919843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121198996" calcext:value-type="float">
            <text:p>121198996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122487213" calcext:value-type="float">
            <text:p>122487213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23784526" calcext:value-type="float">
            <text:p>123784526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125090967" calcext:value-type="float">
            <text:p>125090967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126406568" calcext:value-type="float">
            <text:p>126406568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127731361" calcext:value-type="float">
            <text:p>127731361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129065378" calcext:value-type="float">
            <text:p>129065378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130408651" calcext:value-type="float">
            <text:p>130408651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131761212" calcext:value-type="float">
            <text:p>131761212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133123093" calcext:value-type="float">
            <text:p>133123093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134494326" calcext:value-type="float">
            <text:p>134494326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135874943" calcext:value-type="float">
            <text:p>135874943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137264976" calcext:value-type="float">
            <text:p>137264976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38664457" calcext:value-type="float">
            <text:p>138664457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140073418" calcext:value-type="float">
            <text:p>140073418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141491891" calcext:value-type="float">
            <text:p>14149189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42919908" calcext:value-type="float">
            <text:p>142919908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144357501" calcext:value-type="float">
            <text:p>144357501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145804702" calcext:value-type="float">
            <text:p>145804702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147261543" calcext:value-type="float">
            <text:p>147261543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148728056" calcext:value-type="float">
            <text:p>148728056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150204273" calcext:value-type="float">
            <text:p>150204273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151690226" calcext:value-type="float">
            <text:p>151690226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153185947" calcext:value-type="float">
            <text:p>153185947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154691468" calcext:value-type="float">
            <text:p>154691468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156206821" calcext:value-type="float">
            <text:p>156206821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157732038" calcext:value-type="float">
            <text:p>157732038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159267151" calcext:value-type="float">
            <text:p>159267151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160812192" calcext:value-type="float">
            <text:p>160812192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162367193" calcext:value-type="float">
            <text:p>162367193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163932186" calcext:value-type="float">
            <text:p>163932186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165507203" calcext:value-type="float">
            <text:p>165507203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167092276" calcext:value-type="float">
            <text:p>167092276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168687437" calcext:value-type="float">
            <text:p>168687437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170292718" calcext:value-type="float">
            <text:p>170292718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171908151" calcext:value-type="float">
            <text:p>171908151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173533768" calcext:value-type="float">
            <text:p>173533768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175169601" calcext:value-type="float">
            <text:p>175169601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176815682" calcext:value-type="float">
            <text:p>176815682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178472043" calcext:value-type="float">
            <text:p>178472043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180138716" calcext:value-type="float">
            <text:p>180138716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181815733" calcext:value-type="float">
            <text:p>181815733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183503126" calcext:value-type="float">
            <text:p>183503126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185200927" calcext:value-type="float">
            <text:p>185200927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186909168" calcext:value-type="float">
            <text:p>186909168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188627881" calcext:value-type="float">
            <text:p>188627881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190357098" calcext:value-type="float">
            <text:p>190357098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192096851" calcext:value-type="float">
            <text:p>192096851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193847172" calcext:value-type="float">
            <text:p>193847172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195608093" calcext:value-type="float">
            <text:p>195608093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197379646" calcext:value-type="float">
            <text:p>197379646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199161863" calcext:value-type="float">
            <text:p>199161863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200954776" calcext:value-type="float">
            <text:p>200954776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202758417" calcext:value-type="float">
            <text:p>202758417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204572818" calcext:value-type="float">
            <text:p>204572818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206398011" calcext:value-type="float">
            <text:p>206398011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208234028" calcext:value-type="float">
            <text:p>208234028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210080901" calcext:value-type="float">
            <text:p>210080901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211938662" calcext:value-type="float">
            <text:p>211938662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213807343" calcext:value-type="float">
            <text:p>213807343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215686976" calcext:value-type="float">
            <text:p>215686976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217577593" calcext:value-type="float">
            <text:p>217577593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19479226" calcext:value-type="float">
            <text:p>219479226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221391907" calcext:value-type="float">
            <text:p>221391907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223315668" calcext:value-type="float">
            <text:p>223315668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225250541" calcext:value-type="float">
            <text:p>225250541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227196558" calcext:value-type="float">
            <text:p>227196558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229153751" calcext:value-type="float">
            <text:p>229153751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231122152" calcext:value-type="float">
            <text:p>231122152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233101793" calcext:value-type="float">
            <text:p>233101793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235092706" calcext:value-type="float">
            <text:p>235092706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237094923" calcext:value-type="float">
            <text:p>237094923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239108476" calcext:value-type="float">
            <text:p>239108476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241133397" calcext:value-type="float">
            <text:p>241133397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243169718" calcext:value-type="float">
            <text:p>243169718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245217471" calcext:value-type="float">
            <text:p>245217471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247276688" calcext:value-type="float">
            <text:p>247276688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249347401" calcext:value-type="float">
            <text:p>249347401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251429642" calcext:value-type="float">
            <text:p>251429642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253523443" calcext:value-type="float">
            <text:p>253523443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255628836" calcext:value-type="float">
            <text:p>255628836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257745853" calcext:value-type="float">
            <text:p>257745853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259874526" calcext:value-type="float">
            <text:p>259874526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262014887" calcext:value-type="float">
            <text:p>262014887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264166968" calcext:value-type="float">
            <text:p>264166968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266330801" calcext:value-type="float">
            <text:p>266330801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268506418" calcext:value-type="float">
            <text:p>268506418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270693851" calcext:value-type="float">
            <text:p>270693851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272893132" calcext:value-type="float">
            <text:p>272893132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275104293" calcext:value-type="float">
            <text:p>275104293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277327366" calcext:value-type="float">
            <text:p>277327366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279562383" calcext:value-type="float">
            <text:p>279562383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281809376" calcext:value-type="float">
            <text:p>281809376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284068377" calcext:value-type="float">
            <text:p>284068377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286339418" calcext:value-type="float">
            <text:p>286339418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288622531" calcext:value-type="float">
            <text:p>288622531</text:p>
          </table:table-cell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290917748" calcext:value-type="float">
            <text:p>290917748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293225101" calcext:value-type="float">
            <text:p>293225101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295544622" calcext:value-type="float">
            <text:p>295544622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297876343" calcext:value-type="float">
            <text:p>297876343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300220296" calcext:value-type="float">
            <text:p>300220296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302576513" calcext:value-type="float">
            <text:p>302576513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304945026" calcext:value-type="float">
            <text:p>304945026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307325867" calcext:value-type="float">
            <text:p>307325867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309719068" calcext:value-type="float">
            <text:p>309719068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312124661" calcext:value-type="float">
            <text:p>312124661</text:p>
          </table:table-cell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314542678" calcext:value-type="float">
            <text:p>314542678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316973151" calcext:value-type="float">
            <text:p>316973151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319416112" calcext:value-type="float">
            <text:p>319416112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321871593" calcext:value-type="float">
            <text:p>321871593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24339626" calcext:value-type="float">
            <text:p>324339626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326820243" calcext:value-type="float">
            <text:p>326820243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329313476" calcext:value-type="float">
            <text:p>329313476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331819357" calcext:value-type="float">
            <text:p>331819357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334337918" calcext:value-type="float">
            <text:p>334337918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336869191" calcext:value-type="float">
            <text:p>33686919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39413208" calcext:value-type="float">
            <text:p>339413208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341970001" calcext:value-type="float">
            <text:p>341970001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344539602" calcext:value-type="float">
            <text:p>344539602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347122043" calcext:value-type="float">
            <text:p>347122043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349717356" calcext:value-type="float">
            <text:p>349717356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352325573" calcext:value-type="float">
            <text:p>352325573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354946726" calcext:value-type="float">
            <text:p>354946726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357580847" calcext:value-type="float">
            <text:p>357580847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360227968" calcext:value-type="float">
            <text:p>360227968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362888121" calcext:value-type="float">
            <text:p>362888121</text:p>
          </table:table-cell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365561338" calcext:value-type="float">
            <text:p>365561338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368247651" calcext:value-type="float">
            <text:p>368247651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370947092" calcext:value-type="float">
            <text:p>370947092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373659693" calcext:value-type="float">
            <text:p>373659693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376385486" calcext:value-type="float">
            <text:p>376385486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379124503" calcext:value-type="float">
            <text:p>379124503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381876776" calcext:value-type="float">
            <text:p>381876776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384642337" calcext:value-type="float">
            <text:p>384642337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387421218" calcext:value-type="float">
            <text:p>387421218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390213451" calcext:value-type="float">
            <text:p>390213451</text:p>
          </table:table-cell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393019068" calcext:value-type="float">
            <text:p>393019068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395838101" calcext:value-type="float">
            <text:p>395838101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398670582" calcext:value-type="float">
            <text:p>398670582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401516543" calcext:value-type="float">
            <text:p>401516543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404376016" calcext:value-type="float">
            <text:p>404376016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407249033" calcext:value-type="float">
            <text:p>407249033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410135626" calcext:value-type="float">
            <text:p>410135626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413035827" calcext:value-type="float">
            <text:p>413035827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415949668" calcext:value-type="float">
            <text:p>415949668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418877181" calcext:value-type="float">
            <text:p>418877181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421818398" calcext:value-type="float">
            <text:p>421818398</text:p>
          </table:table-cell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424773351" calcext:value-type="float">
            <text:p>424773351</text:p>
          </table:table-cell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427742072" calcext:value-type="float">
            <text:p>427742072</text:p>
          </table:table-cell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430724593" calcext:value-type="float">
            <text:p>430724593</text:p>
          </table:table-cell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433720946" calcext:value-type="float">
            <text:p>433720946</text:p>
          </table:table-cell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436731163" calcext:value-type="float">
            <text:p>436731163</text:p>
          </table:table-cell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439755276" calcext:value-type="float">
            <text:p>439755276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442793317" calcext:value-type="float">
            <text:p>442793317</text:p>
          </table:table-cell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445845318" calcext:value-type="float">
            <text:p>445845318</text:p>
          </table:table-cell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448911311" calcext:value-type="float">
            <text:p>448911311</text:p>
          </table:table-cell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451991328" calcext:value-type="float">
            <text:p>451991328</text:p>
          </table:table-cell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455085401" calcext:value-type="float">
            <text:p>455085401</text:p>
          </table:table-cell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58193562" calcext:value-type="float">
            <text:p>458193562</text:p>
          </table:table-cell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461315843" calcext:value-type="float">
            <text:p>461315843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464452276" calcext:value-type="float">
            <text:p>464452276</text:p>
          </table:table-cell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467602893" calcext:value-type="float">
            <text:p>467602893</text:p>
          </table:table-cell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470767726" calcext:value-type="float">
            <text:p>470767726</text:p>
          </table:table-cell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73946807" calcext:value-type="float">
            <text:p>473946807</text:p>
          </table:table-cell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477140168" calcext:value-type="float">
            <text:p>477140168</text:p>
          </table:table-cell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480347841" calcext:value-type="float">
            <text:p>480347841</text:p>
          </table:table-cell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483569858" calcext:value-type="float">
            <text:p>483569858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486806251" calcext:value-type="float">
            <text:p>486806251</text:p>
          </table:table-cell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490057052" calcext:value-type="float">
            <text:p>490057052</text:p>
          </table:table-cell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493322293" calcext:value-type="float">
            <text:p>493322293</text:p>
          </table:table-cell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office:value-type="float" office:value="496602006" calcext:value-type="float">
            <text:p>496602006</text:p>
          </table:table-cell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float" office:value="499896223" calcext:value-type="float">
            <text:p>499896223</text:p>
          </table:table-cell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503204976" calcext:value-type="float">
            <text:p>503204976</text:p>
          </table:table-cell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506528297" calcext:value-type="float">
            <text:p>506528297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509866218" calcext:value-type="float">
            <text:p>509866218</text:p>
          </table:table-cell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513218771" calcext:value-type="float">
            <text:p>513218771</text:p>
          </table:table-cell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516585988" calcext:value-type="float">
            <text:p>516585988</text:p>
          </table:table-cell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519967901" calcext:value-type="float">
            <text:p>519967901</text:p>
          </table:table-cell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523364542" calcext:value-type="float">
            <text:p>523364542</text:p>
          </table:table-cell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526775943" calcext:value-type="float">
            <text:p>526775943</text:p>
          </table:table-cell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530202136" calcext:value-type="float">
            <text:p>530202136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533643153" calcext:value-type="float">
            <text:p>533643153</text:p>
          </table:table-cell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537099026" calcext:value-type="float">
            <text:p>537099026</text:p>
          </table:table-cell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540569787" calcext:value-type="float">
            <text:p>540569787</text:p>
          </table:table-cell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544055468" calcext:value-type="float">
            <text:p>544055468</text:p>
          </table:table-cell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547556101" calcext:value-type="float">
            <text:p>547556101</text:p>
          </table:table-cell>
        </table:table-row>
        <table:table-row table:style-name="ro1"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551071718" calcext:value-type="float">
            <text:p>551071718</text:p>
          </table:table-cell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office:value-type="float" office:value="554602351" calcext:value-type="float">
            <text:p>554602351</text:p>
          </table:table-cell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office:value-type="float" office:value="558148032" calcext:value-type="float">
            <text:p>558148032</text:p>
          </table:table-cell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office:value-type="float" office:value="561708793" calcext:value-type="float">
            <text:p>561708793</text:p>
          </table:table-cell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office:value-type="float" office:value="565284666" calcext:value-type="float">
            <text:p>565284666</text:p>
          </table:table-cell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568875683" calcext:value-type="float">
            <text:p>568875683</text:p>
          </table:table-cell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572481876" calcext:value-type="float">
            <text:p>572481876</text:p>
          </table:table-cell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576103277" calcext:value-type="float">
            <text:p>576103277</text:p>
          </table:table-cell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579739918" calcext:value-type="float">
            <text:p>579739918</text:p>
          </table:table-cell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583391831" calcext:value-type="float">
            <text:p>583391831</text:p>
          </table:table-cell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587059048" calcext:value-type="float">
            <text:p>587059048</text:p>
          </table:table-cell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590741601" calcext:value-type="float">
            <text:p>590741601</text:p>
          </table:table-cell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office:value-type="float" office:value="594439522" calcext:value-type="float">
            <text:p>594439522</text:p>
          </table:table-cell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598152843" calcext:value-type="float">
            <text:p>598152843</text:p>
          </table:table-cell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601881596" calcext:value-type="float">
            <text:p>601881596</text:p>
          </table:table-cell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605625813" calcext:value-type="float">
            <text:p>605625813</text:p>
          </table:table-cell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609385526" calcext:value-type="float">
            <text:p>609385526</text:p>
          </table:table-cell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613160767" calcext:value-type="float">
            <text:p>613160767</text:p>
          </table:table-cell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office:value-type="float" office:value="616951568" calcext:value-type="float">
            <text:p>616951568</text:p>
          </table:table-cell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office:value-type="float" office:value="620757961" calcext:value-type="float">
            <text:p>620757961</text:p>
          </table:table-cell>
        </table:table-row>
        <table:table-row table:style-name="ro1"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624579978" calcext:value-type="float">
            <text:p>624579978</text:p>
          </table:table-cell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office:value-type="float" office:value="628417651" calcext:value-type="float">
            <text:p>628417651</text:p>
          </table:table-cell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office:value-type="float" office:value="632271012" calcext:value-type="float">
            <text:p>632271012</text:p>
          </table:table-cell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office:value-type="float" office:value="636140093" calcext:value-type="float">
            <text:p>636140093</text:p>
          </table:table-cell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640024926" calcext:value-type="float">
            <text:p>640024926</text:p>
          </table:table-cell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643925543" calcext:value-type="float">
            <text:p>643925543</text:p>
          </table:table-cell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office:value-type="float" office:value="647841976" calcext:value-type="float">
            <text:p>647841976</text:p>
          </table:table-cell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office:value-type="float" office:value="651774257" calcext:value-type="float">
            <text:p>651774257</text:p>
          </table:table-cell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655722418" calcext:value-type="float">
            <text:p>655722418</text:p>
          </table:table-cell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office:value-type="float" office:value="659686491" calcext:value-type="float">
            <text:p>659686491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663666508" calcext:value-type="float">
            <text:p>663666508</text:p>
          </table:table-cell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667662501" calcext:value-type="float">
            <text:p>667662501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office:value-type="float" office:value="671674502" calcext:value-type="float">
            <text:p>671674502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675702543" calcext:value-type="float">
            <text:p>675702543</text:p>
          </table:table-cell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679746656" calcext:value-type="float">
            <text:p>679746656</text:p>
          </table:table-cell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office:value-type="float" office:value="683806873" calcext:value-type="float">
            <text:p>683806873</text:p>
          </table:table-cell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office:value-type="float" office:value="687883226" calcext:value-type="float">
            <text:p>687883226</text:p>
          </table:table-cell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office:value-type="float" office:value="691975747" calcext:value-type="float">
            <text:p>691975747</text:p>
          </table:table-cell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office:value-type="float" office:value="696084468" calcext:value-type="float">
            <text:p>696084468</text:p>
          </table:table-cell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office:value-type="float" office:value="700209421" calcext:value-type="float">
            <text:p>700209421</text:p>
          </table:table-cell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704350638" calcext:value-type="float">
            <text:p>704350638</text:p>
          </table:table-cell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708508151" calcext:value-type="float">
            <text:p>708508151</text:p>
          </table:table-cell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712681992" calcext:value-type="float">
            <text:p>712681992</text:p>
          </table:table-cell>
        </table:table-row>
        <table:table-row table:style-name="ro1">
          <table:table-cell table:number-columns-repeated="3"/>
          <table:table-cell office:value-type="float" office:value="513" calcext:value-type="float">
            <text:p>513</text:p>
          </table:table-cell>
          <table:table-cell office:value-type="float" office:value="716872193" calcext:value-type="float">
            <text:p>716872193</text:p>
          </table:table-cell>
        </table:table-row>
        <table:table-row table:style-name="ro1">
          <table:table-cell table:number-columns-repeated="3"/>
          <table:table-cell office:value-type="float" office:value="514" calcext:value-type="float">
            <text:p>514</text:p>
          </table:table-cell>
          <table:table-cell office:value-type="float" office:value="721078786" calcext:value-type="float">
            <text:p>721078786</text:p>
          </table:table-cell>
        </table:table-row>
        <table:table-row table:style-name="ro1">
          <table:table-cell table:number-columns-repeated="3"/>
          <table:table-cell office:value-type="float" office:value="515" calcext:value-type="float">
            <text:p>515</text:p>
          </table:table-cell>
          <table:table-cell office:value-type="float" office:value="725301803" calcext:value-type="float">
            <text:p>725301803</text:p>
          </table:table-cell>
        </table:table-row>
        <table:table-row table:style-name="ro1">
          <table:table-cell table:number-columns-repeated="3"/>
          <table:table-cell office:value-type="float" office:value="516" calcext:value-type="float">
            <text:p>516</text:p>
          </table:table-cell>
          <table:table-cell office:value-type="float" office:value="729541276" calcext:value-type="float">
            <text:p>729541276</text:p>
          </table:table-cell>
        </table:table-row>
        <table:table-row table:style-name="ro1">
          <table:table-cell table:number-columns-repeated="3"/>
          <table:table-cell office:value-type="float" office:value="517" calcext:value-type="float">
            <text:p>517</text:p>
          </table:table-cell>
          <table:table-cell office:value-type="float" office:value="733797237" calcext:value-type="float">
            <text:p>733797237</text:p>
          </table:table-cell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738069718" calcext:value-type="float">
            <text:p>738069718</text:p>
          </table:table-cell>
        </table:table-row>
        <table:table-row table:style-name="ro1">
          <table:table-cell table:number-columns-repeated="3"/>
          <table:table-cell office:value-type="float" office:value="519" calcext:value-type="float">
            <text:p>519</text:p>
          </table:table-cell>
          <table:table-cell office:value-type="float" office:value="742358751" calcext:value-type="float">
            <text:p>742358751</text:p>
          </table:table-cell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746664368" calcext:value-type="float">
            <text:p>746664368</text:p>
          </table:table-cell>
        </table:table-row>
        <table:table-row table:style-name="ro1">
          <table:table-cell table:number-columns-repeated="3"/>
          <table:table-cell office:value-type="float" office:value="521" calcext:value-type="float">
            <text:p>521</text:p>
          </table:table-cell>
          <table:table-cell office:value-type="float" office:value="750986601" calcext:value-type="float">
            <text:p>750986601</text:p>
          </table:table-cell>
        </table:table-row>
        <table:table-row table:style-name="ro1">
          <table:table-cell table:number-columns-repeated="3"/>
          <table:table-cell office:value-type="float" office:value="522" calcext:value-type="float">
            <text:p>522</text:p>
          </table:table-cell>
          <table:table-cell office:value-type="float" office:value="755325482" calcext:value-type="float">
            <text:p>755325482</text:p>
          </table:table-cell>
        </table:table-row>
        <table:table-row table:style-name="ro1">
          <table:table-cell table:number-columns-repeated="3"/>
          <table:table-cell office:value-type="float" office:value="523" calcext:value-type="float">
            <text:p>523</text:p>
          </table:table-cell>
          <table:table-cell office:value-type="float" office:value="759681043" calcext:value-type="float">
            <text:p>759681043</text:p>
          </table:table-cell>
        </table:table-row>
        <table:table-row table:style-name="ro1">
          <table:table-cell table:number-columns-repeated="3"/>
          <table:table-cell office:value-type="float" office:value="524" calcext:value-type="float">
            <text:p>524</text:p>
          </table:table-cell>
          <table:table-cell office:value-type="float" office:value="764053316" calcext:value-type="float">
            <text:p>764053316</text:p>
          </table:table-cell>
        </table:table-row>
        <table:table-row table:style-name="ro1">
          <table:table-cell table:number-columns-repeated="3"/>
          <table:table-cell office:value-type="float" office:value="525" calcext:value-type="float">
            <text:p>525</text:p>
          </table:table-cell>
          <table:table-cell office:value-type="float" office:value="768442333" calcext:value-type="float">
            <text:p>768442333</text:p>
          </table:table-cell>
        </table:table-row>
        <table:table-row table:style-name="ro1">
          <table:table-cell table:number-columns-repeated="3"/>
          <table:table-cell office:value-type="float" office:value="526" calcext:value-type="float">
            <text:p>526</text:p>
          </table:table-cell>
          <table:table-cell office:value-type="float" office:value="772848126" calcext:value-type="float">
            <text:p>772848126</text:p>
          </table:table-cell>
        </table:table-row>
        <table:table-row table:style-name="ro1">
          <table:table-cell table:number-columns-repeated="3"/>
          <table:table-cell office:value-type="float" office:value="527" calcext:value-type="float">
            <text:p>527</text:p>
          </table:table-cell>
          <table:table-cell office:value-type="float" office:value="777270727" calcext:value-type="float">
            <text:p>777270727</text:p>
          </table:table-cell>
        </table:table-row>
        <table:table-row table:style-name="ro1">
          <table:table-cell table:number-columns-repeated="3"/>
          <table:table-cell office:value-type="float" office:value="528" calcext:value-type="float">
            <text:p>528</text:p>
          </table:table-cell>
          <table:table-cell office:value-type="float" office:value="781710168" calcext:value-type="float">
            <text:p>781710168</text:p>
          </table:table-cell>
        </table:table-row>
        <table:table-row table:style-name="ro1">
          <table:table-cell table:number-columns-repeated="3"/>
          <table:table-cell office:value-type="float" office:value="529" calcext:value-type="float">
            <text:p>529</text:p>
          </table:table-cell>
          <table:table-cell office:value-type="float" office:value="786166481" calcext:value-type="float">
            <text:p>786166481</text:p>
          </table:table-cell>
        </table:table-row>
        <table:table-row table:style-name="ro1"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790639698" calcext:value-type="float">
            <text:p>790639698</text:p>
          </table:table-cell>
        </table:table-row>
        <table:table-row table:style-name="ro1">
          <table:table-cell table:number-columns-repeated="3"/>
          <table:table-cell office:value-type="float" office:value="531" calcext:value-type="float">
            <text:p>531</text:p>
          </table:table-cell>
          <table:table-cell office:value-type="float" office:value="795129851" calcext:value-type="float">
            <text:p>795129851</text:p>
          </table:table-cell>
        </table:table-row>
        <table:table-row table:style-name="ro1"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799636972" calcext:value-type="float">
            <text:p>799636972</text:p>
          </table:table-cell>
        </table:table-row>
        <table:table-row table:style-name="ro1">
          <table:table-cell table:number-columns-repeated="3"/>
          <table:table-cell office:value-type="float" office:value="533" calcext:value-type="float">
            <text:p>533</text:p>
          </table:table-cell>
          <table:table-cell office:value-type="float" office:value="804161093" calcext:value-type="float">
            <text:p>804161093</text:p>
          </table:table-cell>
        </table:table-row>
        <table:table-row table:style-name="ro1">
          <table:table-cell table:number-columns-repeated="3"/>
          <table:table-cell office:value-type="float" office:value="534" calcext:value-type="float">
            <text:p>534</text:p>
          </table:table-cell>
          <table:table-cell office:value-type="float" office:value="808702246" calcext:value-type="float">
            <text:p>808702246</text:p>
          </table:table-cell>
        </table:table-row>
        <table:table-row table:style-name="ro1">
          <table:table-cell table:number-columns-repeated="3"/>
          <table:table-cell office:value-type="float" office:value="535" calcext:value-type="float">
            <text:p>535</text:p>
          </table:table-cell>
          <table:table-cell office:value-type="float" office:value="813260463" calcext:value-type="float">
            <text:p>813260463</text:p>
          </table:table-cell>
        </table:table-row>
        <table:table-row table:style-name="ro1"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817835776" calcext:value-type="float">
            <text:p>817835776</text:p>
          </table:table-cell>
        </table:table-row>
        <table:table-row table:style-name="ro1">
          <table:table-cell table:number-columns-repeated="3"/>
          <table:table-cell office:value-type="float" office:value="537" calcext:value-type="float">
            <text:p>537</text:p>
          </table:table-cell>
          <table:table-cell office:value-type="float" office:value="822428217" calcext:value-type="float">
            <text:p>822428217</text:p>
          </table:table-cell>
        </table:table-row>
        <table:table-row table:style-name="ro1">
          <table:table-cell table:number-columns-repeated="3"/>
          <table:table-cell office:value-type="float" office:value="538" calcext:value-type="float">
            <text:p>538</text:p>
          </table:table-cell>
          <table:table-cell office:value-type="float" office:value="827037818" calcext:value-type="float">
            <text:p>827037818</text:p>
          </table:table-cell>
        </table:table-row>
        <table:table-row table:style-name="ro1">
          <table:table-cell table:number-columns-repeated="3"/>
          <table:table-cell office:value-type="float" office:value="539" calcext:value-type="float">
            <text:p>539</text:p>
          </table:table-cell>
          <table:table-cell office:value-type="float" office:value="831664611" calcext:value-type="float">
            <text:p>831664611</text:p>
          </table:table-cell>
        </table:table-row>
        <table:table-row table:style-name="ro1"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836308628" calcext:value-type="float">
            <text:p>836308628</text:p>
          </table:table-cell>
        </table:table-row>
        <table:table-row table:style-name="ro1">
          <table:table-cell table:number-columns-repeated="3"/>
          <table:table-cell office:value-type="float" office:value="541" calcext:value-type="float">
            <text:p>541</text:p>
          </table:table-cell>
          <table:table-cell office:value-type="float" office:value="840969901" calcext:value-type="float">
            <text:p>840969901</text:p>
          </table:table-cell>
        </table:table-row>
        <table:table-row table:style-name="ro1">
          <table:table-cell table:number-columns-repeated="3"/>
          <table:table-cell office:value-type="float" office:value="542" calcext:value-type="float">
            <text:p>542</text:p>
          </table:table-cell>
          <table:table-cell office:value-type="float" office:value="845648462" calcext:value-type="float">
            <text:p>845648462</text:p>
          </table:table-cell>
        </table:table-row>
        <table:table-row table:style-name="ro1">
          <table:table-cell table:number-columns-repeated="3"/>
          <table:table-cell office:value-type="float" office:value="543" calcext:value-type="float">
            <text:p>543</text:p>
          </table:table-cell>
          <table:table-cell office:value-type="float" office:value="850344343" calcext:value-type="float">
            <text:p>850344343</text:p>
          </table:table-cell>
        </table:table-row>
        <table:table-row table:style-name="ro1">
          <table:table-cell table:number-columns-repeated="3"/>
          <table:table-cell office:value-type="float" office:value="544" calcext:value-type="float">
            <text:p>544</text:p>
          </table:table-cell>
          <table:table-cell office:value-type="float" office:value="855057576" calcext:value-type="float">
            <text:p>855057576</text:p>
          </table:table-cell>
        </table:table-row>
        <table:table-row table:style-name="ro1">
          <table:table-cell table:number-columns-repeated="3"/>
          <table:table-cell office:value-type="float" office:value="545" calcext:value-type="float">
            <text:p>545</text:p>
          </table:table-cell>
          <table:table-cell office:value-type="float" office:value="859788193" calcext:value-type="float">
            <text:p>859788193</text:p>
          </table:table-cell>
        </table:table-row>
        <table:table-row table:style-name="ro1">
          <table:table-cell table:number-columns-repeated="3"/>
          <table:table-cell office:value-type="float" office:value="546" calcext:value-type="float">
            <text:p>546</text:p>
          </table:table-cell>
          <table:table-cell office:value-type="float" office:value="864536226" calcext:value-type="float">
            <text:p>864536226</text:p>
          </table:table-cell>
        </table:table-row>
        <table:table-row table:style-name="ro1">
          <table:table-cell table:number-columns-repeated="3"/>
          <table:table-cell office:value-type="float" office:value="547" calcext:value-type="float">
            <text:p>547</text:p>
          </table:table-cell>
          <table:table-cell office:value-type="float" office:value="869301707" calcext:value-type="float">
            <text:p>869301707</text:p>
          </table:table-cell>
        </table:table-row>
        <table:table-row table:style-name="ro1"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874084668" calcext:value-type="float">
            <text:p>874084668</text:p>
          </table:table-cell>
        </table:table-row>
        <table:table-row table:style-name="ro1">
          <table:table-cell table:number-columns-repeated="3"/>
          <table:table-cell office:value-type="float" office:value="549" calcext:value-type="float">
            <text:p>549</text:p>
          </table:table-cell>
          <table:table-cell office:value-type="float" office:value="878885141" calcext:value-type="float">
            <text:p>878885141</text:p>
          </table:table-cell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883703158" calcext:value-type="float">
            <text:p>883703158</text:p>
          </table:table-cell>
        </table:table-row>
        <table:table-row table:style-name="ro1">
          <table:table-cell table:number-columns-repeated="3"/>
          <table:table-cell office:value-type="float" office:value="551" calcext:value-type="float">
            <text:p>551</text:p>
          </table:table-cell>
          <table:table-cell office:value-type="float" office:value="888538751" calcext:value-type="float">
            <text:p>888538751</text:p>
          </table:table-cell>
        </table:table-row>
        <table:table-row table:style-name="ro1">
          <table:table-cell table:number-columns-repeated="3"/>
          <table:table-cell office:value-type="float" office:value="552" calcext:value-type="float">
            <text:p>552</text:p>
          </table:table-cell>
          <table:table-cell office:value-type="float" office:value="893391952" calcext:value-type="float">
            <text:p>893391952</text:p>
          </table:table-cell>
        </table:table-row>
        <table:table-row table:style-name="ro1">
          <table:table-cell table:number-columns-repeated="3"/>
          <table:table-cell office:value-type="float" office:value="553" calcext:value-type="float">
            <text:p>553</text:p>
          </table:table-cell>
          <table:table-cell office:value-type="float" office:value="898262793" calcext:value-type="float">
            <text:p>898262793</text:p>
          </table:table-cell>
        </table:table-row>
        <table:table-row table:style-name="ro1">
          <table:table-cell table:number-columns-repeated="3"/>
          <table:table-cell office:value-type="float" office:value="554" calcext:value-type="float">
            <text:p>554</text:p>
          </table:table-cell>
          <table:table-cell office:value-type="float" office:value="903151306" calcext:value-type="float">
            <text:p>903151306</text:p>
          </table:table-cell>
        </table:table-row>
        <table:table-row table:style-name="ro1">
          <table:table-cell table:number-columns-repeated="3"/>
          <table:table-cell office:value-type="float" office:value="555" calcext:value-type="float">
            <text:p>555</text:p>
          </table:table-cell>
          <table:table-cell office:value-type="float" office:value="908057523" calcext:value-type="float">
            <text:p>908057523</text:p>
          </table:table-cell>
        </table:table-row>
        <table:table-row table:style-name="ro1">
          <table:table-cell table:number-columns-repeated="3"/>
          <table:table-cell office:value-type="float" office:value="556" calcext:value-type="float">
            <text:p>556</text:p>
          </table:table-cell>
          <table:table-cell office:value-type="float" office:value="912981476" calcext:value-type="float">
            <text:p>912981476</text:p>
          </table:table-cell>
        </table:table-row>
        <table:table-row table:style-name="ro1">
          <table:table-cell table:number-columns-repeated="3"/>
          <table:table-cell office:value-type="float" office:value="557" calcext:value-type="float">
            <text:p>557</text:p>
          </table:table-cell>
          <table:table-cell office:value-type="float" office:value="917923197" calcext:value-type="float">
            <text:p>917923197</text:p>
          </table:table-cell>
        </table:table-row>
        <table:table-row table:style-name="ro1">
          <table:table-cell table:number-columns-repeated="3"/>
          <table:table-cell office:value-type="float" office:value="558" calcext:value-type="float">
            <text:p>558</text:p>
          </table:table-cell>
          <table:table-cell office:value-type="float" office:value="922882718" calcext:value-type="float">
            <text:p>922882718</text:p>
          </table:table-cell>
        </table:table-row>
        <table:table-row table:style-name="ro1">
          <table:table-cell table:number-columns-repeated="3"/>
          <table:table-cell office:value-type="float" office:value="559" calcext:value-type="float">
            <text:p>559</text:p>
          </table:table-cell>
          <table:table-cell office:value-type="float" office:value="927860071" calcext:value-type="float">
            <text:p>927860071</text:p>
          </table:table-cell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932855288" calcext:value-type="float">
            <text:p>932855288</text:p>
          </table:table-cell>
        </table:table-row>
        <table:table-row table:style-name="ro1">
          <table:table-cell table:number-columns-repeated="3"/>
          <table:table-cell office:value-type="float" office:value="561" calcext:value-type="float">
            <text:p>561</text:p>
          </table:table-cell>
          <table:table-cell office:value-type="float" office:value="937868401" calcext:value-type="float">
            <text:p>937868401</text:p>
          </table:table-cell>
        </table:table-row>
        <table:table-row table:style-name="ro1">
          <table:table-cell table:number-columns-repeated="3"/>
          <table:table-cell office:value-type="float" office:value="562" calcext:value-type="float">
            <text:p>562</text:p>
          </table:table-cell>
          <table:table-cell office:value-type="float" office:value="942899442" calcext:value-type="float">
            <text:p>942899442</text:p>
          </table:table-cell>
        </table:table-row>
        <table:table-row table:style-name="ro1">
          <table:table-cell table:number-columns-repeated="3"/>
          <table:table-cell office:value-type="float" office:value="563" calcext:value-type="float">
            <text:p>563</text:p>
          </table:table-cell>
          <table:table-cell office:value-type="float" office:value="947948443" calcext:value-type="float">
            <text:p>947948443</text:p>
          </table:table-cell>
        </table:table-row>
        <table:table-row table:style-name="ro1">
          <table:table-cell table:number-columns-repeated="3"/>
          <table:table-cell office:value-type="float" office:value="564" calcext:value-type="float">
            <text:p>564</text:p>
          </table:table-cell>
          <table:table-cell office:value-type="float" office:value="953015436" calcext:value-type="float">
            <text:p>953015436</text:p>
          </table:table-cell>
        </table:table-row>
        <table:table-row table:style-name="ro1">
          <table:table-cell table:number-columns-repeated="3"/>
          <table:table-cell office:value-type="float" office:value="565" calcext:value-type="float">
            <text:p>565</text:p>
          </table:table-cell>
          <table:table-cell office:value-type="float" office:value="958100453" calcext:value-type="float">
            <text:p>958100453</text:p>
          </table:table-cell>
        </table:table-row>
        <table:table-row table:style-name="ro1">
          <table:table-cell table:number-columns-repeated="3"/>
          <table:table-cell office:value-type="float" office:value="566" calcext:value-type="float">
            <text:p>566</text:p>
          </table:table-cell>
          <table:table-cell office:value-type="float" office:value="963203526" calcext:value-type="float">
            <text:p>963203526</text:p>
          </table:table-cell>
        </table:table-row>
        <table:table-row table:style-name="ro1">
          <table:table-cell table:number-columns-repeated="3"/>
          <table:table-cell office:value-type="float" office:value="567" calcext:value-type="float">
            <text:p>567</text:p>
          </table:table-cell>
          <table:table-cell office:value-type="float" office:value="968324687" calcext:value-type="float">
            <text:p>968324687</text:p>
          </table:table-cell>
        </table:table-row>
        <table:table-row table:style-name="ro1">
          <table:table-cell table:number-columns-repeated="3"/>
          <table:table-cell office:value-type="float" office:value="568" calcext:value-type="float">
            <text:p>568</text:p>
          </table:table-cell>
          <table:table-cell office:value-type="float" office:value="973463968" calcext:value-type="float">
            <text:p>973463968</text:p>
          </table:table-cell>
        </table:table-row>
        <table:table-row table:style-name="ro1">
          <table:table-cell table:number-columns-repeated="3"/>
          <table:table-cell office:value-type="float" office:value="569" calcext:value-type="float">
            <text:p>569</text:p>
          </table:table-cell>
          <table:table-cell office:value-type="float" office:value="978621401" calcext:value-type="float">
            <text:p>978621401</text:p>
          </table:table-cell>
        </table:table-row>
        <table:table-row table:style-name="ro1">
          <table:table-cell table:number-columns-repeated="3"/>
          <table:table-cell office:value-type="float" office:value="570" calcext:value-type="float">
            <text:p>570</text:p>
          </table:table-cell>
          <table:table-cell office:value-type="float" office:value="983797018" calcext:value-type="float">
            <text:p>983797018</text:p>
          </table:table-cell>
        </table:table-row>
        <table:table-row table:style-name="ro1">
          <table:table-cell table:number-columns-repeated="3"/>
          <table:table-cell office:value-type="float" office:value="571" calcext:value-type="float">
            <text:p>571</text:p>
          </table:table-cell>
          <table:table-cell office:value-type="float" office:value="988990851" calcext:value-type="float">
            <text:p>988990851</text:p>
          </table:table-cell>
        </table:table-row>
        <table:table-row table:style-name="ro1">
          <table:table-cell table:number-columns-repeated="3"/>
          <table:table-cell office:value-type="float" office:value="572" calcext:value-type="float">
            <text:p>572</text:p>
          </table:table-cell>
          <table:table-cell office:value-type="float" office:value="994202932" calcext:value-type="float">
            <text:p>994202932</text:p>
          </table:table-cell>
        </table:table-row>
        <table:table-row table:style-name="ro1">
          <table:table-cell table:number-columns-repeated="3"/>
          <table:table-cell office:value-type="float" office:value="573" calcext:value-type="float">
            <text:p>573</text:p>
          </table:table-cell>
          <table:table-cell office:value-type="float" office:value="999433293" calcext:value-type="float">
            <text:p>999433293</text:p>
          </table:table-cell>
        </table:table-row>
        <table:table-row table:style-name="ro1">
          <table:table-cell table:number-columns-repeated="3"/>
          <table:table-cell office:value-type="float" office:value="574" calcext:value-type="float">
            <text:p>574</text:p>
          </table:table-cell>
          <table:table-cell office:value-type="float" office:value="1004681966" calcext:value-type="float">
            <text:p>1004681966</text:p>
          </table:table-cell>
        </table:table-row>
        <table:table-row table:style-name="ro1"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009948983" calcext:value-type="float">
            <text:p>1009948983</text:p>
          </table:table-cell>
        </table:table-row>
        <table:table-row table:style-name="ro1">
          <table:table-cell table:number-columns-repeated="3"/>
          <table:table-cell office:value-type="float" office:value="576" calcext:value-type="float">
            <text:p>576</text:p>
          </table:table-cell>
          <table:table-cell office:value-type="float" office:value="1015234376" calcext:value-type="float">
            <text:p>1015234376</text:p>
          </table:table-cell>
        </table:table-row>
        <table:table-row table:style-name="ro1">
          <table:table-cell table:number-columns-repeated="3"/>
          <table:table-cell office:value-type="float" office:value="577" calcext:value-type="float">
            <text:p>577</text:p>
          </table:table-cell>
          <table:table-cell office:value-type="float" office:value="1020538177" calcext:value-type="float">
            <text:p>1020538177</text:p>
          </table:table-cell>
        </table:table-row>
        <table:table-row table:style-name="ro1">
          <table:table-cell table:number-columns-repeated="3"/>
          <table:table-cell office:value-type="float" office:value="578" calcext:value-type="float">
            <text:p>578</text:p>
          </table:table-cell>
          <table:table-cell office:value-type="float" office:value="1025860418" calcext:value-type="float">
            <text:p>1025860418</text:p>
          </table:table-cell>
        </table:table-row>
        <table:table-row table:style-name="ro1">
          <table:table-cell table:number-columns-repeated="3"/>
          <table:table-cell office:value-type="float" office:value="579" calcext:value-type="float">
            <text:p>579</text:p>
          </table:table-cell>
          <table:table-cell office:value-type="float" office:value="1031201131" calcext:value-type="float">
            <text:p>1031201131</text:p>
          </table:table-cell>
        </table:table-row>
        <table:table-row table:style-name="ro1">
          <table:table-cell table:number-columns-repeated="3"/>
          <table:table-cell office:value-type="float" office:value="580" calcext:value-type="float">
            <text:p>580</text:p>
          </table:table-cell>
          <table:table-cell office:value-type="float" office:value="1036560348" calcext:value-type="float">
            <text:p>1036560348</text:p>
          </table:table-cell>
        </table:table-row>
        <table:table-row table:style-name="ro1">
          <table:table-cell table:number-columns-repeated="3"/>
          <table:table-cell office:value-type="float" office:value="581" calcext:value-type="float">
            <text:p>581</text:p>
          </table:table-cell>
          <table:table-cell office:value-type="float" office:value="1041938101" calcext:value-type="float">
            <text:p>1041938101</text:p>
          </table:table-cell>
        </table:table-row>
        <table:table-row table:style-name="ro1">
          <table:table-cell table:number-columns-repeated="3"/>
          <table:table-cell office:value-type="float" office:value="582" calcext:value-type="float">
            <text:p>582</text:p>
          </table:table-cell>
          <table:table-cell office:value-type="float" office:value="1047334422" calcext:value-type="float">
            <text:p>1047334422</text:p>
          </table:table-cell>
        </table:table-row>
        <table:table-row table:style-name="ro1">
          <table:table-cell table:number-columns-repeated="3"/>
          <table:table-cell office:value-type="float" office:value="583" calcext:value-type="float">
            <text:p>583</text:p>
          </table:table-cell>
          <table:table-cell office:value-type="float" office:value="1052749343" calcext:value-type="float">
            <text:p>1052749343</text:p>
          </table:table-cell>
        </table:table-row>
        <table:table-row table:style-name="ro1">
          <table:table-cell table:number-columns-repeated="3"/>
          <table:table-cell office:value-type="float" office:value="584" calcext:value-type="float">
            <text:p>584</text:p>
          </table:table-cell>
          <table:table-cell office:value-type="float" office:value="1058182896" calcext:value-type="float">
            <text:p>1058182896</text:p>
          </table:table-cell>
        </table:table-row>
        <table:table-row table:style-name="ro1">
          <table:table-cell table:number-columns-repeated="3"/>
          <table:table-cell office:value-type="float" office:value="585" calcext:value-type="float">
            <text:p>585</text:p>
          </table:table-cell>
          <table:table-cell office:value-type="float" office:value="1063635113" calcext:value-type="float">
            <text:p>1063635113</text:p>
          </table:table-cell>
        </table:table-row>
        <table:table-row table:style-name="ro1">
          <table:table-cell table:number-columns-repeated="3"/>
          <table:table-cell office:value-type="float" office:value="586" calcext:value-type="float">
            <text:p>586</text:p>
          </table:table-cell>
          <table:table-cell office:value-type="float" office:value="1069106026" calcext:value-type="float">
            <text:p>1069106026</text:p>
          </table:table-cell>
        </table:table-row>
        <table:table-row table:style-name="ro1">
          <table:table-cell table:number-columns-repeated="3"/>
          <table:table-cell office:value-type="float" office:value="587" calcext:value-type="float">
            <text:p>587</text:p>
          </table:table-cell>
          <table:table-cell office:value-type="float" office:value="1074595667" calcext:value-type="float">
            <text:p>1074595667</text:p>
          </table:table-cell>
        </table:table-row>
        <table:table-row table:style-name="ro1"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1080104068" calcext:value-type="float">
            <text:p>1080104068</text:p>
          </table:table-cell>
        </table:table-row>
        <table:table-row table:style-name="ro1">
          <table:table-cell table:number-columns-repeated="3"/>
          <table:table-cell office:value-type="float" office:value="589" calcext:value-type="float">
            <text:p>589</text:p>
          </table:table-cell>
          <table:table-cell office:value-type="float" office:value="1085631261" calcext:value-type="float">
            <text:p>1085631261</text:p>
          </table:table-cell>
        </table:table-row>
        <table:table-row table:style-name="ro1">
          <table:table-cell table:number-columns-repeated="3"/>
          <table:table-cell office:value-type="float" office:value="590" calcext:value-type="float">
            <text:p>590</text:p>
          </table:table-cell>
          <table:table-cell office:value-type="float" office:value="1091177278" calcext:value-type="float">
            <text:p>1091177278</text:p>
          </table:table-cell>
        </table:table-row>
        <table:table-row table:style-name="ro1">
          <table:table-cell table:number-columns-repeated="3"/>
          <table:table-cell office:value-type="float" office:value="591" calcext:value-type="float">
            <text:p>591</text:p>
          </table:table-cell>
          <table:table-cell office:value-type="float" office:value="1096742151" calcext:value-type="float">
            <text:p>1096742151</text:p>
          </table:table-cell>
        </table:table-row>
        <table:table-row table:style-name="ro1">
          <table:table-cell table:number-columns-repeated="3"/>
          <table:table-cell office:value-type="float" office:value="592" calcext:value-type="float">
            <text:p>592</text:p>
          </table:table-cell>
          <table:table-cell office:value-type="float" office:value="1102325912" calcext:value-type="float">
            <text:p>1102325912</text:p>
          </table:table-cell>
        </table:table-row>
        <table:table-row table:style-name="ro1">
          <table:table-cell table:number-columns-repeated="3"/>
          <table:table-cell office:value-type="float" office:value="593" calcext:value-type="float">
            <text:p>593</text:p>
          </table:table-cell>
          <table:table-cell office:value-type="float" office:value="1107928593" calcext:value-type="float">
            <text:p>1107928593</text:p>
          </table:table-cell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1113550226" calcext:value-type="float">
            <text:p>1113550226</text:p>
          </table:table-cell>
        </table:table-row>
        <table:table-row table:style-name="ro1">
          <table:table-cell table:number-columns-repeated="3"/>
          <table:table-cell office:value-type="float" office:value="595" calcext:value-type="float">
            <text:p>595</text:p>
          </table:table-cell>
          <table:table-cell office:value-type="float" office:value="1119190843" calcext:value-type="float">
            <text:p>1119190843</text:p>
          </table:table-cell>
        </table:table-row>
        <table:table-row table:style-name="ro1">
          <table:table-cell table:number-columns-repeated="3"/>
          <table:table-cell office:value-type="float" office:value="596" calcext:value-type="float">
            <text:p>596</text:p>
          </table:table-cell>
          <table:table-cell office:value-type="float" office:value="1124850476" calcext:value-type="float">
            <text:p>1124850476</text:p>
          </table:table-cell>
        </table:table-row>
        <table:table-row table:style-name="ro1">
          <table:table-cell table:number-columns-repeated="3"/>
          <table:table-cell office:value-type="float" office:value="597" calcext:value-type="float">
            <text:p>597</text:p>
          </table:table-cell>
          <table:table-cell office:value-type="float" office:value="1130529157" calcext:value-type="float">
            <text:p>1130529157</text:p>
          </table:table-cell>
        </table:table-row>
        <table:table-row table:style-name="ro1">
          <table:table-cell table:number-columns-repeated="3"/>
          <table:table-cell office:value-type="float" office:value="598" calcext:value-type="float">
            <text:p>598</text:p>
          </table:table-cell>
          <table:table-cell office:value-type="float" office:value="1136226918" calcext:value-type="float">
            <text:p>1136226918</text:p>
          </table:table-cell>
        </table:table-row>
        <table:table-row table:style-name="ro1">
          <table:table-cell table:number-columns-repeated="3"/>
          <table:table-cell office:value-type="float" office:value="599" calcext:value-type="float">
            <text:p>599</text:p>
          </table:table-cell>
          <table:table-cell office:value-type="float" office:value="1141943791" calcext:value-type="float">
            <text:p>1141943791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1147679808" calcext:value-type="float">
            <text:p>1147679808</text:p>
          </table:table-cell>
        </table:table-row>
        <table:table-row table:style-name="ro1">
          <table:table-cell table:number-columns-repeated="3"/>
          <table:table-cell office:value-type="float" office:value="601" calcext:value-type="float">
            <text:p>601</text:p>
          </table:table-cell>
          <table:table-cell office:value-type="float" office:value="1153435001" calcext:value-type="float">
            <text:p>1153435001</text:p>
          </table:table-cell>
        </table:table-row>
        <table:table-row table:style-name="ro1">
          <table:table-cell table:number-columns-repeated="3"/>
          <table:table-cell office:value-type="float" office:value="602" calcext:value-type="float">
            <text:p>602</text:p>
          </table:table-cell>
          <table:table-cell office:value-type="float" office:value="1159209402" calcext:value-type="float">
            <text:p>1159209402</text:p>
          </table:table-cell>
        </table:table-row>
        <table:table-row table:style-name="ro1">
          <table:table-cell table:number-columns-repeated="3"/>
          <table:table-cell office:value-type="float" office:value="603" calcext:value-type="float">
            <text:p>603</text:p>
          </table:table-cell>
          <table:table-cell office:value-type="float" office:value="1165003043" calcext:value-type="float">
            <text:p>1165003043</text:p>
          </table:table-cell>
        </table:table-row>
        <table:table-row table:style-name="ro1">
          <table:table-cell table:number-columns-repeated="3"/>
          <table:table-cell office:value-type="float" office:value="604" calcext:value-type="float">
            <text:p>604</text:p>
          </table:table-cell>
          <table:table-cell office:value-type="float" office:value="1170815956" calcext:value-type="float">
            <text:p>1170815956</text:p>
          </table:table-cell>
        </table:table-row>
        <table:table-row table:style-name="ro1">
          <table:table-cell table:number-columns-repeated="3"/>
          <table:table-cell office:value-type="float" office:value="605" calcext:value-type="float">
            <text:p>605</text:p>
          </table:table-cell>
          <table:table-cell office:value-type="float" office:value="1176648173" calcext:value-type="float">
            <text:p>1176648173</text:p>
          </table:table-cell>
        </table:table-row>
        <table:table-row table:style-name="ro1">
          <table:table-cell table:number-columns-repeated="3"/>
          <table:table-cell office:value-type="float" office:value="606" calcext:value-type="float">
            <text:p>606</text:p>
          </table:table-cell>
          <table:table-cell office:value-type="float" office:value="1182499726" calcext:value-type="float">
            <text:p>1182499726</text:p>
          </table:table-cell>
        </table:table-row>
        <table:table-row table:style-name="ro1">
          <table:table-cell table:number-columns-repeated="3"/>
          <table:table-cell office:value-type="float" office:value="607" calcext:value-type="float">
            <text:p>607</text:p>
          </table:table-cell>
          <table:table-cell office:value-type="float" office:value="1188370647" calcext:value-type="float">
            <text:p>1188370647</text:p>
          </table:table-cell>
        </table:table-row>
        <table:table-row table:style-name="ro1">
          <table:table-cell table:number-columns-repeated="3"/>
          <table:table-cell office:value-type="float" office:value="608" calcext:value-type="float">
            <text:p>608</text:p>
          </table:table-cell>
          <table:table-cell office:value-type="float" office:value="1194260968" calcext:value-type="float">
            <text:p>1194260968</text:p>
          </table:table-cell>
        </table:table-row>
        <table:table-row table:style-name="ro1">
          <table:table-cell table:number-columns-repeated="3"/>
          <table:table-cell office:value-type="float" office:value="609" calcext:value-type="float">
            <text:p>609</text:p>
          </table:table-cell>
          <table:table-cell office:value-type="float" office:value="1200170721" calcext:value-type="float">
            <text:p>1200170721</text:p>
          </table:table-cell>
        </table:table-row>
        <table:table-row table:style-name="ro1"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1206099938" calcext:value-type="float">
            <text:p>1206099938</text:p>
          </table:table-cell>
        </table:table-row>
        <table:table-row table:style-name="ro1">
          <table:table-cell table:number-columns-repeated="3"/>
          <table:table-cell office:value-type="float" office:value="611" calcext:value-type="float">
            <text:p>611</text:p>
          </table:table-cell>
          <table:table-cell office:value-type="float" office:value="1212048651" calcext:value-type="float">
            <text:p>1212048651</text:p>
          </table:table-cell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1218016892" calcext:value-type="float">
            <text:p>1218016892</text:p>
          </table:table-cell>
        </table:table-row>
        <table:table-row table:style-name="ro1">
          <table:table-cell table:number-columns-repeated="3"/>
          <table:table-cell office:value-type="float" office:value="613" calcext:value-type="float">
            <text:p>613</text:p>
          </table:table-cell>
          <table:table-cell office:value-type="float" office:value="1224004693" calcext:value-type="float">
            <text:p>1224004693</text:p>
          </table:table-cell>
        </table:table-row>
        <table:table-row table:style-name="ro1">
          <table:table-cell table:number-columns-repeated="3"/>
          <table:table-cell office:value-type="float" office:value="614" calcext:value-type="float">
            <text:p>614</text:p>
          </table:table-cell>
          <table:table-cell office:value-type="float" office:value="1230012086" calcext:value-type="float">
            <text:p>1230012086</text:p>
          </table:table-cell>
        </table:table-row>
        <table:table-row table:style-name="ro1">
          <table:table-cell table:number-columns-repeated="3"/>
          <table:table-cell office:value-type="float" office:value="615" calcext:value-type="float">
            <text:p>615</text:p>
          </table:table-cell>
          <table:table-cell office:value-type="float" office:value="1236039103" calcext:value-type="float">
            <text:p>1236039103</text:p>
          </table:table-cell>
        </table:table-row>
        <table:table-row table:style-name="ro1">
          <table:table-cell table:number-columns-repeated="3"/>
          <table:table-cell office:value-type="float" office:value="616" calcext:value-type="float">
            <text:p>616</text:p>
          </table:table-cell>
          <table:table-cell office:value-type="float" office:value="1242085776" calcext:value-type="float">
            <text:p>1242085776</text:p>
          </table:table-cell>
        </table:table-row>
        <table:table-row table:style-name="ro1">
          <table:table-cell table:number-columns-repeated="3"/>
          <table:table-cell office:value-type="float" office:value="617" calcext:value-type="float">
            <text:p>617</text:p>
          </table:table-cell>
          <table:table-cell office:value-type="float" office:value="1248152137" calcext:value-type="float">
            <text:p>1248152137</text:p>
          </table:table-cell>
        </table:table-row>
        <table:table-row table:style-name="ro1"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1254238218" calcext:value-type="float">
            <text:p>1254238218</text:p>
          </table:table-cell>
        </table:table-row>
        <table:table-row table:style-name="ro1">
          <table:table-cell table:number-columns-repeated="3"/>
          <table:table-cell office:value-type="float" office:value="619" calcext:value-type="float">
            <text:p>619</text:p>
          </table:table-cell>
          <table:table-cell office:value-type="float" office:value="1260344051" calcext:value-type="float">
            <text:p>1260344051</text:p>
          </table:table-cell>
        </table:table-row>
        <table:table-row table:style-name="ro1"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1266469668" calcext:value-type="float">
            <text:p>1266469668</text:p>
          </table:table-cell>
        </table:table-row>
        <table:table-row table:style-name="ro1">
          <table:table-cell table:number-columns-repeated="3"/>
          <table:table-cell office:value-type="float" office:value="621" calcext:value-type="float">
            <text:p>621</text:p>
          </table:table-cell>
          <table:table-cell office:value-type="float" office:value="1272615101" calcext:value-type="float">
            <text:p>1272615101</text:p>
          </table:table-cell>
        </table:table-row>
        <table:table-row table:style-name="ro1">
          <table:table-cell table:number-columns-repeated="3"/>
          <table:table-cell office:value-type="float" office:value="622" calcext:value-type="float">
            <text:p>622</text:p>
          </table:table-cell>
          <table:table-cell office:value-type="float" office:value="1278780382" calcext:value-type="float">
            <text:p>1278780382</text:p>
          </table:table-cell>
        </table:table-row>
        <table:table-row table:style-name="ro1">
          <table:table-cell table:number-columns-repeated="3"/>
          <table:table-cell office:value-type="float" office:value="623" calcext:value-type="float">
            <text:p>623</text:p>
          </table:table-cell>
          <table:table-cell office:value-type="float" office:value="1284965543" calcext:value-type="float">
            <text:p>1284965543</text:p>
          </table:table-cell>
        </table:table-row>
        <table:table-row table:style-name="ro1">
          <table:table-cell table:number-columns-repeated="3"/>
          <table:table-cell office:value-type="float" office:value="624" calcext:value-type="float">
            <text:p>624</text:p>
          </table:table-cell>
          <table:table-cell office:value-type="float" office:value="1291170616" calcext:value-type="float">
            <text:p>1291170616</text:p>
          </table:table-cell>
        </table:table-row>
        <table:table-row table:style-name="ro1">
          <table:table-cell table:number-columns-repeated="3"/>
          <table:table-cell office:value-type="float" office:value="625" calcext:value-type="float">
            <text:p>625</text:p>
          </table:table-cell>
          <table:table-cell office:value-type="float" office:value="1297395633" calcext:value-type="float">
            <text:p>1297395633</text:p>
          </table:table-cell>
        </table:table-row>
        <table:table-row table:style-name="ro1"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1303640626" calcext:value-type="float">
            <text:p>1303640626</text:p>
          </table:table-cell>
        </table:table-row>
        <table:table-row table:style-name="ro1">
          <table:table-cell table:number-columns-repeated="3"/>
          <table:table-cell office:value-type="float" office:value="627" calcext:value-type="float">
            <text:p>627</text:p>
          </table:table-cell>
          <table:table-cell office:value-type="float" office:value="1309905627" calcext:value-type="float">
            <text:p>1309905627</text:p>
          </table:table-cell>
        </table:table-row>
        <table:table-row table:style-name="ro1">
          <table:table-cell table:number-columns-repeated="3"/>
          <table:table-cell office:value-type="float" office:value="628" calcext:value-type="float">
            <text:p>628</text:p>
          </table:table-cell>
          <table:table-cell office:value-type="float" office:value="1316190668" calcext:value-type="float">
            <text:p>1316190668</text:p>
          </table:table-cell>
        </table:table-row>
        <table:table-row table:style-name="ro1"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1322495781" calcext:value-type="float">
            <text:p>1322495781</text:p>
          </table:table-cell>
        </table:table-row>
        <table:table-row table:style-name="ro1"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1328820998" calcext:value-type="float">
            <text:p>1328820998</text:p>
          </table:table-cell>
        </table:table-row>
        <table:table-row table:style-name="ro1">
          <table:table-cell table:number-columns-repeated="3"/>
          <table:table-cell office:value-type="float" office:value="631" calcext:value-type="float">
            <text:p>631</text:p>
          </table:table-cell>
          <table:table-cell office:value-type="float" office:value="1335166351" calcext:value-type="float">
            <text:p>1335166351</text:p>
          </table:table-cell>
        </table:table-row>
        <table:table-row table:style-name="ro1">
          <table:table-cell table:number-columns-repeated="3"/>
          <table:table-cell office:value-type="float" office:value="632" calcext:value-type="float">
            <text:p>632</text:p>
          </table:table-cell>
          <table:table-cell office:value-type="float" office:value="1341531872" calcext:value-type="float">
            <text:p>1341531872</text:p>
          </table:table-cell>
        </table:table-row>
        <table:table-row table:style-name="ro1">
          <table:table-cell table:number-columns-repeated="3"/>
          <table:table-cell office:value-type="float" office:value="633" calcext:value-type="float">
            <text:p>633</text:p>
          </table:table-cell>
          <table:table-cell office:value-type="float" office:value="1347917593" calcext:value-type="float">
            <text:p>1347917593</text:p>
          </table:table-cell>
        </table:table-row>
        <table:table-row table:style-name="ro1">
          <table:table-cell table:number-columns-repeated="3"/>
          <table:table-cell office:value-type="float" office:value="634" calcext:value-type="float">
            <text:p>634</text:p>
          </table:table-cell>
          <table:table-cell office:value-type="float" office:value="1354323546" calcext:value-type="float">
            <text:p>1354323546</text:p>
          </table:table-cell>
        </table:table-row>
        <table:table-row table:style-name="ro1">
          <table:table-cell table:number-columns-repeated="3"/>
          <table:table-cell office:value-type="float" office:value="635" calcext:value-type="float">
            <text:p>635</text:p>
          </table:table-cell>
          <table:table-cell office:value-type="float" office:value="1360749763" calcext:value-type="float">
            <text:p>1360749763</text:p>
          </table:table-cell>
        </table:table-row>
        <table:table-row table:style-name="ro1"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1367196276" calcext:value-type="float">
            <text:p>1367196276</text:p>
          </table:table-cell>
        </table:table-row>
        <table:table-row table:style-name="ro1">
          <table:table-cell table:number-columns-repeated="3"/>
          <table:table-cell office:value-type="float" office:value="637" calcext:value-type="float">
            <text:p>637</text:p>
          </table:table-cell>
          <table:table-cell office:value-type="float" office:value="1373663117" calcext:value-type="float">
            <text:p>1373663117</text:p>
          </table:table-cell>
        </table:table-row>
        <table:table-row table:style-name="ro1">
          <table:table-cell table:number-columns-repeated="3"/>
          <table:table-cell office:value-type="float" office:value="638" calcext:value-type="float">
            <text:p>638</text:p>
          </table:table-cell>
          <table:table-cell office:value-type="float" office:value="1380150318" calcext:value-type="float">
            <text:p>1380150318</text:p>
          </table:table-cell>
        </table:table-row>
        <table:table-row table:style-name="ro1">
          <table:table-cell table:number-columns-repeated="3"/>
          <table:table-cell office:value-type="float" office:value="639" calcext:value-type="float">
            <text:p>639</text:p>
          </table:table-cell>
          <table:table-cell office:value-type="float" office:value="1386657911" calcext:value-type="float">
            <text:p>1386657911</text:p>
          </table:table-cell>
        </table:table-row>
        <table:table-row table:style-name="ro1"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1393185928" calcext:value-type="float">
            <text:p>1393185928</text:p>
          </table:table-cell>
        </table:table-row>
        <table:table-row table:style-name="ro1">
          <table:table-cell table:number-columns-repeated="3"/>
          <table:table-cell office:value-type="float" office:value="641" calcext:value-type="float">
            <text:p>641</text:p>
          </table:table-cell>
          <table:table-cell office:value-type="float" office:value="1399734401" calcext:value-type="float">
            <text:p>1399734401</text:p>
          </table:table-cell>
        </table:table-row>
        <table:table-row table:style-name="ro1"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1406303362" calcext:value-type="float">
            <text:p>1406303362</text:p>
          </table:table-cell>
        </table:table-row>
        <table:table-row table:style-name="ro1">
          <table:table-cell table:number-columns-repeated="3"/>
          <table:table-cell office:value-type="float" office:value="643" calcext:value-type="float">
            <text:p>643</text:p>
          </table:table-cell>
          <table:table-cell office:value-type="float" office:value="1412892843" calcext:value-type="float">
            <text:p>1412892843</text:p>
          </table:table-cell>
        </table:table-row>
        <table:table-row table:style-name="ro1">
          <table:table-cell table:number-columns-repeated="3"/>
          <table:table-cell office:value-type="float" office:value="644" calcext:value-type="float">
            <text:p>644</text:p>
          </table:table-cell>
          <table:table-cell office:value-type="float" office:value="1419502876" calcext:value-type="float">
            <text:p>1419502876</text:p>
          </table:table-cell>
        </table:table-row>
        <table:table-row table:style-name="ro1">
          <table:table-cell table:number-columns-repeated="3"/>
          <table:table-cell office:value-type="float" office:value="645" calcext:value-type="float">
            <text:p>645</text:p>
          </table:table-cell>
          <table:table-cell office:value-type="float" office:value="1426133493" calcext:value-type="float">
            <text:p>1426133493</text:p>
          </table:table-cell>
        </table:table-row>
        <table:table-row table:style-name="ro1">
          <table:table-cell table:number-columns-repeated="3"/>
          <table:table-cell office:value-type="float" office:value="646" calcext:value-type="float">
            <text:p>646</text:p>
          </table:table-cell>
          <table:table-cell office:value-type="float" office:value="1432784726" calcext:value-type="float">
            <text:p>1432784726</text:p>
          </table:table-cell>
        </table:table-row>
        <table:table-row table:style-name="ro1">
          <table:table-cell table:number-columns-repeated="3"/>
          <table:table-cell office:value-type="float" office:value="647" calcext:value-type="float">
            <text:p>647</text:p>
          </table:table-cell>
          <table:table-cell office:value-type="float" office:value="1439456607" calcext:value-type="float">
            <text:p>1439456607</text:p>
          </table:table-cell>
        </table:table-row>
        <table:table-row table:style-name="ro1">
          <table:table-cell table:number-columns-repeated="3"/>
          <table:table-cell office:value-type="float" office:value="648" calcext:value-type="float">
            <text:p>648</text:p>
          </table:table-cell>
          <table:table-cell office:value-type="float" office:value="1446149168" calcext:value-type="float">
            <text:p>1446149168</text:p>
          </table:table-cell>
        </table:table-row>
        <table:table-row table:style-name="ro1">
          <table:table-cell table:number-columns-repeated="3"/>
          <table:table-cell office:value-type="float" office:value="649" calcext:value-type="float">
            <text:p>649</text:p>
          </table:table-cell>
          <table:table-cell office:value-type="float" office:value="1452862441" calcext:value-type="float">
            <text:p>1452862441</text:p>
          </table:table-cell>
        </table:table-row>
        <table:table-row table:style-name="ro1"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1459596458" calcext:value-type="float">
            <text:p>1459596458</text:p>
          </table:table-cell>
        </table:table-row>
        <table:table-row table:style-name="ro1">
          <table:table-cell table:number-columns-repeated="3"/>
          <table:table-cell office:value-type="float" office:value="651" calcext:value-type="float">
            <text:p>651</text:p>
          </table:table-cell>
          <table:table-cell office:value-type="float" office:value="1466351251" calcext:value-type="float">
            <text:p>1466351251</text:p>
          </table:table-cell>
        </table:table-row>
        <table:table-row table:style-name="ro1"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1473126852" calcext:value-type="float">
            <text:p>1473126852</text:p>
          </table:table-cell>
        </table:table-row>
        <table:table-row table:style-name="ro1">
          <table:table-cell table:number-columns-repeated="3"/>
          <table:table-cell office:value-type="float" office:value="653" calcext:value-type="float">
            <text:p>653</text:p>
          </table:table-cell>
          <table:table-cell office:value-type="float" office:value="1479923293" calcext:value-type="float">
            <text:p>1479923293</text:p>
          </table:table-cell>
        </table:table-row>
        <table:table-row table:style-name="ro1">
          <table:table-cell table:number-columns-repeated="3"/>
          <table:table-cell office:value-type="float" office:value="654" calcext:value-type="float">
            <text:p>654</text:p>
          </table:table-cell>
          <table:table-cell office:value-type="float" office:value="1486740606" calcext:value-type="float">
            <text:p>1486740606</text:p>
          </table:table-cell>
        </table:table-row>
        <table:table-row table:style-name="ro1">
          <table:table-cell table:number-columns-repeated="3"/>
          <table:table-cell office:value-type="float" office:value="655" calcext:value-type="float">
            <text:p>655</text:p>
          </table:table-cell>
          <table:table-cell office:value-type="float" office:value="1493578823" calcext:value-type="float">
            <text:p>1493578823</text:p>
          </table:table-cell>
        </table:table-row>
        <table:table-row table:style-name="ro1">
          <table:table-cell table:number-columns-repeated="3"/>
          <table:table-cell office:value-type="float" office:value="656" calcext:value-type="float">
            <text:p>656</text:p>
          </table:table-cell>
          <table:table-cell office:value-type="float" office:value="1500437976" calcext:value-type="float">
            <text:p>1500437976</text:p>
          </table:table-cell>
        </table:table-row>
        <table:table-row table:style-name="ro1">
          <table:table-cell table:number-columns-repeated="3"/>
          <table:table-cell office:value-type="float" office:value="657" calcext:value-type="float">
            <text:p>657</text:p>
          </table:table-cell>
          <table:table-cell office:value-type="float" office:value="1507318097" calcext:value-type="float">
            <text:p>1507318097</text:p>
          </table:table-cell>
        </table:table-row>
        <table:table-row table:style-name="ro1">
          <table:table-cell table:number-columns-repeated="3"/>
          <table:table-cell office:value-type="float" office:value="658" calcext:value-type="float">
            <text:p>658</text:p>
          </table:table-cell>
          <table:table-cell office:value-type="float" office:value="1514219218" calcext:value-type="float">
            <text:p>1514219218</text:p>
          </table:table-cell>
        </table:table-row>
        <table:table-row table:style-name="ro1">
          <table:table-cell table:number-columns-repeated="3"/>
          <table:table-cell office:value-type="float" office:value="659" calcext:value-type="float">
            <text:p>659</text:p>
          </table:table-cell>
          <table:table-cell office:value-type="float" office:value="1521141371" calcext:value-type="float">
            <text:p>1521141371</text:p>
          </table:table-cell>
        </table:table-row>
        <table:table-row table:style-name="ro1"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1528084588" calcext:value-type="float">
            <text:p>1528084588</text:p>
          </table:table-cell>
        </table:table-row>
        <table:table-row table:style-name="ro1">
          <table:table-cell table:number-columns-repeated="3"/>
          <table:table-cell office:value-type="float" office:value="661" calcext:value-type="float">
            <text:p>661</text:p>
          </table:table-cell>
          <table:table-cell office:value-type="float" office:value="1535048901" calcext:value-type="float">
            <text:p>1535048901</text:p>
          </table:table-cell>
        </table:table-row>
        <table:table-row table:style-name="ro1">
          <table:table-cell table:number-columns-repeated="3"/>
          <table:table-cell office:value-type="float" office:value="662" calcext:value-type="float">
            <text:p>662</text:p>
          </table:table-cell>
          <table:table-cell office:value-type="float" office:value="1542034342" calcext:value-type="float">
            <text:p>1542034342</text:p>
          </table:table-cell>
        </table:table-row>
        <table:table-row table:style-name="ro1">
          <table:table-cell table:number-columns-repeated="3"/>
          <table:table-cell office:value-type="float" office:value="663" calcext:value-type="float">
            <text:p>663</text:p>
          </table:table-cell>
          <table:table-cell office:value-type="float" office:value="1549040943" calcext:value-type="float">
            <text:p>1549040943</text:p>
          </table:table-cell>
        </table:table-row>
        <table:table-row table:style-name="ro1">
          <table:table-cell table:number-columns-repeated="3"/>
          <table:table-cell office:value-type="float" office:value="664" calcext:value-type="float">
            <text:p>664</text:p>
          </table:table-cell>
          <table:table-cell office:value-type="float" office:value="1556068736" calcext:value-type="float">
            <text:p>1556068736</text:p>
          </table:table-cell>
        </table:table-row>
        <table:table-row table:style-name="ro1">
          <table:table-cell table:number-columns-repeated="3"/>
          <table:table-cell office:value-type="float" office:value="665" calcext:value-type="float">
            <text:p>665</text:p>
          </table:table-cell>
          <table:table-cell office:value-type="float" office:value="1563117753" calcext:value-type="float">
            <text:p>1563117753</text:p>
          </table:table-cell>
        </table:table-row>
        <table:table-row table:style-name="ro1">
          <table:table-cell table:number-columns-repeated="3"/>
          <table:table-cell office:value-type="float" office:value="666" calcext:value-type="float">
            <text:p>666</text:p>
          </table:table-cell>
          <table:table-cell office:value-type="float" office:value="1570188026" calcext:value-type="float">
            <text:p>1570188026</text:p>
          </table:table-cell>
        </table:table-row>
        <table:table-row table:style-name="ro1">
          <table:table-cell table:number-columns-repeated="3"/>
          <table:table-cell office:value-type="float" office:value="667" calcext:value-type="float">
            <text:p>667</text:p>
          </table:table-cell>
          <table:table-cell office:value-type="float" office:value="1577279587" calcext:value-type="float">
            <text:p>1577279587</text:p>
          </table:table-cell>
        </table:table-row>
        <table:table-row table:style-name="ro1">
          <table:table-cell table:number-columns-repeated="3"/>
          <table:table-cell office:value-type="float" office:value="668" calcext:value-type="float">
            <text:p>668</text:p>
          </table:table-cell>
          <table:table-cell office:value-type="float" office:value="1584392468" calcext:value-type="float">
            <text:p>1584392468</text:p>
          </table:table-cell>
        </table:table-row>
        <table:table-row table:style-name="ro1">
          <table:table-cell table:number-columns-repeated="3"/>
          <table:table-cell office:value-type="float" office:value="669" calcext:value-type="float">
            <text:p>669</text:p>
          </table:table-cell>
          <table:table-cell office:value-type="float" office:value="1591526701" calcext:value-type="float">
            <text:p>1591526701</text:p>
          </table:table-cell>
        </table:table-row>
        <table:table-row table:style-name="ro1"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1598682318" calcext:value-type="float">
            <text:p>1598682318</text:p>
          </table:table-cell>
        </table:table-row>
        <table:table-row table:style-name="ro1">
          <table:table-cell table:number-columns-repeated="3"/>
          <table:table-cell office:value-type="float" office:value="671" calcext:value-type="float">
            <text:p>671</text:p>
          </table:table-cell>
          <table:table-cell office:value-type="float" office:value="1605859351" calcext:value-type="float">
            <text:p>1605859351</text:p>
          </table:table-cell>
        </table:table-row>
        <table:table-row table:style-name="ro1">
          <table:table-cell table:number-columns-repeated="3"/>
          <table:table-cell office:value-type="float" office:value="672" calcext:value-type="float">
            <text:p>672</text:p>
          </table:table-cell>
          <table:table-cell office:value-type="float" office:value="1613057832" calcext:value-type="float">
            <text:p>1613057832</text:p>
          </table:table-cell>
        </table:table-row>
        <table:table-row table:style-name="ro1">
          <table:table-cell table:number-columns-repeated="3"/>
          <table:table-cell office:value-type="float" office:value="673" calcext:value-type="float">
            <text:p>673</text:p>
          </table:table-cell>
          <table:table-cell office:value-type="float" office:value="1620277793" calcext:value-type="float">
            <text:p>1620277793</text:p>
          </table:table-cell>
        </table:table-row>
        <table:table-row table:style-name="ro1">
          <table:table-cell table:number-columns-repeated="3"/>
          <table:table-cell office:value-type="float" office:value="674" calcext:value-type="float">
            <text:p>674</text:p>
          </table:table-cell>
          <table:table-cell office:value-type="float" office:value="1627519266" calcext:value-type="float">
            <text:p>1627519266</text:p>
          </table:table-cell>
        </table:table-row>
        <table:table-row table:style-name="ro1">
          <table:table-cell table:number-columns-repeated="3"/>
          <table:table-cell office:value-type="float" office:value="675" calcext:value-type="float">
            <text:p>675</text:p>
          </table:table-cell>
          <table:table-cell office:value-type="float" office:value="1634782283" calcext:value-type="float">
            <text:p>1634782283</text:p>
          </table:table-cell>
        </table:table-row>
        <table:table-row table:style-name="ro1"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1642066876" calcext:value-type="float">
            <text:p>1642066876</text:p>
          </table:table-cell>
        </table:table-row>
        <table:table-row table:style-name="ro1">
          <table:table-cell table:number-columns-repeated="3"/>
          <table:table-cell office:value-type="float" office:value="677" calcext:value-type="float">
            <text:p>677</text:p>
          </table:table-cell>
          <table:table-cell office:value-type="float" office:value="1649373077" calcext:value-type="float">
            <text:p>1649373077</text:p>
          </table:table-cell>
        </table:table-row>
        <table:table-row table:style-name="ro1">
          <table:table-cell table:number-columns-repeated="3"/>
          <table:table-cell office:value-type="float" office:value="678" calcext:value-type="float">
            <text:p>678</text:p>
          </table:table-cell>
          <table:table-cell office:value-type="float" office:value="1656700918" calcext:value-type="float">
            <text:p>1656700918</text:p>
          </table:table-cell>
        </table:table-row>
        <table:table-row table:style-name="ro1">
          <table:table-cell table:number-columns-repeated="3"/>
          <table:table-cell office:value-type="float" office:value="679" calcext:value-type="float">
            <text:p>679</text:p>
          </table:table-cell>
          <table:table-cell office:value-type="float" office:value="1664050431" calcext:value-type="float">
            <text:p>1664050431</text:p>
          </table:table-cell>
        </table:table-row>
        <table:table-row table:style-name="ro1"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1671421648" calcext:value-type="float">
            <text:p>1671421648</text:p>
          </table:table-cell>
        </table:table-row>
        <table:table-row table:style-name="ro1">
          <table:table-cell table:number-columns-repeated="3"/>
          <table:table-cell office:value-type="float" office:value="681" calcext:value-type="float">
            <text:p>681</text:p>
          </table:table-cell>
          <table:table-cell office:value-type="float" office:value="1678814601" calcext:value-type="float">
            <text:p>1678814601</text:p>
          </table:table-cell>
        </table:table-row>
        <table:table-row table:style-name="ro1">
          <table:table-cell table:number-columns-repeated="3"/>
          <table:table-cell office:value-type="float" office:value="682" calcext:value-type="float">
            <text:p>682</text:p>
          </table:table-cell>
          <table:table-cell office:value-type="float" office:value="1686229322" calcext:value-type="float">
            <text:p>1686229322</text:p>
          </table:table-cell>
        </table:table-row>
        <table:table-row table:style-name="ro1">
          <table:table-cell table:number-columns-repeated="3"/>
          <table:table-cell office:value-type="float" office:value="683" calcext:value-type="float">
            <text:p>683</text:p>
          </table:table-cell>
          <table:table-cell office:value-type="float" office:value="1693665843" calcext:value-type="float">
            <text:p>1693665843</text:p>
          </table:table-cell>
        </table:table-row>
        <table:table-row table:style-name="ro1">
          <table:table-cell table:number-columns-repeated="3"/>
          <table:table-cell office:value-type="float" office:value="684" calcext:value-type="float">
            <text:p>684</text:p>
          </table:table-cell>
          <table:table-cell office:value-type="float" office:value="1701124196" calcext:value-type="float">
            <text:p>1701124196</text:p>
          </table:table-cell>
        </table:table-row>
        <table:table-row table:style-name="ro1"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1708604413" calcext:value-type="float">
            <text:p>1708604413</text:p>
          </table:table-cell>
        </table:table-row>
        <table:table-row table:style-name="ro1"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1716106526" calcext:value-type="float">
            <text:p>1716106526</text:p>
          </table:table-cell>
        </table:table-row>
        <table:table-row table:style-name="ro1">
          <table:table-cell table:number-columns-repeated="3"/>
          <table:table-cell office:value-type="float" office:value="687" calcext:value-type="float">
            <text:p>687</text:p>
          </table:table-cell>
          <table:table-cell office:value-type="float" office:value="1723630567" calcext:value-type="float">
            <text:p>1723630567</text:p>
          </table:table-cell>
        </table:table-row>
        <table:table-row table:style-name="ro1">
          <table:table-cell table:number-columns-repeated="3"/>
          <table:table-cell office:value-type="float" office:value="688" calcext:value-type="float">
            <text:p>688</text:p>
          </table:table-cell>
          <table:table-cell office:value-type="float" office:value="1731176568" calcext:value-type="float">
            <text:p>1731176568</text:p>
          </table:table-cell>
        </table:table-row>
        <table:table-row table:style-name="ro1">
          <table:table-cell table:number-columns-repeated="3"/>
          <table:table-cell office:value-type="float" office:value="689" calcext:value-type="float">
            <text:p>689</text:p>
          </table:table-cell>
          <table:table-cell office:value-type="float" office:value="1738744561" calcext:value-type="float">
            <text:p>1738744561</text:p>
          </table:table-cell>
        </table:table-row>
        <table:table-row table:style-name="ro1"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1746334578" calcext:value-type="float">
            <text:p>1746334578</text:p>
          </table:table-cell>
        </table:table-row>
        <table:table-row table:style-name="ro1">
          <table:table-cell table:number-columns-repeated="3"/>
          <table:table-cell office:value-type="float" office:value="691" calcext:value-type="float">
            <text:p>691</text:p>
          </table:table-cell>
          <table:table-cell office:value-type="float" office:value="1753946651" calcext:value-type="float">
            <text:p>1753946651</text:p>
          </table:table-cell>
        </table:table-row>
        <table:table-row table:style-name="ro1">
          <table:table-cell table:number-columns-repeated="3"/>
          <table:table-cell office:value-type="float" office:value="692" calcext:value-type="float">
            <text:p>692</text:p>
          </table:table-cell>
          <table:table-cell office:value-type="float" office:value="1761580812" calcext:value-type="float">
            <text:p>1761580812</text:p>
          </table:table-cell>
        </table:table-row>
        <table:table-row table:style-name="ro1">
          <table:table-cell table:number-columns-repeated="3"/>
          <table:table-cell office:value-type="float" office:value="693" calcext:value-type="float">
            <text:p>693</text:p>
          </table:table-cell>
          <table:table-cell office:value-type="float" office:value="1769237093" calcext:value-type="float">
            <text:p>1769237093</text:p>
          </table:table-cell>
        </table:table-row>
        <table:table-row table:style-name="ro1">
          <table:table-cell table:number-columns-repeated="3"/>
          <table:table-cell office:value-type="float" office:value="694" calcext:value-type="float">
            <text:p>694</text:p>
          </table:table-cell>
          <table:table-cell office:value-type="float" office:value="1776915526" calcext:value-type="float">
            <text:p>1776915526</text:p>
          </table:table-cell>
        </table:table-row>
        <table:table-row table:style-name="ro1">
          <table:table-cell table:number-columns-repeated="3"/>
          <table:table-cell office:value-type="float" office:value="695" calcext:value-type="float">
            <text:p>695</text:p>
          </table:table-cell>
          <table:table-cell office:value-type="float" office:value="1784616143" calcext:value-type="float">
            <text:p>1784616143</text:p>
          </table:table-cell>
        </table:table-row>
        <table:table-row table:style-name="ro1">
          <table:table-cell table:number-columns-repeated="3"/>
          <table:table-cell office:value-type="float" office:value="696" calcext:value-type="float">
            <text:p>696</text:p>
          </table:table-cell>
          <table:table-cell office:value-type="float" office:value="1792338976" calcext:value-type="float">
            <text:p>1792338976</text:p>
          </table:table-cell>
        </table:table-row>
        <table:table-row table:style-name="ro1">
          <table:table-cell table:number-columns-repeated="3"/>
          <table:table-cell office:value-type="float" office:value="697" calcext:value-type="float">
            <text:p>697</text:p>
          </table:table-cell>
          <table:table-cell office:value-type="float" office:value="1800084057" calcext:value-type="float">
            <text:p>1800084057</text:p>
          </table:table-cell>
        </table:table-row>
        <table:table-row table:style-name="ro1"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1807851418" calcext:value-type="float">
            <text:p>1807851418</text:p>
          </table:table-cell>
        </table:table-row>
        <table:table-row table:style-name="ro1">
          <table:table-cell table:number-columns-repeated="3"/>
          <table:table-cell office:value-type="float" office:value="699" calcext:value-type="float">
            <text:p>699</text:p>
          </table:table-cell>
          <table:table-cell office:value-type="float" office:value="1815641091" calcext:value-type="float">
            <text:p>1815641091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823453108" calcext:value-type="float">
            <text:p>1823453108</text:p>
          </table:table-cell>
        </table:table-row>
        <table:table-row table:style-name="ro1">
          <table:table-cell table:number-columns-repeated="3"/>
          <table:table-cell office:value-type="float" office:value="701" calcext:value-type="float">
            <text:p>701</text:p>
          </table:table-cell>
          <table:table-cell office:value-type="float" office:value="1831287501" calcext:value-type="float">
            <text:p>1831287501</text:p>
          </table:table-cell>
        </table:table-row>
        <table:table-row table:style-name="ro1">
          <table:table-cell table:number-columns-repeated="3"/>
          <table:table-cell office:value-type="float" office:value="702" calcext:value-type="float">
            <text:p>702</text:p>
          </table:table-cell>
          <table:table-cell office:value-type="float" office:value="1839144302" calcext:value-type="float">
            <text:p>1839144302</text:p>
          </table:table-cell>
        </table:table-row>
        <table:table-row table:style-name="ro1">
          <table:table-cell table:number-columns-repeated="3"/>
          <table:table-cell office:value-type="float" office:value="703" calcext:value-type="float">
            <text:p>703</text:p>
          </table:table-cell>
          <table:table-cell office:value-type="float" office:value="1847023543" calcext:value-type="float">
            <text:p>1847023543</text:p>
          </table:table-cell>
        </table:table-row>
        <table:table-row table:style-name="ro1"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1854925256" calcext:value-type="float">
            <text:p>1854925256</text:p>
          </table:table-cell>
        </table:table-row>
        <table:table-row table:style-name="ro1">
          <table:table-cell table:number-columns-repeated="3"/>
          <table:table-cell office:value-type="float" office:value="705" calcext:value-type="float">
            <text:p>705</text:p>
          </table:table-cell>
          <table:table-cell office:value-type="float" office:value="1862849473" calcext:value-type="float">
            <text:p>1862849473</text:p>
          </table:table-cell>
        </table:table-row>
        <table:table-row table:style-name="ro1">
          <table:table-cell table:number-columns-repeated="3"/>
          <table:table-cell office:value-type="float" office:value="706" calcext:value-type="float">
            <text:p>706</text:p>
          </table:table-cell>
          <table:table-cell office:value-type="float" office:value="1870796226" calcext:value-type="float">
            <text:p>1870796226</text:p>
          </table:table-cell>
        </table:table-row>
        <table:table-row table:style-name="ro1">
          <table:table-cell table:number-columns-repeated="3"/>
          <table:table-cell office:value-type="float" office:value="707" calcext:value-type="float">
            <text:p>707</text:p>
          </table:table-cell>
          <table:table-cell office:value-type="float" office:value="1878765547" calcext:value-type="float">
            <text:p>1878765547</text:p>
          </table:table-cell>
        </table:table-row>
        <table:table-row table:style-name="ro1"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1886757468" calcext:value-type="float">
            <text:p>1886757468</text:p>
          </table:table-cell>
        </table:table-row>
        <table:table-row table:style-name="ro1">
          <table:table-cell table:number-columns-repeated="3"/>
          <table:table-cell office:value-type="float" office:value="709" calcext:value-type="float">
            <text:p>709</text:p>
          </table:table-cell>
          <table:table-cell office:value-type="float" office:value="1894772021" calcext:value-type="float">
            <text:p>1894772021</text:p>
          </table:table-cell>
        </table:table-row>
        <table:table-row table:style-name="ro1">
          <table:table-cell table:number-columns-repeated="3"/>
          <table:table-cell office:value-type="float" office:value="710" calcext:value-type="float">
            <text:p>710</text:p>
          </table:table-cell>
          <table:table-cell office:value-type="float" office:value="1902809238" calcext:value-type="float">
            <text:p>1902809238</text:p>
          </table:table-cell>
        </table:table-row>
        <table:table-row table:style-name="ro1">
          <table:table-cell table:number-columns-repeated="3"/>
          <table:table-cell office:value-type="float" office:value="711" calcext:value-type="float">
            <text:p>711</text:p>
          </table:table-cell>
          <table:table-cell office:value-type="float" office:value="1910869151" calcext:value-type="float">
            <text:p>1910869151</text:p>
          </table:table-cell>
        </table:table-row>
        <table:table-row table:style-name="ro1">
          <table:table-cell table:number-columns-repeated="3"/>
          <table:table-cell office:value-type="float" office:value="712" calcext:value-type="float">
            <text:p>712</text:p>
          </table:table-cell>
          <table:table-cell office:value-type="float" office:value="1918951792" calcext:value-type="float">
            <text:p>1918951792</text:p>
          </table:table-cell>
        </table:table-row>
        <table:table-row table:style-name="ro1">
          <table:table-cell table:number-columns-repeated="3"/>
          <table:table-cell office:value-type="float" office:value="713" calcext:value-type="float">
            <text:p>713</text:p>
          </table:table-cell>
          <table:table-cell office:value-type="float" office:value="1927057193" calcext:value-type="float">
            <text:p>1927057193</text:p>
          </table:table-cell>
        </table:table-row>
        <table:table-row table:style-name="ro1">
          <table:table-cell table:number-columns-repeated="3"/>
          <table:table-cell office:value-type="float" office:value="714" calcext:value-type="float">
            <text:p>714</text:p>
          </table:table-cell>
          <table:table-cell office:value-type="float" office:value="1935185386" calcext:value-type="float">
            <text:p>1935185386</text:p>
          </table:table-cell>
        </table:table-row>
        <table:table-row table:style-name="ro1">
          <table:table-cell table:number-columns-repeated="3"/>
          <table:table-cell office:value-type="float" office:value="715" calcext:value-type="float">
            <text:p>715</text:p>
          </table:table-cell>
          <table:table-cell office:value-type="float" office:value="1943336403" calcext:value-type="float">
            <text:p>1943336403</text:p>
          </table:table-cell>
        </table:table-row>
        <table:table-row table:style-name="ro1"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1951510276" calcext:value-type="float">
            <text:p>1951510276</text:p>
          </table:table-cell>
        </table:table-row>
        <table:table-row table:style-name="ro1">
          <table:table-cell table:number-columns-repeated="3"/>
          <table:table-cell office:value-type="float" office:value="717" calcext:value-type="float">
            <text:p>717</text:p>
          </table:table-cell>
          <table:table-cell office:value-type="float" office:value="1959707037" calcext:value-type="float">
            <text:p>1959707037</text:p>
          </table:table-cell>
        </table:table-row>
        <table:table-row table:style-name="ro1">
          <table:table-cell table:number-columns-repeated="3"/>
          <table:table-cell office:value-type="float" office:value="718" calcext:value-type="float">
            <text:p>718</text:p>
          </table:table-cell>
          <table:table-cell office:value-type="float" office:value="1967926718" calcext:value-type="float">
            <text:p>1967926718</text:p>
          </table:table-cell>
        </table:table-row>
        <table:table-row table:style-name="ro1">
          <table:table-cell table:number-columns-repeated="3"/>
          <table:table-cell office:value-type="float" office:value="719" calcext:value-type="float">
            <text:p>719</text:p>
          </table:table-cell>
          <table:table-cell office:value-type="float" office:value="1976169351" calcext:value-type="float">
            <text:p>1976169351</text:p>
          </table:table-cell>
        </table:table-row>
        <table:table-row table:style-name="ro1"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1984434968" calcext:value-type="float">
            <text:p>1984434968</text:p>
          </table:table-cell>
        </table:table-row>
        <table:table-row table:style-name="ro1">
          <table:table-cell table:number-columns-repeated="3"/>
          <table:table-cell office:value-type="float" office:value="721" calcext:value-type="float">
            <text:p>721</text:p>
          </table:table-cell>
          <table:table-cell office:value-type="float" office:value="1992723601" calcext:value-type="float">
            <text:p>1992723601</text:p>
          </table:table-cell>
        </table:table-row>
        <table:table-row table:style-name="ro1">
          <table:table-cell table:number-columns-repeated="3"/>
          <table:table-cell office:value-type="float" office:value="722" calcext:value-type="float">
            <text:p>722</text:p>
          </table:table-cell>
          <table:table-cell office:value-type="float" office:value="2001035282" calcext:value-type="float">
            <text:p>2001035282</text:p>
          </table:table-cell>
        </table:table-row>
        <table:table-row table:style-name="ro1">
          <table:table-cell table:number-columns-repeated="3"/>
          <table:table-cell office:value-type="float" office:value="723" calcext:value-type="float">
            <text:p>723</text:p>
          </table:table-cell>
          <table:table-cell office:value-type="float" office:value="2009370043" calcext:value-type="float">
            <text:p>2009370043</text:p>
          </table:table-cell>
        </table:table-row>
        <table:table-row table:style-name="ro1">
          <table:table-cell table:number-columns-repeated="3"/>
          <table:table-cell office:value-type="float" office:value="724" calcext:value-type="float">
            <text:p>724</text:p>
          </table:table-cell>
          <table:table-cell office:value-type="float" office:value="2017727916" calcext:value-type="float">
            <text:p>2017727916</text:p>
          </table:table-cell>
        </table:table-row>
        <table:table-row table:style-name="ro1">
          <table:table-cell table:number-columns-repeated="3"/>
          <table:table-cell office:value-type="float" office:value="725" calcext:value-type="float">
            <text:p>725</text:p>
          </table:table-cell>
          <table:table-cell office:value-type="float" office:value="2026108933" calcext:value-type="float">
            <text:p>2026108933</text:p>
          </table:table-cell>
        </table:table-row>
        <table:table-row table:style-name="ro1">
          <table:table-cell table:number-columns-repeated="3"/>
          <table:table-cell office:value-type="float" office:value="726" calcext:value-type="float">
            <text:p>726</text:p>
          </table:table-cell>
          <table:table-cell office:value-type="float" office:value="2034513126" calcext:value-type="float">
            <text:p>2034513126</text:p>
          </table:table-cell>
        </table:table-row>
        <table:table-row table:style-name="ro1">
          <table:table-cell table:number-columns-repeated="3"/>
          <table:table-cell office:value-type="float" office:value="727" calcext:value-type="float">
            <text:p>727</text:p>
          </table:table-cell>
          <table:table-cell office:value-type="float" office:value="2042940527" calcext:value-type="float">
            <text:p>2042940527</text:p>
          </table:table-cell>
        </table:table-row>
        <table:table-row table:style-name="ro1"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2051391168" calcext:value-type="float">
            <text:p>2051391168</text:p>
          </table:table-cell>
        </table:table-row>
        <table:table-row table:style-name="ro1">
          <table:table-cell table:number-columns-repeated="3"/>
          <table:table-cell office:value-type="float" office:value="729" calcext:value-type="float">
            <text:p>729</text:p>
          </table:table-cell>
          <table:table-cell office:value-type="float" office:value="2059865081" calcext:value-type="float">
            <text:p>2059865081</text:p>
          </table:table-cell>
        </table:table-row>
        <table:table-row table:style-name="ro1">
          <table:table-cell table:number-columns-repeated="3"/>
          <table:table-cell office:value-type="float" office:value="730" calcext:value-type="float">
            <text:p>730</text:p>
          </table:table-cell>
          <table:table-cell office:value-type="float" office:value="2068362298" calcext:value-type="float">
            <text:p>2068362298</text:p>
          </table:table-cell>
        </table:table-row>
        <table:table-row table:style-name="ro1">
          <table:table-cell table:number-columns-repeated="3"/>
          <table:table-cell office:value-type="float" office:value="731" calcext:value-type="float">
            <text:p>731</text:p>
          </table:table-cell>
          <table:table-cell office:value-type="float" office:value="2076882851" calcext:value-type="float">
            <text:p>2076882851</text:p>
          </table:table-cell>
        </table:table-row>
        <table:table-row table:style-name="ro1">
          <table:table-cell table:number-columns-repeated="3"/>
          <table:table-cell office:value-type="float" office:value="732" calcext:value-type="float">
            <text:p>732</text:p>
          </table:table-cell>
          <table:table-cell office:value-type="float" office:value="2085426772" calcext:value-type="float">
            <text:p>2085426772</text:p>
          </table:table-cell>
        </table:table-row>
        <table:table-row table:style-name="ro1">
          <table:table-cell table:number-columns-repeated="3"/>
          <table:table-cell office:value-type="float" office:value="733" calcext:value-type="float">
            <text:p>733</text:p>
          </table:table-cell>
          <table:table-cell office:value-type="float" office:value="2093994093" calcext:value-type="float">
            <text:p>2093994093</text:p>
          </table:table-cell>
        </table:table-row>
        <table:table-row table:style-name="ro1">
          <table:table-cell table:number-columns-repeated="3"/>
          <table:table-cell office:value-type="float" office:value="734" calcext:value-type="float">
            <text:p>734</text:p>
          </table:table-cell>
          <table:table-cell office:value-type="float" office:value="2102584846" calcext:value-type="float">
            <text:p>2102584846</text:p>
          </table:table-cell>
        </table:table-row>
        <table:table-row table:style-name="ro1">
          <table:table-cell table:number-columns-repeated="3"/>
          <table:table-cell office:value-type="float" office:value="735" calcext:value-type="float">
            <text:p>735</text:p>
          </table:table-cell>
          <table:table-cell office:value-type="float" office:value="2111199063" calcext:value-type="float">
            <text:p>2111199063</text:p>
          </table:table-cell>
        </table:table-row>
        <table:table-row table:style-name="ro1">
          <table:table-cell table:number-columns-repeated="3"/>
          <table:table-cell office:value-type="float" office:value="736" calcext:value-type="float">
            <text:p>736</text:p>
          </table:table-cell>
          <table:table-cell office:value-type="float" office:value="2119836776" calcext:value-type="float">
            <text:p>2119836776</text:p>
          </table:table-cell>
        </table:table-row>
        <table:table-row table:style-name="ro1">
          <table:table-cell table:number-columns-repeated="3"/>
          <table:table-cell office:value-type="float" office:value="737" calcext:value-type="float">
            <text:p>737</text:p>
          </table:table-cell>
          <table:table-cell office:value-type="float" office:value="2128498017" calcext:value-type="float">
            <text:p>2128498017</text:p>
          </table:table-cell>
        </table:table-row>
        <table:table-row table:style-name="ro1">
          <table:table-cell table:number-columns-repeated="3"/>
          <table:table-cell office:value-type="float" office:value="738" calcext:value-type="float">
            <text:p>738</text:p>
          </table:table-cell>
          <table:table-cell office:value-type="float" office:value="2137182818" calcext:value-type="float">
            <text:p>2137182818</text:p>
          </table:table-cell>
        </table:table-row>
        <table:table-row table:style-name="ro1">
          <table:table-cell table:number-columns-repeated="3"/>
          <table:table-cell office:value-type="float" office:value="739" calcext:value-type="float">
            <text:p>739</text:p>
          </table:table-cell>
          <table:table-cell office:value-type="float" office:value="2145891211" calcext:value-type="float">
            <text:p>2145891211</text:p>
          </table:table-cell>
        </table:table-row>
        <table:table-row table:style-name="ro1">
          <table:table-cell table:number-columns-repeated="3"/>
          <table:table-cell office:value-type="float" office:value="740" calcext:value-type="float">
            <text:p>740</text:p>
          </table:table-cell>
          <table:table-cell office:value-type="float" office:value="2154623228" calcext:value-type="float">
            <text:p>2154623228</text:p>
          </table:table-cell>
        </table:table-row>
        <table:table-row table:style-name="ro1">
          <table:table-cell table:number-columns-repeated="3"/>
          <table:table-cell office:value-type="float" office:value="741" calcext:value-type="float">
            <text:p>741</text:p>
          </table:table-cell>
          <table:table-cell office:value-type="float" office:value="2163378901" calcext:value-type="float">
            <text:p>2163378901</text:p>
          </table:table-cell>
        </table:table-row>
        <table:table-row table:style-name="ro1">
          <table:table-cell table:number-columns-repeated="3"/>
          <table:table-cell office:value-type="float" office:value="742" calcext:value-type="float">
            <text:p>742</text:p>
          </table:table-cell>
          <table:table-cell office:value-type="float" office:value="2172158262" calcext:value-type="float">
            <text:p>2172158262</text:p>
          </table:table-cell>
        </table:table-row>
        <table:table-row table:style-name="ro1">
          <table:table-cell table:number-columns-repeated="3"/>
          <table:table-cell office:value-type="float" office:value="743" calcext:value-type="float">
            <text:p>743</text:p>
          </table:table-cell>
          <table:table-cell office:value-type="float" office:value="2180961343" calcext:value-type="float">
            <text:p>2180961343</text:p>
          </table:table-cell>
        </table:table-row>
        <table:table-row table:style-name="ro1">
          <table:table-cell table:number-columns-repeated="3"/>
          <table:table-cell office:value-type="float" office:value="744" calcext:value-type="float">
            <text:p>744</text:p>
          </table:table-cell>
          <table:table-cell office:value-type="float" office:value="2189788176" calcext:value-type="float">
            <text:p>2189788176</text:p>
          </table:table-cell>
        </table:table-row>
        <table:table-row table:style-name="ro1">
          <table:table-cell table:number-columns-repeated="3"/>
          <table:table-cell office:value-type="float" office:value="745" calcext:value-type="float">
            <text:p>745</text:p>
          </table:table-cell>
          <table:table-cell office:value-type="float" office:value="2198638793" calcext:value-type="float">
            <text:p>2198638793</text:p>
          </table:table-cell>
        </table:table-row>
        <table:table-row table:style-name="ro1">
          <table:table-cell table:number-columns-repeated="3"/>
          <table:table-cell office:value-type="float" office:value="746" calcext:value-type="float">
            <text:p>746</text:p>
          </table:table-cell>
          <table:table-cell office:value-type="float" office:value="2207513226" calcext:value-type="float">
            <text:p>2207513226</text:p>
          </table:table-cell>
        </table:table-row>
        <table:table-row table:style-name="ro1">
          <table:table-cell table:number-columns-repeated="3"/>
          <table:table-cell office:value-type="float" office:value="747" calcext:value-type="float">
            <text:p>747</text:p>
          </table:table-cell>
          <table:table-cell office:value-type="float" office:value="2216411507" calcext:value-type="float">
            <text:p>2216411507</text:p>
          </table:table-cell>
        </table:table-row>
        <table:table-row table:style-name="ro1">
          <table:table-cell table:number-columns-repeated="3"/>
          <table:table-cell office:value-type="float" office:value="748" calcext:value-type="float">
            <text:p>748</text:p>
          </table:table-cell>
          <table:table-cell office:value-type="float" office:value="2225333668" calcext:value-type="float">
            <text:p>2225333668</text:p>
          </table:table-cell>
        </table:table-row>
        <table:table-row table:style-name="ro1">
          <table:table-cell table:number-columns-repeated="3"/>
          <table:table-cell office:value-type="float" office:value="749" calcext:value-type="float">
            <text:p>749</text:p>
          </table:table-cell>
          <table:table-cell office:value-type="float" office:value="2234279741" calcext:value-type="float">
            <text:p>2234279741</text:p>
          </table:table-cell>
        </table:table-row>
        <table:table-row table:style-name="ro1"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2243249758" calcext:value-type="float">
            <text:p>2243249758</text:p>
          </table:table-cell>
        </table:table-row>
        <table:table-row table:style-name="ro1">
          <table:table-cell table:number-columns-repeated="3"/>
          <table:table-cell office:value-type="float" office:value="751" calcext:value-type="float">
            <text:p>751</text:p>
          </table:table-cell>
          <table:table-cell office:value-type="float" office:value="2252243751" calcext:value-type="float">
            <text:p>2252243751</text:p>
          </table:table-cell>
        </table:table-row>
        <table:table-row table:style-name="ro1">
          <table:table-cell table:number-columns-repeated="3"/>
          <table:table-cell office:value-type="float" office:value="752" calcext:value-type="float">
            <text:p>752</text:p>
          </table:table-cell>
          <table:table-cell office:value-type="float" office:value="2261261752" calcext:value-type="float">
            <text:p>2261261752</text:p>
          </table:table-cell>
        </table:table-row>
        <table:table-row table:style-name="ro1">
          <table:table-cell table:number-columns-repeated="3"/>
          <table:table-cell office:value-type="float" office:value="753" calcext:value-type="float">
            <text:p>753</text:p>
          </table:table-cell>
          <table:table-cell office:value-type="float" office:value="2270303793" calcext:value-type="float">
            <text:p>2270303793</text:p>
          </table:table-cell>
        </table:table-row>
        <table:table-row table:style-name="ro1">
          <table:table-cell table:number-columns-repeated="3"/>
          <table:table-cell office:value-type="float" office:value="754" calcext:value-type="float">
            <text:p>754</text:p>
          </table:table-cell>
          <table:table-cell office:value-type="float" office:value="2279369906" calcext:value-type="float">
            <text:p>2279369906</text:p>
          </table:table-cell>
        </table:table-row>
        <table:table-row table:style-name="ro1">
          <table:table-cell table:number-columns-repeated="3"/>
          <table:table-cell office:value-type="float" office:value="755" calcext:value-type="float">
            <text:p>755</text:p>
          </table:table-cell>
          <table:table-cell office:value-type="float" office:value="2288460123" calcext:value-type="float">
            <text:p>2288460123</text:p>
          </table:table-cell>
        </table:table-row>
        <table:table-row table:style-name="ro1">
          <table:table-cell table:number-columns-repeated="3"/>
          <table:table-cell office:value-type="float" office:value="756" calcext:value-type="float">
            <text:p>756</text:p>
          </table:table-cell>
          <table:table-cell office:value-type="float" office:value="2297574476" calcext:value-type="float">
            <text:p>2297574476</text:p>
          </table:table-cell>
        </table:table-row>
        <table:table-row table:style-name="ro1">
          <table:table-cell table:number-columns-repeated="3"/>
          <table:table-cell office:value-type="float" office:value="757" calcext:value-type="float">
            <text:p>757</text:p>
          </table:table-cell>
          <table:table-cell office:value-type="float" office:value="2306712997" calcext:value-type="float">
            <text:p>2306712997</text:p>
          </table:table-cell>
        </table:table-row>
        <table:table-row table:style-name="ro1">
          <table:table-cell table:number-columns-repeated="3"/>
          <table:table-cell office:value-type="float" office:value="758" calcext:value-type="float">
            <text:p>758</text:p>
          </table:table-cell>
          <table:table-cell office:value-type="float" office:value="2315875718" calcext:value-type="float">
            <text:p>2315875718</text:p>
          </table:table-cell>
        </table:table-row>
        <table:table-row table:style-name="ro1">
          <table:table-cell table:number-columns-repeated="3"/>
          <table:table-cell office:value-type="float" office:value="759" calcext:value-type="float">
            <text:p>759</text:p>
          </table:table-cell>
          <table:table-cell office:value-type="float" office:value="2325062671" calcext:value-type="float">
            <text:p>2325062671</text:p>
          </table:table-cell>
        </table:table-row>
        <table:table-row table:style-name="ro1"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2334273888" calcext:value-type="float">
            <text:p>2334273888</text:p>
          </table:table-cell>
        </table:table-row>
        <table:table-row table:style-name="ro1">
          <table:table-cell table:number-columns-repeated="3"/>
          <table:table-cell office:value-type="float" office:value="761" calcext:value-type="float">
            <text:p>761</text:p>
          </table:table-cell>
          <table:table-cell office:value-type="float" office:value="2343509401" calcext:value-type="float">
            <text:p>2343509401</text:p>
          </table:table-cell>
        </table:table-row>
        <table:table-row table:style-name="ro1"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2352769242" calcext:value-type="float">
            <text:p>2352769242</text:p>
          </table:table-cell>
        </table:table-row>
        <table:table-row table:style-name="ro1">
          <table:table-cell table:number-columns-repeated="3"/>
          <table:table-cell office:value-type="float" office:value="763" calcext:value-type="float">
            <text:p>763</text:p>
          </table:table-cell>
          <table:table-cell office:value-type="float" office:value="2362053443" calcext:value-type="float">
            <text:p>2362053443</text:p>
          </table:table-cell>
        </table:table-row>
        <table:table-row table:style-name="ro1">
          <table:table-cell table:number-columns-repeated="3"/>
          <table:table-cell office:value-type="float" office:value="764" calcext:value-type="float">
            <text:p>764</text:p>
          </table:table-cell>
          <table:table-cell office:value-type="float" office:value="2371362036" calcext:value-type="float">
            <text:p>2371362036</text:p>
          </table:table-cell>
        </table:table-row>
        <table:table-row table:style-name="ro1">
          <table:table-cell table:number-columns-repeated="3"/>
          <table:table-cell office:value-type="float" office:value="765" calcext:value-type="float">
            <text:p>765</text:p>
          </table:table-cell>
          <table:table-cell office:value-type="float" office:value="2380695053" calcext:value-type="float">
            <text:p>2380695053</text:p>
          </table:table-cell>
        </table:table-row>
        <table:table-row table:style-name="ro1">
          <table:table-cell table:number-columns-repeated="3"/>
          <table:table-cell office:value-type="float" office:value="766" calcext:value-type="float">
            <text:p>766</text:p>
          </table:table-cell>
          <table:table-cell office:value-type="float" office:value="2390052526" calcext:value-type="float">
            <text:p>2390052526</text:p>
          </table:table-cell>
        </table:table-row>
        <table:table-row table:style-name="ro1">
          <table:table-cell table:number-columns-repeated="3"/>
          <table:table-cell office:value-type="float" office:value="767" calcext:value-type="float">
            <text:p>767</text:p>
          </table:table-cell>
          <table:table-cell office:value-type="float" office:value="2399434487" calcext:value-type="float">
            <text:p>2399434487</text:p>
          </table:table-cell>
        </table:table-row>
        <table:table-row table:style-name="ro1">
          <table:table-cell table:number-columns-repeated="3"/>
          <table:table-cell office:value-type="float" office:value="768" calcext:value-type="float">
            <text:p>768</text:p>
          </table:table-cell>
          <table:table-cell office:value-type="float" office:value="2408840968" calcext:value-type="float">
            <text:p>2408840968</text:p>
          </table:table-cell>
        </table:table-row>
        <table:table-row table:style-name="ro1">
          <table:table-cell table:number-columns-repeated="3"/>
          <table:table-cell office:value-type="float" office:value="769" calcext:value-type="float">
            <text:p>769</text:p>
          </table:table-cell>
          <table:table-cell office:value-type="float" office:value="2418272001" calcext:value-type="float">
            <text:p>2418272001</text:p>
          </table:table-cell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2427727618" calcext:value-type="float">
            <text:p>2427727618</text:p>
          </table:table-cell>
        </table:table-row>
        <table:table-row table:style-name="ro1">
          <table:table-cell table:number-columns-repeated="3"/>
          <table:table-cell office:value-type="float" office:value="771" calcext:value-type="float">
            <text:p>771</text:p>
          </table:table-cell>
          <table:table-cell office:value-type="float" office:value="2437207851" calcext:value-type="float">
            <text:p>2437207851</text:p>
          </table:table-cell>
        </table:table-row>
        <table:table-row table:style-name="ro1">
          <table:table-cell table:number-columns-repeated="3"/>
          <table:table-cell office:value-type="float" office:value="772" calcext:value-type="float">
            <text:p>772</text:p>
          </table:table-cell>
          <table:table-cell office:value-type="float" office:value="2446712732" calcext:value-type="float">
            <text:p>2446712732</text:p>
          </table:table-cell>
        </table:table-row>
        <table:table-row table:style-name="ro1">
          <table:table-cell table:number-columns-repeated="3"/>
          <table:table-cell office:value-type="float" office:value="773" calcext:value-type="float">
            <text:p>773</text:p>
          </table:table-cell>
          <table:table-cell office:value-type="float" office:value="2456242293" calcext:value-type="float">
            <text:p>2456242293</text:p>
          </table:table-cell>
        </table:table-row>
        <table:table-row table:style-name="ro1">
          <table:table-cell table:number-columns-repeated="3"/>
          <table:table-cell office:value-type="float" office:value="774" calcext:value-type="float">
            <text:p>774</text:p>
          </table:table-cell>
          <table:table-cell office:value-type="float" office:value="2465796566" calcext:value-type="float">
            <text:p>2465796566</text:p>
          </table:table-cell>
        </table:table-row>
        <table:table-row table:style-name="ro1">
          <table:table-cell table:number-columns-repeated="3"/>
          <table:table-cell office:value-type="float" office:value="775" calcext:value-type="float">
            <text:p>775</text:p>
          </table:table-cell>
          <table:table-cell office:value-type="float" office:value="2475375583" calcext:value-type="float">
            <text:p>2475375583</text:p>
          </table:table-cell>
        </table:table-row>
        <table:table-row table:style-name="ro1">
          <table:table-cell table:number-columns-repeated="3"/>
          <table:table-cell office:value-type="float" office:value="776" calcext:value-type="float">
            <text:p>776</text:p>
          </table:table-cell>
          <table:table-cell office:value-type="float" office:value="2484979376" calcext:value-type="float">
            <text:p>2484979376</text:p>
          </table:table-cell>
        </table:table-row>
        <table:table-row table:style-name="ro1">
          <table:table-cell table:number-columns-repeated="3"/>
          <table:table-cell office:value-type="float" office:value="777" calcext:value-type="float">
            <text:p>777</text:p>
          </table:table-cell>
          <table:table-cell office:value-type="float" office:value="2494607977" calcext:value-type="float">
            <text:p>2494607977</text:p>
          </table:table-cell>
        </table:table-row>
        <table:table-row table:style-name="ro1">
          <table:table-cell table:number-columns-repeated="3"/>
          <table:table-cell office:value-type="float" office:value="778" calcext:value-type="float">
            <text:p>778</text:p>
          </table:table-cell>
          <table:table-cell office:value-type="float" office:value="2504261418" calcext:value-type="float">
            <text:p>2504261418</text:p>
          </table:table-cell>
        </table:table-row>
        <table:table-row table:style-name="ro1">
          <table:table-cell table:number-columns-repeated="3"/>
          <table:table-cell office:value-type="float" office:value="779" calcext:value-type="float">
            <text:p>779</text:p>
          </table:table-cell>
          <table:table-cell office:value-type="float" office:value="2513939731" calcext:value-type="float">
            <text:p>2513939731</text:p>
          </table:table-cell>
        </table:table-row>
        <table:table-row table:style-name="ro1">
          <table:table-cell table:number-columns-repeated="3"/>
          <table:table-cell office:value-type="float" office:value="780" calcext:value-type="float">
            <text:p>780</text:p>
          </table:table-cell>
          <table:table-cell office:value-type="float" office:value="2523642948" calcext:value-type="float">
            <text:p>2523642948</text:p>
          </table:table-cell>
        </table:table-row>
        <table:table-row table:style-name="ro1">
          <table:table-cell table:number-columns-repeated="3"/>
          <table:table-cell office:value-type="float" office:value="781" calcext:value-type="float">
            <text:p>781</text:p>
          </table:table-cell>
          <table:table-cell office:value-type="float" office:value="2533371101" calcext:value-type="float">
            <text:p>2533371101</text:p>
          </table:table-cell>
        </table:table-row>
        <table:table-row table:style-name="ro1">
          <table:table-cell table:number-columns-repeated="3"/>
          <table:table-cell office:value-type="float" office:value="782" calcext:value-type="float">
            <text:p>782</text:p>
          </table:table-cell>
          <table:table-cell office:value-type="float" office:value="2543124222" calcext:value-type="float">
            <text:p>2543124222</text:p>
          </table:table-cell>
        </table:table-row>
        <table:table-row table:style-name="ro1">
          <table:table-cell table:number-columns-repeated="3"/>
          <table:table-cell office:value-type="float" office:value="783" calcext:value-type="float">
            <text:p>783</text:p>
          </table:table-cell>
          <table:table-cell office:value-type="float" office:value="2552902343" calcext:value-type="float">
            <text:p>2552902343</text:p>
          </table:table-cell>
        </table:table-row>
        <table:table-row table:style-name="ro1">
          <table:table-cell table:number-columns-repeated="3"/>
          <table:table-cell office:value-type="float" office:value="784" calcext:value-type="float">
            <text:p>784</text:p>
          </table:table-cell>
          <table:table-cell office:value-type="float" office:value="2562705496" calcext:value-type="float">
            <text:p>2562705496</text:p>
          </table:table-cell>
        </table:table-row>
        <table:table-row table:style-name="ro1">
          <table:table-cell table:number-columns-repeated="3"/>
          <table:table-cell office:value-type="float" office:value="785" calcext:value-type="float">
            <text:p>785</text:p>
          </table:table-cell>
          <table:table-cell office:value-type="float" office:value="2572533713" calcext:value-type="float">
            <text:p>2572533713</text:p>
          </table:table-cell>
        </table:table-row>
        <table:table-row table:style-name="ro1">
          <table:table-cell table:number-columns-repeated="3"/>
          <table:table-cell office:value-type="float" office:value="786" calcext:value-type="float">
            <text:p>786</text:p>
          </table:table-cell>
          <table:table-cell office:value-type="float" office:value="2582387026" calcext:value-type="float">
            <text:p>2582387026</text:p>
          </table:table-cell>
        </table:table-row>
        <table:table-row table:style-name="ro1">
          <table:table-cell table:number-columns-repeated="3"/>
          <table:table-cell office:value-type="float" office:value="787" calcext:value-type="float">
            <text:p>787</text:p>
          </table:table-cell>
          <table:table-cell office:value-type="float" office:value="2592265467" calcext:value-type="float">
            <text:p>2592265467</text:p>
          </table:table-cell>
        </table:table-row>
        <table:table-row table:style-name="ro1">
          <table:table-cell table:number-columns-repeated="3"/>
          <table:table-cell office:value-type="float" office:value="788" calcext:value-type="float">
            <text:p>788</text:p>
          </table:table-cell>
          <table:table-cell office:value-type="float" office:value="2602169068" calcext:value-type="float">
            <text:p>2602169068</text:p>
          </table:table-cell>
        </table:table-row>
        <table:table-row table:style-name="ro1">
          <table:table-cell table:number-columns-repeated="3"/>
          <table:table-cell office:value-type="float" office:value="789" calcext:value-type="float">
            <text:p>789</text:p>
          </table:table-cell>
          <table:table-cell office:value-type="float" office:value="2612097861" calcext:value-type="float">
            <text:p>2612097861</text:p>
          </table:table-cell>
        </table:table-row>
        <table:table-row table:style-name="ro1">
          <table:table-cell table:number-columns-repeated="3"/>
          <table:table-cell office:value-type="float" office:value="790" calcext:value-type="float">
            <text:p>790</text:p>
          </table:table-cell>
          <table:table-cell office:value-type="float" office:value="2622051878" calcext:value-type="float">
            <text:p>2622051878</text:p>
          </table:table-cell>
        </table:table-row>
        <table:table-row table:style-name="ro1">
          <table:table-cell table:number-columns-repeated="3"/>
          <table:table-cell office:value-type="float" office:value="791" calcext:value-type="float">
            <text:p>791</text:p>
          </table:table-cell>
          <table:table-cell office:value-type="float" office:value="2632031151" calcext:value-type="float">
            <text:p>2632031151</text:p>
          </table:table-cell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2642035712" calcext:value-type="float">
            <text:p>2642035712</text:p>
          </table:table-cell>
        </table:table-row>
        <table:table-row table:style-name="ro1">
          <table:table-cell table:number-columns-repeated="3"/>
          <table:table-cell office:value-type="float" office:value="793" calcext:value-type="float">
            <text:p>793</text:p>
          </table:table-cell>
          <table:table-cell office:value-type="float" office:value="2652065593" calcext:value-type="float">
            <text:p>2652065593</text:p>
          </table:table-cell>
        </table:table-row>
        <table:table-row table:style-name="ro1">
          <table:table-cell table:number-columns-repeated="3"/>
          <table:table-cell office:value-type="float" office:value="794" calcext:value-type="float">
            <text:p>794</text:p>
          </table:table-cell>
          <table:table-cell office:value-type="float" office:value="2662120826" calcext:value-type="float">
            <text:p>2662120826</text:p>
          </table:table-cell>
        </table:table-row>
        <table:table-row table:style-name="ro1">
          <table:table-cell table:number-columns-repeated="3"/>
          <table:table-cell office:value-type="float" office:value="795" calcext:value-type="float">
            <text:p>795</text:p>
          </table:table-cell>
          <table:table-cell office:value-type="float" office:value="2672201443" calcext:value-type="float">
            <text:p>2672201443</text:p>
          </table:table-cell>
        </table:table-row>
        <table:table-row table:style-name="ro1">
          <table:table-cell table:number-columns-repeated="3"/>
          <table:table-cell office:value-type="float" office:value="796" calcext:value-type="float">
            <text:p>796</text:p>
          </table:table-cell>
          <table:table-cell office:value-type="float" office:value="2682307476" calcext:value-type="float">
            <text:p>2682307476</text:p>
          </table:table-cell>
        </table:table-row>
        <table:table-row table:style-name="ro1">
          <table:table-cell table:number-columns-repeated="3"/>
          <table:table-cell office:value-type="float" office:value="797" calcext:value-type="float">
            <text:p>797</text:p>
          </table:table-cell>
          <table:table-cell office:value-type="float" office:value="2692438957" calcext:value-type="float">
            <text:p>2692438957</text:p>
          </table:table-cell>
        </table:table-row>
        <table:table-row table:style-name="ro1">
          <table:table-cell table:number-columns-repeated="3"/>
          <table:table-cell office:value-type="float" office:value="798" calcext:value-type="float">
            <text:p>798</text:p>
          </table:table-cell>
          <table:table-cell office:value-type="float" office:value="2702595918" calcext:value-type="float">
            <text:p>2702595918</text:p>
          </table:table-cell>
        </table:table-row>
        <table:table-row table:style-name="ro1">
          <table:table-cell table:number-columns-repeated="3"/>
          <table:table-cell office:value-type="float" office:value="799" calcext:value-type="float">
            <text:p>799</text:p>
          </table:table-cell>
          <table:table-cell office:value-type="float" office:value="2712778391" calcext:value-type="float">
            <text:p>2712778391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722986408" calcext:value-type="float">
            <text:p>2722986408</text:p>
          </table:table-cell>
        </table:table-row>
        <table:table-row table:style-name="ro1">
          <table:table-cell table:number-columns-repeated="3"/>
          <table:table-cell office:value-type="float" office:value="801" calcext:value-type="float">
            <text:p>801</text:p>
          </table:table-cell>
          <table:table-cell office:value-type="float" office:value="2733220001" calcext:value-type="float">
            <text:p>2733220001</text:p>
          </table:table-cell>
        </table:table-row>
        <table:table-row table:style-name="ro1">
          <table:table-cell table:number-columns-repeated="3"/>
          <table:table-cell office:value-type="float" office:value="802" calcext:value-type="float">
            <text:p>802</text:p>
          </table:table-cell>
          <table:table-cell office:value-type="float" office:value="2743479202" calcext:value-type="float">
            <text:p>2743479202</text:p>
          </table:table-cell>
        </table:table-row>
        <table:table-row table:style-name="ro1">
          <table:table-cell table:number-columns-repeated="3"/>
          <table:table-cell office:value-type="float" office:value="803" calcext:value-type="float">
            <text:p>803</text:p>
          </table:table-cell>
          <table:table-cell office:value-type="float" office:value="2753764043" calcext:value-type="float">
            <text:p>2753764043</text:p>
          </table:table-cell>
        </table:table-row>
        <table:table-row table:style-name="ro1">
          <table:table-cell table:number-columns-repeated="3"/>
          <table:table-cell office:value-type="float" office:value="804" calcext:value-type="float">
            <text:p>804</text:p>
          </table:table-cell>
          <table:table-cell office:value-type="float" office:value="2764074556" calcext:value-type="float">
            <text:p>2764074556</text:p>
          </table:table-cell>
        </table:table-row>
        <table:table-row table:style-name="ro1"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2774410773" calcext:value-type="float">
            <text:p>2774410773</text:p>
          </table:table-cell>
        </table:table-row>
        <table:table-row table:style-name="ro1">
          <table:table-cell table:number-columns-repeated="3"/>
          <table:table-cell office:value-type="float" office:value="806" calcext:value-type="float">
            <text:p>806</text:p>
          </table:table-cell>
          <table:table-cell office:value-type="float" office:value="2784772726" calcext:value-type="float">
            <text:p>2784772726</text:p>
          </table:table-cell>
        </table:table-row>
        <table:table-row table:style-name="ro1">
          <table:table-cell table:number-columns-repeated="3"/>
          <table:table-cell office:value-type="float" office:value="807" calcext:value-type="float">
            <text:p>807</text:p>
          </table:table-cell>
          <table:table-cell office:value-type="float" office:value="2795160447" calcext:value-type="float">
            <text:p>2795160447</text:p>
          </table:table-cell>
        </table:table-row>
        <table:table-row table:style-name="ro1">
          <table:table-cell table:number-columns-repeated="3"/>
          <table:table-cell office:value-type="float" office:value="808" calcext:value-type="float">
            <text:p>808</text:p>
          </table:table-cell>
          <table:table-cell office:value-type="float" office:value="2805573968" calcext:value-type="float">
            <text:p>2805573968</text:p>
          </table:table-cell>
        </table:table-row>
        <table:table-row table:style-name="ro1">
          <table:table-cell table:number-columns-repeated="3"/>
          <table:table-cell office:value-type="float" office:value="809" calcext:value-type="float">
            <text:p>809</text:p>
          </table:table-cell>
          <table:table-cell office:value-type="float" office:value="2816013321" calcext:value-type="float">
            <text:p>2816013321</text:p>
          </table:table-cell>
        </table:table-row>
        <table:table-row table:style-name="ro1">
          <table:table-cell table:number-columns-repeated="3"/>
          <table:table-cell office:value-type="float" office:value="810" calcext:value-type="float">
            <text:p>810</text:p>
          </table:table-cell>
          <table:table-cell office:value-type="float" office:value="2826478538" calcext:value-type="float">
            <text:p>2826478538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office:value-type="float" office:value="2836969651" calcext:value-type="float">
            <text:p>2836969651</text:p>
          </table:table-cell>
        </table:table-row>
        <table:table-row table:style-name="ro1">
          <table:table-cell table:number-columns-repeated="3"/>
          <table:table-cell office:value-type="float" office:value="812" calcext:value-type="float">
            <text:p>812</text:p>
          </table:table-cell>
          <table:table-cell office:value-type="float" office:value="2847486692" calcext:value-type="float">
            <text:p>2847486692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2858029693" calcext:value-type="float">
            <text:p>2858029693</text:p>
          </table:table-cell>
        </table:table-row>
        <table:table-row table:style-name="ro1"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2868598686" calcext:value-type="float">
            <text:p>2868598686</text:p>
          </table:table-cell>
        </table:table-row>
        <table:table-row table:style-name="ro1">
          <table:table-cell table:number-columns-repeated="3"/>
          <table:table-cell office:value-type="float" office:value="815" calcext:value-type="float">
            <text:p>815</text:p>
          </table:table-cell>
          <table:table-cell office:value-type="float" office:value="2879193703" calcext:value-type="float">
            <text:p>2879193703</text:p>
          </table:table-cell>
        </table:table-row>
        <table:table-row table:style-name="ro1">
          <table:table-cell table:number-columns-repeated="3"/>
          <table:table-cell office:value-type="float" office:value="816" calcext:value-type="float">
            <text:p>816</text:p>
          </table:table-cell>
          <table:table-cell office:value-type="float" office:value="2889814776" calcext:value-type="float">
            <text:p>2889814776</text:p>
          </table:table-cell>
        </table:table-row>
        <table:table-row table:style-name="ro1">
          <table:table-cell table:number-columns-repeated="3"/>
          <table:table-cell office:value-type="float" office:value="817" calcext:value-type="float">
            <text:p>817</text:p>
          </table:table-cell>
          <table:table-cell office:value-type="float" office:value="2900461937" calcext:value-type="float">
            <text:p>2900461937</text:p>
          </table:table-cell>
        </table:table-row>
        <table:table-row table:style-name="ro1">
          <table:table-cell table:number-columns-repeated="3"/>
          <table:table-cell office:value-type="float" office:value="818" calcext:value-type="float">
            <text:p>818</text:p>
          </table:table-cell>
          <table:table-cell office:value-type="float" office:value="2911135218" calcext:value-type="float">
            <text:p>2911135218</text:p>
          </table:table-cell>
        </table:table-row>
        <table:table-row table:style-name="ro1">
          <table:table-cell table:number-columns-repeated="3"/>
          <table:table-cell office:value-type="float" office:value="819" calcext:value-type="float">
            <text:p>819</text:p>
          </table:table-cell>
          <table:table-cell office:value-type="float" office:value="2921834651" calcext:value-type="float">
            <text:p>2921834651</text:p>
          </table:table-cell>
        </table:table-row>
        <table:table-row table:style-name="ro1"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2932560268" calcext:value-type="float">
            <text:p>2932560268</text:p>
          </table:table-cell>
        </table:table-row>
        <table:table-row table:style-name="ro1">
          <table:table-cell table:number-columns-repeated="3"/>
          <table:table-cell office:value-type="float" office:value="821" calcext:value-type="float">
            <text:p>821</text:p>
          </table:table-cell>
          <table:table-cell office:value-type="float" office:value="2943312101" calcext:value-type="float">
            <text:p>2943312101</text:p>
          </table:table-cell>
        </table:table-row>
        <table:table-row table:style-name="ro1">
          <table:table-cell table:number-columns-repeated="3"/>
          <table:table-cell office:value-type="float" office:value="822" calcext:value-type="float">
            <text:p>822</text:p>
          </table:table-cell>
          <table:table-cell office:value-type="float" office:value="2954090182" calcext:value-type="float">
            <text:p>2954090182</text:p>
          </table:table-cell>
        </table:table-row>
        <table:table-row table:style-name="ro1">
          <table:table-cell table:number-columns-repeated="3"/>
          <table:table-cell office:value-type="float" office:value="823" calcext:value-type="float">
            <text:p>823</text:p>
          </table:table-cell>
          <table:table-cell office:value-type="float" office:value="2964894543" calcext:value-type="float">
            <text:p>2964894543</text:p>
          </table:table-cell>
        </table:table-row>
        <table:table-row table:style-name="ro1">
          <table:table-cell table:number-columns-repeated="3"/>
          <table:table-cell office:value-type="float" office:value="824" calcext:value-type="float">
            <text:p>824</text:p>
          </table:table-cell>
          <table:table-cell office:value-type="float" office:value="2975725216" calcext:value-type="float">
            <text:p>2975725216</text:p>
          </table:table-cell>
        </table:table-row>
        <table:table-row table:style-name="ro1">
          <table:table-cell table:number-columns-repeated="3"/>
          <table:table-cell office:value-type="float" office:value="825" calcext:value-type="float">
            <text:p>825</text:p>
          </table:table-cell>
          <table:table-cell office:value-type="float" office:value="2986582233" calcext:value-type="float">
            <text:p>2986582233</text:p>
          </table:table-cell>
        </table:table-row>
        <table:table-row table:style-name="ro1">
          <table:table-cell table:number-columns-repeated="3"/>
          <table:table-cell office:value-type="float" office:value="826" calcext:value-type="float">
            <text:p>826</text:p>
          </table:table-cell>
          <table:table-cell office:value-type="float" office:value="2997465626" calcext:value-type="float">
            <text:p>2997465626</text:p>
          </table:table-cell>
        </table:table-row>
        <table:table-row table:style-name="ro1">
          <table:table-cell table:number-columns-repeated="3"/>
          <table:table-cell office:value-type="float" office:value="827" calcext:value-type="float">
            <text:p>827</text:p>
          </table:table-cell>
          <table:table-cell office:value-type="float" office:value="3008375427" calcext:value-type="float">
            <text:p>3008375427</text:p>
          </table:table-cell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3019311668" calcext:value-type="float">
            <text:p>3019311668</text:p>
          </table:table-cell>
        </table:table-row>
        <table:table-row table:style-name="ro1">
          <table:table-cell table:number-columns-repeated="3"/>
          <table:table-cell office:value-type="float" office:value="829" calcext:value-type="float">
            <text:p>829</text:p>
          </table:table-cell>
          <table:table-cell office:value-type="float" office:value="3030274381" calcext:value-type="float">
            <text:p>3030274381</text:p>
          </table:table-cell>
        </table:table-row>
        <table:table-row table:style-name="ro1">
          <table:table-cell table:number-columns-repeated="3"/>
          <table:table-cell office:value-type="float" office:value="830" calcext:value-type="float">
            <text:p>830</text:p>
          </table:table-cell>
          <table:table-cell office:value-type="float" office:value="3041263598" calcext:value-type="float">
            <text:p>3041263598</text:p>
          </table:table-cell>
        </table:table-row>
        <table:table-row table:style-name="ro1">
          <table:table-cell table:number-columns-repeated="3"/>
          <table:table-cell office:value-type="float" office:value="831" calcext:value-type="float">
            <text:p>831</text:p>
          </table:table-cell>
          <table:table-cell office:value-type="float" office:value="3052279351" calcext:value-type="float">
            <text:p>3052279351</text:p>
          </table:table-cell>
        </table:table-row>
        <table:table-row table:style-name="ro1">
          <table:table-cell table:number-columns-repeated="3"/>
          <table:table-cell office:value-type="float" office:value="832" calcext:value-type="float">
            <text:p>832</text:p>
          </table:table-cell>
          <table:table-cell office:value-type="float" office:value="3063321672" calcext:value-type="float">
            <text:p>3063321672</text:p>
          </table:table-cell>
        </table:table-row>
        <table:table-row table:style-name="ro1">
          <table:table-cell table:number-columns-repeated="3"/>
          <table:table-cell office:value-type="float" office:value="833" calcext:value-type="float">
            <text:p>833</text:p>
          </table:table-cell>
          <table:table-cell office:value-type="float" office:value="3074390593" calcext:value-type="float">
            <text:p>3074390593</text:p>
          </table:table-cell>
        </table:table-row>
        <table:table-row table:style-name="ro1"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3085486146" calcext:value-type="float">
            <text:p>3085486146</text:p>
          </table:table-cell>
        </table:table-row>
        <table:table-row table:style-name="ro1">
          <table:table-cell table:number-columns-repeated="3"/>
          <table:table-cell office:value-type="float" office:value="835" calcext:value-type="float">
            <text:p>835</text:p>
          </table:table-cell>
          <table:table-cell office:value-type="float" office:value="3096608363" calcext:value-type="float">
            <text:p>3096608363</text:p>
          </table:table-cell>
        </table:table-row>
        <table:table-row table:style-name="ro1"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3107757276" calcext:value-type="float">
            <text:p>3107757276</text:p>
          </table:table-cell>
        </table:table-row>
        <table:table-row table:style-name="ro1">
          <table:table-cell table:number-columns-repeated="3"/>
          <table:table-cell office:value-type="float" office:value="837" calcext:value-type="float">
            <text:p>837</text:p>
          </table:table-cell>
          <table:table-cell office:value-type="float" office:value="3118932917" calcext:value-type="float">
            <text:p>3118932917</text:p>
          </table:table-cell>
        </table:table-row>
        <table:table-row table:style-name="ro1">
          <table:table-cell table:number-columns-repeated="3"/>
          <table:table-cell office:value-type="float" office:value="838" calcext:value-type="float">
            <text:p>838</text:p>
          </table:table-cell>
          <table:table-cell office:value-type="float" office:value="3130135318" calcext:value-type="float">
            <text:p>3130135318</text:p>
          </table:table-cell>
        </table:table-row>
        <table:table-row table:style-name="ro1">
          <table:table-cell table:number-columns-repeated="3"/>
          <table:table-cell office:value-type="float" office:value="839" calcext:value-type="float">
            <text:p>839</text:p>
          </table:table-cell>
          <table:table-cell office:value-type="float" office:value="3141364511" calcext:value-type="float">
            <text:p>3141364511</text:p>
          </table:table-cell>
        </table:table-row>
        <table:table-row table:style-name="ro1">
          <table:table-cell table:number-columns-repeated="3"/>
          <table:table-cell office:value-type="float" office:value="840" calcext:value-type="float">
            <text:p>840</text:p>
          </table:table-cell>
          <table:table-cell office:value-type="float" office:value="3152620528" calcext:value-type="float">
            <text:p>3152620528</text:p>
          </table:table-cell>
        </table:table-row>
        <table:table-row table:style-name="ro1">
          <table:table-cell table:number-columns-repeated="3"/>
          <table:table-cell office:value-type="float" office:value="841" calcext:value-type="float">
            <text:p>841</text:p>
          </table:table-cell>
          <table:table-cell office:value-type="float" office:value="3163903401" calcext:value-type="float">
            <text:p>3163903401</text:p>
          </table:table-cell>
        </table:table-row>
        <table:table-row table:style-name="ro1">
          <table:table-cell table:number-columns-repeated="3"/>
          <table:table-cell office:value-type="float" office:value="842" calcext:value-type="float">
            <text:p>842</text:p>
          </table:table-cell>
          <table:table-cell office:value-type="float" office:value="3175213162" calcext:value-type="float">
            <text:p>3175213162</text:p>
          </table:table-cell>
        </table:table-row>
        <table:table-row table:style-name="ro1"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3186549843" calcext:value-type="float">
            <text:p>3186549843</text:p>
          </table:table-cell>
        </table:table-row>
        <table:table-row table:style-name="ro1">
          <table:table-cell table:number-columns-repeated="3"/>
          <table:table-cell office:value-type="float" office:value="844" calcext:value-type="float">
            <text:p>844</text:p>
          </table:table-cell>
          <table:table-cell office:value-type="float" office:value="3197913476" calcext:value-type="float">
            <text:p>3197913476</text:p>
          </table:table-cell>
        </table:table-row>
        <table:table-row table:style-name="ro1">
          <table:table-cell table:number-columns-repeated="3"/>
          <table:table-cell office:value-type="float" office:value="845" calcext:value-type="float">
            <text:p>845</text:p>
          </table:table-cell>
          <table:table-cell office:value-type="float" office:value="3209304093" calcext:value-type="float">
            <text:p>3209304093</text:p>
          </table:table-cell>
        </table:table-row>
        <table:table-row table:style-name="ro1">
          <table:table-cell table:number-columns-repeated="3"/>
          <table:table-cell office:value-type="float" office:value="846" calcext:value-type="float">
            <text:p>846</text:p>
          </table:table-cell>
          <table:table-cell office:value-type="float" office:value="3220721726" calcext:value-type="float">
            <text:p>3220721726</text:p>
          </table:table-cell>
        </table:table-row>
        <table:table-row table:style-name="ro1">
          <table:table-cell table:number-columns-repeated="3"/>
          <table:table-cell office:value-type="float" office:value="847" calcext:value-type="float">
            <text:p>847</text:p>
          </table:table-cell>
          <table:table-cell office:value-type="float" office:value="3232166407" calcext:value-type="float">
            <text:p>3232166407</text:p>
          </table:table-cell>
        </table:table-row>
        <table:table-row table:style-name="ro1">
          <table:table-cell table:number-columns-repeated="3"/>
          <table:table-cell office:value-type="float" office:value="848" calcext:value-type="float">
            <text:p>848</text:p>
          </table:table-cell>
          <table:table-cell office:value-type="float" office:value="3243638168" calcext:value-type="float">
            <text:p>3243638168</text:p>
          </table:table-cell>
        </table:table-row>
        <table:table-row table:style-name="ro1">
          <table:table-cell table:number-columns-repeated="3"/>
          <table:table-cell office:value-type="float" office:value="849" calcext:value-type="float">
            <text:p>849</text:p>
          </table:table-cell>
          <table:table-cell office:value-type="float" office:value="3255137041" calcext:value-type="float">
            <text:p>3255137041</text:p>
          </table:table-cell>
        </table:table-row>
        <table:table-row table:style-name="ro1"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3266663058" calcext:value-type="float">
            <text:p>3266663058</text:p>
          </table:table-cell>
        </table:table-row>
        <table:table-row table:style-name="ro1">
          <table:table-cell table:number-columns-repeated="3"/>
          <table:table-cell office:value-type="float" office:value="851" calcext:value-type="float">
            <text:p>851</text:p>
          </table:table-cell>
          <table:table-cell office:value-type="float" office:value="3278216251" calcext:value-type="float">
            <text:p>3278216251</text:p>
          </table:table-cell>
        </table:table-row>
        <table:table-row table:style-name="ro1">
          <table:table-cell table:number-columns-repeated="3"/>
          <table:table-cell office:value-type="float" office:value="852" calcext:value-type="float">
            <text:p>852</text:p>
          </table:table-cell>
          <table:table-cell office:value-type="float" office:value="3289796652" calcext:value-type="float">
            <text:p>3289796652</text:p>
          </table:table-cell>
        </table:table-row>
        <table:table-row table:style-name="ro1">
          <table:table-cell table:number-columns-repeated="3"/>
          <table:table-cell office:value-type="float" office:value="853" calcext:value-type="float">
            <text:p>853</text:p>
          </table:table-cell>
          <table:table-cell office:value-type="float" office:value="3301404293" calcext:value-type="float">
            <text:p>3301404293</text:p>
          </table:table-cell>
        </table:table-row>
        <table:table-row table:style-name="ro1">
          <table:table-cell table:number-columns-repeated="3"/>
          <table:table-cell office:value-type="float" office:value="854" calcext:value-type="float">
            <text:p>854</text:p>
          </table:table-cell>
          <table:table-cell office:value-type="float" office:value="3313039206" calcext:value-type="float">
            <text:p>3313039206</text:p>
          </table:table-cell>
        </table:table-row>
        <table:table-row table:style-name="ro1">
          <table:table-cell table:number-columns-repeated="3"/>
          <table:table-cell office:value-type="float" office:value="855" calcext:value-type="float">
            <text:p>855</text:p>
          </table:table-cell>
          <table:table-cell office:value-type="float" office:value="3324701423" calcext:value-type="float">
            <text:p>3324701423</text:p>
          </table:table-cell>
        </table:table-row>
        <table:table-row table:style-name="ro1">
          <table:table-cell table:number-columns-repeated="3"/>
          <table:table-cell office:value-type="float" office:value="856" calcext:value-type="float">
            <text:p>856</text:p>
          </table:table-cell>
          <table:table-cell office:value-type="float" office:value="3336390976" calcext:value-type="float">
            <text:p>3336390976</text:p>
          </table:table-cell>
        </table:table-row>
        <table:table-row table:style-name="ro1">
          <table:table-cell table:number-columns-repeated="3"/>
          <table:table-cell office:value-type="float" office:value="857" calcext:value-type="float">
            <text:p>857</text:p>
          </table:table-cell>
          <table:table-cell office:value-type="float" office:value="3348107897" calcext:value-type="float">
            <text:p>3348107897</text:p>
          </table:table-cell>
        </table:table-row>
        <table:table-row table:style-name="ro1">
          <table:table-cell table:number-columns-repeated="3"/>
          <table:table-cell office:value-type="float" office:value="858" calcext:value-type="float">
            <text:p>858</text:p>
          </table:table-cell>
          <table:table-cell office:value-type="float" office:value="3359852218" calcext:value-type="float">
            <text:p>3359852218</text:p>
          </table:table-cell>
        </table:table-row>
        <table:table-row table:style-name="ro1">
          <table:table-cell table:number-columns-repeated="3"/>
          <table:table-cell office:value-type="float" office:value="859" calcext:value-type="float">
            <text:p>859</text:p>
          </table:table-cell>
          <table:table-cell office:value-type="float" office:value="3371623971" calcext:value-type="float">
            <text:p>3371623971</text:p>
          </table:table-cell>
        </table:table-row>
        <table:table-row table:style-name="ro1"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3383423188" calcext:value-type="float">
            <text:p>3383423188</text:p>
          </table:table-cell>
        </table:table-row>
        <table:table-row table:style-name="ro1">
          <table:table-cell table:number-columns-repeated="3"/>
          <table:table-cell office:value-type="float" office:value="861" calcext:value-type="float">
            <text:p>861</text:p>
          </table:table-cell>
          <table:table-cell office:value-type="float" office:value="3395249901" calcext:value-type="float">
            <text:p>3395249901</text:p>
          </table:table-cell>
        </table:table-row>
        <table:table-row table:style-name="ro1">
          <table:table-cell table:number-columns-repeated="3"/>
          <table:table-cell office:value-type="float" office:value="862" calcext:value-type="float">
            <text:p>862</text:p>
          </table:table-cell>
          <table:table-cell office:value-type="float" office:value="3407104142" calcext:value-type="float">
            <text:p>3407104142</text:p>
          </table:table-cell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3418985943" calcext:value-type="float">
            <text:p>3418985943</text:p>
          </table:table-cell>
        </table:table-row>
        <table:table-row table:style-name="ro1">
          <table:table-cell table:number-columns-repeated="3"/>
          <table:table-cell office:value-type="float" office:value="864" calcext:value-type="float">
            <text:p>864</text:p>
          </table:table-cell>
          <table:table-cell office:value-type="float" office:value="3430895336" calcext:value-type="float">
            <text:p>3430895336</text:p>
          </table:table-cell>
        </table:table-row>
        <table:table-row table:style-name="ro1">
          <table:table-cell table:number-columns-repeated="3"/>
          <table:table-cell office:value-type="float" office:value="865" calcext:value-type="float">
            <text:p>865</text:p>
          </table:table-cell>
          <table:table-cell office:value-type="float" office:value="3442832353" calcext:value-type="float">
            <text:p>3442832353</text:p>
          </table:table-cell>
        </table:table-row>
        <table:table-row table:style-name="ro1">
          <table:table-cell table:number-columns-repeated="3"/>
          <table:table-cell office:value-type="float" office:value="866" calcext:value-type="float">
            <text:p>866</text:p>
          </table:table-cell>
          <table:table-cell office:value-type="float" office:value="3454797026" calcext:value-type="float">
            <text:p>3454797026</text:p>
          </table:table-cell>
        </table:table-row>
        <table:table-row table:style-name="ro1">
          <table:table-cell table:number-columns-repeated="3"/>
          <table:table-cell office:value-type="float" office:value="867" calcext:value-type="float">
            <text:p>867</text:p>
          </table:table-cell>
          <table:table-cell office:value-type="float" office:value="3466789387" calcext:value-type="float">
            <text:p>3466789387</text:p>
          </table:table-cell>
        </table:table-row>
        <table:table-row table:style-name="ro1">
          <table:table-cell table:number-columns-repeated="3"/>
          <table:table-cell office:value-type="float" office:value="868" calcext:value-type="float">
            <text:p>868</text:p>
          </table:table-cell>
          <table:table-cell office:value-type="float" office:value="3478809468" calcext:value-type="float">
            <text:p>3478809468</text:p>
          </table:table-cell>
        </table:table-row>
        <table:table-row table:style-name="ro1">
          <table:table-cell table:number-columns-repeated="3"/>
          <table:table-cell office:value-type="float" office:value="869" calcext:value-type="float">
            <text:p>869</text:p>
          </table:table-cell>
          <table:table-cell office:value-type="float" office:value="3490857301" calcext:value-type="float">
            <text:p>3490857301</text:p>
          </table:table-cell>
        </table:table-row>
        <table:table-row table:style-name="ro1">
          <table:table-cell table:number-columns-repeated="3"/>
          <table:table-cell office:value-type="float" office:value="870" calcext:value-type="float">
            <text:p>870</text:p>
          </table:table-cell>
          <table:table-cell office:value-type="float" office:value="3502932918" calcext:value-type="float">
            <text:p>3502932918</text:p>
          </table:table-cell>
        </table:table-row>
        <table:table-row table:style-name="ro1">
          <table:table-cell table:number-columns-repeated="3"/>
          <table:table-cell office:value-type="float" office:value="871" calcext:value-type="float">
            <text:p>871</text:p>
          </table:table-cell>
          <table:table-cell office:value-type="float" office:value="3515036351" calcext:value-type="float">
            <text:p>3515036351</text:p>
          </table:table-cell>
        </table:table-row>
        <table:table-row table:style-name="ro1">
          <table:table-cell table:number-columns-repeated="3"/>
          <table:table-cell office:value-type="float" office:value="872" calcext:value-type="float">
            <text:p>872</text:p>
          </table:table-cell>
          <table:table-cell office:value-type="float" office:value="3527167632" calcext:value-type="float">
            <text:p>3527167632</text:p>
          </table:table-cell>
        </table:table-row>
        <table:table-row table:style-name="ro1">
          <table:table-cell table:number-columns-repeated="3"/>
          <table:table-cell office:value-type="float" office:value="873" calcext:value-type="float">
            <text:p>873</text:p>
          </table:table-cell>
          <table:table-cell office:value-type="float" office:value="3539326793" calcext:value-type="float">
            <text:p>3539326793</text:p>
          </table:table-cell>
        </table:table-row>
        <table:table-row table:style-name="ro1">
          <table:table-cell table:number-columns-repeated="3"/>
          <table:table-cell office:value-type="float" office:value="874" calcext:value-type="float">
            <text:p>874</text:p>
          </table:table-cell>
          <table:table-cell office:value-type="float" office:value="3551513866" calcext:value-type="float">
            <text:p>3551513866</text:p>
          </table:table-cell>
        </table:table-row>
        <table:table-row table:style-name="ro1">
          <table:table-cell table:number-columns-repeated="3"/>
          <table:table-cell office:value-type="float" office:value="875" calcext:value-type="float">
            <text:p>875</text:p>
          </table:table-cell>
          <table:table-cell office:value-type="float" office:value="3563728883" calcext:value-type="float">
            <text:p>3563728883</text:p>
          </table:table-cell>
        </table:table-row>
        <table:table-row table:style-name="ro1">
          <table:table-cell table:number-columns-repeated="3"/>
          <table:table-cell office:value-type="float" office:value="876" calcext:value-type="float">
            <text:p>876</text:p>
          </table:table-cell>
          <table:table-cell office:value-type="float" office:value="3575971876" calcext:value-type="float">
            <text:p>3575971876</text:p>
          </table:table-cell>
        </table:table-row>
        <table:table-row table:style-name="ro1">
          <table:table-cell table:number-columns-repeated="3"/>
          <table:table-cell office:value-type="float" office:value="877" calcext:value-type="float">
            <text:p>877</text:p>
          </table:table-cell>
          <table:table-cell office:value-type="float" office:value="3588242877" calcext:value-type="float">
            <text:p>3588242877</text:p>
          </table:table-cell>
        </table:table-row>
        <table:table-row table:style-name="ro1">
          <table:table-cell table:number-columns-repeated="3"/>
          <table:table-cell office:value-type="float" office:value="878" calcext:value-type="float">
            <text:p>878</text:p>
          </table:table-cell>
          <table:table-cell office:value-type="float" office:value="3600541918" calcext:value-type="float">
            <text:p>3600541918</text:p>
          </table:table-cell>
        </table:table-row>
        <table:table-row table:style-name="ro1">
          <table:table-cell table:number-columns-repeated="3"/>
          <table:table-cell office:value-type="float" office:value="879" calcext:value-type="float">
            <text:p>879</text:p>
          </table:table-cell>
          <table:table-cell office:value-type="float" office:value="3612869031" calcext:value-type="float">
            <text:p>3612869031</text:p>
          </table:table-cell>
        </table:table-row>
        <table:table-row table:style-name="ro1"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3625224248" calcext:value-type="float">
            <text:p>3625224248</text:p>
          </table:table-cell>
        </table:table-row>
        <table:table-row table:style-name="ro1">
          <table:table-cell table:number-columns-repeated="3"/>
          <table:table-cell office:value-type="float" office:value="881" calcext:value-type="float">
            <text:p>881</text:p>
          </table:table-cell>
          <table:table-cell office:value-type="float" office:value="3637607601" calcext:value-type="float">
            <text:p>3637607601</text:p>
          </table:table-cell>
        </table:table-row>
        <table:table-row table:style-name="ro1">
          <table:table-cell table:number-columns-repeated="3"/>
          <table:table-cell office:value-type="float" office:value="882" calcext:value-type="float">
            <text:p>882</text:p>
          </table:table-cell>
          <table:table-cell office:value-type="float" office:value="3650019122" calcext:value-type="float">
            <text:p>3650019122</text:p>
          </table:table-cell>
        </table:table-row>
        <table:table-row table:style-name="ro1">
          <table:table-cell table:number-columns-repeated="3"/>
          <table:table-cell office:value-type="float" office:value="883" calcext:value-type="float">
            <text:p>883</text:p>
          </table:table-cell>
          <table:table-cell office:value-type="float" office:value="3662458843" calcext:value-type="float">
            <text:p>3662458843</text:p>
          </table:table-cell>
        </table:table-row>
        <table:table-row table:style-name="ro1">
          <table:table-cell table:number-columns-repeated="3"/>
          <table:table-cell office:value-type="float" office:value="884" calcext:value-type="float">
            <text:p>884</text:p>
          </table:table-cell>
          <table:table-cell office:value-type="float" office:value="3674926796" calcext:value-type="float">
            <text:p>3674926796</text:p>
          </table:table-cell>
        </table:table-row>
        <table:table-row table:style-name="ro1">
          <table:table-cell table:number-columns-repeated="3"/>
          <table:table-cell office:value-type="float" office:value="885" calcext:value-type="float">
            <text:p>885</text:p>
          </table:table-cell>
          <table:table-cell office:value-type="float" office:value="3687423013" calcext:value-type="float">
            <text:p>3687423013</text:p>
          </table:table-cell>
        </table:table-row>
        <table:table-row table:style-name="ro1">
          <table:table-cell table:number-columns-repeated="3"/>
          <table:table-cell office:value-type="float" office:value="886" calcext:value-type="float">
            <text:p>886</text:p>
          </table:table-cell>
          <table:table-cell office:value-type="float" office:value="3699947526" calcext:value-type="float">
            <text:p>3699947526</text:p>
          </table:table-cell>
        </table:table-row>
        <table:table-row table:style-name="ro1">
          <table:table-cell table:number-columns-repeated="3"/>
          <table:table-cell office:value-type="float" office:value="887" calcext:value-type="float">
            <text:p>887</text:p>
          </table:table-cell>
          <table:table-cell office:value-type="float" office:value="3712500367" calcext:value-type="float">
            <text:p>3712500367</text:p>
          </table:table-cell>
        </table:table-row>
        <table:table-row table:style-name="ro1">
          <table:table-cell table:number-columns-repeated="3"/>
          <table:table-cell office:value-type="float" office:value="888" calcext:value-type="float">
            <text:p>888</text:p>
          </table:table-cell>
          <table:table-cell office:value-type="float" office:value="3725081568" calcext:value-type="float">
            <text:p>3725081568</text:p>
          </table:table-cell>
        </table:table-row>
        <table:table-row table:style-name="ro1">
          <table:table-cell table:number-columns-repeated="3"/>
          <table:table-cell office:value-type="float" office:value="889" calcext:value-type="float">
            <text:p>889</text:p>
          </table:table-cell>
          <table:table-cell office:value-type="float" office:value="3737691161" calcext:value-type="float">
            <text:p>3737691161</text:p>
          </table:table-cell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office:value-type="float" office:value="3750329178" calcext:value-type="float">
            <text:p>3750329178</text:p>
          </table:table-cell>
        </table:table-row>
        <table:table-row table:style-name="ro1">
          <table:table-cell table:number-columns-repeated="3"/>
          <table:table-cell office:value-type="float" office:value="891" calcext:value-type="float">
            <text:p>891</text:p>
          </table:table-cell>
          <table:table-cell office:value-type="float" office:value="3762995651" calcext:value-type="float">
            <text:p>3762995651</text:p>
          </table:table-cell>
        </table:table-row>
        <table:table-row table:style-name="ro1">
          <table:table-cell table:number-columns-repeated="3"/>
          <table:table-cell office:value-type="float" office:value="892" calcext:value-type="float">
            <text:p>892</text:p>
          </table:table-cell>
          <table:table-cell office:value-type="float" office:value="3775690612" calcext:value-type="float">
            <text:p>3775690612</text:p>
          </table:table-cell>
        </table:table-row>
        <table:table-row table:style-name="ro1">
          <table:table-cell table:number-columns-repeated="3"/>
          <table:table-cell office:value-type="float" office:value="893" calcext:value-type="float">
            <text:p>893</text:p>
          </table:table-cell>
          <table:table-cell office:value-type="float" office:value="3788414093" calcext:value-type="float">
            <text:p>3788414093</text:p>
          </table:table-cell>
        </table:table-row>
        <table:table-row table:style-name="ro1">
          <table:table-cell table:number-columns-repeated="3"/>
          <table:table-cell office:value-type="float" office:value="894" calcext:value-type="float">
            <text:p>894</text:p>
          </table:table-cell>
          <table:table-cell office:value-type="float" office:value="3801166126" calcext:value-type="float">
            <text:p>3801166126</text:p>
          </table:table-cell>
        </table:table-row>
        <table:table-row table:style-name="ro1">
          <table:table-cell table:number-columns-repeated="3"/>
          <table:table-cell office:value-type="float" office:value="895" calcext:value-type="float">
            <text:p>895</text:p>
          </table:table-cell>
          <table:table-cell office:value-type="float" office:value="3813946743" calcext:value-type="float">
            <text:p>3813946743</text:p>
          </table:table-cell>
        </table:table-row>
        <table:table-row table:style-name="ro1">
          <table:table-cell table:number-columns-repeated="3"/>
          <table:table-cell office:value-type="float" office:value="896" calcext:value-type="float">
            <text:p>896</text:p>
          </table:table-cell>
          <table:table-cell office:value-type="float" office:value="3826755976" calcext:value-type="float">
            <text:p>3826755976</text:p>
          </table:table-cell>
        </table:table-row>
        <table:table-row table:style-name="ro1">
          <table:table-cell table:number-columns-repeated="3"/>
          <table:table-cell office:value-type="float" office:value="897" calcext:value-type="float">
            <text:p>897</text:p>
          </table:table-cell>
          <table:table-cell office:value-type="float" office:value="3839593857" calcext:value-type="float">
            <text:p>3839593857</text:p>
          </table:table-cell>
        </table:table-row>
        <table:table-row table:style-name="ro1">
          <table:table-cell table:number-columns-repeated="3"/>
          <table:table-cell office:value-type="float" office:value="898" calcext:value-type="float">
            <text:p>898</text:p>
          </table:table-cell>
          <table:table-cell office:value-type="float" office:value="3852460418" calcext:value-type="float">
            <text:p>3852460418</text:p>
          </table:table-cell>
        </table:table-row>
        <table:table-row table:style-name="ro1">
          <table:table-cell table:number-columns-repeated="3"/>
          <table:table-cell office:value-type="float" office:value="899" calcext:value-type="float">
            <text:p>899</text:p>
          </table:table-cell>
          <table:table-cell office:value-type="float" office:value="3865355691" calcext:value-type="float">
            <text:p>3865355691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3878279708" calcext:value-type="float">
            <text:p>3878279708</text:p>
          </table:table-cell>
        </table:table-row>
        <table:table-row table:style-name="ro1">
          <table:table-cell table:number-columns-repeated="3"/>
          <table:table-cell office:value-type="float" office:value="901" calcext:value-type="float">
            <text:p>901</text:p>
          </table:table-cell>
          <table:table-cell office:value-type="float" office:value="3891232501" calcext:value-type="float">
            <text:p>3891232501</text:p>
          </table:table-cell>
        </table:table-row>
        <table:table-row table:style-name="ro1">
          <table:table-cell table:number-columns-repeated="3"/>
          <table:table-cell office:value-type="float" office:value="902" calcext:value-type="float">
            <text:p>902</text:p>
          </table:table-cell>
          <table:table-cell office:value-type="float" office:value="3904214102" calcext:value-type="float">
            <text:p>3904214102</text:p>
          </table:table-cell>
        </table:table-row>
        <table:table-row table:style-name="ro1">
          <table:table-cell table:number-columns-repeated="3"/>
          <table:table-cell office:value-type="float" office:value="903" calcext:value-type="float">
            <text:p>903</text:p>
          </table:table-cell>
          <table:table-cell office:value-type="float" office:value="3917224543" calcext:value-type="float">
            <text:p>3917224543</text:p>
          </table:table-cell>
        </table:table-row>
        <table:table-row table:style-name="ro1">
          <table:table-cell table:number-columns-repeated="3"/>
          <table:table-cell office:value-type="float" office:value="904" calcext:value-type="float">
            <text:p>904</text:p>
          </table:table-cell>
          <table:table-cell office:value-type="float" office:value="3930263856" calcext:value-type="float">
            <text:p>3930263856</text:p>
          </table:table-cell>
        </table:table-row>
        <table:table-row table:style-name="ro1">
          <table:table-cell table:number-columns-repeated="3"/>
          <table:table-cell office:value-type="float" office:value="905" calcext:value-type="float">
            <text:p>905</text:p>
          </table:table-cell>
          <table:table-cell office:value-type="float" office:value="3943332073" calcext:value-type="float">
            <text:p>3943332073</text:p>
          </table:table-cell>
        </table:table-row>
        <table:table-row table:style-name="ro1">
          <table:table-cell table:number-columns-repeated="3"/>
          <table:table-cell office:value-type="float" office:value="906" calcext:value-type="float">
            <text:p>906</text:p>
          </table:table-cell>
          <table:table-cell office:value-type="float" office:value="3956429226" calcext:value-type="float">
            <text:p>3956429226</text:p>
          </table:table-cell>
        </table:table-row>
        <table:table-row table:style-name="ro1">
          <table:table-cell table:number-columns-repeated="3"/>
          <table:table-cell office:value-type="float" office:value="907" calcext:value-type="float">
            <text:p>907</text:p>
          </table:table-cell>
          <table:table-cell office:value-type="float" office:value="3969555347" calcext:value-type="float">
            <text:p>3969555347</text:p>
          </table:table-cell>
        </table:table-row>
        <table:table-row table:style-name="ro1">
          <table:table-cell table:number-columns-repeated="3"/>
          <table:table-cell office:value-type="float" office:value="908" calcext:value-type="float">
            <text:p>908</text:p>
          </table:table-cell>
          <table:table-cell office:value-type="float" office:value="3982710468" calcext:value-type="float">
            <text:p>3982710468</text:p>
          </table:table-cell>
        </table:table-row>
        <table:table-row table:style-name="ro1">
          <table:table-cell table:number-columns-repeated="3"/>
          <table:table-cell office:value-type="float" office:value="909" calcext:value-type="float">
            <text:p>909</text:p>
          </table:table-cell>
          <table:table-cell office:value-type="float" office:value="3995894621" calcext:value-type="float">
            <text:p>3995894621</text:p>
          </table:table-cell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4009107838" calcext:value-type="float">
            <text:p>4009107838</text:p>
          </table:table-cell>
        </table:table-row>
        <table:table-row table:style-name="ro1">
          <table:table-cell table:number-columns-repeated="3"/>
          <table:table-cell office:value-type="float" office:value="911" calcext:value-type="float">
            <text:p>911</text:p>
          </table:table-cell>
          <table:table-cell office:value-type="float" office:value="4022350151" calcext:value-type="float">
            <text:p>4022350151</text:p>
          </table:table-cell>
        </table:table-row>
        <table:table-row table:style-name="ro1">
          <table:table-cell table:number-columns-repeated="3"/>
          <table:table-cell office:value-type="float" office:value="912" calcext:value-type="float">
            <text:p>912</text:p>
          </table:table-cell>
          <table:table-cell office:value-type="float" office:value="4035621592" calcext:value-type="float">
            <text:p>4035621592</text:p>
          </table:table-cell>
        </table:table-row>
        <table:table-row table:style-name="ro1">
          <table:table-cell table:number-columns-repeated="3"/>
          <table:table-cell office:value-type="float" office:value="913" calcext:value-type="float">
            <text:p>913</text:p>
          </table:table-cell>
          <table:table-cell office:value-type="float" office:value="4048922193" calcext:value-type="float">
            <text:p>4048922193</text:p>
          </table:table-cell>
        </table:table-row>
        <table:table-row table:style-name="ro1">
          <table:table-cell table:number-columns-repeated="3"/>
          <table:table-cell office:value-type="float" office:value="914" calcext:value-type="float">
            <text:p>914</text:p>
          </table:table-cell>
          <table:table-cell office:value-type="float" office:value="4062251986" calcext:value-type="float">
            <text:p>4062251986</text:p>
          </table:table-cell>
        </table:table-row>
        <table:table-row table:style-name="ro1">
          <table:table-cell table:number-columns-repeated="3"/>
          <table:table-cell office:value-type="float" office:value="915" calcext:value-type="float">
            <text:p>915</text:p>
          </table:table-cell>
          <table:table-cell office:value-type="float" office:value="4075611003" calcext:value-type="float">
            <text:p>4075611003</text:p>
          </table:table-cell>
        </table:table-row>
        <table:table-row table:style-name="ro1">
          <table:table-cell table:number-columns-repeated="3"/>
          <table:table-cell office:value-type="float" office:value="916" calcext:value-type="float">
            <text:p>916</text:p>
          </table:table-cell>
          <table:table-cell office:value-type="float" office:value="4088999276" calcext:value-type="float">
            <text:p>4088999276</text:p>
          </table:table-cell>
        </table:table-row>
        <table:table-row table:style-name="ro1">
          <table:table-cell table:number-columns-repeated="3"/>
          <table:table-cell office:value-type="float" office:value="917" calcext:value-type="float">
            <text:p>917</text:p>
          </table:table-cell>
          <table:table-cell office:value-type="float" office:value="4102416837" calcext:value-type="float">
            <text:p>4102416837</text:p>
          </table:table-cell>
        </table:table-row>
        <table:table-row table:style-name="ro1"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4115863718" calcext:value-type="float">
            <text:p>4115863718</text:p>
          </table:table-cell>
        </table:table-row>
        <table:table-row table:style-name="ro1">
          <table:table-cell table:number-columns-repeated="3"/>
          <table:table-cell office:value-type="float" office:value="919" calcext:value-type="float">
            <text:p>919</text:p>
          </table:table-cell>
          <table:table-cell office:value-type="float" office:value="4129339951" calcext:value-type="float">
            <text:p>4129339951</text:p>
          </table:table-cell>
        </table:table-row>
        <table:table-row table:style-name="ro1">
          <table:table-cell table:number-columns-repeated="3"/>
          <table:table-cell office:value-type="float" office:value="920" calcext:value-type="float">
            <text:p>920</text:p>
          </table:table-cell>
          <table:table-cell office:value-type="float" office:value="4142845568" calcext:value-type="float">
            <text:p>4142845568</text:p>
          </table:table-cell>
        </table:table-row>
        <table:table-row table:style-name="ro1">
          <table:table-cell table:number-columns-repeated="3"/>
          <table:table-cell office:value-type="float" office:value="921" calcext:value-type="float">
            <text:p>921</text:p>
          </table:table-cell>
          <table:table-cell office:value-type="float" office:value="4156380601" calcext:value-type="float">
            <text:p>4156380601</text:p>
          </table:table-cell>
        </table:table-row>
        <table:table-row table:style-name="ro1">
          <table:table-cell table:number-columns-repeated="3"/>
          <table:table-cell office:value-type="float" office:value="922" calcext:value-type="float">
            <text:p>922</text:p>
          </table:table-cell>
          <table:table-cell office:value-type="float" office:value="4169945082" calcext:value-type="float">
            <text:p>4169945082</text:p>
          </table:table-cell>
        </table:table-row>
        <table:table-row table:style-name="ro1">
          <table:table-cell table:number-columns-repeated="3"/>
          <table:table-cell office:value-type="float" office:value="923" calcext:value-type="float">
            <text:p>923</text:p>
          </table:table-cell>
          <table:table-cell office:value-type="float" office:value="4183539043" calcext:value-type="float">
            <text:p>4183539043</text:p>
          </table:table-cell>
        </table:table-row>
        <table:table-row table:style-name="ro1">
          <table:table-cell table:number-columns-repeated="3"/>
          <table:table-cell office:value-type="float" office:value="924" calcext:value-type="float">
            <text:p>924</text:p>
          </table:table-cell>
          <table:table-cell office:value-type="float" office:value="4197162516" calcext:value-type="float">
            <text:p>4197162516</text:p>
          </table:table-cell>
        </table:table-row>
        <table:table-row table:style-name="ro1">
          <table:table-cell table:number-columns-repeated="3"/>
          <table:table-cell office:value-type="float" office:value="925" calcext:value-type="float">
            <text:p>925</text:p>
          </table:table-cell>
          <table:table-cell office:value-type="float" office:value="4210815533" calcext:value-type="float">
            <text:p>4210815533</text:p>
          </table:table-cell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office:value-type="float" office:value="4224498126" calcext:value-type="float">
            <text:p>4224498126</text:p>
          </table:table-cell>
        </table:table-row>
        <table:table-row table:style-name="ro1">
          <table:table-cell table:number-columns-repeated="3"/>
          <table:table-cell office:value-type="float" office:value="927" calcext:value-type="float">
            <text:p>927</text:p>
          </table:table-cell>
          <table:table-cell office:value-type="float" office:value="4238210327" calcext:value-type="float">
            <text:p>4238210327</text:p>
          </table:table-cell>
        </table:table-row>
        <table:table-row table:style-name="ro1">
          <table:table-cell table:number-columns-repeated="3"/>
          <table:table-cell office:value-type="float" office:value="928" calcext:value-type="float">
            <text:p>928</text:p>
          </table:table-cell>
          <table:table-cell office:value-type="float" office:value="4251952168" calcext:value-type="float">
            <text:p>4251952168</text:p>
          </table:table-cell>
        </table:table-row>
        <table:table-row table:style-name="ro1">
          <table:table-cell table:number-columns-repeated="3"/>
          <table:table-cell office:value-type="float" office:value="929" calcext:value-type="float">
            <text:p>929</text:p>
          </table:table-cell>
          <table:table-cell office:value-type="float" office:value="4265723681" calcext:value-type="float">
            <text:p>4265723681</text:p>
          </table:table-cell>
        </table:table-row>
        <table:table-row table:style-name="ro1">
          <table:table-cell table:number-columns-repeated="3"/>
          <table:table-cell office:value-type="float" office:value="930" calcext:value-type="float">
            <text:p>930</text:p>
          </table:table-cell>
          <table:table-cell office:value-type="float" office:value="4279524898" calcext:value-type="float">
            <text:p>4279524898</text:p>
          </table:table-cell>
        </table:table-row>
        <table:table-row table:style-name="ro1">
          <table:table-cell table:number-columns-repeated="3"/>
          <table:table-cell office:value-type="float" office:value="931" calcext:value-type="float">
            <text:p>931</text:p>
          </table:table-cell>
          <table:table-cell office:value-type="float" office:value="4293355851" calcext:value-type="float">
            <text:p>4293355851</text:p>
          </table:table-cell>
        </table:table-row>
        <table:table-row table:style-name="ro1">
          <table:table-cell table:number-columns-repeated="3"/>
          <table:table-cell office:value-type="float" office:value="932" calcext:value-type="float">
            <text:p>932</text:p>
          </table:table-cell>
          <table:table-cell office:value-type="float" office:value="4307216572" calcext:value-type="float">
            <text:p>4307216572</text:p>
          </table:table-cell>
        </table:table-row>
        <table:table-row table:style-name="ro1">
          <table:table-cell table:number-columns-repeated="3"/>
          <table:table-cell office:value-type="float" office:value="933" calcext:value-type="float">
            <text:p>933</text:p>
          </table:table-cell>
          <table:table-cell office:value-type="float" office:value="4321107093" calcext:value-type="float">
            <text:p>4321107093</text:p>
          </table:table-cell>
        </table:table-row>
        <table:table-row table:style-name="ro1">
          <table:table-cell table:number-columns-repeated="3"/>
          <table:table-cell office:value-type="float" office:value="934" calcext:value-type="float">
            <text:p>934</text:p>
          </table:table-cell>
          <table:table-cell office:value-type="float" office:value="4335027446" calcext:value-type="float">
            <text:p>4335027446</text:p>
          </table:table-cell>
        </table:table-row>
        <table:table-row table:style-name="ro1">
          <table:table-cell table:number-columns-repeated="3"/>
          <table:table-cell office:value-type="float" office:value="935" calcext:value-type="float">
            <text:p>935</text:p>
          </table:table-cell>
          <table:table-cell office:value-type="float" office:value="4348977663" calcext:value-type="float">
            <text:p>4348977663</text:p>
          </table:table-cell>
        </table:table-row>
        <table:table-row table:style-name="ro1">
          <table:table-cell table:number-columns-repeated="3"/>
          <table:table-cell office:value-type="float" office:value="936" calcext:value-type="float">
            <text:p>936</text:p>
          </table:table-cell>
          <table:table-cell office:value-type="float" office:value="4362957776" calcext:value-type="float">
            <text:p>4362957776</text:p>
          </table:table-cell>
        </table:table-row>
        <table:table-row table:style-name="ro1">
          <table:table-cell table:number-columns-repeated="3"/>
          <table:table-cell office:value-type="float" office:value="937" calcext:value-type="float">
            <text:p>937</text:p>
          </table:table-cell>
          <table:table-cell office:value-type="float" office:value="4376967817" calcext:value-type="float">
            <text:p>4376967817</text:p>
          </table:table-cell>
        </table:table-row>
        <table:table-row table:style-name="ro1">
          <table:table-cell table:number-columns-repeated="3"/>
          <table:table-cell office:value-type="float" office:value="938" calcext:value-type="float">
            <text:p>938</text:p>
          </table:table-cell>
          <table:table-cell office:value-type="float" office:value="4391007818" calcext:value-type="float">
            <text:p>4391007818</text:p>
          </table:table-cell>
        </table:table-row>
        <table:table-row table:style-name="ro1">
          <table:table-cell table:number-columns-repeated="3"/>
          <table:table-cell office:value-type="float" office:value="939" calcext:value-type="float">
            <text:p>939</text:p>
          </table:table-cell>
          <table:table-cell office:value-type="float" office:value="4405077811" calcext:value-type="float">
            <text:p>4405077811</text:p>
          </table:table-cell>
        </table:table-row>
        <table:table-row table:style-name="ro1">
          <table:table-cell table:number-columns-repeated="3"/>
          <table:table-cell office:value-type="float" office:value="940" calcext:value-type="float">
            <text:p>940</text:p>
          </table:table-cell>
          <table:table-cell office:value-type="float" office:value="4419177828" calcext:value-type="float">
            <text:p>4419177828</text:p>
          </table:table-cell>
        </table:table-row>
        <table:table-row table:style-name="ro1">
          <table:table-cell table:number-columns-repeated="3"/>
          <table:table-cell office:value-type="float" office:value="941" calcext:value-type="float">
            <text:p>941</text:p>
          </table:table-cell>
          <table:table-cell office:value-type="float" office:value="4433307901" calcext:value-type="float">
            <text:p>4433307901</text:p>
          </table:table-cell>
        </table:table-row>
        <table:table-row table:style-name="ro1">
          <table:table-cell table:number-columns-repeated="3"/>
          <table:table-cell office:value-type="float" office:value="942" calcext:value-type="float">
            <text:p>942</text:p>
          </table:table-cell>
          <table:table-cell office:value-type="float" office:value="4447468062" calcext:value-type="float">
            <text:p>4447468062</text:p>
          </table:table-cell>
        </table:table-row>
        <table:table-row table:style-name="ro1">
          <table:table-cell table:number-columns-repeated="3"/>
          <table:table-cell office:value-type="float" office:value="943" calcext:value-type="float">
            <text:p>943</text:p>
          </table:table-cell>
          <table:table-cell office:value-type="float" office:value="4461658343" calcext:value-type="float">
            <text:p>4461658343</text:p>
          </table:table-cell>
        </table:table-row>
        <table:table-row table:style-name="ro1">
          <table:table-cell table:number-columns-repeated="3"/>
          <table:table-cell office:value-type="float" office:value="944" calcext:value-type="float">
            <text:p>944</text:p>
          </table:table-cell>
          <table:table-cell office:value-type="float" office:value="4475878776" calcext:value-type="float">
            <text:p>4475878776</text:p>
          </table:table-cell>
        </table:table-row>
        <table:table-row table:style-name="ro1">
          <table:table-cell table:number-columns-repeated="3"/>
          <table:table-cell office:value-type="float" office:value="945" calcext:value-type="float">
            <text:p>945</text:p>
          </table:table-cell>
          <table:table-cell office:value-type="float" office:value="4490129393" calcext:value-type="float">
            <text:p>4490129393</text:p>
          </table:table-cell>
        </table:table-row>
        <table:table-row table:style-name="ro1">
          <table:table-cell table:number-columns-repeated="3"/>
          <table:table-cell office:value-type="float" office:value="946" calcext:value-type="float">
            <text:p>946</text:p>
          </table:table-cell>
          <table:table-cell office:value-type="float" office:value="4504410226" calcext:value-type="float">
            <text:p>4504410226</text:p>
          </table:table-cell>
        </table:table-row>
        <table:table-row table:style-name="ro1">
          <table:table-cell table:number-columns-repeated="3"/>
          <table:table-cell office:value-type="float" office:value="947" calcext:value-type="float">
            <text:p>947</text:p>
          </table:table-cell>
          <table:table-cell office:value-type="float" office:value="4518721307" calcext:value-type="float">
            <text:p>4518721307</text:p>
          </table:table-cell>
        </table:table-row>
        <table:table-row table:style-name="ro1">
          <table:table-cell table:number-columns-repeated="3"/>
          <table:table-cell office:value-type="float" office:value="948" calcext:value-type="float">
            <text:p>948</text:p>
          </table:table-cell>
          <table:table-cell office:value-type="float" office:value="4533062668" calcext:value-type="float">
            <text:p>4533062668</text:p>
          </table:table-cell>
        </table:table-row>
        <table:table-row table:style-name="ro1">
          <table:table-cell table:number-columns-repeated="3"/>
          <table:table-cell office:value-type="float" office:value="949" calcext:value-type="float">
            <text:p>949</text:p>
          </table:table-cell>
          <table:table-cell office:value-type="float" office:value="4547434341" calcext:value-type="float">
            <text:p>4547434341</text:p>
          </table:table-cell>
        </table:table-row>
        <table:table-row table:style-name="ro1"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4561836358" calcext:value-type="float">
            <text:p>4561836358</text:p>
          </table:table-cell>
        </table:table-row>
        <table:table-row table:style-name="ro1">
          <table:table-cell table:number-columns-repeated="3"/>
          <table:table-cell office:value-type="float" office:value="951" calcext:value-type="float">
            <text:p>951</text:p>
          </table:table-cell>
          <table:table-cell office:value-type="float" office:value="4576268751" calcext:value-type="float">
            <text:p>4576268751</text:p>
          </table:table-cell>
        </table:table-row>
        <table:table-row table:style-name="ro1">
          <table:table-cell table:number-columns-repeated="3"/>
          <table:table-cell office:value-type="float" office:value="952" calcext:value-type="float">
            <text:p>952</text:p>
          </table:table-cell>
          <table:table-cell office:value-type="float" office:value="4590731552" calcext:value-type="float">
            <text:p>4590731552</text:p>
          </table:table-cell>
        </table:table-row>
        <table:table-row table:style-name="ro1">
          <table:table-cell table:number-columns-repeated="3"/>
          <table:table-cell office:value-type="float" office:value="953" calcext:value-type="float">
            <text:p>953</text:p>
          </table:table-cell>
          <table:table-cell office:value-type="float" office:value="4605224793" calcext:value-type="float">
            <text:p>4605224793</text:p>
          </table:table-cell>
        </table:table-row>
        <table:table-row table:style-name="ro1">
          <table:table-cell table:number-columns-repeated="3"/>
          <table:table-cell office:value-type="float" office:value="954" calcext:value-type="float">
            <text:p>954</text:p>
          </table:table-cell>
          <table:table-cell office:value-type="float" office:value="4619748506" calcext:value-type="float">
            <text:p>4619748506</text:p>
          </table:table-cell>
        </table:table-row>
        <table:table-row table:style-name="ro1">
          <table:table-cell table:number-columns-repeated="3"/>
          <table:table-cell office:value-type="float" office:value="955" calcext:value-type="float">
            <text:p>955</text:p>
          </table:table-cell>
          <table:table-cell office:value-type="float" office:value="4634302723" calcext:value-type="float">
            <text:p>4634302723</text:p>
          </table:table-cell>
        </table:table-row>
        <table:table-row table:style-name="ro1">
          <table:table-cell table:number-columns-repeated="3"/>
          <table:table-cell office:value-type="float" office:value="956" calcext:value-type="float">
            <text:p>956</text:p>
          </table:table-cell>
          <table:table-cell office:value-type="float" office:value="4648887476" calcext:value-type="float">
            <text:p>4648887476</text:p>
          </table:table-cell>
        </table:table-row>
        <table:table-row table:style-name="ro1">
          <table:table-cell table:number-columns-repeated="3"/>
          <table:table-cell office:value-type="float" office:value="957" calcext:value-type="float">
            <text:p>957</text:p>
          </table:table-cell>
          <table:table-cell office:value-type="float" office:value="4663502797" calcext:value-type="float">
            <text:p>4663502797</text:p>
          </table:table-cell>
        </table:table-row>
        <table:table-row table:style-name="ro1">
          <table:table-cell table:number-columns-repeated="3"/>
          <table:table-cell office:value-type="float" office:value="958" calcext:value-type="float">
            <text:p>958</text:p>
          </table:table-cell>
          <table:table-cell office:value-type="float" office:value="4678148718" calcext:value-type="float">
            <text:p>4678148718</text:p>
          </table:table-cell>
        </table:table-row>
        <table:table-row table:style-name="ro1">
          <table:table-cell table:number-columns-repeated="3"/>
          <table:table-cell office:value-type="float" office:value="959" calcext:value-type="float">
            <text:p>959</text:p>
          </table:table-cell>
          <table:table-cell office:value-type="float" office:value="4692825271" calcext:value-type="float">
            <text:p>4692825271</text:p>
          </table:table-cell>
        </table:table-row>
        <table:table-row table:style-name="ro1">
          <table:table-cell table:number-columns-repeated="3"/>
          <table:table-cell office:value-type="float" office:value="960" calcext:value-type="float">
            <text:p>960</text:p>
          </table:table-cell>
          <table:table-cell office:value-type="float" office:value="4707532488" calcext:value-type="float">
            <text:p>4707532488</text:p>
          </table:table-cell>
        </table:table-row>
        <table:table-row table:style-name="ro1">
          <table:table-cell table:number-columns-repeated="3"/>
          <table:table-cell office:value-type="float" office:value="961" calcext:value-type="float">
            <text:p>961</text:p>
          </table:table-cell>
          <table:table-cell office:value-type="float" office:value="4722270401" calcext:value-type="float">
            <text:p>4722270401</text:p>
          </table:table-cell>
        </table:table-row>
        <table:table-row table:style-name="ro1">
          <table:table-cell table:number-columns-repeated="3"/>
          <table:table-cell office:value-type="float" office:value="962" calcext:value-type="float">
            <text:p>962</text:p>
          </table:table-cell>
          <table:table-cell office:value-type="float" office:value="4737039042" calcext:value-type="float">
            <text:p>4737039042</text:p>
          </table:table-cell>
        </table:table-row>
        <table:table-row table:style-name="ro1">
          <table:table-cell table:number-columns-repeated="3"/>
          <table:table-cell office:value-type="float" office:value="963" calcext:value-type="float">
            <text:p>963</text:p>
          </table:table-cell>
          <table:table-cell office:value-type="float" office:value="4751838443" calcext:value-type="float">
            <text:p>4751838443</text:p>
          </table:table-cell>
        </table:table-row>
        <table:table-row table:style-name="ro1">
          <table:table-cell table:number-columns-repeated="3"/>
          <table:table-cell office:value-type="float" office:value="964" calcext:value-type="float">
            <text:p>964</text:p>
          </table:table-cell>
          <table:table-cell office:value-type="float" office:value="4766668636" calcext:value-type="float">
            <text:p>4766668636</text:p>
          </table:table-cell>
        </table:table-row>
        <table:table-row table:style-name="ro1">
          <table:table-cell table:number-columns-repeated="3"/>
          <table:table-cell office:value-type="float" office:value="965" calcext:value-type="float">
            <text:p>965</text:p>
          </table:table-cell>
          <table:table-cell office:value-type="float" office:value="4781529653" calcext:value-type="float">
            <text:p>4781529653</text:p>
          </table:table-cell>
        </table:table-row>
        <table:table-row table:style-name="ro1">
          <table:table-cell table:number-columns-repeated="3"/>
          <table:table-cell office:value-type="float" office:value="966" calcext:value-type="float">
            <text:p>966</text:p>
          </table:table-cell>
          <table:table-cell office:value-type="float" office:value="4796421526" calcext:value-type="float">
            <text:p>4796421526</text:p>
          </table:table-cell>
        </table:table-row>
        <table:table-row table:style-name="ro1">
          <table:table-cell table:number-columns-repeated="3"/>
          <table:table-cell office:value-type="float" office:value="967" calcext:value-type="float">
            <text:p>967</text:p>
          </table:table-cell>
          <table:table-cell office:value-type="float" office:value="4811344287" calcext:value-type="float">
            <text:p>4811344287</text:p>
          </table:table-cell>
        </table:table-row>
        <table:table-row table:style-name="ro1"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4826297968" calcext:value-type="float">
            <text:p>4826297968</text:p>
          </table:table-cell>
        </table:table-row>
        <table:table-row table:style-name="ro1"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4841282601" calcext:value-type="float">
            <text:p>4841282601</text:p>
          </table:table-cell>
        </table:table-row>
        <table:table-row table:style-name="ro1">
          <table:table-cell table:number-columns-repeated="3"/>
          <table:table-cell office:value-type="float" office:value="970" calcext:value-type="float">
            <text:p>970</text:p>
          </table:table-cell>
          <table:table-cell office:value-type="float" office:value="4856298218" calcext:value-type="float">
            <text:p>4856298218</text:p>
          </table:table-cell>
        </table:table-row>
        <table:table-row table:style-name="ro1">
          <table:table-cell table:number-columns-repeated="3"/>
          <table:table-cell office:value-type="float" office:value="971" calcext:value-type="float">
            <text:p>971</text:p>
          </table:table-cell>
          <table:table-cell office:value-type="float" office:value="4871344851" calcext:value-type="float">
            <text:p>4871344851</text:p>
          </table:table-cell>
        </table:table-row>
        <table:table-row table:style-name="ro1">
          <table:table-cell table:number-columns-repeated="3"/>
          <table:table-cell office:value-type="float" office:value="972" calcext:value-type="float">
            <text:p>972</text:p>
          </table:table-cell>
          <table:table-cell office:value-type="float" office:value="4886422532" calcext:value-type="float">
            <text:p>4886422532</text:p>
          </table:table-cell>
        </table:table-row>
        <table:table-row table:style-name="ro1">
          <table:table-cell table:number-columns-repeated="3"/>
          <table:table-cell office:value-type="float" office:value="973" calcext:value-type="float">
            <text:p>973</text:p>
          </table:table-cell>
          <table:table-cell office:value-type="float" office:value="4901531293" calcext:value-type="float">
            <text:p>4901531293</text:p>
          </table:table-cell>
        </table:table-row>
        <table:table-row table:style-name="ro1">
          <table:table-cell table:number-columns-repeated="3"/>
          <table:table-cell office:value-type="float" office:value="974" calcext:value-type="float">
            <text:p>974</text:p>
          </table:table-cell>
          <table:table-cell office:value-type="float" office:value="4916671166" calcext:value-type="float">
            <text:p>4916671166</text:p>
          </table:table-cell>
        </table:table-row>
        <table:table-row table:style-name="ro1">
          <table:table-cell table:number-columns-repeated="3"/>
          <table:table-cell office:value-type="float" office:value="975" calcext:value-type="float">
            <text:p>975</text:p>
          </table:table-cell>
          <table:table-cell office:value-type="float" office:value="4931842183" calcext:value-type="float">
            <text:p>4931842183</text:p>
          </table:table-cell>
        </table:table-row>
        <table:table-row table:style-name="ro1">
          <table:table-cell table:number-columns-repeated="3"/>
          <table:table-cell office:value-type="float" office:value="976" calcext:value-type="float">
            <text:p>976</text:p>
          </table:table-cell>
          <table:table-cell office:value-type="float" office:value="4947044376" calcext:value-type="float">
            <text:p>4947044376</text:p>
          </table:table-cell>
        </table:table-row>
        <table:table-row table:style-name="ro1">
          <table:table-cell table:number-columns-repeated="3"/>
          <table:table-cell office:value-type="float" office:value="977" calcext:value-type="float">
            <text:p>977</text:p>
          </table:table-cell>
          <table:table-cell office:value-type="float" office:value="4962277777" calcext:value-type="float">
            <text:p>4962277777</text:p>
          </table:table-cell>
        </table:table-row>
        <table:table-row table:style-name="ro1">
          <table:table-cell table:number-columns-repeated="3"/>
          <table:table-cell office:value-type="float" office:value="978" calcext:value-type="float">
            <text:p>978</text:p>
          </table:table-cell>
          <table:table-cell office:value-type="float" office:value="4977542418" calcext:value-type="float">
            <text:p>4977542418</text:p>
          </table:table-cell>
        </table:table-row>
        <table:table-row table:style-name="ro1">
          <table:table-cell table:number-columns-repeated="3"/>
          <table:table-cell office:value-type="float" office:value="979" calcext:value-type="float">
            <text:p>979</text:p>
          </table:table-cell>
          <table:table-cell office:value-type="float" office:value="4992838331" calcext:value-type="float">
            <text:p>4992838331</text:p>
          </table:table-cell>
        </table:table-row>
        <table:table-row table:style-name="ro1">
          <table:table-cell table:number-columns-repeated="3"/>
          <table:table-cell office:value-type="float" office:value="980" calcext:value-type="float">
            <text:p>980</text:p>
          </table:table-cell>
          <table:table-cell office:value-type="float" office:value="5008165548" calcext:value-type="float">
            <text:p>5008165548</text:p>
          </table:table-cell>
        </table:table-row>
        <table:table-row table:style-name="ro1">
          <table:table-cell table:number-columns-repeated="3"/>
          <table:table-cell office:value-type="float" office:value="981" calcext:value-type="float">
            <text:p>981</text:p>
          </table:table-cell>
          <table:table-cell office:value-type="float" office:value="5023524101" calcext:value-type="float">
            <text:p>5023524101</text:p>
          </table:table-cell>
        </table:table-row>
        <table:table-row table:style-name="ro1">
          <table:table-cell table:number-columns-repeated="3"/>
          <table:table-cell office:value-type="float" office:value="982" calcext:value-type="float">
            <text:p>982</text:p>
          </table:table-cell>
          <table:table-cell office:value-type="float" office:value="5038914022" calcext:value-type="float">
            <text:p>5038914022</text:p>
          </table:table-cell>
        </table:table-row>
        <table:table-row table:style-name="ro1">
          <table:table-cell table:number-columns-repeated="3"/>
          <table:table-cell office:value-type="float" office:value="983" calcext:value-type="float">
            <text:p>983</text:p>
          </table:table-cell>
          <table:table-cell office:value-type="float" office:value="5054335343" calcext:value-type="float">
            <text:p>5054335343</text:p>
          </table:table-cell>
        </table:table-row>
        <table:table-row table:style-name="ro1">
          <table:table-cell table:number-columns-repeated="3"/>
          <table:table-cell office:value-type="float" office:value="984" calcext:value-type="float">
            <text:p>984</text:p>
          </table:table-cell>
          <table:table-cell office:value-type="float" office:value="5069788096" calcext:value-type="float">
            <text:p>5069788096</text:p>
          </table:table-cell>
        </table:table-row>
        <table:table-row table:style-name="ro1">
          <table:table-cell table:number-columns-repeated="3"/>
          <table:table-cell office:value-type="float" office:value="985" calcext:value-type="float">
            <text:p>985</text:p>
          </table:table-cell>
          <table:table-cell office:value-type="float" office:value="5085272313" calcext:value-type="float">
            <text:p>5085272313</text:p>
          </table:table-cell>
        </table:table-row>
        <table:table-row table:style-name="ro1">
          <table:table-cell table:number-columns-repeated="3"/>
          <table:table-cell office:value-type="float" office:value="986" calcext:value-type="float">
            <text:p>986</text:p>
          </table:table-cell>
          <table:table-cell office:value-type="float" office:value="5100788026" calcext:value-type="float">
            <text:p>5100788026</text:p>
          </table:table-cell>
        </table:table-row>
        <table:table-row table:style-name="ro1">
          <table:table-cell table:number-columns-repeated="3"/>
          <table:table-cell office:value-type="float" office:value="987" calcext:value-type="float">
            <text:p>987</text:p>
          </table:table-cell>
          <table:table-cell office:value-type="float" office:value="5116335267" calcext:value-type="float">
            <text:p>5116335267</text:p>
          </table:table-cell>
        </table:table-row>
        <table:table-row table:style-name="ro1">
          <table:table-cell table:number-columns-repeated="3"/>
          <table:table-cell office:value-type="float" office:value="988" calcext:value-type="float">
            <text:p>988</text:p>
          </table:table-cell>
          <table:table-cell office:value-type="float" office:value="5131914068" calcext:value-type="float">
            <text:p>5131914068</text:p>
          </table:table-cell>
        </table:table-row>
        <table:table-row table:style-name="ro1">
          <table:table-cell table:number-columns-repeated="3"/>
          <table:table-cell office:value-type="float" office:value="989" calcext:value-type="float">
            <text:p>989</text:p>
          </table:table-cell>
          <table:table-cell office:value-type="float" office:value="5147524461" calcext:value-type="float">
            <text:p>5147524461</text:p>
          </table:table-cell>
        </table:table-row>
        <table:table-row table:style-name="ro1">
          <table:table-cell table:number-columns-repeated="3"/>
          <table:table-cell office:value-type="float" office:value="990" calcext:value-type="float">
            <text:p>990</text:p>
          </table:table-cell>
          <table:table-cell office:value-type="float" office:value="5163166478" calcext:value-type="float">
            <text:p>5163166478</text:p>
          </table:table-cell>
        </table:table-row>
        <table:table-row table:style-name="ro1">
          <table:table-cell table:number-columns-repeated="3"/>
          <table:table-cell office:value-type="float" office:value="991" calcext:value-type="float">
            <text:p>991</text:p>
          </table:table-cell>
          <table:table-cell office:value-type="float" office:value="5178840151" calcext:value-type="float">
            <text:p>5178840151</text:p>
          </table:table-cell>
        </table:table-row>
        <table:table-row table:style-name="ro1">
          <table:table-cell table:number-columns-repeated="3"/>
          <table:table-cell office:value-type="float" office:value="992" calcext:value-type="float">
            <text:p>992</text:p>
          </table:table-cell>
          <table:table-cell office:value-type="float" office:value="5194545512" calcext:value-type="float">
            <text:p>5194545512</text:p>
          </table:table-cell>
        </table:table-row>
        <table:table-row table:style-name="ro1">
          <table:table-cell table:number-columns-repeated="3"/>
          <table:table-cell office:value-type="float" office:value="993" calcext:value-type="float">
            <text:p>993</text:p>
          </table:table-cell>
          <table:table-cell office:value-type="float" office:value="5210282593" calcext:value-type="float">
            <text:p>5210282593</text:p>
          </table:table-cell>
        </table:table-row>
        <table:table-row table:style-name="ro1">
          <table:table-cell table:number-columns-repeated="3"/>
          <table:table-cell office:value-type="float" office:value="994" calcext:value-type="float">
            <text:p>994</text:p>
          </table:table-cell>
          <table:table-cell office:value-type="float" office:value="5226051426" calcext:value-type="float">
            <text:p>5226051426</text:p>
          </table:table-cell>
        </table:table-row>
        <table:table-row table:style-name="ro1">
          <table:table-cell table:number-columns-repeated="3"/>
          <table:table-cell office:value-type="float" office:value="995" calcext:value-type="float">
            <text:p>995</text:p>
          </table:table-cell>
          <table:table-cell office:value-type="float" office:value="5241852043" calcext:value-type="float">
            <text:p>5241852043</text:p>
          </table:table-cell>
        </table:table-row>
        <table:table-row table:style-name="ro1">
          <table:table-cell table:number-columns-repeated="3"/>
          <table:table-cell office:value-type="float" office:value="996" calcext:value-type="float">
            <text:p>996</text:p>
          </table:table-cell>
          <table:table-cell office:value-type="float" office:value="5257684476" calcext:value-type="float">
            <text:p>5257684476</text:p>
          </table:table-cell>
        </table:table-row>
        <table:table-row table:style-name="ro1">
          <table:table-cell table:number-columns-repeated="3"/>
          <table:table-cell office:value-type="float" office:value="997" calcext:value-type="float">
            <text:p>997</text:p>
          </table:table-cell>
          <table:table-cell office:value-type="float" office:value="5273548757" calcext:value-type="float">
            <text:p>5273548757</text:p>
          </table:table-cell>
        </table:table-row>
        <table:table-row table:style-name="ro1">
          <table:table-cell table:number-columns-repeated="3"/>
          <table:table-cell office:value-type="float" office:value="998" calcext:value-type="float">
            <text:p>998</text:p>
          </table:table-cell>
          <table:table-cell office:value-type="float" office:value="5289444918" calcext:value-type="float">
            <text:p>5289444918</text:p>
          </table:table-cell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5305372991" calcext:value-type="float">
            <text:p>5305372991</text:p>
          </table:table-cell>
        </table:table-row>
      </table:table>
      <table:table table:name="Sheet2" table:style-name="ta1">
        <table:shapes>
          <draw:frame draw:z-index="0" draw:style-name="gr1" draw:text-style-name="P1" svg:width="10.0598in" svg:height="5.5421in" svg:x="5.561in" svg:y="1.7673in">
            <draw:object draw:notify-on-update-of-ranges="Sheet2.B11:Sheet2.B11 Sheet2.B12:Sheet2.B1008 Sheet2.C11:Sheet2.C11 Sheet2.C12:Sheet2.C10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=1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_package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658" calcext:value-type="float">
            <text:p>965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138" calcext:value-type="float">
            <text:p>1213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808" calcext:value-type="float">
            <text:p>1280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498" calcext:value-type="float">
            <text:p>134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208" calcext:value-type="float">
            <text:p>1420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688" calcext:value-type="float">
            <text:p>156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458" calcext:value-type="float">
            <text:p>164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248" calcext:value-type="float">
            <text:p>1724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058" calcext:value-type="float">
            <text:p>1805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888" calcext:value-type="float">
            <text:p>1888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738" calcext:value-type="float">
            <text:p>1973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608" calcext:value-type="float">
            <text:p>2060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498" calcext:value-type="float">
            <text:p>214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408" calcext:value-type="float">
            <text:p>2240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3338" calcext:value-type="float">
            <text:p>2333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4288" calcext:value-type="float">
            <text:p>2428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5258" calcext:value-type="float">
            <text:p>252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6248" calcext:value-type="float">
            <text:p>2624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7258" calcext:value-type="float">
            <text:p>2725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288" calcext:value-type="float">
            <text:p>2828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9338" calcext:value-type="float">
            <text:p>2933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0408" calcext:value-type="float">
            <text:p>3040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1498" calcext:value-type="float">
            <text:p>3149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2608" calcext:value-type="float">
            <text:p>3260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3738" calcext:value-type="float">
            <text:p>3373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4888" calcext:value-type="float">
            <text:p>3488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6058" calcext:value-type="float">
            <text:p>3605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7248" calcext:value-type="float">
            <text:p>372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8458" calcext:value-type="float">
            <text:p>3845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9688" calcext:value-type="float">
            <text:p>3968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0938" calcext:value-type="float">
            <text:p>4093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2208" calcext:value-type="float">
            <text:p>4220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498" calcext:value-type="float">
            <text:p>434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4808" calcext:value-type="float">
            <text:p>4480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6138" calcext:value-type="float">
            <text:p>4613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7488" calcext:value-type="float">
            <text:p>4748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8858" calcext:value-type="float">
            <text:p>4885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0248" calcext:value-type="float">
            <text:p>5024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1658" calcext:value-type="float">
            <text:p>5165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3088" calcext:value-type="float">
            <text:p>5308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4538" calcext:value-type="float">
            <text:p>5453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6008" calcext:value-type="float">
            <text:p>5600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7498" calcext:value-type="float">
            <text:p>5749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9008" calcext:value-type="float">
            <text:p>5900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0538" calcext:value-type="float">
            <text:p>6053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2088" calcext:value-type="float">
            <text:p>6208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3658" calcext:value-type="float">
            <text:p>6365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5248" calcext:value-type="float">
            <text:p>652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6858" calcext:value-type="float">
            <text:p>6685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8488" calcext:value-type="float">
            <text:p>68488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0138" calcext:value-type="float">
            <text:p>7013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1808" calcext:value-type="float">
            <text:p>7180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3498" calcext:value-type="float">
            <text:p>7349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208" calcext:value-type="float">
            <text:p>7520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6938" calcext:value-type="float">
            <text:p>7693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688" calcext:value-type="float">
            <text:p>7868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0458" calcext:value-type="float">
            <text:p>8045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2248" calcext:value-type="float">
            <text:p>8224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4058" calcext:value-type="float">
            <text:p>8405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5888" calcext:value-type="float">
            <text:p>8588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7738" calcext:value-type="float">
            <text:p>8773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9608" calcext:value-type="float">
            <text:p>8960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1498" calcext:value-type="float">
            <text:p>914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3408" calcext:value-type="float">
            <text:p>9340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5338" calcext:value-type="float">
            <text:p>9533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7288" calcext:value-type="float">
            <text:p>972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9258" calcext:value-type="float">
            <text:p>9925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1248" calcext:value-type="float">
            <text:p>10124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03258" calcext:value-type="float">
            <text:p>10325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05288" calcext:value-type="float">
            <text:p>10528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7338" calcext:value-type="float">
            <text:p>10733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9408" calcext:value-type="float">
            <text:p>10940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1498" calcext:value-type="float">
            <text:p>11149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3608" calcext:value-type="float">
            <text:p>113608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15738" calcext:value-type="float">
            <text:p>11573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17888" calcext:value-type="float">
            <text:p>11788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20058" calcext:value-type="float">
            <text:p>12005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2248" calcext:value-type="float">
            <text:p>12224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4458" calcext:value-type="float">
            <text:p>12445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26688" calcext:value-type="float">
            <text:p>12668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28938" calcext:value-type="float">
            <text:p>12893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31208" calcext:value-type="float">
            <text:p>13120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33498" calcext:value-type="float">
            <text:p>13349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5808" calcext:value-type="float">
            <text:p>13580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8138" calcext:value-type="float">
            <text:p>138138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40488" calcext:value-type="float">
            <text:p>14048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42858" calcext:value-type="float">
            <text:p>142858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45248" calcext:value-type="float">
            <text:p>14524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47658" calcext:value-type="float">
            <text:p>147658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50088" calcext:value-type="float">
            <text:p>15008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52538" calcext:value-type="float">
            <text:p>15253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55008" calcext:value-type="float">
            <text:p>15500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57498" calcext:value-type="float">
            <text:p>15749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60008" calcext:value-type="float">
            <text:p>160008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62538" calcext:value-type="float">
            <text:p>16253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65088" calcext:value-type="float">
            <text:p>165088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67658" calcext:value-type="float">
            <text:p>16765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70248" calcext:value-type="float">
            <text:p>17024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72858" calcext:value-type="float">
            <text:p>17285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75488" calcext:value-type="float">
            <text:p>17548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78138" calcext:value-type="float">
            <text:p>17813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80808" calcext:value-type="float">
            <text:p>18080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83498" calcext:value-type="float">
            <text:p>18349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86208" calcext:value-type="float">
            <text:p>18620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88938" calcext:value-type="float">
            <text:p>18893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91688" calcext:value-type="float">
            <text:p>191688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94458" calcext:value-type="float">
            <text:p>194458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97248" calcext:value-type="float">
            <text:p>19724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00058" calcext:value-type="float">
            <text:p>20005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02888" calcext:value-type="float">
            <text:p>202888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05738" calcext:value-type="float">
            <text:p>20573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08608" calcext:value-type="float">
            <text:p>20860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11498" calcext:value-type="float">
            <text:p>21149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14408" calcext:value-type="float">
            <text:p>214408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17338" calcext:value-type="float">
            <text:p>217338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20288" calcext:value-type="float">
            <text:p>22028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23258" calcext:value-type="float">
            <text:p>22325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26248" calcext:value-type="float">
            <text:p>22624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29258" calcext:value-type="float">
            <text:p>229258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32288" calcext:value-type="float">
            <text:p>23228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35338" calcext:value-type="float">
            <text:p>235338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38408" calcext:value-type="float">
            <text:p>23840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41498" calcext:value-type="float">
            <text:p>24149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44608" calcext:value-type="float">
            <text:p>24460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47738" calcext:value-type="float">
            <text:p>24773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50888" calcext:value-type="float">
            <text:p>250888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254058" calcext:value-type="float">
            <text:p>25405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57248" calcext:value-type="float">
            <text:p>25724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60458" calcext:value-type="float">
            <text:p>260458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63688" calcext:value-type="float">
            <text:p>263688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266938" calcext:value-type="float">
            <text:p>266938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70208" calcext:value-type="float">
            <text:p>27020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73498" calcext:value-type="float">
            <text:p>27349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76808" calcext:value-type="float">
            <text:p>276808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80138" calcext:value-type="float">
            <text:p>280138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83488" calcext:value-type="float">
            <text:p>283488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286858" calcext:value-type="float">
            <text:p>28685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90248" calcext:value-type="float">
            <text:p>29024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293658" calcext:value-type="float">
            <text:p>293658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97088" calcext:value-type="float">
            <text:p>297088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300538" calcext:value-type="float">
            <text:p>300538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04008" calcext:value-type="float">
            <text:p>30400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07498" calcext:value-type="float">
            <text:p>30749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11008" calcext:value-type="float">
            <text:p>311008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314538" calcext:value-type="float">
            <text:p>31453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318088" calcext:value-type="float">
            <text:p>31808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321658" calcext:value-type="float">
            <text:p>321658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325248" calcext:value-type="float">
            <text:p>3252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28858" calcext:value-type="float">
            <text:p>32885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332488" calcext:value-type="float">
            <text:p>332488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336138" calcext:value-type="float">
            <text:p>336138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339808" calcext:value-type="float">
            <text:p>33980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43498" calcext:value-type="float">
            <text:p>34349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47208" calcext:value-type="float">
            <text:p>34720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50938" calcext:value-type="float">
            <text:p>35093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54688" calcext:value-type="float">
            <text:p>354688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58458" calcext:value-type="float">
            <text:p>358458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362248" calcext:value-type="float">
            <text:p>36224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366058" calcext:value-type="float">
            <text:p>366058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369888" calcext:value-type="float">
            <text:p>36988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373738" calcext:value-type="float">
            <text:p>37373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77608" calcext:value-type="float">
            <text:p>37760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81498" calcext:value-type="float">
            <text:p>38149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85408" calcext:value-type="float">
            <text:p>385408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389338" calcext:value-type="float">
            <text:p>389338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93288" calcext:value-type="float">
            <text:p>39328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97258" calcext:value-type="float">
            <text:p>397258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01248" calcext:value-type="float">
            <text:p>40124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05258" calcext:value-type="float">
            <text:p>405258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409288" calcext:value-type="float">
            <text:p>409288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413338" calcext:value-type="float">
            <text:p>413338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417408" calcext:value-type="float">
            <text:p>41740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421498" calcext:value-type="float">
            <text:p>42149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425608" calcext:value-type="float">
            <text:p>425608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429738" calcext:value-type="float">
            <text:p>42973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433888" calcext:value-type="float">
            <text:p>43388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438058" calcext:value-type="float">
            <text:p>438058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42248" calcext:value-type="float">
            <text:p>44224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446458" calcext:value-type="float">
            <text:p>446458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450688" calcext:value-type="float">
            <text:p>45068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454938" calcext:value-type="float">
            <text:p>45493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459208" calcext:value-type="float">
            <text:p>45920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463498" calcext:value-type="float">
            <text:p>46349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7808" calcext:value-type="float">
            <text:p>46780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472138" calcext:value-type="float">
            <text:p>47213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76488" calcext:value-type="float">
            <text:p>476488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480858" calcext:value-type="float">
            <text:p>480858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485248" calcext:value-type="float">
            <text:p>48524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489658" calcext:value-type="float">
            <text:p>48965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94088" calcext:value-type="float">
            <text:p>494088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498538" calcext:value-type="float">
            <text:p>49853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503008" calcext:value-type="float">
            <text:p>50300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507498" calcext:value-type="float">
            <text:p>50749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512008" calcext:value-type="float">
            <text:p>51200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516538" calcext:value-type="float">
            <text:p>516538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521088" calcext:value-type="float">
            <text:p>521088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525658" calcext:value-type="float">
            <text:p>525658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530248" calcext:value-type="float">
            <text:p>53024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534858" calcext:value-type="float">
            <text:p>534858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539488" calcext:value-type="float">
            <text:p>53948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544138" calcext:value-type="float">
            <text:p>544138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548808" calcext:value-type="float">
            <text:p>54880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553498" calcext:value-type="float">
            <text:p>553498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558208" calcext:value-type="float">
            <text:p>558208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562938" calcext:value-type="float">
            <text:p>562938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567688" calcext:value-type="float">
            <text:p>567688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572458" calcext:value-type="float">
            <text:p>572458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577248" calcext:value-type="float">
            <text:p>57724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582058" calcext:value-type="float">
            <text:p>582058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586888" calcext:value-type="float">
            <text:p>586888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591738" calcext:value-type="float">
            <text:p>591738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96608" calcext:value-type="float">
            <text:p>59660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601498" calcext:value-type="float">
            <text:p>601498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606408" calcext:value-type="float">
            <text:p>606408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611338" calcext:value-type="float">
            <text:p>611338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616288" calcext:value-type="float">
            <text:p>616288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621258" calcext:value-type="float">
            <text:p>62125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626248" calcext:value-type="float">
            <text:p>62624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631258" calcext:value-type="float">
            <text:p>63125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636288" calcext:value-type="float">
            <text:p>63628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641338" calcext:value-type="float">
            <text:p>641338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646408" calcext:value-type="float">
            <text:p>64640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651498" calcext:value-type="float">
            <text:p>65149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56608" calcext:value-type="float">
            <text:p>65660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661738" calcext:value-type="float">
            <text:p>661738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66888" calcext:value-type="float">
            <text:p>66688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72058" calcext:value-type="float">
            <text:p>67205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677248" calcext:value-type="float">
            <text:p>67724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682458" calcext:value-type="float">
            <text:p>682458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687688" calcext:value-type="float">
            <text:p>687688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692938" calcext:value-type="float">
            <text:p>692938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698208" calcext:value-type="float">
            <text:p>69820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703498" calcext:value-type="float">
            <text:p>70349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8808" calcext:value-type="float">
            <text:p>708808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714138" calcext:value-type="float">
            <text:p>714138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719488" calcext:value-type="float">
            <text:p>71948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724858" calcext:value-type="float">
            <text:p>72485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730248" calcext:value-type="float">
            <text:p>73024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735658" calcext:value-type="float">
            <text:p>73565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741088" calcext:value-type="float">
            <text:p>741088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746538" calcext:value-type="float">
            <text:p>746538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752008" calcext:value-type="float">
            <text:p>752008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757498" calcext:value-type="float">
            <text:p>75749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763008" calcext:value-type="float">
            <text:p>763008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768538" calcext:value-type="float">
            <text:p>768538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774088" calcext:value-type="float">
            <text:p>774088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779658" calcext:value-type="float">
            <text:p>77965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785248" calcext:value-type="float">
            <text:p>785248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790858" calcext:value-type="float">
            <text:p>790858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796488" calcext:value-type="float">
            <text:p>796488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802138" calcext:value-type="float">
            <text:p>802138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807808" calcext:value-type="float">
            <text:p>807808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813498" calcext:value-type="float">
            <text:p>81349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819208" calcext:value-type="float">
            <text:p>819208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824938" calcext:value-type="float">
            <text:p>824938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830688" calcext:value-type="float">
            <text:p>830688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836458" calcext:value-type="float">
            <text:p>836458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842248" calcext:value-type="float">
            <text:p>842248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848058" calcext:value-type="float">
            <text:p>848058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853888" calcext:value-type="float">
            <text:p>853888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859738" calcext:value-type="float">
            <text:p>85973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865608" calcext:value-type="float">
            <text:p>865608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871498" calcext:value-type="float">
            <text:p>871498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877408" calcext:value-type="float">
            <text:p>877408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883338" calcext:value-type="float">
            <text:p>883338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889288" calcext:value-type="float">
            <text:p>889288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895258" calcext:value-type="float">
            <text:p>89525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901248" calcext:value-type="float">
            <text:p>901248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907258" calcext:value-type="float">
            <text:p>907258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913288" calcext:value-type="float">
            <text:p>913288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919338" calcext:value-type="float">
            <text:p>919338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925408" calcext:value-type="float">
            <text:p>925408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931498" calcext:value-type="float">
            <text:p>93149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937608" calcext:value-type="float">
            <text:p>937608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943738" calcext:value-type="float">
            <text:p>943738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949888" calcext:value-type="float">
            <text:p>949888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956058" calcext:value-type="float">
            <text:p>95605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962248" calcext:value-type="float">
            <text:p>96224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968458" calcext:value-type="float">
            <text:p>968458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974688" calcext:value-type="float">
            <text:p>974688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980938" calcext:value-type="float">
            <text:p>98093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987208" calcext:value-type="float">
            <text:p>98720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993498" calcext:value-type="float">
            <text:p>993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999808" calcext:value-type="float">
            <text:p>999808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006138" calcext:value-type="float">
            <text:p>100613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012488" calcext:value-type="float">
            <text:p>101248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018858" calcext:value-type="float">
            <text:p>1018858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25248" calcext:value-type="float">
            <text:p>1025248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031658" calcext:value-type="float">
            <text:p>1031658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038088" calcext:value-type="float">
            <text:p>103808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044538" calcext:value-type="float">
            <text:p>1044538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051008" calcext:value-type="float">
            <text:p>1051008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057498" calcext:value-type="float">
            <text:p>105749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064008" calcext:value-type="float">
            <text:p>1064008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070538" calcext:value-type="float">
            <text:p>1070538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077088" calcext:value-type="float">
            <text:p>1077088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083658" calcext:value-type="float">
            <text:p>1083658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090248" calcext:value-type="float">
            <text:p>1090248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096858" calcext:value-type="float">
            <text:p>1096858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103488" calcext:value-type="float">
            <text:p>1103488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110138" calcext:value-type="float">
            <text:p>1110138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116808" calcext:value-type="float">
            <text:p>1116808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123498" calcext:value-type="float">
            <text:p>112349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130208" calcext:value-type="float">
            <text:p>1130208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136938" calcext:value-type="float">
            <text:p>1136938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143688" calcext:value-type="float">
            <text:p>1143688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150458" calcext:value-type="float">
            <text:p>1150458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157248" calcext:value-type="float">
            <text:p>1157248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164058" calcext:value-type="float">
            <text:p>1164058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170888" calcext:value-type="float">
            <text:p>1170888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177738" calcext:value-type="float">
            <text:p>117773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184608" calcext:value-type="float">
            <text:p>1184608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191498" calcext:value-type="float">
            <text:p>119149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198408" calcext:value-type="float">
            <text:p>119840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205338" calcext:value-type="float">
            <text:p>1205338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212288" calcext:value-type="float">
            <text:p>1212288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219258" calcext:value-type="float">
            <text:p>121925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226248" calcext:value-type="float">
            <text:p>122624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233258" calcext:value-type="float">
            <text:p>1233258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240288" calcext:value-type="float">
            <text:p>1240288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47338" calcext:value-type="float">
            <text:p>1247338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54408" calcext:value-type="float">
            <text:p>1254408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261498" calcext:value-type="float">
            <text:p>126149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68608" calcext:value-type="float">
            <text:p>1268608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75738" calcext:value-type="float">
            <text:p>1275738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1282888" calcext:value-type="float">
            <text:p>1282888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290058" calcext:value-type="float">
            <text:p>129005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297248" calcext:value-type="float">
            <text:p>1297248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304458" calcext:value-type="float">
            <text:p>130445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311688" calcext:value-type="float">
            <text:p>131168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318938" calcext:value-type="float">
            <text:p>131893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326208" calcext:value-type="float">
            <text:p>132620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333498" calcext:value-type="float">
            <text:p>133349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340808" calcext:value-type="float">
            <text:p>134080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348138" calcext:value-type="float">
            <text:p>134813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355488" calcext:value-type="float">
            <text:p>135548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362858" calcext:value-type="float">
            <text:p>136285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370248" calcext:value-type="float">
            <text:p>137024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377658" calcext:value-type="float">
            <text:p>137765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385088" calcext:value-type="float">
            <text:p>138508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392538" calcext:value-type="float">
            <text:p>139253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400008" calcext:value-type="float">
            <text:p>140000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407498" calcext:value-type="float">
            <text:p>140749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415008" calcext:value-type="float">
            <text:p>141500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422538" calcext:value-type="float">
            <text:p>1422538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430088" calcext:value-type="float">
            <text:p>1430088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437658" calcext:value-type="float">
            <text:p>1437658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445248" calcext:value-type="float">
            <text:p>1445248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452858" calcext:value-type="float">
            <text:p>1452858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460488" calcext:value-type="float">
            <text:p>1460488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468138" calcext:value-type="float">
            <text:p>1468138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475808" calcext:value-type="float">
            <text:p>1475808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483498" calcext:value-type="float">
            <text:p>1483498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491208" calcext:value-type="float">
            <text:p>149120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498938" calcext:value-type="float">
            <text:p>1498938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506688" calcext:value-type="float">
            <text:p>1506688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514458" calcext:value-type="float">
            <text:p>1514458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522248" calcext:value-type="float">
            <text:p>1522248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530058" calcext:value-type="float">
            <text:p>1530058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537888" calcext:value-type="float">
            <text:p>153788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545738" calcext:value-type="float">
            <text:p>1545738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553608" calcext:value-type="float">
            <text:p>1553608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561498" calcext:value-type="float">
            <text:p>156149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569408" calcext:value-type="float">
            <text:p>1569408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577338" calcext:value-type="float">
            <text:p>1577338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585288" calcext:value-type="float">
            <text:p>1585288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593258" calcext:value-type="float">
            <text:p>159325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601248" calcext:value-type="float">
            <text:p>1601248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609258" calcext:value-type="float">
            <text:p>1609258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617288" calcext:value-type="float">
            <text:p>1617288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625338" calcext:value-type="float">
            <text:p>1625338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633408" calcext:value-type="float">
            <text:p>1633408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641498" calcext:value-type="float">
            <text:p>1641498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649608" calcext:value-type="float">
            <text:p>1649608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657738" calcext:value-type="float">
            <text:p>1657738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665888" calcext:value-type="float">
            <text:p>1665888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674058" calcext:value-type="float">
            <text:p>1674058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682248" calcext:value-type="float">
            <text:p>1682248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690458" calcext:value-type="float">
            <text:p>1690458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698688" calcext:value-type="float">
            <text:p>1698688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706938" calcext:value-type="float">
            <text:p>1706938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715208" calcext:value-type="float">
            <text:p>1715208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723498" calcext:value-type="float">
            <text:p>172349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731808" calcext:value-type="float">
            <text:p>1731808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740138" calcext:value-type="float">
            <text:p>1740138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748488" calcext:value-type="float">
            <text:p>174848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756858" calcext:value-type="float">
            <text:p>175685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765248" calcext:value-type="float">
            <text:p>1765248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773658" calcext:value-type="float">
            <text:p>1773658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782088" calcext:value-type="float">
            <text:p>1782088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790538" calcext:value-type="float">
            <text:p>1790538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799008" calcext:value-type="float">
            <text:p>1799008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807498" calcext:value-type="float">
            <text:p>1807498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816008" calcext:value-type="float">
            <text:p>1816008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824538" calcext:value-type="float">
            <text:p>1824538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833088" calcext:value-type="float">
            <text:p>1833088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841658" calcext:value-type="float">
            <text:p>1841658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850248" calcext:value-type="float">
            <text:p>1850248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858858" calcext:value-type="float">
            <text:p>1858858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867488" calcext:value-type="float">
            <text:p>1867488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876138" calcext:value-type="float">
            <text:p>1876138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884808" calcext:value-type="float">
            <text:p>1884808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893498" calcext:value-type="float">
            <text:p>1893498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902208" calcext:value-type="float">
            <text:p>1902208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1910938" calcext:value-type="float">
            <text:p>1910938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919688" calcext:value-type="float">
            <text:p>1919688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928458" calcext:value-type="float">
            <text:p>192845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1937248" calcext:value-type="float">
            <text:p>1937248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946058" calcext:value-type="float">
            <text:p>1946058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954888" calcext:value-type="float">
            <text:p>1954888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963738" calcext:value-type="float">
            <text:p>1963738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972608" calcext:value-type="float">
            <text:p>1972608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981498" calcext:value-type="float">
            <text:p>1981498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990408" calcext:value-type="float">
            <text:p>1990408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999338" calcext:value-type="float">
            <text:p>1999338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008288" calcext:value-type="float">
            <text:p>2008288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017258" calcext:value-type="float">
            <text:p>2017258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2026248" calcext:value-type="float">
            <text:p>202624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035258" calcext:value-type="float">
            <text:p>2035258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044288" calcext:value-type="float">
            <text:p>2044288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2053338" calcext:value-type="float">
            <text:p>2053338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2062408" calcext:value-type="float">
            <text:p>2062408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071498" calcext:value-type="float">
            <text:p>2071498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2080608" calcext:value-type="float">
            <text:p>2080608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2089738" calcext:value-type="float">
            <text:p>2089738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2098888" calcext:value-type="float">
            <text:p>2098888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2108058" calcext:value-type="float">
            <text:p>2108058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2117248" calcext:value-type="float">
            <text:p>2117248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126458" calcext:value-type="float">
            <text:p>2126458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2135688" calcext:value-type="float">
            <text:p>2135688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2144938" calcext:value-type="float">
            <text:p>2144938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2154208" calcext:value-type="float">
            <text:p>2154208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2163498" calcext:value-type="float">
            <text:p>2163498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172808" calcext:value-type="float">
            <text:p>2172808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2182138" calcext:value-type="float">
            <text:p>2182138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2191488" calcext:value-type="float">
            <text:p>2191488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2200858" calcext:value-type="float">
            <text:p>2200858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2210248" calcext:value-type="float">
            <text:p>2210248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2219658" calcext:value-type="float">
            <text:p>2219658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2229088" calcext:value-type="float">
            <text:p>2229088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2238538" calcext:value-type="float">
            <text:p>2238538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2248008" calcext:value-type="float">
            <text:p>2248008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2257498" calcext:value-type="float">
            <text:p>2257498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267008" calcext:value-type="float">
            <text:p>2267008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2276538" calcext:value-type="float">
            <text:p>2276538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2286088" calcext:value-type="float">
            <text:p>2286088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2295658" calcext:value-type="float">
            <text:p>2295658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2305248" calcext:value-type="float">
            <text:p>2305248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2314858" calcext:value-type="float">
            <text:p>2314858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2324488" calcext:value-type="float">
            <text:p>2324488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334138" calcext:value-type="float">
            <text:p>2334138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2343808" calcext:value-type="float">
            <text:p>2343808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2353498" calcext:value-type="float">
            <text:p>2353498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2363208" calcext:value-type="float">
            <text:p>2363208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2372938" calcext:value-type="float">
            <text:p>2372938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2382688" calcext:value-type="float">
            <text:p>2382688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2392458" calcext:value-type="float">
            <text:p>2392458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2402248" calcext:value-type="float">
            <text:p>2402248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2412058" calcext:value-type="float">
            <text:p>2412058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2421888" calcext:value-type="float">
            <text:p>2421888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2431738" calcext:value-type="float">
            <text:p>2431738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2441608" calcext:value-type="float">
            <text:p>2441608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2451498" calcext:value-type="float">
            <text:p>245149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61408" calcext:value-type="float">
            <text:p>2461408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2471338" calcext:value-type="float">
            <text:p>2471338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2481288" calcext:value-type="float">
            <text:p>2481288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2491258" calcext:value-type="float">
            <text:p>2491258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2501248" calcext:value-type="float">
            <text:p>2501248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2511258" calcext:value-type="float">
            <text:p>2511258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2521288" calcext:value-type="float">
            <text:p>2521288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2531338" calcext:value-type="float">
            <text:p>2531338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2541408" calcext:value-type="float">
            <text:p>2541408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2551498" calcext:value-type="float">
            <text:p>2551498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2561608" calcext:value-type="float">
            <text:p>2561608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2571738" calcext:value-type="float">
            <text:p>2571738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2581888" calcext:value-type="float">
            <text:p>2581888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592058" calcext:value-type="float">
            <text:p>2592058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2602248" calcext:value-type="float">
            <text:p>2602248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2612458" calcext:value-type="float">
            <text:p>2612458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2622688" calcext:value-type="float">
            <text:p>2622688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2632938" calcext:value-type="float">
            <text:p>2632938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2643208" calcext:value-type="float">
            <text:p>2643208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2653498" calcext:value-type="float">
            <text:p>26534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663808" calcext:value-type="float">
            <text:p>2663808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2674138" calcext:value-type="float">
            <text:p>2674138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2684488" calcext:value-type="float">
            <text:p>2684488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2694858" calcext:value-type="float">
            <text:p>269485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2705248" calcext:value-type="float">
            <text:p>2705248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715658" calcext:value-type="float">
            <text:p>2715658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2726088" calcext:value-type="float">
            <text:p>2726088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2736538" calcext:value-type="float">
            <text:p>2736538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2747008" calcext:value-type="float">
            <text:p>2747008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2757498" calcext:value-type="float">
            <text:p>2757498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2768008" calcext:value-type="float">
            <text:p>2768008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778538" calcext:value-type="float">
            <text:p>2778538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789088" calcext:value-type="float">
            <text:p>2789088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2799658" calcext:value-type="float">
            <text:p>2799658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2810248" calcext:value-type="float">
            <text:p>2810248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2820858" calcext:value-type="float">
            <text:p>2820858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2831488" calcext:value-type="float">
            <text:p>2831488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2842138" calcext:value-type="float">
            <text:p>2842138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2852808" calcext:value-type="float">
            <text:p>2852808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2863498" calcext:value-type="float">
            <text:p>2863498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2874208" calcext:value-type="float">
            <text:p>2874208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2884938" calcext:value-type="float">
            <text:p>2884938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2895688" calcext:value-type="float">
            <text:p>2895688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2906458" calcext:value-type="float">
            <text:p>2906458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2917248" calcext:value-type="float">
            <text:p>2917248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2928058" calcext:value-type="float">
            <text:p>2928058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2938888" calcext:value-type="float">
            <text:p>2938888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2949738" calcext:value-type="float">
            <text:p>2949738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960608" calcext:value-type="float">
            <text:p>2960608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2971498" calcext:value-type="float">
            <text:p>297149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2982408" calcext:value-type="float">
            <text:p>2982408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2993338" calcext:value-type="float">
            <text:p>2993338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3004288" calcext:value-type="float">
            <text:p>3004288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3015258" calcext:value-type="float">
            <text:p>3015258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3026248" calcext:value-type="float">
            <text:p>3026248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3037258" calcext:value-type="float">
            <text:p>3037258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3048288" calcext:value-type="float">
            <text:p>3048288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3059338" calcext:value-type="float">
            <text:p>3059338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3070408" calcext:value-type="float">
            <text:p>3070408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3081498" calcext:value-type="float">
            <text:p>3081498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3092608" calcext:value-type="float">
            <text:p>3092608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3103738" calcext:value-type="float">
            <text:p>3103738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3114888" calcext:value-type="float">
            <text:p>3114888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3126058" calcext:value-type="float">
            <text:p>3126058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3137248" calcext:value-type="float">
            <text:p>3137248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3148458" calcext:value-type="float">
            <text:p>3148458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3159688" calcext:value-type="float">
            <text:p>3159688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3170938" calcext:value-type="float">
            <text:p>3170938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3182208" calcext:value-type="float">
            <text:p>3182208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3193498" calcext:value-type="float">
            <text:p>3193498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3204808" calcext:value-type="float">
            <text:p>3204808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3216138" calcext:value-type="float">
            <text:p>3216138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3227488" calcext:value-type="float">
            <text:p>3227488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3238858" calcext:value-type="float">
            <text:p>3238858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3250248" calcext:value-type="float">
            <text:p>3250248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3261658" calcext:value-type="float">
            <text:p>3261658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3273088" calcext:value-type="float">
            <text:p>3273088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3284538" calcext:value-type="float">
            <text:p>3284538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3296008" calcext:value-type="float">
            <text:p>3296008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3307498" calcext:value-type="float">
            <text:p>3307498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3319008" calcext:value-type="float">
            <text:p>3319008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3330538" calcext:value-type="float">
            <text:p>3330538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3342088" calcext:value-type="float">
            <text:p>334208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353658" calcext:value-type="float">
            <text:p>3353658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3365248" calcext:value-type="float">
            <text:p>3365248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3376858" calcext:value-type="float">
            <text:p>3376858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3388488" calcext:value-type="float">
            <text:p>3388488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3400138" calcext:value-type="float">
            <text:p>3400138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3411808" calcext:value-type="float">
            <text:p>341180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3423498" calcext:value-type="float">
            <text:p>3423498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3435208" calcext:value-type="float">
            <text:p>3435208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3446938" calcext:value-type="float">
            <text:p>3446938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3458688" calcext:value-type="float">
            <text:p>3458688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3470458" calcext:value-type="float">
            <text:p>3470458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3482248" calcext:value-type="float">
            <text:p>3482248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3494058" calcext:value-type="float">
            <text:p>3494058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3505888" calcext:value-type="float">
            <text:p>3505888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3517738" calcext:value-type="float">
            <text:p>3517738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3529608" calcext:value-type="float">
            <text:p>3529608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3541498" calcext:value-type="float">
            <text:p>3541498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553408" calcext:value-type="float">
            <text:p>355340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3565338" calcext:value-type="float">
            <text:p>3565338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3577288" calcext:value-type="float">
            <text:p>3577288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3589258" calcext:value-type="float">
            <text:p>3589258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3601248" calcext:value-type="float">
            <text:p>3601248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3613258" calcext:value-type="float">
            <text:p>3613258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3625288" calcext:value-type="float">
            <text:p>3625288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3637338" calcext:value-type="float">
            <text:p>3637338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3649408" calcext:value-type="float">
            <text:p>3649408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3661498" calcext:value-type="float">
            <text:p>3661498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3673608" calcext:value-type="float">
            <text:p>3673608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3685738" calcext:value-type="float">
            <text:p>3685738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3697888" calcext:value-type="float">
            <text:p>3697888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3710058" calcext:value-type="float">
            <text:p>3710058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3722248" calcext:value-type="float">
            <text:p>372224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3734458" calcext:value-type="float">
            <text:p>3734458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3746688" calcext:value-type="float">
            <text:p>3746688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3758938" calcext:value-type="float">
            <text:p>3758938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3771208" calcext:value-type="float">
            <text:p>3771208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3783498" calcext:value-type="float">
            <text:p>378349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795808" calcext:value-type="float">
            <text:p>3795808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3808138" calcext:value-type="float">
            <text:p>3808138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3820488" calcext:value-type="float">
            <text:p>3820488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3832858" calcext:value-type="float">
            <text:p>3832858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3845248" calcext:value-type="float">
            <text:p>3845248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3857658" calcext:value-type="float">
            <text:p>3857658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3870088" calcext:value-type="float">
            <text:p>3870088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3882538" calcext:value-type="float">
            <text:p>3882538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3895008" calcext:value-type="float">
            <text:p>3895008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3907498" calcext:value-type="float">
            <text:p>3907498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3920008" calcext:value-type="float">
            <text:p>3920008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3932538" calcext:value-type="float">
            <text:p>3932538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3945088" calcext:value-type="float">
            <text:p>3945088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3957658" calcext:value-type="float">
            <text:p>3957658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3970248" calcext:value-type="float">
            <text:p>3970248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3982858" calcext:value-type="float">
            <text:p>3982858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3995488" calcext:value-type="float">
            <text:p>3995488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4008138" calcext:value-type="float">
            <text:p>4008138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4020808" calcext:value-type="float">
            <text:p>4020808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4033498" calcext:value-type="float">
            <text:p>4033498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046208" calcext:value-type="float">
            <text:p>4046208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4058938" calcext:value-type="float">
            <text:p>4058938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4071688" calcext:value-type="float">
            <text:p>4071688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4084458" calcext:value-type="float">
            <text:p>4084458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4097248" calcext:value-type="float">
            <text:p>4097248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4110058" calcext:value-type="float">
            <text:p>4110058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4122888" calcext:value-type="float">
            <text:p>4122888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135738" calcext:value-type="float">
            <text:p>4135738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4148608" calcext:value-type="float">
            <text:p>4148608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4161498" calcext:value-type="float">
            <text:p>4161498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174408" calcext:value-type="float">
            <text:p>4174408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4187338" calcext:value-type="float">
            <text:p>4187338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4200288" calcext:value-type="float">
            <text:p>4200288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4213258" calcext:value-type="float">
            <text:p>4213258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4226248" calcext:value-type="float">
            <text:p>4226248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4239258" calcext:value-type="float">
            <text:p>4239258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4252288" calcext:value-type="float">
            <text:p>4252288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4265338" calcext:value-type="float">
            <text:p>4265338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4278408" calcext:value-type="float">
            <text:p>4278408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4291498" calcext:value-type="float">
            <text:p>4291498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04608" calcext:value-type="float">
            <text:p>4304608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4317738" calcext:value-type="float">
            <text:p>4317738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4330888" calcext:value-type="float">
            <text:p>4330888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4344058" calcext:value-type="float">
            <text:p>4344058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4357248" calcext:value-type="float">
            <text:p>4357248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4370458" calcext:value-type="float">
            <text:p>4370458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4383688" calcext:value-type="float">
            <text:p>4383688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4396938" calcext:value-type="float">
            <text:p>4396938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4410208" calcext:value-type="float">
            <text:p>4410208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4423498" calcext:value-type="float">
            <text:p>4423498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436808" calcext:value-type="float">
            <text:p>4436808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4450138" calcext:value-type="float">
            <text:p>4450138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4463488" calcext:value-type="float">
            <text:p>4463488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4476858" calcext:value-type="float">
            <text:p>4476858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4490248" calcext:value-type="float">
            <text:p>4490248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4503658" calcext:value-type="float">
            <text:p>4503658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4517088" calcext:value-type="float">
            <text:p>4517088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4530538" calcext:value-type="float">
            <text:p>4530538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4544008" calcext:value-type="float">
            <text:p>454400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4557498" calcext:value-type="float">
            <text:p>4557498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571008" calcext:value-type="float">
            <text:p>4571008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4584538" calcext:value-type="float">
            <text:p>4584538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4598088" calcext:value-type="float">
            <text:p>4598088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4611658" calcext:value-type="float">
            <text:p>4611658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4625248" calcext:value-type="float">
            <text:p>4625248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4638858" calcext:value-type="float">
            <text:p>4638858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4652488" calcext:value-type="float">
            <text:p>4652488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4666138" calcext:value-type="float">
            <text:p>4666138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4679808" calcext:value-type="float">
            <text:p>4679808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4693498" calcext:value-type="float">
            <text:p>4693498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707208" calcext:value-type="float">
            <text:p>4707208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4720938" calcext:value-type="float">
            <text:p>4720938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4734688" calcext:value-type="float">
            <text:p>4734688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4748458" calcext:value-type="float">
            <text:p>4748458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4762248" calcext:value-type="float">
            <text:p>4762248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4776058" calcext:value-type="float">
            <text:p>4776058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4789888" calcext:value-type="float">
            <text:p>4789888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4803738" calcext:value-type="float">
            <text:p>4803738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4817608" calcext:value-type="float">
            <text:p>4817608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4831498" calcext:value-type="float">
            <text:p>4831498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845408" calcext:value-type="float">
            <text:p>4845408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4859338" calcext:value-type="float">
            <text:p>4859338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4873288" calcext:value-type="float">
            <text:p>4873288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4887258" calcext:value-type="float">
            <text:p>4887258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4901248" calcext:value-type="float">
            <text:p>4901248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4915258" calcext:value-type="float">
            <text:p>4915258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4929288" calcext:value-type="float">
            <text:p>4929288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4943338" calcext:value-type="float">
            <text:p>4943338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4957408" calcext:value-type="float">
            <text:p>4957408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4971498" calcext:value-type="float">
            <text:p>4971498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4985608" calcext:value-type="float">
            <text:p>498560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999738" calcext:value-type="float">
            <text:p>4999738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5013888" calcext:value-type="float">
            <text:p>5013888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5028058" calcext:value-type="float">
            <text:p>5028058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5042248" calcext:value-type="float">
            <text:p>5042248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5056458" calcext:value-type="float">
            <text:p>5056458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5070688" calcext:value-type="float">
            <text:p>5070688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5084938" calcext:value-type="float">
            <text:p>5084938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5099208" calcext:value-type="float">
            <text:p>5099208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5113498" calcext:value-type="float">
            <text:p>511349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127808" calcext:value-type="float">
            <text:p>5127808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5142138" calcext:value-type="float">
            <text:p>5142138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5156488" calcext:value-type="float">
            <text:p>5156488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5170858" calcext:value-type="float">
            <text:p>5170858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5185248" calcext:value-type="float">
            <text:p>5185248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5199658" calcext:value-type="float">
            <text:p>5199658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5214088" calcext:value-type="float">
            <text:p>5214088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5228538" calcext:value-type="float">
            <text:p>5228538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5243008" calcext:value-type="float">
            <text:p>5243008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5257498" calcext:value-type="float">
            <text:p>5257498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5272008" calcext:value-type="float">
            <text:p>5272008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5286538" calcext:value-type="float">
            <text:p>5286538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5301088" calcext:value-type="float">
            <text:p>5301088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5315658" calcext:value-type="float">
            <text:p>5315658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5330248" calcext:value-type="float">
            <text:p>5330248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5344858" calcext:value-type="float">
            <text:p>5344858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5359488" calcext:value-type="float">
            <text:p>5359488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5374138" calcext:value-type="float">
            <text:p>5374138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5388808" calcext:value-type="float">
            <text:p>5388808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5403498" calcext:value-type="float">
            <text:p>5403498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5418208" calcext:value-type="float">
            <text:p>5418208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5432938" calcext:value-type="float">
            <text:p>5432938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5447688" calcext:value-type="float">
            <text:p>5447688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5462458" calcext:value-type="float">
            <text:p>5462458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5477248" calcext:value-type="float">
            <text:p>5477248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5492058" calcext:value-type="float">
            <text:p>5492058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5506888" calcext:value-type="float">
            <text:p>5506888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5521738" calcext:value-type="float">
            <text:p>5521738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5536608" calcext:value-type="float">
            <text:p>5536608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5551498" calcext:value-type="float">
            <text:p>5551498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5566408" calcext:value-type="float">
            <text:p>5566408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5581338" calcext:value-type="float">
            <text:p>5581338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5596288" calcext:value-type="float">
            <text:p>5596288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5611258" calcext:value-type="float">
            <text:p>5611258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5626248" calcext:value-type="float">
            <text:p>5626248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641258" calcext:value-type="float">
            <text:p>5641258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5656288" calcext:value-type="float">
            <text:p>5656288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5671338" calcext:value-type="float">
            <text:p>5671338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5686408" calcext:value-type="float">
            <text:p>5686408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5701498" calcext:value-type="float">
            <text:p>5701498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716608" calcext:value-type="float">
            <text:p>5716608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5731738" calcext:value-type="float">
            <text:p>5731738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5746888" calcext:value-type="float">
            <text:p>5746888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5762058" calcext:value-type="float">
            <text:p>5762058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5777248" calcext:value-type="float">
            <text:p>5777248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5792458" calcext:value-type="float">
            <text:p>5792458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5807688" calcext:value-type="float">
            <text:p>5807688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5822938" calcext:value-type="float">
            <text:p>5822938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5838208" calcext:value-type="float">
            <text:p>5838208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5853498" calcext:value-type="float">
            <text:p>585349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5868808" calcext:value-type="float">
            <text:p>5868808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5884138" calcext:value-type="float">
            <text:p>5884138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5899488" calcext:value-type="float">
            <text:p>5899488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5914858" calcext:value-type="float">
            <text:p>5914858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5930248" calcext:value-type="float">
            <text:p>5930248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5945658" calcext:value-type="float">
            <text:p>5945658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5961088" calcext:value-type="float">
            <text:p>5961088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5976538" calcext:value-type="float">
            <text:p>5976538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5992008" calcext:value-type="float">
            <text:p>5992008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6007498" calcext:value-type="float">
            <text:p>6007498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6023008" calcext:value-type="float">
            <text:p>6023008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6038538" calcext:value-type="float">
            <text:p>6038538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6054088" calcext:value-type="float">
            <text:p>6054088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6069658" calcext:value-type="float">
            <text:p>6069658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6085248" calcext:value-type="float">
            <text:p>6085248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6100858" calcext:value-type="float">
            <text:p>6100858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6116488" calcext:value-type="float">
            <text:p>6116488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6132138" calcext:value-type="float">
            <text:p>6132138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6147808" calcext:value-type="float">
            <text:p>6147808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6163498" calcext:value-type="float">
            <text:p>6163498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6179208" calcext:value-type="float">
            <text:p>6179208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6194938" calcext:value-type="float">
            <text:p>6194938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6210688" calcext:value-type="float">
            <text:p>6210688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6226458" calcext:value-type="float">
            <text:p>6226458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6242248" calcext:value-type="float">
            <text:p>6242248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6258058" calcext:value-type="float">
            <text:p>6258058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6273888" calcext:value-type="float">
            <text:p>6273888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6289738" calcext:value-type="float">
            <text:p>6289738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6305608" calcext:value-type="float">
            <text:p>6305608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6321498" calcext:value-type="float">
            <text:p>6321498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6337408" calcext:value-type="float">
            <text:p>6337408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6353338" calcext:value-type="float">
            <text:p>6353338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6369288" calcext:value-type="float">
            <text:p>6369288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6385258" calcext:value-type="float">
            <text:p>6385258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6401248" calcext:value-type="float">
            <text:p>6401248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6417258" calcext:value-type="float">
            <text:p>6417258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6433288" calcext:value-type="float">
            <text:p>6433288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6449338" calcext:value-type="float">
            <text:p>6449338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6465408" calcext:value-type="float">
            <text:p>6465408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6481498" calcext:value-type="float">
            <text:p>6481498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6497608" calcext:value-type="float">
            <text:p>6497608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6513738" calcext:value-type="float">
            <text:p>6513738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6529888" calcext:value-type="float">
            <text:p>6529888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6546058" calcext:value-type="float">
            <text:p>6546058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6562248" calcext:value-type="float">
            <text:p>6562248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6578458" calcext:value-type="float">
            <text:p>6578458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6594688" calcext:value-type="float">
            <text:p>6594688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6610938" calcext:value-type="float">
            <text:p>6610938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6627208" calcext:value-type="float">
            <text:p>6627208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6643498" calcext:value-type="float">
            <text:p>664349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659808" calcext:value-type="float">
            <text:p>6659808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6676138" calcext:value-type="float">
            <text:p>6676138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6692488" calcext:value-type="float">
            <text:p>6692488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6708858" calcext:value-type="float">
            <text:p>6708858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6725248" calcext:value-type="float">
            <text:p>6725248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6741658" calcext:value-type="float">
            <text:p>6741658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6758088" calcext:value-type="float">
            <text:p>675808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6774538" calcext:value-type="float">
            <text:p>6774538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6791008" calcext:value-type="float">
            <text:p>6791008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6807498" calcext:value-type="float">
            <text:p>6807498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6824008" calcext:value-type="float">
            <text:p>6824008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6840538" calcext:value-type="float">
            <text:p>6840538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6857088" calcext:value-type="float">
            <text:p>6857088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6873658" calcext:value-type="float">
            <text:p>6873658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6890248" calcext:value-type="float">
            <text:p>6890248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6906858" calcext:value-type="float">
            <text:p>6906858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6923488" calcext:value-type="float">
            <text:p>6923488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6940138" calcext:value-type="float">
            <text:p>6940138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6956808" calcext:value-type="float">
            <text:p>6956808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6973498" calcext:value-type="float">
            <text:p>6973498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990208" calcext:value-type="float">
            <text:p>6990208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7006938" calcext:value-type="float">
            <text:p>7006938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7023688" calcext:value-type="float">
            <text:p>7023688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7040458" calcext:value-type="float">
            <text:p>7040458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7057248" calcext:value-type="float">
            <text:p>7057248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7074058" calcext:value-type="float">
            <text:p>7074058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7090888" calcext:value-type="float">
            <text:p>7090888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7107738" calcext:value-type="float">
            <text:p>7107738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7124608" calcext:value-type="float">
            <text:p>7124608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7141498" calcext:value-type="float">
            <text:p>7141498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7158408" calcext:value-type="float">
            <text:p>7158408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7175338" calcext:value-type="float">
            <text:p>7175338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7192288" calcext:value-type="float">
            <text:p>7192288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7209258" calcext:value-type="float">
            <text:p>7209258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7226248" calcext:value-type="float">
            <text:p>7226248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7243258" calcext:value-type="float">
            <text:p>7243258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7260288" calcext:value-type="float">
            <text:p>7260288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7277338" calcext:value-type="float">
            <text:p>7277338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7294408" calcext:value-type="float">
            <text:p>7294408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7311498" calcext:value-type="float">
            <text:p>7311498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7328608" calcext:value-type="float">
            <text:p>7328608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7345738" calcext:value-type="float">
            <text:p>7345738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7362888" calcext:value-type="float">
            <text:p>7362888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7380058" calcext:value-type="float">
            <text:p>7380058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7397248" calcext:value-type="float">
            <text:p>7397248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7414458" calcext:value-type="float">
            <text:p>7414458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7431688" calcext:value-type="float">
            <text:p>7431688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7448938" calcext:value-type="float">
            <text:p>7448938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7466208" calcext:value-type="float">
            <text:p>7466208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7483498" calcext:value-type="float">
            <text:p>7483498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7500808" calcext:value-type="float">
            <text:p>7500808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7518138" calcext:value-type="float">
            <text:p>7518138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7535488" calcext:value-type="float">
            <text:p>7535488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7552858" calcext:value-type="float">
            <text:p>7552858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7570248" calcext:value-type="float">
            <text:p>7570248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7587658" calcext:value-type="float">
            <text:p>7587658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7605088" calcext:value-type="float">
            <text:p>7605088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7622538" calcext:value-type="float">
            <text:p>7622538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7640008" calcext:value-type="float">
            <text:p>7640008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7657498" calcext:value-type="float">
            <text:p>7657498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7675008" calcext:value-type="float">
            <text:p>7675008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7692538" calcext:value-type="float">
            <text:p>7692538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7710088" calcext:value-type="float">
            <text:p>7710088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7727658" calcext:value-type="float">
            <text:p>7727658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7745248" calcext:value-type="float">
            <text:p>7745248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7762858" calcext:value-type="float">
            <text:p>7762858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7780488" calcext:value-type="float">
            <text:p>7780488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7798138" calcext:value-type="float">
            <text:p>7798138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7815808" calcext:value-type="float">
            <text:p>7815808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7833498" calcext:value-type="float">
            <text:p>7833498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7851208" calcext:value-type="float">
            <text:p>7851208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7868938" calcext:value-type="float">
            <text:p>7868938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7886688" calcext:value-type="float">
            <text:p>7886688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7904458" calcext:value-type="float">
            <text:p>7904458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7922248" calcext:value-type="float">
            <text:p>7922248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7940058" calcext:value-type="float">
            <text:p>7940058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7957888" calcext:value-type="float">
            <text:p>7957888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7975738" calcext:value-type="float">
            <text:p>7975738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7993608" calcext:value-type="float">
            <text:p>7993608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8011498" calcext:value-type="float">
            <text:p>8011498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8029408" calcext:value-type="float">
            <text:p>8029408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047338" calcext:value-type="float">
            <text:p>8047338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8065288" calcext:value-type="float">
            <text:p>8065288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8083258" calcext:value-type="float">
            <text:p>8083258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8101248" calcext:value-type="float">
            <text:p>8101248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8119258" calcext:value-type="float">
            <text:p>8119258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8137288" calcext:value-type="float">
            <text:p>8137288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8155338" calcext:value-type="float">
            <text:p>8155338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8173408" calcext:value-type="float">
            <text:p>8173408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8191498" calcext:value-type="float">
            <text:p>8191498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8209608" calcext:value-type="float">
            <text:p>8209608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8227738" calcext:value-type="float">
            <text:p>8227738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8245888" calcext:value-type="float">
            <text:p>8245888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8264058" calcext:value-type="float">
            <text:p>8264058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8282248" calcext:value-type="float">
            <text:p>8282248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8300458" calcext:value-type="float">
            <text:p>8300458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8318688" calcext:value-type="float">
            <text:p>8318688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8336938" calcext:value-type="float">
            <text:p>8336938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8355208" calcext:value-type="float">
            <text:p>8355208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8373498" calcext:value-type="float">
            <text:p>837349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8391808" calcext:value-type="float">
            <text:p>8391808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8410138" calcext:value-type="float">
            <text:p>8410138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8428488" calcext:value-type="float">
            <text:p>8428488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8446858" calcext:value-type="float">
            <text:p>8446858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8465248" calcext:value-type="float">
            <text:p>8465248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8483658" calcext:value-type="float">
            <text:p>8483658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8502088" calcext:value-type="float">
            <text:p>8502088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8520538" calcext:value-type="float">
            <text:p>8520538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8539008" calcext:value-type="float">
            <text:p>8539008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8557498" calcext:value-type="float">
            <text:p>8557498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8576008" calcext:value-type="float">
            <text:p>8576008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8594538" calcext:value-type="float">
            <text:p>8594538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8613088" calcext:value-type="float">
            <text:p>8613088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8631658" calcext:value-type="float">
            <text:p>8631658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8650248" calcext:value-type="float">
            <text:p>8650248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8668858" calcext:value-type="float">
            <text:p>8668858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8687488" calcext:value-type="float">
            <text:p>8687488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8706138" calcext:value-type="float">
            <text:p>8706138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8724808" calcext:value-type="float">
            <text:p>8724808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8743498" calcext:value-type="float">
            <text:p>8743498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762208" calcext:value-type="float">
            <text:p>8762208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8780938" calcext:value-type="float">
            <text:p>8780938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8799688" calcext:value-type="float">
            <text:p>8799688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8818458" calcext:value-type="float">
            <text:p>8818458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8837248" calcext:value-type="float">
            <text:p>8837248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8856058" calcext:value-type="float">
            <text:p>8856058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8874888" calcext:value-type="float">
            <text:p>8874888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8893738" calcext:value-type="float">
            <text:p>8893738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8912608" calcext:value-type="float">
            <text:p>8912608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8931498" calcext:value-type="float">
            <text:p>8931498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8950408" calcext:value-type="float">
            <text:p>8950408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8969338" calcext:value-type="float">
            <text:p>8969338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8988288" calcext:value-type="float">
            <text:p>8988288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9007258" calcext:value-type="float">
            <text:p>9007258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026248" calcext:value-type="float">
            <text:p>9026248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9045258" calcext:value-type="float">
            <text:p>9045258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9064288" calcext:value-type="float">
            <text:p>9064288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9083338" calcext:value-type="float">
            <text:p>9083338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102408" calcext:value-type="float">
            <text:p>9102408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9121498" calcext:value-type="float">
            <text:p>9121498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9140608" calcext:value-type="float">
            <text:p>9140608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9159738" calcext:value-type="float">
            <text:p>9159738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9178888" calcext:value-type="float">
            <text:p>9178888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9198058" calcext:value-type="float">
            <text:p>9198058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9217248" calcext:value-type="float">
            <text:p>9217248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9236458" calcext:value-type="float">
            <text:p>9236458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9255688" calcext:value-type="float">
            <text:p>9255688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9274938" calcext:value-type="float">
            <text:p>9274938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294208" calcext:value-type="float">
            <text:p>9294208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9313498" calcext:value-type="float">
            <text:p>931349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332808" calcext:value-type="float">
            <text:p>9332808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9352138" calcext:value-type="float">
            <text:p>9352138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9371488" calcext:value-type="float">
            <text:p>9371488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9390858" calcext:value-type="float">
            <text:p>9390858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9410248" calcext:value-type="float">
            <text:p>9410248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9429658" calcext:value-type="float">
            <text:p>9429658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9449088" calcext:value-type="float">
            <text:p>9449088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9468538" calcext:value-type="float">
            <text:p>9468538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9488008" calcext:value-type="float">
            <text:p>9488008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507498" calcext:value-type="float">
            <text:p>9507498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9527008" calcext:value-type="float">
            <text:p>9527008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9546538" calcext:value-type="float">
            <text:p>9546538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9566088" calcext:value-type="float">
            <text:p>9566088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9585658" calcext:value-type="float">
            <text:p>9585658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9605248" calcext:value-type="float">
            <text:p>9605248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9624858" calcext:value-type="float">
            <text:p>9624858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9644488" calcext:value-type="float">
            <text:p>9644488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9664138" calcext:value-type="float">
            <text:p>9664138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683808" calcext:value-type="float">
            <text:p>9683808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9703498" calcext:value-type="float">
            <text:p>9703498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9723208" calcext:value-type="float">
            <text:p>9723208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9742938" calcext:value-type="float">
            <text:p>9742938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9762688" calcext:value-type="float">
            <text:p>9762688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9782458" calcext:value-type="float">
            <text:p>9782458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9802248" calcext:value-type="float">
            <text:p>9802248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9822058" calcext:value-type="float">
            <text:p>9822058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9841888" calcext:value-type="float">
            <text:p>9841888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9861738" calcext:value-type="float">
            <text:p>9861738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9881608" calcext:value-type="float">
            <text:p>9881608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01498" calcext:value-type="float">
            <text:p>9901498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921408" calcext:value-type="float">
            <text:p>9921408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9941338" calcext:value-type="float">
            <text:p>9941338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9961288" calcext:value-type="float">
            <text:p>9961288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9981258" calcext:value-type="float">
            <text:p>9981258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10001248" calcext:value-type="float">
            <text:p>10001248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10021258" calcext:value-type="float">
            <text:p>10021258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10041288" calcext:value-type="float">
            <text:p>10041288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10061338" calcext:value-type="float">
            <text:p>10061338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10081408" calcext:value-type="float">
            <text:p>10081408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10101498" calcext:value-type="float">
            <text:p>10101498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10121608" calcext:value-type="float">
            <text:p>10121608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10141738" calcext:value-type="float">
            <text:p>10141738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10161888" calcext:value-type="float">
            <text:p>10161888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182058" calcext:value-type="float">
            <text:p>10182058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10202248" calcext:value-type="float">
            <text:p>10202248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10222458" calcext:value-type="float">
            <text:p>10222458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10242688" calcext:value-type="float">
            <text:p>10242688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10262938" calcext:value-type="float">
            <text:p>10262938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10283208" calcext:value-type="float">
            <text:p>10283208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10303498" calcext:value-type="float">
            <text:p>10303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2:54:51.72297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09:43:09.248352648</meta:creation-date>
    <dc:date>2020-04-30T13:15:23.533502933</dc:date>
    <meta:editing-duration>PT7M22S</meta:editing-duration>
    <meta:editing-cycles>2</meta:editing-cycles>
    <meta:generator>LibreOffice/6.3.5.2$Linux_X86_64 LibreOffice_project/30$Build-2</meta:generator>
    <meta:document-statistic meta:table-count="2" meta:cell-count="399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84cm" svg:height="9.006cm" xlink:href=".." xlink:type="simple" chart:class="chart:scatter" chart:style-name="ch1">
        <chart:legend chart:legend-position="end" svg:x="22.518cm" svg:y="3.955cm" style:legend-expansion="high" chart:style-name="ch2"/>
        <chart:plot-area chart:style-name="ch3" table:cell-range-address="Sheet1.D7:Sheet1.E1003 Sheet1.E6:Sheet1.E6" chart:data-source-has-labels="row" svg:x="0.539cm" svg:y="0.18cm" svg:width="21.44cm" svg:height="8.646cm">
          <chartooo:coordinate-region svg:x="2.642cm" svg:y="0.379cm" svg:width="18.96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003" chart:label-cell-address="Sheet1.E6:Sheet1.E6" chart:class="chart:scatter">
            <chart:domain table:cell-range-address="Sheet1.D7:Sheet1.D1003"/>
            <chart:regression-curve chart:style-name="ch7">
              <chart:equation chart:display-equation="true" chart:display-r-square="true"/>
            </chart:regression-curve>
            <chart:data-point chart:repeated="9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packs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D7:Sheet1.D1003</svg:desc>
                </draw:g>
              </table:table-cell>
              <table:table-cell office:value-type="float" office:value="43">
                <text:p>43</text:p>
                <draw:g>
                  <svg:desc>Sheet1.E7:Sheet1.E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693">
                <text:p>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286">
                <text:p>12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303">
                <text:p>15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776">
                <text:p>18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2737">
                <text:p>22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7868">
                <text:p>37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4101">
                <text:p>44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50982">
                <text:p>50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58543">
                <text:p>58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66816">
                <text:p>66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75833">
                <text:p>7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85626">
                <text:p>85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96227">
                <text:p>96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07668">
                <text:p>107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19981">
                <text:p>11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33198">
                <text:p>1331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62472">
                <text:p>162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78593">
                <text:p>178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95746">
                <text:p>195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13963">
                <text:p>213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33276">
                <text:p>233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53717">
                <text:p>253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75318">
                <text:p>275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98111">
                <text:p>298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22128">
                <text:p>322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47401">
                <text:p>347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73962">
                <text:p>373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01843">
                <text:p>401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1076">
                <text:p>431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1693">
                <text:p>461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93726">
                <text:p>4937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27207">
                <text:p>527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62168">
                <text:p>562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98641">
                <text:p>598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36658">
                <text:p>6366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76251">
                <text:p>676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717452">
                <text:p>717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760293">
                <text:p>7602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804806">
                <text:p>804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851023">
                <text:p>8510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898976">
                <text:p>898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948697">
                <text:p>948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00218">
                <text:p>1000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53571">
                <text:p>1053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108788">
                <text:p>1108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165901">
                <text:p>1165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224942">
                <text:p>1224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285943">
                <text:p>1285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348936">
                <text:p>1348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413953">
                <text:p>1413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481026">
                <text:p>1481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550187">
                <text:p>1550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621468">
                <text:p>1621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694901">
                <text:p>1694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770518">
                <text:p>1770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848351">
                <text:p>18483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928432">
                <text:p>1928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010793">
                <text:p>2010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095466">
                <text:p>2095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2182483">
                <text:p>21824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2271876">
                <text:p>2271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2363677">
                <text:p>23636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2457918">
                <text:p>2457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2554631">
                <text:p>2554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653848">
                <text:p>2653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2755601">
                <text:p>2755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2859922">
                <text:p>2859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2966843">
                <text:p>29668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3076396">
                <text:p>30763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3188613">
                <text:p>3188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3303526">
                <text:p>3303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3421167">
                <text:p>3421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3541568">
                <text:p>3541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664761">
                <text:p>3664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3790778">
                <text:p>3790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919651">
                <text:p>3919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051412">
                <text:p>4051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186093">
                <text:p>4186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323726">
                <text:p>4323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464343">
                <text:p>4464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607976">
                <text:p>4607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754657">
                <text:p>4754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904418">
                <text:p>4904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5057291">
                <text:p>5057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5213308">
                <text:p>5213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5372501">
                <text:p>53725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5534902">
                <text:p>5534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5700543">
                <text:p>5700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5869456">
                <text:p>5869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6041673">
                <text:p>60416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6217226">
                <text:p>6217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6396147">
                <text:p>63961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6578468">
                <text:p>65784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6764221">
                <text:p>6764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6953438">
                <text:p>69534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7146151">
                <text:p>7146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7342392">
                <text:p>73423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7542193">
                <text:p>7542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7745586">
                <text:p>7745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7952603">
                <text:p>79526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8163276">
                <text:p>8163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8377637">
                <text:p>83776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8595718">
                <text:p>85957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8817551">
                <text:p>88175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9043168">
                <text:p>9043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9272601">
                <text:p>92726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9505882">
                <text:p>95058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9743043">
                <text:p>974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9984116">
                <text:p>9984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0229133">
                <text:p>102291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0478126">
                <text:p>10478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0731127">
                <text:p>10731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0988168">
                <text:p>10988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1249281">
                <text:p>11249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1514498">
                <text:p>11514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1783851">
                <text:p>117838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2057372">
                <text:p>12057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2335093">
                <text:p>12335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2617046">
                <text:p>126170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2903263">
                <text:p>129032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193776">
                <text:p>13193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488617">
                <text:p>13488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787818">
                <text:p>137878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091411">
                <text:p>14091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4399428">
                <text:p>143994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711901">
                <text:p>147119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5028862">
                <text:p>150288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5350343">
                <text:p>153503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5676376">
                <text:p>15676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6006993">
                <text:p>16006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6342226">
                <text:p>16342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6682107">
                <text:p>166821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7026668">
                <text:p>170266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7375941">
                <text:p>17375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7729958">
                <text:p>17729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8088751">
                <text:p>180887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8452352">
                <text:p>184523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8820793">
                <text:p>188207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9194106">
                <text:p>19194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9572323">
                <text:p>195723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9955476">
                <text:p>19955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20343597">
                <text:p>20343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20736718">
                <text:p>20736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21134871">
                <text:p>21134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21538088">
                <text:p>215380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1946401">
                <text:p>21946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22359842">
                <text:p>223598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22778443">
                <text:p>227784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23202236">
                <text:p>232022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23631253">
                <text:p>236312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4065526">
                <text:p>240655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24505087">
                <text:p>245050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24949968">
                <text:p>24949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25400201">
                <text:p>254002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25855818">
                <text:p>258558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26316851">
                <text:p>263168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26783332">
                <text:p>267833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27255293">
                <text:p>272552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27732766">
                <text:p>277327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28215783">
                <text:p>28215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28704376">
                <text:p>287043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29198577">
                <text:p>29198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29698418">
                <text:p>29698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30203931">
                <text:p>302039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30715148">
                <text:p>30715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31232101">
                <text:p>31232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31754822">
                <text:p>317548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32283343">
                <text:p>322833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32817696">
                <text:p>32817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33357913">
                <text:p>33357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33904026">
                <text:p>339040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34456067">
                <text:p>344560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35014068">
                <text:p>350140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35578061">
                <text:p>355780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36148078">
                <text:p>361480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36724151">
                <text:p>36724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37306312">
                <text:p>373063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37894593">
                <text:p>378945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38489026">
                <text:p>38489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39089643">
                <text:p>390896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39696476">
                <text:p>396964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40309557">
                <text:p>403095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40928918">
                <text:p>40928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1554591">
                <text:p>415545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42186608">
                <text:p>421866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42825001">
                <text:p>42825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43469802">
                <text:p>434698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44121043">
                <text:p>441210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44778756">
                <text:p>447787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45442973">
                <text:p>45442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46113726">
                <text:p>461137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46791047">
                <text:p>467910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47474968">
                <text:p>47474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48165521">
                <text:p>481655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48862738">
                <text:p>48862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49566651">
                <text:p>495666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50277292">
                <text:p>502772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50994693">
                <text:p>509946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51718886">
                <text:p>51718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52449903">
                <text:p>524499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53187776">
                <text:p>53187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53932537">
                <text:p>539325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54684218">
                <text:p>546842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55442851">
                <text:p>554428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56208468">
                <text:p>562084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56981101">
                <text:p>569811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57760782">
                <text:p>577607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58547543">
                <text:p>58547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59341416">
                <text:p>59341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60142433">
                <text:p>601424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60950626">
                <text:p>609506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61766027">
                <text:p>617660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62588668">
                <text:p>625886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63418581">
                <text:p>634185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64255798">
                <text:p>642557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65100351">
                <text:p>651003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65952272">
                <text:p>659522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66811593">
                <text:p>668115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67678346">
                <text:p>676783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68552563">
                <text:p>685525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69434276">
                <text:p>694342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70323517">
                <text:p>703235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71220318">
                <text:p>712203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72124711">
                <text:p>721247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73036728">
                <text:p>730367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73956401">
                <text:p>739564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74883762">
                <text:p>748837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75818843">
                <text:p>75818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76761676">
                <text:p>767616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77712293">
                <text:p>777122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78670726">
                <text:p>786707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79637007">
                <text:p>79637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80611168">
                <text:p>80611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81593241">
                <text:p>815932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82583258">
                <text:p>82583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83581251">
                <text:p>835812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84587252">
                <text:p>84587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85601293">
                <text:p>85601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86623406">
                <text:p>866234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87653623">
                <text:p>87653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88691976">
                <text:p>886919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89738497">
                <text:p>897384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90793218">
                <text:p>907932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91856171">
                <text:p>918561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92927388">
                <text:p>929273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94006901">
                <text:p>940069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95094742">
                <text:p>95094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96190943">
                <text:p>96190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97295536">
                <text:p>97295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98408553">
                <text:p>984085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99530026">
                <text:p>995300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100659987">
                <text:p>1006599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101798468">
                <text:p>1017984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102945501">
                <text:p>1029455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104101118">
                <text:p>1041011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105265351">
                <text:p>1052653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106438232">
                <text:p>1064382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107619793">
                <text:p>1076197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108810066">
                <text:p>1088100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110009083">
                <text:p>1100090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111216876">
                <text:p>1112168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112433477">
                <text:p>1124334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113658918">
                <text:p>1136589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114893231">
                <text:p>1148932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116136448">
                <text:p>1161364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117388601">
                <text:p>1173886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118649722">
                <text:p>1186497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119919843">
                <text:p>1199198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121198996">
                <text:p>1211989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122487213">
                <text:p>1224872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123784526">
                <text:p>1237845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125090967">
                <text:p>1250909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126406568">
                <text:p>1264065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127731361">
                <text:p>1277313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129065378">
                <text:p>1290653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130408651">
                <text:p>1304086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131761212">
                <text:p>1317612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133123093">
                <text:p>1331230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134494326">
                <text:p>1344943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135874943">
                <text:p>135874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137264976">
                <text:p>1372649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138664457">
                <text:p>1386644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140073418">
                <text:p>1400734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141491891">
                <text:p>141491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142919908">
                <text:p>142919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144357501">
                <text:p>1443575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145804702">
                <text:p>1458047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147261543">
                <text:p>1472615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148728056">
                <text:p>1487280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150204273">
                <text:p>150204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151690226">
                <text:p>151690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153185947">
                <text:p>1531859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154691468">
                <text:p>1546914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56206821">
                <text:p>1562068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57732038">
                <text:p>1577320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159267151">
                <text:p>1592671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60812192">
                <text:p>1608121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162367193">
                <text:p>162367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163932186">
                <text:p>1639321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165507203">
                <text:p>1655072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167092276">
                <text:p>1670922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168687437">
                <text:p>1686874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170292718">
                <text:p>1702927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171908151">
                <text:p>171908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173533768">
                <text:p>1735337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175169601">
                <text:p>1751696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76815682">
                <text:p>1768156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178472043">
                <text:p>178472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180138716">
                <text:p>180138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181815733">
                <text:p>1818157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183503126">
                <text:p>1835031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185200927">
                <text:p>1852009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186909168">
                <text:p>1869091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188627881">
                <text:p>1886278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190357098">
                <text:p>1903570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192096851">
                <text:p>1920968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93847172">
                <text:p>1938471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195608093">
                <text:p>1956080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197379646">
                <text:p>1973796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199161863">
                <text:p>1991618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200954776">
                <text:p>2009547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202758417">
                <text:p>202758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204572818">
                <text:p>2045728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206398011">
                <text:p>2063980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208234028">
                <text:p>2082340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210080901">
                <text:p>2100809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211938662">
                <text:p>211938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213807343">
                <text:p>2138073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215686976">
                <text:p>2156869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217577593">
                <text:p>2175775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219479226">
                <text:p>2194792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221391907">
                <text:p>2213919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223315668">
                <text:p>2233156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225250541">
                <text:p>2252505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227196558">
                <text:p>2271965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229153751">
                <text:p>2291537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231122152">
                <text:p>2311221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233101793">
                <text:p>2331017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235092706">
                <text:p>2350927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237094923">
                <text:p>2370949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239108476">
                <text:p>2391084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241133397">
                <text:p>2411333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243169718">
                <text:p>2431697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245217471">
                <text:p>2452174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247276688">
                <text:p>2472766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249347401">
                <text:p>2493474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251429642">
                <text:p>251429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253523443">
                <text:p>2535234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255628836">
                <text:p>2556288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257745853">
                <text:p>2577458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259874526">
                <text:p>2598745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262014887">
                <text:p>2620148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264166968">
                <text:p>264166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266330801">
                <text:p>2663308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268506418">
                <text:p>2685064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270693851">
                <text:p>2706938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272893132">
                <text:p>2728931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275104293">
                <text:p>2751042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277327366">
                <text:p>2773273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279562383">
                <text:p>2795623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281809376">
                <text:p>2818093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284068377">
                <text:p>2840683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286339418">
                <text:p>2863394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288622531">
                <text:p>2886225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290917748">
                <text:p>2909177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293225101">
                <text:p>2932251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295544622">
                <text:p>295544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297876343">
                <text:p>2978763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300220296">
                <text:p>3002202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302576513">
                <text:p>3025765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304945026">
                <text:p>3049450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307325867">
                <text:p>3073258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309719068">
                <text:p>3097190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312124661">
                <text:p>3121246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314542678">
                <text:p>3145426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316973151">
                <text:p>3169731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319416112">
                <text:p>319416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321871593">
                <text:p>321871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324339626">
                <text:p>3243396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326820243">
                <text:p>3268202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329313476">
                <text:p>3293134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331819357">
                <text:p>3318193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334337918">
                <text:p>3343379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336869191">
                <text:p>3368691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339413208">
                <text:p>339413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341970001">
                <text:p>341970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344539602">
                <text:p>3445396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47122043">
                <text:p>3471220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349717356">
                <text:p>3497173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352325573">
                <text:p>3523255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354946726">
                <text:p>3549467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357580847">
                <text:p>3575808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360227968">
                <text:p>3602279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362888121">
                <text:p>3628881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365561338">
                <text:p>365561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368247651">
                <text:p>3682476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370947092">
                <text:p>3709470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373659693">
                <text:p>3736596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376385486">
                <text:p>3763854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379124503">
                <text:p>3791245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381876776">
                <text:p>3818767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384642337">
                <text:p>3846423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387421218">
                <text:p>3874212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390213451">
                <text:p>3902134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393019068">
                <text:p>393019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395838101">
                <text:p>3958381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98670582">
                <text:p>3986705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401516543">
                <text:p>4015165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404376016">
                <text:p>404376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407249033">
                <text:p>4072490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410135626">
                <text:p>4101356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413035827">
                <text:p>4130358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415949668">
                <text:p>4159496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418877181">
                <text:p>4188771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421818398">
                <text:p>4218183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424773351">
                <text:p>4247733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427742072">
                <text:p>4277420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430724593">
                <text:p>4307245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433720946">
                <text:p>4337209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436731163">
                <text:p>4367311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439755276">
                <text:p>4397552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442793317">
                <text:p>4427933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445845318">
                <text:p>4458453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448911311">
                <text:p>448911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451991328">
                <text:p>4519913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455085401">
                <text:p>4550854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458193562">
                <text:p>4581935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461315843">
                <text:p>4613158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464452276">
                <text:p>4644522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467602893">
                <text:p>4676028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470767726">
                <text:p>4707677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473946807">
                <text:p>4739468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477140168">
                <text:p>477140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480347841">
                <text:p>4803478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483569858">
                <text:p>4835698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86806251">
                <text:p>4868062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490057052">
                <text:p>4900570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493322293">
                <text:p>4933222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496602006">
                <text:p>4966020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499896223">
                <text:p>4998962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503204976">
                <text:p>5032049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506528297">
                <text:p>5065282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509866218">
                <text:p>5098662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513218771">
                <text:p>5132187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516585988">
                <text:p>5165859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519967901">
                <text:p>5199679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523364542">
                <text:p>5233645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526775943">
                <text:p>5267759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530202136">
                <text:p>5302021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533643153">
                <text:p>5336431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537099026">
                <text:p>5370990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540569787">
                <text:p>5405697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544055468">
                <text:p>5440554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547556101">
                <text:p>5475561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551071718">
                <text:p>5510717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554602351">
                <text:p>5546023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558148032">
                <text:p>5581480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561708793">
                <text:p>5617087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565284666">
                <text:p>5652846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568875683">
                <text:p>5688756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572481876">
                <text:p>5724818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576103277">
                <text:p>5761032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579739918">
                <text:p>5797399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583391831">
                <text:p>5833918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587059048">
                <text:p>5870590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590741601">
                <text:p>5907416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594439522">
                <text:p>5944395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598152843">
                <text:p>5981528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601881596">
                <text:p>6018815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605625813">
                <text:p>6056258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609385526">
                <text:p>6093855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613160767">
                <text:p>6131607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616951568">
                <text:p>6169515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620757961">
                <text:p>6207579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624579978">
                <text:p>6245799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628417651">
                <text:p>6284176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632271012">
                <text:p>632271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636140093">
                <text:p>6361400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640024926">
                <text:p>6400249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643925543">
                <text:p>643925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647841976">
                <text:p>6478419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651774257">
                <text:p>6517742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655722418">
                <text:p>6557224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659686491">
                <text:p>6596864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663666508">
                <text:p>6636665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667662501">
                <text:p>6676625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671674502">
                <text:p>6716745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675702543">
                <text:p>6757025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679746656">
                <text:p>6797466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683806873">
                <text:p>6838068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687883226">
                <text:p>6878832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691975747">
                <text:p>6919757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696084468">
                <text:p>6960844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700209421">
                <text:p>7002094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704350638">
                <text:p>7043506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708508151">
                <text:p>7085081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712681992">
                <text:p>7126819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716872193">
                <text:p>7168721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721078786">
                <text:p>7210787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725301803">
                <text:p>7253018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729541276">
                <text:p>7295412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733797237">
                <text:p>7337972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738069718">
                <text:p>7380697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742358751">
                <text:p>7423587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746664368">
                <text:p>7466643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750986601">
                <text:p>7509866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755325482">
                <text:p>7553254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759681043">
                <text:p>7596810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764053316">
                <text:p>7640533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768442333">
                <text:p>768442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772848126">
                <text:p>7728481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777270727">
                <text:p>7772707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781710168">
                <text:p>7817101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786166481">
                <text:p>7861664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790639698">
                <text:p>7906396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795129851">
                <text:p>7951298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799636972">
                <text:p>7996369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804161093">
                <text:p>8041610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808702246">
                <text:p>8087022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813260463">
                <text:p>8132604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817835776">
                <text:p>8178357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822428217">
                <text:p>8224282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827037818">
                <text:p>8270378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831664611">
                <text:p>8316646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836308628">
                <text:p>8363086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840969901">
                <text:p>8409699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845648462">
                <text:p>8456484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850344343">
                <text:p>8503443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855057576">
                <text:p>8550575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859788193">
                <text:p>8597881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864536226">
                <text:p>8645362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869301707">
                <text:p>8693017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874084668">
                <text:p>8740846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878885141">
                <text:p>8788851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883703158">
                <text:p>8837031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888538751">
                <text:p>8885387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893391952">
                <text:p>8933919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898262793">
                <text:p>8982627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903151306">
                <text:p>9031513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908057523">
                <text:p>9080575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912981476">
                <text:p>9129814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917923197">
                <text:p>9179231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922882718">
                <text:p>9228827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927860071">
                <text:p>9278600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932855288">
                <text:p>9328552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937868401">
                <text:p>9378684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942899442">
                <text:p>9428994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947948443">
                <text:p>9479484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953015436">
                <text:p>9530154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958100453">
                <text:p>9581004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963203526">
                <text:p>9632035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968324687">
                <text:p>9683246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973463968">
                <text:p>9734639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978621401">
                <text:p>9786214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0">
                <text:p>570</text:p>
              </table:table-cell>
              <table:table-cell office:value-type="float" office:value="983797018">
                <text:p>9837970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1">
                <text:p>571</text:p>
              </table:table-cell>
              <table:table-cell office:value-type="float" office:value="988990851">
                <text:p>9889908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994202932">
                <text:p>9942029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3">
                <text:p>573</text:p>
              </table:table-cell>
              <table:table-cell office:value-type="float" office:value="999433293">
                <text:p>9994332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1004681966">
                <text:p>10046819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5">
                <text:p>575</text:p>
              </table:table-cell>
              <table:table-cell office:value-type="float" office:value="1009948983">
                <text:p>10099489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6">
                <text:p>576</text:p>
              </table:table-cell>
              <table:table-cell office:value-type="float" office:value="1015234376">
                <text:p>10152343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7">
                <text:p>577</text:p>
              </table:table-cell>
              <table:table-cell office:value-type="float" office:value="1020538177">
                <text:p>10205381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8">
                <text:p>578</text:p>
              </table:table-cell>
              <table:table-cell office:value-type="float" office:value="1025860418">
                <text:p>1025860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9">
                <text:p>579</text:p>
              </table:table-cell>
              <table:table-cell office:value-type="float" office:value="1031201131">
                <text:p>10312011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0">
                <text:p>580</text:p>
              </table:table-cell>
              <table:table-cell office:value-type="float" office:value="1036560348">
                <text:p>10365603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1">
                <text:p>581</text:p>
              </table:table-cell>
              <table:table-cell office:value-type="float" office:value="1041938101">
                <text:p>1041938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1047334422">
                <text:p>10473344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3">
                <text:p>583</text:p>
              </table:table-cell>
              <table:table-cell office:value-type="float" office:value="1052749343">
                <text:p>10527493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4">
                <text:p>584</text:p>
              </table:table-cell>
              <table:table-cell office:value-type="float" office:value="1058182896">
                <text:p>10581828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5">
                <text:p>585</text:p>
              </table:table-cell>
              <table:table-cell office:value-type="float" office:value="1063635113">
                <text:p>10636351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6">
                <text:p>586</text:p>
              </table:table-cell>
              <table:table-cell office:value-type="float" office:value="1069106026">
                <text:p>10691060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7">
                <text:p>587</text:p>
              </table:table-cell>
              <table:table-cell office:value-type="float" office:value="1074595667">
                <text:p>1074595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8">
                <text:p>588</text:p>
              </table:table-cell>
              <table:table-cell office:value-type="float" office:value="1080104068">
                <text:p>10801040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1085631261">
                <text:p>10856312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0">
                <text:p>590</text:p>
              </table:table-cell>
              <table:table-cell office:value-type="float" office:value="1091177278">
                <text:p>1091177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1">
                <text:p>591</text:p>
              </table:table-cell>
              <table:table-cell office:value-type="float" office:value="1096742151">
                <text:p>10967421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1102325912">
                <text:p>11023259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3">
                <text:p>593</text:p>
              </table:table-cell>
              <table:table-cell office:value-type="float" office:value="1107928593">
                <text:p>11079285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4">
                <text:p>594</text:p>
              </table:table-cell>
              <table:table-cell office:value-type="float" office:value="1113550226">
                <text:p>11135502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5">
                <text:p>595</text:p>
              </table:table-cell>
              <table:table-cell office:value-type="float" office:value="1119190843">
                <text:p>11191908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1124850476">
                <text:p>11248504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7">
                <text:p>597</text:p>
              </table:table-cell>
              <table:table-cell office:value-type="float" office:value="1130529157">
                <text:p>11305291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8">
                <text:p>598</text:p>
              </table:table-cell>
              <table:table-cell office:value-type="float" office:value="1136226918">
                <text:p>11362269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9">
                <text:p>599</text:p>
              </table:table-cell>
              <table:table-cell office:value-type="float" office:value="1141943791">
                <text:p>11419437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0">
                <text:p>600</text:p>
              </table:table-cell>
              <table:table-cell office:value-type="float" office:value="1147679808">
                <text:p>11476798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1">
                <text:p>601</text:p>
              </table:table-cell>
              <table:table-cell office:value-type="float" office:value="1153435001">
                <text:p>11534350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1159209402">
                <text:p>11592094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3">
                <text:p>603</text:p>
              </table:table-cell>
              <table:table-cell office:value-type="float" office:value="1165003043">
                <text:p>11650030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4">
                <text:p>604</text:p>
              </table:table-cell>
              <table:table-cell office:value-type="float" office:value="1170815956">
                <text:p>11708159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5">
                <text:p>605</text:p>
              </table:table-cell>
              <table:table-cell office:value-type="float" office:value="1176648173">
                <text:p>11766481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6">
                <text:p>606</text:p>
              </table:table-cell>
              <table:table-cell office:value-type="float" office:value="1182499726">
                <text:p>11824997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7">
                <text:p>607</text:p>
              </table:table-cell>
              <table:table-cell office:value-type="float" office:value="1188370647">
                <text:p>11883706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8">
                <text:p>608</text:p>
              </table:table-cell>
              <table:table-cell office:value-type="float" office:value="1194260968">
                <text:p>11942609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9">
                <text:p>609</text:p>
              </table:table-cell>
              <table:table-cell office:value-type="float" office:value="1200170721">
                <text:p>12001707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0">
                <text:p>610</text:p>
              </table:table-cell>
              <table:table-cell office:value-type="float" office:value="1206099938">
                <text:p>12060999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1">
                <text:p>611</text:p>
              </table:table-cell>
              <table:table-cell office:value-type="float" office:value="1212048651">
                <text:p>12120486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1218016892">
                <text:p>12180168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3">
                <text:p>613</text:p>
              </table:table-cell>
              <table:table-cell office:value-type="float" office:value="1224004693">
                <text:p>12240046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4">
                <text:p>614</text:p>
              </table:table-cell>
              <table:table-cell office:value-type="float" office:value="1230012086">
                <text:p>12300120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5">
                <text:p>615</text:p>
              </table:table-cell>
              <table:table-cell office:value-type="float" office:value="1236039103">
                <text:p>12360391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6">
                <text:p>616</text:p>
              </table:table-cell>
              <table:table-cell office:value-type="float" office:value="1242085776">
                <text:p>12420857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7">
                <text:p>617</text:p>
              </table:table-cell>
              <table:table-cell office:value-type="float" office:value="1248152137">
                <text:p>12481521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8">
                <text:p>618</text:p>
              </table:table-cell>
              <table:table-cell office:value-type="float" office:value="1254238218">
                <text:p>12542382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9">
                <text:p>619</text:p>
              </table:table-cell>
              <table:table-cell office:value-type="float" office:value="1260344051">
                <text:p>12603440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0">
                <text:p>620</text:p>
              </table:table-cell>
              <table:table-cell office:value-type="float" office:value="1266469668">
                <text:p>12664696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1">
                <text:p>621</text:p>
              </table:table-cell>
              <table:table-cell office:value-type="float" office:value="1272615101">
                <text:p>12726151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1278780382">
                <text:p>12787803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3">
                <text:p>623</text:p>
              </table:table-cell>
              <table:table-cell office:value-type="float" office:value="1284965543">
                <text:p>12849655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4">
                <text:p>624</text:p>
              </table:table-cell>
              <table:table-cell office:value-type="float" office:value="1291170616">
                <text:p>12911706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5">
                <text:p>625</text:p>
              </table:table-cell>
              <table:table-cell office:value-type="float" office:value="1297395633">
                <text:p>12973956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6">
                <text:p>626</text:p>
              </table:table-cell>
              <table:table-cell office:value-type="float" office:value="1303640626">
                <text:p>13036406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7">
                <text:p>627</text:p>
              </table:table-cell>
              <table:table-cell office:value-type="float" office:value="1309905627">
                <text:p>13099056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8">
                <text:p>628</text:p>
              </table:table-cell>
              <table:table-cell office:value-type="float" office:value="1316190668">
                <text:p>13161906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9">
                <text:p>629</text:p>
              </table:table-cell>
              <table:table-cell office:value-type="float" office:value="1322495781">
                <text:p>13224957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0">
                <text:p>630</text:p>
              </table:table-cell>
              <table:table-cell office:value-type="float" office:value="1328820998">
                <text:p>13288209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1">
                <text:p>631</text:p>
              </table:table-cell>
              <table:table-cell office:value-type="float" office:value="1335166351">
                <text:p>13351663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1341531872">
                <text:p>13415318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1347917593">
                <text:p>13479175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4">
                <text:p>634</text:p>
              </table:table-cell>
              <table:table-cell office:value-type="float" office:value="1354323546">
                <text:p>13543235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5">
                <text:p>635</text:p>
              </table:table-cell>
              <table:table-cell office:value-type="float" office:value="1360749763">
                <text:p>13607497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6">
                <text:p>636</text:p>
              </table:table-cell>
              <table:table-cell office:value-type="float" office:value="1367196276">
                <text:p>13671962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7">
                <text:p>637</text:p>
              </table:table-cell>
              <table:table-cell office:value-type="float" office:value="1373663117">
                <text:p>13736631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8">
                <text:p>638</text:p>
              </table:table-cell>
              <table:table-cell office:value-type="float" office:value="1380150318">
                <text:p>13801503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9">
                <text:p>639</text:p>
              </table:table-cell>
              <table:table-cell office:value-type="float" office:value="1386657911">
                <text:p>13866579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1393185928">
                <text:p>13931859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1">
                <text:p>641</text:p>
              </table:table-cell>
              <table:table-cell office:value-type="float" office:value="1399734401">
                <text:p>13997344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1406303362">
                <text:p>14063033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3">
                <text:p>643</text:p>
              </table:table-cell>
              <table:table-cell office:value-type="float" office:value="1412892843">
                <text:p>14128928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4">
                <text:p>644</text:p>
              </table:table-cell>
              <table:table-cell office:value-type="float" office:value="1419502876">
                <text:p>14195028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5">
                <text:p>645</text:p>
              </table:table-cell>
              <table:table-cell office:value-type="float" office:value="1426133493">
                <text:p>14261334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6">
                <text:p>646</text:p>
              </table:table-cell>
              <table:table-cell office:value-type="float" office:value="1432784726">
                <text:p>14327847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7">
                <text:p>647</text:p>
              </table:table-cell>
              <table:table-cell office:value-type="float" office:value="1439456607">
                <text:p>14394566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8">
                <text:p>648</text:p>
              </table:table-cell>
              <table:table-cell office:value-type="float" office:value="1446149168">
                <text:p>14461491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9">
                <text:p>649</text:p>
              </table:table-cell>
              <table:table-cell office:value-type="float" office:value="1452862441">
                <text:p>14528624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0">
                <text:p>650</text:p>
              </table:table-cell>
              <table:table-cell office:value-type="float" office:value="1459596458">
                <text:p>14595964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1">
                <text:p>651</text:p>
              </table:table-cell>
              <table:table-cell office:value-type="float" office:value="1466351251">
                <text:p>14663512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1473126852">
                <text:p>14731268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3">
                <text:p>653</text:p>
              </table:table-cell>
              <table:table-cell office:value-type="float" office:value="1479923293">
                <text:p>14799232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1486740606">
                <text:p>14867406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5">
                <text:p>655</text:p>
              </table:table-cell>
              <table:table-cell office:value-type="float" office:value="1493578823">
                <text:p>14935788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6">
                <text:p>656</text:p>
              </table:table-cell>
              <table:table-cell office:value-type="float" office:value="1500437976">
                <text:p>15004379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7">
                <text:p>657</text:p>
              </table:table-cell>
              <table:table-cell office:value-type="float" office:value="1507318097">
                <text:p>15073180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8">
                <text:p>658</text:p>
              </table:table-cell>
              <table:table-cell office:value-type="float" office:value="1514219218">
                <text:p>15142192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9">
                <text:p>659</text:p>
              </table:table-cell>
              <table:table-cell office:value-type="float" office:value="1521141371">
                <text:p>15211413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0">
                <text:p>660</text:p>
              </table:table-cell>
              <table:table-cell office:value-type="float" office:value="1528084588">
                <text:p>15280845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1">
                <text:p>661</text:p>
              </table:table-cell>
              <table:table-cell office:value-type="float" office:value="1535048901">
                <text:p>15350489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1542034342">
                <text:p>15420343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3">
                <text:p>663</text:p>
              </table:table-cell>
              <table:table-cell office:value-type="float" office:value="1549040943">
                <text:p>15490409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4">
                <text:p>664</text:p>
              </table:table-cell>
              <table:table-cell office:value-type="float" office:value="1556068736">
                <text:p>15560687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5">
                <text:p>665</text:p>
              </table:table-cell>
              <table:table-cell office:value-type="float" office:value="1563117753">
                <text:p>15631177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6">
                <text:p>666</text:p>
              </table:table-cell>
              <table:table-cell office:value-type="float" office:value="1570188026">
                <text:p>15701880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7">
                <text:p>667</text:p>
              </table:table-cell>
              <table:table-cell office:value-type="float" office:value="1577279587">
                <text:p>15772795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8">
                <text:p>668</text:p>
              </table:table-cell>
              <table:table-cell office:value-type="float" office:value="1584392468">
                <text:p>15843924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9">
                <text:p>669</text:p>
              </table:table-cell>
              <table:table-cell office:value-type="float" office:value="1591526701">
                <text:p>15915267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0">
                <text:p>670</text:p>
              </table:table-cell>
              <table:table-cell office:value-type="float" office:value="1598682318">
                <text:p>15986823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1">
                <text:p>671</text:p>
              </table:table-cell>
              <table:table-cell office:value-type="float" office:value="1605859351">
                <text:p>16058593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1613057832">
                <text:p>16130578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3">
                <text:p>673</text:p>
              </table:table-cell>
              <table:table-cell office:value-type="float" office:value="1620277793">
                <text:p>16202777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4">
                <text:p>674</text:p>
              </table:table-cell>
              <table:table-cell office:value-type="float" office:value="1627519266">
                <text:p>16275192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5">
                <text:p>675</text:p>
              </table:table-cell>
              <table:table-cell office:value-type="float" office:value="1634782283">
                <text:p>1634782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6">
                <text:p>676</text:p>
              </table:table-cell>
              <table:table-cell office:value-type="float" office:value="1642066876">
                <text:p>1642066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7">
                <text:p>677</text:p>
              </table:table-cell>
              <table:table-cell office:value-type="float" office:value="1649373077">
                <text:p>16493730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8">
                <text:p>678</text:p>
              </table:table-cell>
              <table:table-cell office:value-type="float" office:value="1656700918">
                <text:p>16567009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9">
                <text:p>679</text:p>
              </table:table-cell>
              <table:table-cell office:value-type="float" office:value="1664050431">
                <text:p>16640504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1671421648">
                <text:p>16714216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1">
                <text:p>681</text:p>
              </table:table-cell>
              <table:table-cell office:value-type="float" office:value="1678814601">
                <text:p>16788146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1686229322">
                <text:p>16862293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1693665843">
                <text:p>16936658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4">
                <text:p>684</text:p>
              </table:table-cell>
              <table:table-cell office:value-type="float" office:value="1701124196">
                <text:p>17011241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5">
                <text:p>685</text:p>
              </table:table-cell>
              <table:table-cell office:value-type="float" office:value="1708604413">
                <text:p>17086044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6">
                <text:p>686</text:p>
              </table:table-cell>
              <table:table-cell office:value-type="float" office:value="1716106526">
                <text:p>17161065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7">
                <text:p>687</text:p>
              </table:table-cell>
              <table:table-cell office:value-type="float" office:value="1723630567">
                <text:p>17236305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8">
                <text:p>688</text:p>
              </table:table-cell>
              <table:table-cell office:value-type="float" office:value="1731176568">
                <text:p>17311765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1738744561">
                <text:p>17387445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1746334578">
                <text:p>17463345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1753946651">
                <text:p>17539466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1761580812">
                <text:p>1761580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1769237093">
                <text:p>17692370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1776915526">
                <text:p>17769155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1784616143">
                <text:p>17846161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1792338976">
                <text:p>17923389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1800084057">
                <text:p>18000840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1807851418">
                <text:p>18078514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1815641091">
                <text:p>18156410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1823453108">
                <text:p>18234531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1831287501">
                <text:p>18312875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1839144302">
                <text:p>18391443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1847023543">
                <text:p>18470235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4">
                <text:p>704</text:p>
              </table:table-cell>
              <table:table-cell office:value-type="float" office:value="1854925256">
                <text:p>18549252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5">
                <text:p>705</text:p>
              </table:table-cell>
              <table:table-cell office:value-type="float" office:value="1862849473">
                <text:p>18628494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6">
                <text:p>706</text:p>
              </table:table-cell>
              <table:table-cell office:value-type="float" office:value="1870796226">
                <text:p>18707962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7">
                <text:p>707</text:p>
              </table:table-cell>
              <table:table-cell office:value-type="float" office:value="1878765547">
                <text:p>18787655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8">
                <text:p>708</text:p>
              </table:table-cell>
              <table:table-cell office:value-type="float" office:value="1886757468">
                <text:p>18867574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9">
                <text:p>709</text:p>
              </table:table-cell>
              <table:table-cell office:value-type="float" office:value="1894772021">
                <text:p>18947720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0">
                <text:p>710</text:p>
              </table:table-cell>
              <table:table-cell office:value-type="float" office:value="1902809238">
                <text:p>19028092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1">
                <text:p>711</text:p>
              </table:table-cell>
              <table:table-cell office:value-type="float" office:value="1910869151">
                <text:p>19108691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1918951792">
                <text:p>19189517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3">
                <text:p>713</text:p>
              </table:table-cell>
              <table:table-cell office:value-type="float" office:value="1927057193">
                <text:p>19270571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4">
                <text:p>714</text:p>
              </table:table-cell>
              <table:table-cell office:value-type="float" office:value="1935185386">
                <text:p>19351853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1943336403">
                <text:p>19433364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6">
                <text:p>716</text:p>
              </table:table-cell>
              <table:table-cell office:value-type="float" office:value="1951510276">
                <text:p>19515102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7">
                <text:p>717</text:p>
              </table:table-cell>
              <table:table-cell office:value-type="float" office:value="1959707037">
                <text:p>19597070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8">
                <text:p>718</text:p>
              </table:table-cell>
              <table:table-cell office:value-type="float" office:value="1967926718">
                <text:p>19679267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9">
                <text:p>719</text:p>
              </table:table-cell>
              <table:table-cell office:value-type="float" office:value="1976169351">
                <text:p>19761693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0">
                <text:p>720</text:p>
              </table:table-cell>
              <table:table-cell office:value-type="float" office:value="1984434968">
                <text:p>19844349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1">
                <text:p>721</text:p>
              </table:table-cell>
              <table:table-cell office:value-type="float" office:value="1992723601">
                <text:p>19927236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2001035282">
                <text:p>20010352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3">
                <text:p>723</text:p>
              </table:table-cell>
              <table:table-cell office:value-type="float" office:value="2009370043">
                <text:p>20093700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4">
                <text:p>724</text:p>
              </table:table-cell>
              <table:table-cell office:value-type="float" office:value="2017727916">
                <text:p>20177279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5">
                <text:p>725</text:p>
              </table:table-cell>
              <table:table-cell office:value-type="float" office:value="2026108933">
                <text:p>20261089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2034513126">
                <text:p>20345131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7">
                <text:p>727</text:p>
              </table:table-cell>
              <table:table-cell office:value-type="float" office:value="2042940527">
                <text:p>20429405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8">
                <text:p>728</text:p>
              </table:table-cell>
              <table:table-cell office:value-type="float" office:value="2051391168">
                <text:p>20513911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9">
                <text:p>729</text:p>
              </table:table-cell>
              <table:table-cell office:value-type="float" office:value="2059865081">
                <text:p>20598650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0">
                <text:p>730</text:p>
              </table:table-cell>
              <table:table-cell office:value-type="float" office:value="2068362298">
                <text:p>20683622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1">
                <text:p>731</text:p>
              </table:table-cell>
              <table:table-cell office:value-type="float" office:value="2076882851">
                <text:p>20768828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2085426772">
                <text:p>20854267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3">
                <text:p>733</text:p>
              </table:table-cell>
              <table:table-cell office:value-type="float" office:value="2093994093">
                <text:p>20939940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4">
                <text:p>734</text:p>
              </table:table-cell>
              <table:table-cell office:value-type="float" office:value="2102584846">
                <text:p>21025848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5">
                <text:p>735</text:p>
              </table:table-cell>
              <table:table-cell office:value-type="float" office:value="2111199063">
                <text:p>21111990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6">
                <text:p>736</text:p>
              </table:table-cell>
              <table:table-cell office:value-type="float" office:value="2119836776">
                <text:p>21198367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7">
                <text:p>737</text:p>
              </table:table-cell>
              <table:table-cell office:value-type="float" office:value="2128498017">
                <text:p>21284980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8">
                <text:p>738</text:p>
              </table:table-cell>
              <table:table-cell office:value-type="float" office:value="2137182818">
                <text:p>21371828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9">
                <text:p>739</text:p>
              </table:table-cell>
              <table:table-cell office:value-type="float" office:value="2145891211">
                <text:p>21458912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0">
                <text:p>740</text:p>
              </table:table-cell>
              <table:table-cell office:value-type="float" office:value="2154623228">
                <text:p>21546232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1">
                <text:p>741</text:p>
              </table:table-cell>
              <table:table-cell office:value-type="float" office:value="2163378901">
                <text:p>21633789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2172158262">
                <text:p>21721582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3">
                <text:p>743</text:p>
              </table:table-cell>
              <table:table-cell office:value-type="float" office:value="2180961343">
                <text:p>21809613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4">
                <text:p>744</text:p>
              </table:table-cell>
              <table:table-cell office:value-type="float" office:value="2189788176">
                <text:p>21897881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5">
                <text:p>745</text:p>
              </table:table-cell>
              <table:table-cell office:value-type="float" office:value="2198638793">
                <text:p>21986387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6">
                <text:p>746</text:p>
              </table:table-cell>
              <table:table-cell office:value-type="float" office:value="2207513226">
                <text:p>22075132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7">
                <text:p>747</text:p>
              </table:table-cell>
              <table:table-cell office:value-type="float" office:value="2216411507">
                <text:p>22164115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8">
                <text:p>748</text:p>
              </table:table-cell>
              <table:table-cell office:value-type="float" office:value="2225333668">
                <text:p>22253336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2234279741">
                <text:p>22342797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2243249758">
                <text:p>22432497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1">
                <text:p>751</text:p>
              </table:table-cell>
              <table:table-cell office:value-type="float" office:value="2252243751">
                <text:p>22522437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2261261752">
                <text:p>22612617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3">
                <text:p>753</text:p>
              </table:table-cell>
              <table:table-cell office:value-type="float" office:value="2270303793">
                <text:p>22703037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4">
                <text:p>754</text:p>
              </table:table-cell>
              <table:table-cell office:value-type="float" office:value="2279369906">
                <text:p>22793699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2288460123">
                <text:p>22884601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6">
                <text:p>756</text:p>
              </table:table-cell>
              <table:table-cell office:value-type="float" office:value="2297574476">
                <text:p>22975744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7">
                <text:p>757</text:p>
              </table:table-cell>
              <table:table-cell office:value-type="float" office:value="2306712997">
                <text:p>23067129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8">
                <text:p>758</text:p>
              </table:table-cell>
              <table:table-cell office:value-type="float" office:value="2315875718">
                <text:p>23158757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9">
                <text:p>759</text:p>
              </table:table-cell>
              <table:table-cell office:value-type="float" office:value="2325062671">
                <text:p>23250626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0">
                <text:p>760</text:p>
              </table:table-cell>
              <table:table-cell office:value-type="float" office:value="2334273888">
                <text:p>23342738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1">
                <text:p>761</text:p>
              </table:table-cell>
              <table:table-cell office:value-type="float" office:value="2343509401">
                <text:p>23435094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2352769242">
                <text:p>23527692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3">
                <text:p>763</text:p>
              </table:table-cell>
              <table:table-cell office:value-type="float" office:value="2362053443">
                <text:p>23620534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4">
                <text:p>764</text:p>
              </table:table-cell>
              <table:table-cell office:value-type="float" office:value="2371362036">
                <text:p>2371362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5">
                <text:p>765</text:p>
              </table:table-cell>
              <table:table-cell office:value-type="float" office:value="2380695053">
                <text:p>23806950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6">
                <text:p>766</text:p>
              </table:table-cell>
              <table:table-cell office:value-type="float" office:value="2390052526">
                <text:p>23900525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7">
                <text:p>767</text:p>
              </table:table-cell>
              <table:table-cell office:value-type="float" office:value="2399434487">
                <text:p>23994344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8">
                <text:p>768</text:p>
              </table:table-cell>
              <table:table-cell office:value-type="float" office:value="2408840968">
                <text:p>24088409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9">
                <text:p>769</text:p>
              </table:table-cell>
              <table:table-cell office:value-type="float" office:value="2418272001">
                <text:p>24182720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0">
                <text:p>770</text:p>
              </table:table-cell>
              <table:table-cell office:value-type="float" office:value="2427727618">
                <text:p>24277276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1">
                <text:p>771</text:p>
              </table:table-cell>
              <table:table-cell office:value-type="float" office:value="2437207851">
                <text:p>24372078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2446712732">
                <text:p>24467127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3">
                <text:p>773</text:p>
              </table:table-cell>
              <table:table-cell office:value-type="float" office:value="2456242293">
                <text:p>2456242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2465796566">
                <text:p>24657965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5">
                <text:p>775</text:p>
              </table:table-cell>
              <table:table-cell office:value-type="float" office:value="2475375583">
                <text:p>247537558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6">
                <text:p>776</text:p>
              </table:table-cell>
              <table:table-cell office:value-type="float" office:value="2484979376">
                <text:p>24849793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7">
                <text:p>777</text:p>
              </table:table-cell>
              <table:table-cell office:value-type="float" office:value="2494607977">
                <text:p>24946079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8">
                <text:p>778</text:p>
              </table:table-cell>
              <table:table-cell office:value-type="float" office:value="2504261418">
                <text:p>25042614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9">
                <text:p>779</text:p>
              </table:table-cell>
              <table:table-cell office:value-type="float" office:value="2513939731">
                <text:p>25139397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0">
                <text:p>780</text:p>
              </table:table-cell>
              <table:table-cell office:value-type="float" office:value="2523642948">
                <text:p>25236429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1">
                <text:p>781</text:p>
              </table:table-cell>
              <table:table-cell office:value-type="float" office:value="2533371101">
                <text:p>25333711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2543124222">
                <text:p>25431242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3">
                <text:p>783</text:p>
              </table:table-cell>
              <table:table-cell office:value-type="float" office:value="2552902343">
                <text:p>25529023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4">
                <text:p>784</text:p>
              </table:table-cell>
              <table:table-cell office:value-type="float" office:value="2562705496">
                <text:p>25627054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5">
                <text:p>785</text:p>
              </table:table-cell>
              <table:table-cell office:value-type="float" office:value="2572533713">
                <text:p>25725337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2582387026">
                <text:p>25823870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7">
                <text:p>787</text:p>
              </table:table-cell>
              <table:table-cell office:value-type="float" office:value="2592265467">
                <text:p>25922654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8">
                <text:p>788</text:p>
              </table:table-cell>
              <table:table-cell office:value-type="float" office:value="2602169068">
                <text:p>260216906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9">
                <text:p>789</text:p>
              </table:table-cell>
              <table:table-cell office:value-type="float" office:value="2612097861">
                <text:p>26120978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0">
                <text:p>790</text:p>
              </table:table-cell>
              <table:table-cell office:value-type="float" office:value="2622051878">
                <text:p>26220518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1">
                <text:p>791</text:p>
              </table:table-cell>
              <table:table-cell office:value-type="float" office:value="2632031151">
                <text:p>26320311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2642035712">
                <text:p>26420357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3">
                <text:p>793</text:p>
              </table:table-cell>
              <table:table-cell office:value-type="float" office:value="2652065593">
                <text:p>26520655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4">
                <text:p>794</text:p>
              </table:table-cell>
              <table:table-cell office:value-type="float" office:value="2662120826">
                <text:p>26621208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5">
                <text:p>795</text:p>
              </table:table-cell>
              <table:table-cell office:value-type="float" office:value="2672201443">
                <text:p>26722014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6">
                <text:p>796</text:p>
              </table:table-cell>
              <table:table-cell office:value-type="float" office:value="2682307476">
                <text:p>26823074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7">
                <text:p>797</text:p>
              </table:table-cell>
              <table:table-cell office:value-type="float" office:value="2692438957">
                <text:p>26924389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8">
                <text:p>798</text:p>
              </table:table-cell>
              <table:table-cell office:value-type="float" office:value="2702595918">
                <text:p>27025959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9">
                <text:p>799</text:p>
              </table:table-cell>
              <table:table-cell office:value-type="float" office:value="2712778391">
                <text:p>27127783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0">
                <text:p>800</text:p>
              </table:table-cell>
              <table:table-cell office:value-type="float" office:value="2722986408">
                <text:p>27229864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1">
                <text:p>801</text:p>
              </table:table-cell>
              <table:table-cell office:value-type="float" office:value="2733220001">
                <text:p>27332200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2743479202">
                <text:p>27434792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3">
                <text:p>803</text:p>
              </table:table-cell>
              <table:table-cell office:value-type="float" office:value="2753764043">
                <text:p>27537640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4">
                <text:p>804</text:p>
              </table:table-cell>
              <table:table-cell office:value-type="float" office:value="2764074556">
                <text:p>27640745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5">
                <text:p>805</text:p>
              </table:table-cell>
              <table:table-cell office:value-type="float" office:value="2774410773">
                <text:p>27744107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6">
                <text:p>806</text:p>
              </table:table-cell>
              <table:table-cell office:value-type="float" office:value="2784772726">
                <text:p>27847727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7">
                <text:p>807</text:p>
              </table:table-cell>
              <table:table-cell office:value-type="float" office:value="2795160447">
                <text:p>27951604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8">
                <text:p>808</text:p>
              </table:table-cell>
              <table:table-cell office:value-type="float" office:value="2805573968">
                <text:p>28055739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9">
                <text:p>809</text:p>
              </table:table-cell>
              <table:table-cell office:value-type="float" office:value="2816013321">
                <text:p>28160133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0">
                <text:p>810</text:p>
              </table:table-cell>
              <table:table-cell office:value-type="float" office:value="2826478538">
                <text:p>28264785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1">
                <text:p>811</text:p>
              </table:table-cell>
              <table:table-cell office:value-type="float" office:value="2836969651">
                <text:p>28369696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2847486692">
                <text:p>28474866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3">
                <text:p>813</text:p>
              </table:table-cell>
              <table:table-cell office:value-type="float" office:value="2858029693">
                <text:p>28580296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4">
                <text:p>814</text:p>
              </table:table-cell>
              <table:table-cell office:value-type="float" office:value="2868598686">
                <text:p>28685986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5">
                <text:p>815</text:p>
              </table:table-cell>
              <table:table-cell office:value-type="float" office:value="2879193703">
                <text:p>287919370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6">
                <text:p>816</text:p>
              </table:table-cell>
              <table:table-cell office:value-type="float" office:value="2889814776">
                <text:p>28898147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7">
                <text:p>817</text:p>
              </table:table-cell>
              <table:table-cell office:value-type="float" office:value="2900461937">
                <text:p>29004619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8">
                <text:p>818</text:p>
              </table:table-cell>
              <table:table-cell office:value-type="float" office:value="2911135218">
                <text:p>29111352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9">
                <text:p>819</text:p>
              </table:table-cell>
              <table:table-cell office:value-type="float" office:value="2921834651">
                <text:p>29218346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2932560268">
                <text:p>29325602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1">
                <text:p>821</text:p>
              </table:table-cell>
              <table:table-cell office:value-type="float" office:value="2943312101">
                <text:p>29433121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2954090182">
                <text:p>29540901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3">
                <text:p>823</text:p>
              </table:table-cell>
              <table:table-cell office:value-type="float" office:value="2964894543">
                <text:p>29648945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4">
                <text:p>824</text:p>
              </table:table-cell>
              <table:table-cell office:value-type="float" office:value="2975725216">
                <text:p>29757252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5">
                <text:p>825</text:p>
              </table:table-cell>
              <table:table-cell office:value-type="float" office:value="2986582233">
                <text:p>29865822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6">
                <text:p>826</text:p>
              </table:table-cell>
              <table:table-cell office:value-type="float" office:value="2997465626">
                <text:p>29974656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7">
                <text:p>827</text:p>
              </table:table-cell>
              <table:table-cell office:value-type="float" office:value="3008375427">
                <text:p>30083754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8">
                <text:p>828</text:p>
              </table:table-cell>
              <table:table-cell office:value-type="float" office:value="3019311668">
                <text:p>30193116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9">
                <text:p>829</text:p>
              </table:table-cell>
              <table:table-cell office:value-type="float" office:value="3030274381">
                <text:p>30302743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0">
                <text:p>830</text:p>
              </table:table-cell>
              <table:table-cell office:value-type="float" office:value="3041263598">
                <text:p>30412635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1">
                <text:p>831</text:p>
              </table:table-cell>
              <table:table-cell office:value-type="float" office:value="3052279351">
                <text:p>30522793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3063321672">
                <text:p>30633216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3">
                <text:p>833</text:p>
              </table:table-cell>
              <table:table-cell office:value-type="float" office:value="3074390593">
                <text:p>30743905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4">
                <text:p>834</text:p>
              </table:table-cell>
              <table:table-cell office:value-type="float" office:value="3085486146">
                <text:p>30854861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5">
                <text:p>835</text:p>
              </table:table-cell>
              <table:table-cell office:value-type="float" office:value="3096608363">
                <text:p>30966083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6">
                <text:p>836</text:p>
              </table:table-cell>
              <table:table-cell office:value-type="float" office:value="3107757276">
                <text:p>31077572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">
                <text:p>837</text:p>
              </table:table-cell>
              <table:table-cell office:value-type="float" office:value="3118932917">
                <text:p>31189329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8">
                <text:p>838</text:p>
              </table:table-cell>
              <table:table-cell office:value-type="float" office:value="3130135318">
                <text:p>31301353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9">
                <text:p>839</text:p>
              </table:table-cell>
              <table:table-cell office:value-type="float" office:value="3141364511">
                <text:p>31413645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0">
                <text:p>840</text:p>
              </table:table-cell>
              <table:table-cell office:value-type="float" office:value="3152620528">
                <text:p>31526205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1">
                <text:p>841</text:p>
              </table:table-cell>
              <table:table-cell office:value-type="float" office:value="3163903401">
                <text:p>31639034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3175213162">
                <text:p>31752131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3">
                <text:p>843</text:p>
              </table:table-cell>
              <table:table-cell office:value-type="float" office:value="3186549843">
                <text:p>31865498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4">
                <text:p>844</text:p>
              </table:table-cell>
              <table:table-cell office:value-type="float" office:value="3197913476">
                <text:p>31979134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5">
                <text:p>845</text:p>
              </table:table-cell>
              <table:table-cell office:value-type="float" office:value="3209304093">
                <text:p>32093040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6">
                <text:p>846</text:p>
              </table:table-cell>
              <table:table-cell office:value-type="float" office:value="3220721726">
                <text:p>32207217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7">
                <text:p>847</text:p>
              </table:table-cell>
              <table:table-cell office:value-type="float" office:value="3232166407">
                <text:p>32321664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8">
                <text:p>848</text:p>
              </table:table-cell>
              <table:table-cell office:value-type="float" office:value="3243638168">
                <text:p>32436381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9">
                <text:p>849</text:p>
              </table:table-cell>
              <table:table-cell office:value-type="float" office:value="3255137041">
                <text:p>32551370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0">
                <text:p>850</text:p>
              </table:table-cell>
              <table:table-cell office:value-type="float" office:value="3266663058">
                <text:p>32666630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1">
                <text:p>851</text:p>
              </table:table-cell>
              <table:table-cell office:value-type="float" office:value="3278216251">
                <text:p>32782162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3289796652">
                <text:p>32897966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3">
                <text:p>853</text:p>
              </table:table-cell>
              <table:table-cell office:value-type="float" office:value="3301404293">
                <text:p>33014042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4">
                <text:p>854</text:p>
              </table:table-cell>
              <table:table-cell office:value-type="float" office:value="3313039206">
                <text:p>33130392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5">
                <text:p>855</text:p>
              </table:table-cell>
              <table:table-cell office:value-type="float" office:value="3324701423">
                <text:p>33247014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6">
                <text:p>856</text:p>
              </table:table-cell>
              <table:table-cell office:value-type="float" office:value="3336390976">
                <text:p>33363909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7">
                <text:p>857</text:p>
              </table:table-cell>
              <table:table-cell office:value-type="float" office:value="3348107897">
                <text:p>33481078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8">
                <text:p>858</text:p>
              </table:table-cell>
              <table:table-cell office:value-type="float" office:value="3359852218">
                <text:p>33598522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9">
                <text:p>859</text:p>
              </table:table-cell>
              <table:table-cell office:value-type="float" office:value="3371623971">
                <text:p>33716239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0">
                <text:p>860</text:p>
              </table:table-cell>
              <table:table-cell office:value-type="float" office:value="3383423188">
                <text:p>33834231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1">
                <text:p>861</text:p>
              </table:table-cell>
              <table:table-cell office:value-type="float" office:value="3395249901">
                <text:p>33952499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3407104142">
                <text:p>34071041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3">
                <text:p>863</text:p>
              </table:table-cell>
              <table:table-cell office:value-type="float" office:value="3418985943">
                <text:p>34189859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4">
                <text:p>864</text:p>
              </table:table-cell>
              <table:table-cell office:value-type="float" office:value="3430895336">
                <text:p>34308953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5">
                <text:p>865</text:p>
              </table:table-cell>
              <table:table-cell office:value-type="float" office:value="3442832353">
                <text:p>34428323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6">
                <text:p>866</text:p>
              </table:table-cell>
              <table:table-cell office:value-type="float" office:value="3454797026">
                <text:p>34547970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7">
                <text:p>867</text:p>
              </table:table-cell>
              <table:table-cell office:value-type="float" office:value="3466789387">
                <text:p>34667893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8">
                <text:p>868</text:p>
              </table:table-cell>
              <table:table-cell office:value-type="float" office:value="3478809468">
                <text:p>34788094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3490857301">
                <text:p>34908573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0">
                <text:p>870</text:p>
              </table:table-cell>
              <table:table-cell office:value-type="float" office:value="3502932918">
                <text:p>35029329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1">
                <text:p>871</text:p>
              </table:table-cell>
              <table:table-cell office:value-type="float" office:value="3515036351">
                <text:p>35150363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3527167632">
                <text:p>35271676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3">
                <text:p>873</text:p>
              </table:table-cell>
              <table:table-cell office:value-type="float" office:value="3539326793">
                <text:p>35393267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4">
                <text:p>874</text:p>
              </table:table-cell>
              <table:table-cell office:value-type="float" office:value="3551513866">
                <text:p>35515138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3563728883">
                <text:p>35637288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6">
                <text:p>876</text:p>
              </table:table-cell>
              <table:table-cell office:value-type="float" office:value="3575971876">
                <text:p>35759718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7">
                <text:p>877</text:p>
              </table:table-cell>
              <table:table-cell office:value-type="float" office:value="3588242877">
                <text:p>35882428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8">
                <text:p>878</text:p>
              </table:table-cell>
              <table:table-cell office:value-type="float" office:value="3600541918">
                <text:p>36005419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9">
                <text:p>879</text:p>
              </table:table-cell>
              <table:table-cell office:value-type="float" office:value="3612869031">
                <text:p>36128690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0">
                <text:p>880</text:p>
              </table:table-cell>
              <table:table-cell office:value-type="float" office:value="3625224248">
                <text:p>36252242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1">
                <text:p>881</text:p>
              </table:table-cell>
              <table:table-cell office:value-type="float" office:value="3637607601">
                <text:p>36376076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3650019122">
                <text:p>36500191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3">
                <text:p>883</text:p>
              </table:table-cell>
              <table:table-cell office:value-type="float" office:value="3662458843">
                <text:p>36624588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4">
                <text:p>884</text:p>
              </table:table-cell>
              <table:table-cell office:value-type="float" office:value="3674926796">
                <text:p>36749267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5">
                <text:p>885</text:p>
              </table:table-cell>
              <table:table-cell office:value-type="float" office:value="3687423013">
                <text:p>36874230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6">
                <text:p>886</text:p>
              </table:table-cell>
              <table:table-cell office:value-type="float" office:value="3699947526">
                <text:p>36999475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7">
                <text:p>887</text:p>
              </table:table-cell>
              <table:table-cell office:value-type="float" office:value="3712500367">
                <text:p>37125003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8">
                <text:p>888</text:p>
              </table:table-cell>
              <table:table-cell office:value-type="float" office:value="3725081568">
                <text:p>37250815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3737691161">
                <text:p>37376911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0">
                <text:p>890</text:p>
              </table:table-cell>
              <table:table-cell office:value-type="float" office:value="3750329178">
                <text:p>375032917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1">
                <text:p>891</text:p>
              </table:table-cell>
              <table:table-cell office:value-type="float" office:value="3762995651">
                <text:p>37629956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3775690612">
                <text:p>37756906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3">
                <text:p>893</text:p>
              </table:table-cell>
              <table:table-cell office:value-type="float" office:value="3788414093">
                <text:p>37884140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4">
                <text:p>894</text:p>
              </table:table-cell>
              <table:table-cell office:value-type="float" office:value="3801166126">
                <text:p>38011661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5">
                <text:p>895</text:p>
              </table:table-cell>
              <table:table-cell office:value-type="float" office:value="3813946743">
                <text:p>38139467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6">
                <text:p>896</text:p>
              </table:table-cell>
              <table:table-cell office:value-type="float" office:value="3826755976">
                <text:p>38267559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3839593857">
                <text:p>38395938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3852460418">
                <text:p>38524604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9">
                <text:p>899</text:p>
              </table:table-cell>
              <table:table-cell office:value-type="float" office:value="3865355691">
                <text:p>38653556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0">
                <text:p>900</text:p>
              </table:table-cell>
              <table:table-cell office:value-type="float" office:value="3878279708">
                <text:p>38782797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1">
                <text:p>901</text:p>
              </table:table-cell>
              <table:table-cell office:value-type="float" office:value="3891232501">
                <text:p>38912325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3904214102">
                <text:p>390421410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3">
                <text:p>903</text:p>
              </table:table-cell>
              <table:table-cell office:value-type="float" office:value="3917224543">
                <text:p>39172245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4">
                <text:p>904</text:p>
              </table:table-cell>
              <table:table-cell office:value-type="float" office:value="3930263856">
                <text:p>39302638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5">
                <text:p>905</text:p>
              </table:table-cell>
              <table:table-cell office:value-type="float" office:value="3943332073">
                <text:p>394333207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6">
                <text:p>906</text:p>
              </table:table-cell>
              <table:table-cell office:value-type="float" office:value="3956429226">
                <text:p>39564292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7">
                <text:p>907</text:p>
              </table:table-cell>
              <table:table-cell office:value-type="float" office:value="3969555347">
                <text:p>39695553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8">
                <text:p>908</text:p>
              </table:table-cell>
              <table:table-cell office:value-type="float" office:value="3982710468">
                <text:p>39827104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9">
                <text:p>909</text:p>
              </table:table-cell>
              <table:table-cell office:value-type="float" office:value="3995894621">
                <text:p>39958946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0">
                <text:p>910</text:p>
              </table:table-cell>
              <table:table-cell office:value-type="float" office:value="4009107838">
                <text:p>40091078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1">
                <text:p>911</text:p>
              </table:table-cell>
              <table:table-cell office:value-type="float" office:value="4022350151">
                <text:p>40223501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4035621592">
                <text:p>40356215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3">
                <text:p>913</text:p>
              </table:table-cell>
              <table:table-cell office:value-type="float" office:value="4048922193">
                <text:p>40489221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4">
                <text:p>914</text:p>
              </table:table-cell>
              <table:table-cell office:value-type="float" office:value="4062251986">
                <text:p>40622519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5">
                <text:p>915</text:p>
              </table:table-cell>
              <table:table-cell office:value-type="float" office:value="4075611003">
                <text:p>40756110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6">
                <text:p>916</text:p>
              </table:table-cell>
              <table:table-cell office:value-type="float" office:value="4088999276">
                <text:p>40889992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7">
                <text:p>917</text:p>
              </table:table-cell>
              <table:table-cell office:value-type="float" office:value="4102416837">
                <text:p>410241683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8">
                <text:p>918</text:p>
              </table:table-cell>
              <table:table-cell office:value-type="float" office:value="4115863718">
                <text:p>41158637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9">
                <text:p>919</text:p>
              </table:table-cell>
              <table:table-cell office:value-type="float" office:value="4129339951">
                <text:p>41293399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0">
                <text:p>920</text:p>
              </table:table-cell>
              <table:table-cell office:value-type="float" office:value="4142845568">
                <text:p>41428455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1">
                <text:p>921</text:p>
              </table:table-cell>
              <table:table-cell office:value-type="float" office:value="4156380601">
                <text:p>41563806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4169945082">
                <text:p>41699450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3">
                <text:p>923</text:p>
              </table:table-cell>
              <table:table-cell office:value-type="float" office:value="4183539043">
                <text:p>41835390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4">
                <text:p>924</text:p>
              </table:table-cell>
              <table:table-cell office:value-type="float" office:value="4197162516">
                <text:p>41971625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5">
                <text:p>925</text:p>
              </table:table-cell>
              <table:table-cell office:value-type="float" office:value="4210815533">
                <text:p>42108155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6">
                <text:p>926</text:p>
              </table:table-cell>
              <table:table-cell office:value-type="float" office:value="4224498126">
                <text:p>422449812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7">
                <text:p>927</text:p>
              </table:table-cell>
              <table:table-cell office:value-type="float" office:value="4238210327">
                <text:p>42382103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8">
                <text:p>928</text:p>
              </table:table-cell>
              <table:table-cell office:value-type="float" office:value="4251952168">
                <text:p>42519521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9">
                <text:p>929</text:p>
              </table:table-cell>
              <table:table-cell office:value-type="float" office:value="4265723681">
                <text:p>42657236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0">
                <text:p>930</text:p>
              </table:table-cell>
              <table:table-cell office:value-type="float" office:value="4279524898">
                <text:p>42795248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1">
                <text:p>931</text:p>
              </table:table-cell>
              <table:table-cell office:value-type="float" office:value="4293355851">
                <text:p>42933558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4307216572">
                <text:p>43072165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3">
                <text:p>933</text:p>
              </table:table-cell>
              <table:table-cell office:value-type="float" office:value="4321107093">
                <text:p>43211070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4">
                <text:p>934</text:p>
              </table:table-cell>
              <table:table-cell office:value-type="float" office:value="4335027446">
                <text:p>43350274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5">
                <text:p>935</text:p>
              </table:table-cell>
              <table:table-cell office:value-type="float" office:value="4348977663">
                <text:p>434897766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6">
                <text:p>936</text:p>
              </table:table-cell>
              <table:table-cell office:value-type="float" office:value="4362957776">
                <text:p>43629577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4376967817">
                <text:p>43769678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8">
                <text:p>938</text:p>
              </table:table-cell>
              <table:table-cell office:value-type="float" office:value="4391007818">
                <text:p>43910078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9">
                <text:p>939</text:p>
              </table:table-cell>
              <table:table-cell office:value-type="float" office:value="4405077811">
                <text:p>44050778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0">
                <text:p>940</text:p>
              </table:table-cell>
              <table:table-cell office:value-type="float" office:value="4419177828">
                <text:p>44191778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1">
                <text:p>941</text:p>
              </table:table-cell>
              <table:table-cell office:value-type="float" office:value="4433307901">
                <text:p>44333079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4447468062">
                <text:p>44474680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3">
                <text:p>943</text:p>
              </table:table-cell>
              <table:table-cell office:value-type="float" office:value="4461658343">
                <text:p>44616583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4">
                <text:p>944</text:p>
              </table:table-cell>
              <table:table-cell office:value-type="float" office:value="4475878776">
                <text:p>44758787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5">
                <text:p>945</text:p>
              </table:table-cell>
              <table:table-cell office:value-type="float" office:value="4490129393">
                <text:p>44901293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6">
                <text:p>946</text:p>
              </table:table-cell>
              <table:table-cell office:value-type="float" office:value="4504410226">
                <text:p>45044102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7">
                <text:p>947</text:p>
              </table:table-cell>
              <table:table-cell office:value-type="float" office:value="4518721307">
                <text:p>45187213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8">
                <text:p>948</text:p>
              </table:table-cell>
              <table:table-cell office:value-type="float" office:value="4533062668">
                <text:p>453306266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9">
                <text:p>949</text:p>
              </table:table-cell>
              <table:table-cell office:value-type="float" office:value="4547434341">
                <text:p>45474343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0">
                <text:p>950</text:p>
              </table:table-cell>
              <table:table-cell office:value-type="float" office:value="4561836358">
                <text:p>45618363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1">
                <text:p>951</text:p>
              </table:table-cell>
              <table:table-cell office:value-type="float" office:value="4576268751">
                <text:p>45762687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4590731552">
                <text:p>45907315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3">
                <text:p>953</text:p>
              </table:table-cell>
              <table:table-cell office:value-type="float" office:value="4605224793">
                <text:p>46052247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4">
                <text:p>954</text:p>
              </table:table-cell>
              <table:table-cell office:value-type="float" office:value="4619748506">
                <text:p>46197485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5">
                <text:p>955</text:p>
              </table:table-cell>
              <table:table-cell office:value-type="float" office:value="4634302723">
                <text:p>46343027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6">
                <text:p>956</text:p>
              </table:table-cell>
              <table:table-cell office:value-type="float" office:value="4648887476">
                <text:p>46488874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7">
                <text:p>957</text:p>
              </table:table-cell>
              <table:table-cell office:value-type="float" office:value="4663502797">
                <text:p>46635027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8">
                <text:p>958</text:p>
              </table:table-cell>
              <table:table-cell office:value-type="float" office:value="4678148718">
                <text:p>46781487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9">
                <text:p>959</text:p>
              </table:table-cell>
              <table:table-cell office:value-type="float" office:value="4692825271">
                <text:p>46928252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0">
                <text:p>960</text:p>
              </table:table-cell>
              <table:table-cell office:value-type="float" office:value="4707532488">
                <text:p>47075324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1">
                <text:p>961</text:p>
              </table:table-cell>
              <table:table-cell office:value-type="float" office:value="4722270401">
                <text:p>47222704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4737039042">
                <text:p>47370390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3">
                <text:p>963</text:p>
              </table:table-cell>
              <table:table-cell office:value-type="float" office:value="4751838443">
                <text:p>47518384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4">
                <text:p>964</text:p>
              </table:table-cell>
              <table:table-cell office:value-type="float" office:value="4766668636">
                <text:p>47666686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5">
                <text:p>965</text:p>
              </table:table-cell>
              <table:table-cell office:value-type="float" office:value="4781529653">
                <text:p>47815296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6">
                <text:p>966</text:p>
              </table:table-cell>
              <table:table-cell office:value-type="float" office:value="4796421526">
                <text:p>47964215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4811344287">
                <text:p>481134428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8">
                <text:p>968</text:p>
              </table:table-cell>
              <table:table-cell office:value-type="float" office:value="4826297968">
                <text:p>48262979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9">
                <text:p>969</text:p>
              </table:table-cell>
              <table:table-cell office:value-type="float" office:value="4841282601">
                <text:p>48412826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0">
                <text:p>970</text:p>
              </table:table-cell>
              <table:table-cell office:value-type="float" office:value="4856298218">
                <text:p>48562982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1">
                <text:p>971</text:p>
              </table:table-cell>
              <table:table-cell office:value-type="float" office:value="4871344851">
                <text:p>48713448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4886422532">
                <text:p>48864225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3">
                <text:p>973</text:p>
              </table:table-cell>
              <table:table-cell office:value-type="float" office:value="4901531293">
                <text:p>49015312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4">
                <text:p>974</text:p>
              </table:table-cell>
              <table:table-cell office:value-type="float" office:value="4916671166">
                <text:p>49166711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5">
                <text:p>975</text:p>
              </table:table-cell>
              <table:table-cell office:value-type="float" office:value="4931842183">
                <text:p>49318421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4947044376">
                <text:p>49470443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7">
                <text:p>977</text:p>
              </table:table-cell>
              <table:table-cell office:value-type="float" office:value="4962277777">
                <text:p>496227777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8">
                <text:p>978</text:p>
              </table:table-cell>
              <table:table-cell office:value-type="float" office:value="4977542418">
                <text:p>49775424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9">
                <text:p>979</text:p>
              </table:table-cell>
              <table:table-cell office:value-type="float" office:value="4992838331">
                <text:p>49928383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0">
                <text:p>980</text:p>
              </table:table-cell>
              <table:table-cell office:value-type="float" office:value="5008165548">
                <text:p>50081655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1">
                <text:p>981</text:p>
              </table:table-cell>
              <table:table-cell office:value-type="float" office:value="5023524101">
                <text:p>50235241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5038914022">
                <text:p>50389140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3">
                <text:p>983</text:p>
              </table:table-cell>
              <table:table-cell office:value-type="float" office:value="5054335343">
                <text:p>50543353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4">
                <text:p>984</text:p>
              </table:table-cell>
              <table:table-cell office:value-type="float" office:value="5069788096">
                <text:p>50697880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5">
                <text:p>985</text:p>
              </table:table-cell>
              <table:table-cell office:value-type="float" office:value="5085272313">
                <text:p>50852723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6">
                <text:p>986</text:p>
              </table:table-cell>
              <table:table-cell office:value-type="float" office:value="5100788026">
                <text:p>51007880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7">
                <text:p>987</text:p>
              </table:table-cell>
              <table:table-cell office:value-type="float" office:value="5116335267">
                <text:p>51163352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8">
                <text:p>988</text:p>
              </table:table-cell>
              <table:table-cell office:value-type="float" office:value="5131914068">
                <text:p>51319140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9">
                <text:p>989</text:p>
              </table:table-cell>
              <table:table-cell office:value-type="float" office:value="5147524461">
                <text:p>51475244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5163166478">
                <text:p>51631664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1">
                <text:p>991</text:p>
              </table:table-cell>
              <table:table-cell office:value-type="float" office:value="5178840151">
                <text:p>51788401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5194545512">
                <text:p>51945455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3">
                <text:p>993</text:p>
              </table:table-cell>
              <table:table-cell office:value-type="float" office:value="5210282593">
                <text:p>52102825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5226051426">
                <text:p>52260514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5">
                <text:p>995</text:p>
              </table:table-cell>
              <table:table-cell office:value-type="float" office:value="5241852043">
                <text:p>52418520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6">
                <text:p>996</text:p>
              </table:table-cell>
              <table:table-cell office:value-type="float" office:value="5257684476">
                <text:p>525768447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7">
                <text:p>997</text:p>
              </table:table-cell>
              <table:table-cell office:value-type="float" office:value="5273548757">
                <text:p>52735487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8">
                <text:p>998</text:p>
              </table:table-cell>
              <table:table-cell office:value-type="float" office:value="5289444918">
                <text:p>52894449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9">
                <text:p>999</text:p>
              </table:table-cell>
              <table:table-cell office:value-type="float" office:value="5305372991">
                <text:p>5305372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53cm" svg:height="14.078cm" xlink:href=".." xlink:type="simple" chart:class="chart:scatter" chart:style-name="ch1">
        <chart:legend chart:legend-position="end" svg:x="20.346cm" svg:y="6.491cm" style:legend-expansion="high" chart:style-name="ch2"/>
        <chart:plot-area chart:style-name="ch3" table:cell-range-address="Sheet2.B11:Sheet2.C1008" chart:data-source-has-labels="row" svg:x="0.511cm" svg:y="0.281cm" svg:width="19.324cm" svg:height="13.516cm">
          <chartooo:coordinate-region svg:x="2.058cm" svg:y="0.481cm" svg:width="17.219cm" svg:height="12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2:Sheet2.C1008" chart:label-cell-address="Sheet2.C11:Sheet2.C11" chart:class="chart:scatter">
            <chart:domain table:cell-range-address="Sheet2.B12:Sheet2.B1008"/>
            <chart:regression-curve chart:style-name="ch7">
              <chart:equation chart:display-equation="true" chart:display-r-square="true"/>
            </chart:regression-curve>
            <chart:data-point chart:repeated="9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_packages</text:p>
                <draw:g>
                  <svg:desc>Sheet2.C11:Sheet2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B12:Sheet2.B1008</svg:desc>
                </draw:g>
              </table:table-cell>
              <table:table-cell office:value-type="float" office:value="4858">
                <text:p>4858</text:p>
                <draw:g>
                  <svg:desc>Sheet2.C12:Sheet2.C10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2808">
                <text:p>12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3498">
                <text:p>13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4938">
                <text:p>14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5688">
                <text:p>15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6458">
                <text:p>16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7248">
                <text:p>17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8058">
                <text:p>18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8888">
                <text:p>1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9738">
                <text:p>19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1498">
                <text:p>21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3338">
                <text:p>2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4288">
                <text:p>24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5258">
                <text:p>25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6248">
                <text:p>26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7258">
                <text:p>27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8288">
                <text:p>28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9338">
                <text:p>29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0408">
                <text:p>30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1498">
                <text:p>31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2608">
                <text:p>32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3738">
                <text:p>33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4888">
                <text:p>34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7248">
                <text:p>37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9688">
                <text:p>39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0938">
                <text:p>40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2208">
                <text:p>42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3498">
                <text:p>43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4808">
                <text:p>44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6138">
                <text:p>46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7488">
                <text:p>47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1658">
                <text:p>516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3088">
                <text:p>53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4538">
                <text:p>545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6008">
                <text:p>56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7498">
                <text:p>57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9008">
                <text:p>59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0538">
                <text:p>60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088">
                <text:p>620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3658">
                <text:p>63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5248">
                <text:p>65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6858">
                <text:p>66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8488">
                <text:p>684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70138">
                <text:p>70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1808">
                <text:p>71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3498">
                <text:p>73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5208">
                <text:p>75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6938">
                <text:p>76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8688">
                <text:p>78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80458">
                <text:p>80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82248">
                <text:p>82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84058">
                <text:p>84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85888">
                <text:p>85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7738">
                <text:p>87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9608">
                <text:p>89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91498">
                <text:p>91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93408">
                <text:p>93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95338">
                <text:p>95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7288">
                <text:p>97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99258">
                <text:p>99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1248">
                <text:p>101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3258">
                <text:p>103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5288">
                <text:p>105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7338">
                <text:p>107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09408">
                <text:p>109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11498">
                <text:p>111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13608">
                <text:p>113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15738">
                <text:p>11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17888">
                <text:p>117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20058">
                <text:p>120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22248">
                <text:p>1222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24458">
                <text:p>124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26688">
                <text:p>126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28938">
                <text:p>128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31208">
                <text:p>131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33498">
                <text:p>133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35808">
                <text:p>135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38138">
                <text:p>138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40488">
                <text:p>1404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42858">
                <text:p>142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45248">
                <text:p>145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47658">
                <text:p>147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50088">
                <text:p>150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52538">
                <text:p>152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55008">
                <text:p>155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57498">
                <text:p>157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60008">
                <text:p>160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62538">
                <text:p>1625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65088">
                <text:p>1650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67658">
                <text:p>167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70248">
                <text:p>170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72858">
                <text:p>172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75488">
                <text:p>175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78138">
                <text:p>178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80808">
                <text:p>180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83498">
                <text:p>183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86208">
                <text:p>186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88938">
                <text:p>1889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91688">
                <text:p>191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94458">
                <text:p>1944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97248">
                <text:p>197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200058">
                <text:p>2000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202888">
                <text:p>202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205738">
                <text:p>205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208608">
                <text:p>208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211498">
                <text:p>211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214408">
                <text:p>2144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217338">
                <text:p>217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220288">
                <text:p>2202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223258">
                <text:p>2232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226248">
                <text:p>226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229258">
                <text:p>2292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232288">
                <text:p>2322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235338">
                <text:p>2353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238408">
                <text:p>2384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241498">
                <text:p>241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244608">
                <text:p>244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247738">
                <text:p>247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250888">
                <text:p>250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254058">
                <text:p>2540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257248">
                <text:p>257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260458">
                <text:p>260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263688">
                <text:p>263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266938">
                <text:p>266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270208">
                <text:p>270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273498">
                <text:p>2734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276808">
                <text:p>2768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280138">
                <text:p>280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83488">
                <text:p>283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286858">
                <text:p>2868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290248">
                <text:p>2902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293658">
                <text:p>293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297088">
                <text:p>2970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300538">
                <text:p>3005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304008">
                <text:p>3040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307498">
                <text:p>3074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311008">
                <text:p>3110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314538">
                <text:p>3145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318088">
                <text:p>318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321658">
                <text:p>3216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325248">
                <text:p>3252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328858">
                <text:p>3288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332488">
                <text:p>332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336138">
                <text:p>336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339808">
                <text:p>3398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343498">
                <text:p>343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347208">
                <text:p>3472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350938">
                <text:p>3509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354688">
                <text:p>354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358458">
                <text:p>358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362248">
                <text:p>362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366058">
                <text:p>366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369888">
                <text:p>3698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373738">
                <text:p>3737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377608">
                <text:p>3776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381498">
                <text:p>3814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385408">
                <text:p>3854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389338">
                <text:p>38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393288">
                <text:p>393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397258">
                <text:p>397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401248">
                <text:p>401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405258">
                <text:p>405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409288">
                <text:p>409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413338">
                <text:p>4133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417408">
                <text:p>4174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21498">
                <text:p>4214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425608">
                <text:p>4256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429738">
                <text:p>429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433888">
                <text:p>4338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438058">
                <text:p>438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442248">
                <text:p>4422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446458">
                <text:p>4464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450688">
                <text:p>450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454938">
                <text:p>454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459208">
                <text:p>4592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63498">
                <text:p>4634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467808">
                <text:p>4678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472138">
                <text:p>472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476488">
                <text:p>476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480858">
                <text:p>480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485248">
                <text:p>4852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489658">
                <text:p>4896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494088">
                <text:p>4940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498538">
                <text:p>4985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503008">
                <text:p>5030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507498">
                <text:p>5074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512008">
                <text:p>512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516538">
                <text:p>5165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521088">
                <text:p>5210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525658">
                <text:p>525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530248">
                <text:p>5302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534858">
                <text:p>534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539488">
                <text:p>539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544138">
                <text:p>5441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548808">
                <text:p>5488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553498">
                <text:p>5534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558208">
                <text:p>5582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562938">
                <text:p>562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567688">
                <text:p>5676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572458">
                <text:p>5724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577248">
                <text:p>577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582058">
                <text:p>5820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586888">
                <text:p>5868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591738">
                <text:p>5917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596608">
                <text:p>5966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601498">
                <text:p>6014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606408">
                <text:p>6064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611338">
                <text:p>611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616288">
                <text:p>6162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621258">
                <text:p>621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626248">
                <text:p>6262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631258">
                <text:p>631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636288">
                <text:p>6362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641338">
                <text:p>6413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646408">
                <text:p>6464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651498">
                <text:p>6514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656608">
                <text:p>656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661738">
                <text:p>6617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666888">
                <text:p>6668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672058">
                <text:p>6720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677248">
                <text:p>6772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682458">
                <text:p>6824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687688">
                <text:p>6876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692938">
                <text:p>6929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698208">
                <text:p>698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703498">
                <text:p>703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708808">
                <text:p>7088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714138">
                <text:p>7141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719488">
                <text:p>7194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724858">
                <text:p>7248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730248">
                <text:p>7302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735658">
                <text:p>7356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741088">
                <text:p>7410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746538">
                <text:p>746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752008">
                <text:p>7520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757498">
                <text:p>7574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763008">
                <text:p>7630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768538">
                <text:p>768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774088">
                <text:p>7740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779658">
                <text:p>7796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785248">
                <text:p>785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790858">
                <text:p>7908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796488">
                <text:p>7964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802138">
                <text:p>8021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807808">
                <text:p>8078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813498">
                <text:p>8134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819208">
                <text:p>8192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824938">
                <text:p>8249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830688">
                <text:p>8306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836458">
                <text:p>836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842248">
                <text:p>842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848058">
                <text:p>848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853888">
                <text:p>8538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859738">
                <text:p>8597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865608">
                <text:p>8656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871498">
                <text:p>8714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877408">
                <text:p>8774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883338">
                <text:p>883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889288">
                <text:p>8892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895258">
                <text:p>895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901248">
                <text:p>901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907258">
                <text:p>907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913288">
                <text:p>9132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919338">
                <text:p>9193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925408">
                <text:p>925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931498">
                <text:p>9314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937608">
                <text:p>9376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943738">
                <text:p>9437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949888">
                <text:p>9498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956058">
                <text:p>9560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962248">
                <text:p>9622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968458">
                <text:p>9684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974688">
                <text:p>974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980938">
                <text:p>9809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987208">
                <text:p>9872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993498">
                <text:p>993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999808">
                <text:p>9998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1006138">
                <text:p>10061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1012488">
                <text:p>10124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1018858">
                <text:p>10188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1025248">
                <text:p>1025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1031658">
                <text:p>1031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1038088">
                <text:p>10380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1044538">
                <text:p>10445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1051008">
                <text:p>10510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1057498">
                <text:p>10574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1064008">
                <text:p>1064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1070538">
                <text:p>10705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077088">
                <text:p>10770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1083658">
                <text:p>10836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1090248">
                <text:p>10902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1096858">
                <text:p>10968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1103488">
                <text:p>11034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1110138">
                <text:p>11101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1116808">
                <text:p>11168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1123498">
                <text:p>1123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1130208">
                <text:p>11302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1136938">
                <text:p>11369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143688">
                <text:p>11436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1150458">
                <text:p>11504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1157248">
                <text:p>11572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1164058">
                <text:p>11640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1170888">
                <text:p>11708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1177738">
                <text:p>11777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1184608">
                <text:p>11846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1191498">
                <text:p>11914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1198408">
                <text:p>11984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1205338">
                <text:p>1205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212288">
                <text:p>12122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1219258">
                <text:p>1219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1226248">
                <text:p>12262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1233258">
                <text:p>12332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1240288">
                <text:p>12402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1247338">
                <text:p>1247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1254408">
                <text:p>12544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1261498">
                <text:p>12614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1268608">
                <text:p>12686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1275738">
                <text:p>12757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1282888">
                <text:p>12828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1290058">
                <text:p>12900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1297248">
                <text:p>12972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1304458">
                <text:p>13044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1311688">
                <text:p>13116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1318938">
                <text:p>1318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1326208">
                <text:p>13262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1333498">
                <text:p>1333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1340808">
                <text:p>13408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1348138">
                <text:p>13481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1355488">
                <text:p>13554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1362858">
                <text:p>13628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1370248">
                <text:p>13702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1377658">
                <text:p>13776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1385088">
                <text:p>13850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1392538">
                <text:p>13925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1400008">
                <text:p>14000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1407498">
                <text:p>14074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1415008">
                <text:p>14150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1422538">
                <text:p>14225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1430088">
                <text:p>14300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1437658">
                <text:p>14376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1445248">
                <text:p>14452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1452858">
                <text:p>14528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1460488">
                <text:p>14604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1468138">
                <text:p>14681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1475808">
                <text:p>14758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1483498">
                <text:p>14834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1491208">
                <text:p>1491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1498938">
                <text:p>14989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1506688">
                <text:p>15066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1514458">
                <text:p>15144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1522248">
                <text:p>1522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1530058">
                <text:p>15300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1537888">
                <text:p>15378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1545738">
                <text:p>15457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1553608">
                <text:p>15536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1561498">
                <text:p>15614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1569408">
                <text:p>15694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1577338">
                <text:p>15773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1585288">
                <text:p>1585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1593258">
                <text:p>15932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1601248">
                <text:p>16012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1609258">
                <text:p>1609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1617288">
                <text:p>1617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1625338">
                <text:p>16253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1633408">
                <text:p>16334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1641498">
                <text:p>16414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1649608">
                <text:p>16496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1657738">
                <text:p>16577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1665888">
                <text:p>16658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1674058">
                <text:p>16740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1682248">
                <text:p>16822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1690458">
                <text:p>16904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1698688">
                <text:p>16986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1706938">
                <text:p>17069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1715208">
                <text:p>17152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1723498">
                <text:p>17234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1731808">
                <text:p>17318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1740138">
                <text:p>17401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1748488">
                <text:p>17484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1756858">
                <text:p>17568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1765248">
                <text:p>17652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1773658">
                <text:p>17736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1782088">
                <text:p>17820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1790538">
                <text:p>17905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1799008">
                <text:p>17990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1807498">
                <text:p>18074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1816008">
                <text:p>18160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1824538">
                <text:p>18245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1833088">
                <text:p>1833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1841658">
                <text:p>18416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1850248">
                <text:p>18502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1858858">
                <text:p>18588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1867488">
                <text:p>1867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1876138">
                <text:p>18761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1884808">
                <text:p>18848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1893498">
                <text:p>18934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1902208">
                <text:p>19022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1910938">
                <text:p>19109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1919688">
                <text:p>19196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1928458">
                <text:p>1928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1937248">
                <text:p>1937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1946058">
                <text:p>19460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1954888">
                <text:p>19548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1963738">
                <text:p>19637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1972608">
                <text:p>19726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1981498">
                <text:p>19814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1990408">
                <text:p>19904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1999338">
                <text:p>1999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2008288">
                <text:p>20082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2017258">
                <text:p>20172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2026248">
                <text:p>20262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2035258">
                <text:p>2035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2044288">
                <text:p>20442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2053338">
                <text:p>20533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2062408">
                <text:p>20624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2071498">
                <text:p>20714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2080608">
                <text:p>20806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2089738">
                <text:p>20897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2098888">
                <text:p>20988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2108058">
                <text:p>21080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2117248">
                <text:p>21172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2126458">
                <text:p>21264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2135688">
                <text:p>21356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2144938">
                <text:p>21449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2154208">
                <text:p>2154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2163498">
                <text:p>21634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2172808">
                <text:p>21728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2182138">
                <text:p>21821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2191488">
                <text:p>21914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2200858">
                <text:p>22008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2210248">
                <text:p>22102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2219658">
                <text:p>2219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2229088">
                <text:p>22290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2238538">
                <text:p>22385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2248008">
                <text:p>22480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2257498">
                <text:p>22574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2267008">
                <text:p>22670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2276538">
                <text:p>22765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2286088">
                <text:p>22860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2295658">
                <text:p>2295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2305248">
                <text:p>23052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2314858">
                <text:p>23148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2324488">
                <text:p>23244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2334138">
                <text:p>23341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2343808">
                <text:p>23438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2353498">
                <text:p>23534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2363208">
                <text:p>23632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2372938">
                <text:p>23729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2382688">
                <text:p>23826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2392458">
                <text:p>23924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2402248">
                <text:p>24022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2412058">
                <text:p>24120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2421888">
                <text:p>24218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2431738">
                <text:p>24317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2441608">
                <text:p>24416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2451498">
                <text:p>2451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2461408">
                <text:p>24614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2471338">
                <text:p>2471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2481288">
                <text:p>24812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2491258">
                <text:p>24912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2501248">
                <text:p>25012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2511258">
                <text:p>2511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2521288">
                <text:p>25212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2531338">
                <text:p>25313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2541408">
                <text:p>25414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2551498">
                <text:p>25514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2561608">
                <text:p>25616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2571738">
                <text:p>25717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2581888">
                <text:p>25818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2592058">
                <text:p>25920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2602248">
                <text:p>2602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2612458">
                <text:p>26124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2622688">
                <text:p>26226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2632938">
                <text:p>26329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2643208">
                <text:p>26432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2653498">
                <text:p>26534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2663808">
                <text:p>2663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2674138">
                <text:p>26741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2684488">
                <text:p>26844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2694858">
                <text:p>26948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2705248">
                <text:p>27052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2715658">
                <text:p>27156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2726088">
                <text:p>27260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2736538">
                <text:p>27365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2747008">
                <text:p>27470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2757498">
                <text:p>27574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2768008">
                <text:p>27680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2778538">
                <text:p>27785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2789088">
                <text:p>27890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2799658">
                <text:p>27996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2810248">
                <text:p>28102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2820858">
                <text:p>28208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2831488">
                <text:p>28314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2842138">
                <text:p>28421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2852808">
                <text:p>28528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2863498">
                <text:p>28634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2874208">
                <text:p>28742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2884938">
                <text:p>28849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2895688">
                <text:p>28956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2906458">
                <text:p>29064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2917248">
                <text:p>29172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2928058">
                <text:p>29280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2938888">
                <text:p>29388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2949738">
                <text:p>29497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2960608">
                <text:p>29606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2971498">
                <text:p>29714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2982408">
                <text:p>29824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2993338">
                <text:p>299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3004288">
                <text:p>30042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3015258">
                <text:p>3015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3026248">
                <text:p>30262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3037258">
                <text:p>30372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3048288">
                <text:p>30482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3059338">
                <text:p>30593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3070408">
                <text:p>30704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3081498">
                <text:p>30814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3092608">
                <text:p>30926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3103738">
                <text:p>31037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3114888">
                <text:p>31148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3126058">
                <text:p>31260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3137248">
                <text:p>31372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3148458">
                <text:p>31484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3159688">
                <text:p>31596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3170938">
                <text:p>31709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3182208">
                <text:p>31822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3193498">
                <text:p>31934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3204808">
                <text:p>32048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3216138">
                <text:p>32161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3227488">
                <text:p>32274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3238858">
                <text:p>32388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3250248">
                <text:p>32502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3261658">
                <text:p>32616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3273088">
                <text:p>32730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3284538">
                <text:p>32845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3296008">
                <text:p>32960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3307498">
                <text:p>33074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3319008">
                <text:p>33190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3330538">
                <text:p>33305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3342088">
                <text:p>33420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3353658">
                <text:p>33536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3365248">
                <text:p>33652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3376858">
                <text:p>33768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3388488">
                <text:p>33884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3400138">
                <text:p>34001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3411808">
                <text:p>34118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3423498">
                <text:p>34234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0">
                <text:p>570</text:p>
              </table:table-cell>
              <table:table-cell office:value-type="float" office:value="3435208">
                <text:p>34352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1">
                <text:p>571</text:p>
              </table:table-cell>
              <table:table-cell office:value-type="float" office:value="3446938">
                <text:p>34469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3458688">
                <text:p>34586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3">
                <text:p>573</text:p>
              </table:table-cell>
              <table:table-cell office:value-type="float" office:value="3470458">
                <text:p>34704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3482248">
                <text:p>34822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5">
                <text:p>575</text:p>
              </table:table-cell>
              <table:table-cell office:value-type="float" office:value="3494058">
                <text:p>34940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6">
                <text:p>576</text:p>
              </table:table-cell>
              <table:table-cell office:value-type="float" office:value="3505888">
                <text:p>35058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7">
                <text:p>577</text:p>
              </table:table-cell>
              <table:table-cell office:value-type="float" office:value="3517738">
                <text:p>35177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8">
                <text:p>578</text:p>
              </table:table-cell>
              <table:table-cell office:value-type="float" office:value="3529608">
                <text:p>35296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9">
                <text:p>579</text:p>
              </table:table-cell>
              <table:table-cell office:value-type="float" office:value="3541498">
                <text:p>35414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0">
                <text:p>580</text:p>
              </table:table-cell>
              <table:table-cell office:value-type="float" office:value="3553408">
                <text:p>35534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1">
                <text:p>581</text:p>
              </table:table-cell>
              <table:table-cell office:value-type="float" office:value="3565338">
                <text:p>35653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3577288">
                <text:p>35772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3">
                <text:p>583</text:p>
              </table:table-cell>
              <table:table-cell office:value-type="float" office:value="3589258">
                <text:p>35892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4">
                <text:p>584</text:p>
              </table:table-cell>
              <table:table-cell office:value-type="float" office:value="3601248">
                <text:p>36012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5">
                <text:p>585</text:p>
              </table:table-cell>
              <table:table-cell office:value-type="float" office:value="3613258">
                <text:p>36132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6">
                <text:p>586</text:p>
              </table:table-cell>
              <table:table-cell office:value-type="float" office:value="3625288">
                <text:p>3625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7">
                <text:p>587</text:p>
              </table:table-cell>
              <table:table-cell office:value-type="float" office:value="3637338">
                <text:p>36373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8">
                <text:p>588</text:p>
              </table:table-cell>
              <table:table-cell office:value-type="float" office:value="3649408">
                <text:p>36494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3661498">
                <text:p>36614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0">
                <text:p>590</text:p>
              </table:table-cell>
              <table:table-cell office:value-type="float" office:value="3673608">
                <text:p>36736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1">
                <text:p>591</text:p>
              </table:table-cell>
              <table:table-cell office:value-type="float" office:value="3685738">
                <text:p>36857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3697888">
                <text:p>36978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3">
                <text:p>593</text:p>
              </table:table-cell>
              <table:table-cell office:value-type="float" office:value="3710058">
                <text:p>37100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4">
                <text:p>594</text:p>
              </table:table-cell>
              <table:table-cell office:value-type="float" office:value="3722248">
                <text:p>37222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5">
                <text:p>595</text:p>
              </table:table-cell>
              <table:table-cell office:value-type="float" office:value="3734458">
                <text:p>37344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3746688">
                <text:p>37466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7">
                <text:p>597</text:p>
              </table:table-cell>
              <table:table-cell office:value-type="float" office:value="3758938">
                <text:p>37589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8">
                <text:p>598</text:p>
              </table:table-cell>
              <table:table-cell office:value-type="float" office:value="3771208">
                <text:p>37712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9">
                <text:p>599</text:p>
              </table:table-cell>
              <table:table-cell office:value-type="float" office:value="3783498">
                <text:p>37834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0">
                <text:p>600</text:p>
              </table:table-cell>
              <table:table-cell office:value-type="float" office:value="3795808">
                <text:p>37958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1">
                <text:p>601</text:p>
              </table:table-cell>
              <table:table-cell office:value-type="float" office:value="3808138">
                <text:p>38081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3820488">
                <text:p>38204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3">
                <text:p>603</text:p>
              </table:table-cell>
              <table:table-cell office:value-type="float" office:value="3832858">
                <text:p>3832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4">
                <text:p>604</text:p>
              </table:table-cell>
              <table:table-cell office:value-type="float" office:value="3845248">
                <text:p>384524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5">
                <text:p>605</text:p>
              </table:table-cell>
              <table:table-cell office:value-type="float" office:value="3857658">
                <text:p>38576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6">
                <text:p>606</text:p>
              </table:table-cell>
              <table:table-cell office:value-type="float" office:value="3870088">
                <text:p>38700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7">
                <text:p>607</text:p>
              </table:table-cell>
              <table:table-cell office:value-type="float" office:value="3882538">
                <text:p>38825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8">
                <text:p>608</text:p>
              </table:table-cell>
              <table:table-cell office:value-type="float" office:value="3895008">
                <text:p>38950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9">
                <text:p>609</text:p>
              </table:table-cell>
              <table:table-cell office:value-type="float" office:value="3907498">
                <text:p>39074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0">
                <text:p>610</text:p>
              </table:table-cell>
              <table:table-cell office:value-type="float" office:value="3920008">
                <text:p>39200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1">
                <text:p>611</text:p>
              </table:table-cell>
              <table:table-cell office:value-type="float" office:value="3932538">
                <text:p>39325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3945088">
                <text:p>39450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3">
                <text:p>613</text:p>
              </table:table-cell>
              <table:table-cell office:value-type="float" office:value="3957658">
                <text:p>39576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4">
                <text:p>614</text:p>
              </table:table-cell>
              <table:table-cell office:value-type="float" office:value="3970248">
                <text:p>39702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5">
                <text:p>615</text:p>
              </table:table-cell>
              <table:table-cell office:value-type="float" office:value="3982858">
                <text:p>39828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6">
                <text:p>616</text:p>
              </table:table-cell>
              <table:table-cell office:value-type="float" office:value="3995488">
                <text:p>39954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7">
                <text:p>617</text:p>
              </table:table-cell>
              <table:table-cell office:value-type="float" office:value="4008138">
                <text:p>40081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8">
                <text:p>618</text:p>
              </table:table-cell>
              <table:table-cell office:value-type="float" office:value="4020808">
                <text:p>40208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9">
                <text:p>619</text:p>
              </table:table-cell>
              <table:table-cell office:value-type="float" office:value="4033498">
                <text:p>40334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0">
                <text:p>620</text:p>
              </table:table-cell>
              <table:table-cell office:value-type="float" office:value="4046208">
                <text:p>40462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1">
                <text:p>621</text:p>
              </table:table-cell>
              <table:table-cell office:value-type="float" office:value="4058938">
                <text:p>40589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4071688">
                <text:p>40716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3">
                <text:p>623</text:p>
              </table:table-cell>
              <table:table-cell office:value-type="float" office:value="4084458">
                <text:p>40844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4">
                <text:p>624</text:p>
              </table:table-cell>
              <table:table-cell office:value-type="float" office:value="4097248">
                <text:p>40972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5">
                <text:p>625</text:p>
              </table:table-cell>
              <table:table-cell office:value-type="float" office:value="4110058">
                <text:p>41100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6">
                <text:p>626</text:p>
              </table:table-cell>
              <table:table-cell office:value-type="float" office:value="4122888">
                <text:p>41228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7">
                <text:p>627</text:p>
              </table:table-cell>
              <table:table-cell office:value-type="float" office:value="4135738">
                <text:p>41357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8">
                <text:p>628</text:p>
              </table:table-cell>
              <table:table-cell office:value-type="float" office:value="4148608">
                <text:p>41486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9">
                <text:p>629</text:p>
              </table:table-cell>
              <table:table-cell office:value-type="float" office:value="4161498">
                <text:p>41614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0">
                <text:p>630</text:p>
              </table:table-cell>
              <table:table-cell office:value-type="float" office:value="4174408">
                <text:p>41744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1">
                <text:p>631</text:p>
              </table:table-cell>
              <table:table-cell office:value-type="float" office:value="4187338">
                <text:p>4187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4200288">
                <text:p>42002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4213258">
                <text:p>42132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4">
                <text:p>634</text:p>
              </table:table-cell>
              <table:table-cell office:value-type="float" office:value="4226248">
                <text:p>42262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5">
                <text:p>635</text:p>
              </table:table-cell>
              <table:table-cell office:value-type="float" office:value="4239258">
                <text:p>42392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6">
                <text:p>636</text:p>
              </table:table-cell>
              <table:table-cell office:value-type="float" office:value="4252288">
                <text:p>42522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7">
                <text:p>637</text:p>
              </table:table-cell>
              <table:table-cell office:value-type="float" office:value="4265338">
                <text:p>42653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8">
                <text:p>638</text:p>
              </table:table-cell>
              <table:table-cell office:value-type="float" office:value="4278408">
                <text:p>42784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9">
                <text:p>639</text:p>
              </table:table-cell>
              <table:table-cell office:value-type="float" office:value="4291498">
                <text:p>42914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4304608">
                <text:p>43046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1">
                <text:p>641</text:p>
              </table:table-cell>
              <table:table-cell office:value-type="float" office:value="4317738">
                <text:p>43177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4330888">
                <text:p>43308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3">
                <text:p>643</text:p>
              </table:table-cell>
              <table:table-cell office:value-type="float" office:value="4344058">
                <text:p>43440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4">
                <text:p>644</text:p>
              </table:table-cell>
              <table:table-cell office:value-type="float" office:value="4357248">
                <text:p>43572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5">
                <text:p>645</text:p>
              </table:table-cell>
              <table:table-cell office:value-type="float" office:value="4370458">
                <text:p>43704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6">
                <text:p>646</text:p>
              </table:table-cell>
              <table:table-cell office:value-type="float" office:value="4383688">
                <text:p>4383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7">
                <text:p>647</text:p>
              </table:table-cell>
              <table:table-cell office:value-type="float" office:value="4396938">
                <text:p>43969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8">
                <text:p>648</text:p>
              </table:table-cell>
              <table:table-cell office:value-type="float" office:value="4410208">
                <text:p>44102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9">
                <text:p>649</text:p>
              </table:table-cell>
              <table:table-cell office:value-type="float" office:value="4423498">
                <text:p>44234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0">
                <text:p>650</text:p>
              </table:table-cell>
              <table:table-cell office:value-type="float" office:value="4436808">
                <text:p>44368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1">
                <text:p>651</text:p>
              </table:table-cell>
              <table:table-cell office:value-type="float" office:value="4450138">
                <text:p>44501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4463488">
                <text:p>44634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3">
                <text:p>653</text:p>
              </table:table-cell>
              <table:table-cell office:value-type="float" office:value="4476858">
                <text:p>44768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4490248">
                <text:p>44902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5">
                <text:p>655</text:p>
              </table:table-cell>
              <table:table-cell office:value-type="float" office:value="4503658">
                <text:p>45036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6">
                <text:p>656</text:p>
              </table:table-cell>
              <table:table-cell office:value-type="float" office:value="4517088">
                <text:p>45170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7">
                <text:p>657</text:p>
              </table:table-cell>
              <table:table-cell office:value-type="float" office:value="4530538">
                <text:p>45305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8">
                <text:p>658</text:p>
              </table:table-cell>
              <table:table-cell office:value-type="float" office:value="4544008">
                <text:p>45440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9">
                <text:p>659</text:p>
              </table:table-cell>
              <table:table-cell office:value-type="float" office:value="4557498">
                <text:p>45574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0">
                <text:p>660</text:p>
              </table:table-cell>
              <table:table-cell office:value-type="float" office:value="4571008">
                <text:p>45710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1">
                <text:p>661</text:p>
              </table:table-cell>
              <table:table-cell office:value-type="float" office:value="4584538">
                <text:p>45845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4598088">
                <text:p>45980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3">
                <text:p>663</text:p>
              </table:table-cell>
              <table:table-cell office:value-type="float" office:value="4611658">
                <text:p>46116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4">
                <text:p>664</text:p>
              </table:table-cell>
              <table:table-cell office:value-type="float" office:value="4625248">
                <text:p>46252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5">
                <text:p>665</text:p>
              </table:table-cell>
              <table:table-cell office:value-type="float" office:value="4638858">
                <text:p>46388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6">
                <text:p>666</text:p>
              </table:table-cell>
              <table:table-cell office:value-type="float" office:value="4652488">
                <text:p>46524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7">
                <text:p>667</text:p>
              </table:table-cell>
              <table:table-cell office:value-type="float" office:value="4666138">
                <text:p>46661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8">
                <text:p>668</text:p>
              </table:table-cell>
              <table:table-cell office:value-type="float" office:value="4679808">
                <text:p>46798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9">
                <text:p>669</text:p>
              </table:table-cell>
              <table:table-cell office:value-type="float" office:value="4693498">
                <text:p>46934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0">
                <text:p>670</text:p>
              </table:table-cell>
              <table:table-cell office:value-type="float" office:value="4707208">
                <text:p>47072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1">
                <text:p>671</text:p>
              </table:table-cell>
              <table:table-cell office:value-type="float" office:value="4720938">
                <text:p>47209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4734688">
                <text:p>47346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3">
                <text:p>673</text:p>
              </table:table-cell>
              <table:table-cell office:value-type="float" office:value="4748458">
                <text:p>47484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4">
                <text:p>674</text:p>
              </table:table-cell>
              <table:table-cell office:value-type="float" office:value="4762248">
                <text:p>47622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5">
                <text:p>675</text:p>
              </table:table-cell>
              <table:table-cell office:value-type="float" office:value="4776058">
                <text:p>47760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6">
                <text:p>676</text:p>
              </table:table-cell>
              <table:table-cell office:value-type="float" office:value="4789888">
                <text:p>47898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7">
                <text:p>677</text:p>
              </table:table-cell>
              <table:table-cell office:value-type="float" office:value="4803738">
                <text:p>48037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8">
                <text:p>678</text:p>
              </table:table-cell>
              <table:table-cell office:value-type="float" office:value="4817608">
                <text:p>48176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9">
                <text:p>679</text:p>
              </table:table-cell>
              <table:table-cell office:value-type="float" office:value="4831498">
                <text:p>48314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4845408">
                <text:p>48454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1">
                <text:p>681</text:p>
              </table:table-cell>
              <table:table-cell office:value-type="float" office:value="4859338">
                <text:p>48593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4873288">
                <text:p>48732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4887258">
                <text:p>48872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4">
                <text:p>684</text:p>
              </table:table-cell>
              <table:table-cell office:value-type="float" office:value="4901248">
                <text:p>49012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5">
                <text:p>685</text:p>
              </table:table-cell>
              <table:table-cell office:value-type="float" office:value="4915258">
                <text:p>49152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6">
                <text:p>686</text:p>
              </table:table-cell>
              <table:table-cell office:value-type="float" office:value="4929288">
                <text:p>49292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7">
                <text:p>687</text:p>
              </table:table-cell>
              <table:table-cell office:value-type="float" office:value="4943338">
                <text:p>49433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8">
                <text:p>688</text:p>
              </table:table-cell>
              <table:table-cell office:value-type="float" office:value="4957408">
                <text:p>49574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4971498">
                <text:p>49714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4985608">
                <text:p>49856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4999738">
                <text:p>49997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5013888">
                <text:p>50138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5028058">
                <text:p>50280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5042248">
                <text:p>50422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5056458">
                <text:p>50564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5070688">
                <text:p>50706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5084938">
                <text:p>50849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5099208">
                <text:p>50992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5113498">
                <text:p>51134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5127808">
                <text:p>51278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5142138">
                <text:p>51421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5156488">
                <text:p>51564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5170858">
                <text:p>51708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4">
                <text:p>704</text:p>
              </table:table-cell>
              <table:table-cell office:value-type="float" office:value="5185248">
                <text:p>51852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5">
                <text:p>705</text:p>
              </table:table-cell>
              <table:table-cell office:value-type="float" office:value="5199658">
                <text:p>51996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6">
                <text:p>706</text:p>
              </table:table-cell>
              <table:table-cell office:value-type="float" office:value="5214088">
                <text:p>52140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7">
                <text:p>707</text:p>
              </table:table-cell>
              <table:table-cell office:value-type="float" office:value="5228538">
                <text:p>52285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8">
                <text:p>708</text:p>
              </table:table-cell>
              <table:table-cell office:value-type="float" office:value="5243008">
                <text:p>52430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9">
                <text:p>709</text:p>
              </table:table-cell>
              <table:table-cell office:value-type="float" office:value="5257498">
                <text:p>52574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0">
                <text:p>710</text:p>
              </table:table-cell>
              <table:table-cell office:value-type="float" office:value="5272008">
                <text:p>52720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1">
                <text:p>711</text:p>
              </table:table-cell>
              <table:table-cell office:value-type="float" office:value="5286538">
                <text:p>52865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5301088">
                <text:p>53010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3">
                <text:p>713</text:p>
              </table:table-cell>
              <table:table-cell office:value-type="float" office:value="5315658">
                <text:p>53156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4">
                <text:p>714</text:p>
              </table:table-cell>
              <table:table-cell office:value-type="float" office:value="5330248">
                <text:p>53302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5344858">
                <text:p>53448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6">
                <text:p>716</text:p>
              </table:table-cell>
              <table:table-cell office:value-type="float" office:value="5359488">
                <text:p>53594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7">
                <text:p>717</text:p>
              </table:table-cell>
              <table:table-cell office:value-type="float" office:value="5374138">
                <text:p>53741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8">
                <text:p>718</text:p>
              </table:table-cell>
              <table:table-cell office:value-type="float" office:value="5388808">
                <text:p>53888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9">
                <text:p>719</text:p>
              </table:table-cell>
              <table:table-cell office:value-type="float" office:value="5403498">
                <text:p>54034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0">
                <text:p>720</text:p>
              </table:table-cell>
              <table:table-cell office:value-type="float" office:value="5418208">
                <text:p>54182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1">
                <text:p>721</text:p>
              </table:table-cell>
              <table:table-cell office:value-type="float" office:value="5432938">
                <text:p>54329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5447688">
                <text:p>54476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3">
                <text:p>723</text:p>
              </table:table-cell>
              <table:table-cell office:value-type="float" office:value="5462458">
                <text:p>54624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4">
                <text:p>724</text:p>
              </table:table-cell>
              <table:table-cell office:value-type="float" office:value="5477248">
                <text:p>54772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5">
                <text:p>725</text:p>
              </table:table-cell>
              <table:table-cell office:value-type="float" office:value="5492058">
                <text:p>54920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5506888">
                <text:p>55068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7">
                <text:p>727</text:p>
              </table:table-cell>
              <table:table-cell office:value-type="float" office:value="5521738">
                <text:p>55217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8">
                <text:p>728</text:p>
              </table:table-cell>
              <table:table-cell office:value-type="float" office:value="5536608">
                <text:p>55366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9">
                <text:p>729</text:p>
              </table:table-cell>
              <table:table-cell office:value-type="float" office:value="5551498">
                <text:p>55514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0">
                <text:p>730</text:p>
              </table:table-cell>
              <table:table-cell office:value-type="float" office:value="5566408">
                <text:p>55664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1">
                <text:p>731</text:p>
              </table:table-cell>
              <table:table-cell office:value-type="float" office:value="5581338">
                <text:p>55813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5596288">
                <text:p>55962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3">
                <text:p>733</text:p>
              </table:table-cell>
              <table:table-cell office:value-type="float" office:value="5611258">
                <text:p>56112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4">
                <text:p>734</text:p>
              </table:table-cell>
              <table:table-cell office:value-type="float" office:value="5626248">
                <text:p>56262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5">
                <text:p>735</text:p>
              </table:table-cell>
              <table:table-cell office:value-type="float" office:value="5641258">
                <text:p>56412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6">
                <text:p>736</text:p>
              </table:table-cell>
              <table:table-cell office:value-type="float" office:value="5656288">
                <text:p>56562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7">
                <text:p>737</text:p>
              </table:table-cell>
              <table:table-cell office:value-type="float" office:value="5671338">
                <text:p>56713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8">
                <text:p>738</text:p>
              </table:table-cell>
              <table:table-cell office:value-type="float" office:value="5686408">
                <text:p>56864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9">
                <text:p>739</text:p>
              </table:table-cell>
              <table:table-cell office:value-type="float" office:value="5701498">
                <text:p>57014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0">
                <text:p>740</text:p>
              </table:table-cell>
              <table:table-cell office:value-type="float" office:value="5716608">
                <text:p>57166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1">
                <text:p>741</text:p>
              </table:table-cell>
              <table:table-cell office:value-type="float" office:value="5731738">
                <text:p>57317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5746888">
                <text:p>57468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3">
                <text:p>743</text:p>
              </table:table-cell>
              <table:table-cell office:value-type="float" office:value="5762058">
                <text:p>57620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4">
                <text:p>744</text:p>
              </table:table-cell>
              <table:table-cell office:value-type="float" office:value="5777248">
                <text:p>57772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5">
                <text:p>745</text:p>
              </table:table-cell>
              <table:table-cell office:value-type="float" office:value="5792458">
                <text:p>57924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6">
                <text:p>746</text:p>
              </table:table-cell>
              <table:table-cell office:value-type="float" office:value="5807688">
                <text:p>58076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7">
                <text:p>747</text:p>
              </table:table-cell>
              <table:table-cell office:value-type="float" office:value="5822938">
                <text:p>58229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8">
                <text:p>748</text:p>
              </table:table-cell>
              <table:table-cell office:value-type="float" office:value="5838208">
                <text:p>58382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5853498">
                <text:p>58534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5868808">
                <text:p>58688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1">
                <text:p>751</text:p>
              </table:table-cell>
              <table:table-cell office:value-type="float" office:value="5884138">
                <text:p>58841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5899488">
                <text:p>58994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3">
                <text:p>753</text:p>
              </table:table-cell>
              <table:table-cell office:value-type="float" office:value="5914858">
                <text:p>59148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4">
                <text:p>754</text:p>
              </table:table-cell>
              <table:table-cell office:value-type="float" office:value="5930248">
                <text:p>59302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5945658">
                <text:p>59456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6">
                <text:p>756</text:p>
              </table:table-cell>
              <table:table-cell office:value-type="float" office:value="5961088">
                <text:p>59610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7">
                <text:p>757</text:p>
              </table:table-cell>
              <table:table-cell office:value-type="float" office:value="5976538">
                <text:p>59765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8">
                <text:p>758</text:p>
              </table:table-cell>
              <table:table-cell office:value-type="float" office:value="5992008">
                <text:p>59920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9">
                <text:p>759</text:p>
              </table:table-cell>
              <table:table-cell office:value-type="float" office:value="6007498">
                <text:p>60074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0">
                <text:p>760</text:p>
              </table:table-cell>
              <table:table-cell office:value-type="float" office:value="6023008">
                <text:p>60230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1">
                <text:p>761</text:p>
              </table:table-cell>
              <table:table-cell office:value-type="float" office:value="6038538">
                <text:p>60385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6054088">
                <text:p>60540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3">
                <text:p>763</text:p>
              </table:table-cell>
              <table:table-cell office:value-type="float" office:value="6069658">
                <text:p>60696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4">
                <text:p>764</text:p>
              </table:table-cell>
              <table:table-cell office:value-type="float" office:value="6085248">
                <text:p>60852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5">
                <text:p>765</text:p>
              </table:table-cell>
              <table:table-cell office:value-type="float" office:value="6100858">
                <text:p>61008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6">
                <text:p>766</text:p>
              </table:table-cell>
              <table:table-cell office:value-type="float" office:value="6116488">
                <text:p>61164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7">
                <text:p>767</text:p>
              </table:table-cell>
              <table:table-cell office:value-type="float" office:value="6132138">
                <text:p>61321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8">
                <text:p>768</text:p>
              </table:table-cell>
              <table:table-cell office:value-type="float" office:value="6147808">
                <text:p>61478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9">
                <text:p>769</text:p>
              </table:table-cell>
              <table:table-cell office:value-type="float" office:value="6163498">
                <text:p>61634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0">
                <text:p>770</text:p>
              </table:table-cell>
              <table:table-cell office:value-type="float" office:value="6179208">
                <text:p>61792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1">
                <text:p>771</text:p>
              </table:table-cell>
              <table:table-cell office:value-type="float" office:value="6194938">
                <text:p>61949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6210688">
                <text:p>62106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3">
                <text:p>773</text:p>
              </table:table-cell>
              <table:table-cell office:value-type="float" office:value="6226458">
                <text:p>6226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6242248">
                <text:p>62422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5">
                <text:p>775</text:p>
              </table:table-cell>
              <table:table-cell office:value-type="float" office:value="6258058">
                <text:p>62580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6">
                <text:p>776</text:p>
              </table:table-cell>
              <table:table-cell office:value-type="float" office:value="6273888">
                <text:p>62738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7">
                <text:p>777</text:p>
              </table:table-cell>
              <table:table-cell office:value-type="float" office:value="6289738">
                <text:p>62897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8">
                <text:p>778</text:p>
              </table:table-cell>
              <table:table-cell office:value-type="float" office:value="6305608">
                <text:p>63056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9">
                <text:p>779</text:p>
              </table:table-cell>
              <table:table-cell office:value-type="float" office:value="6321498">
                <text:p>63214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0">
                <text:p>780</text:p>
              </table:table-cell>
              <table:table-cell office:value-type="float" office:value="6337408">
                <text:p>63374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1">
                <text:p>781</text:p>
              </table:table-cell>
              <table:table-cell office:value-type="float" office:value="6353338">
                <text:p>63533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6369288">
                <text:p>63692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3">
                <text:p>783</text:p>
              </table:table-cell>
              <table:table-cell office:value-type="float" office:value="6385258">
                <text:p>63852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4">
                <text:p>784</text:p>
              </table:table-cell>
              <table:table-cell office:value-type="float" office:value="6401248">
                <text:p>64012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5">
                <text:p>785</text:p>
              </table:table-cell>
              <table:table-cell office:value-type="float" office:value="6417258">
                <text:p>64172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6433288">
                <text:p>64332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7">
                <text:p>787</text:p>
              </table:table-cell>
              <table:table-cell office:value-type="float" office:value="6449338">
                <text:p>64493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8">
                <text:p>788</text:p>
              </table:table-cell>
              <table:table-cell office:value-type="float" office:value="6465408">
                <text:p>64654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9">
                <text:p>789</text:p>
              </table:table-cell>
              <table:table-cell office:value-type="float" office:value="6481498">
                <text:p>64814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0">
                <text:p>790</text:p>
              </table:table-cell>
              <table:table-cell office:value-type="float" office:value="6497608">
                <text:p>64976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1">
                <text:p>791</text:p>
              </table:table-cell>
              <table:table-cell office:value-type="float" office:value="6513738">
                <text:p>65137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6529888">
                <text:p>65298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3">
                <text:p>793</text:p>
              </table:table-cell>
              <table:table-cell office:value-type="float" office:value="6546058">
                <text:p>65460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4">
                <text:p>794</text:p>
              </table:table-cell>
              <table:table-cell office:value-type="float" office:value="6562248">
                <text:p>6562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5">
                <text:p>795</text:p>
              </table:table-cell>
              <table:table-cell office:value-type="float" office:value="6578458">
                <text:p>65784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6">
                <text:p>796</text:p>
              </table:table-cell>
              <table:table-cell office:value-type="float" office:value="6594688">
                <text:p>6594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7">
                <text:p>797</text:p>
              </table:table-cell>
              <table:table-cell office:value-type="float" office:value="6610938">
                <text:p>66109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8">
                <text:p>798</text:p>
              </table:table-cell>
              <table:table-cell office:value-type="float" office:value="6627208">
                <text:p>66272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9">
                <text:p>799</text:p>
              </table:table-cell>
              <table:table-cell office:value-type="float" office:value="6643498">
                <text:p>66434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0">
                <text:p>800</text:p>
              </table:table-cell>
              <table:table-cell office:value-type="float" office:value="6659808">
                <text:p>66598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1">
                <text:p>801</text:p>
              </table:table-cell>
              <table:table-cell office:value-type="float" office:value="6676138">
                <text:p>66761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6692488">
                <text:p>66924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3">
                <text:p>803</text:p>
              </table:table-cell>
              <table:table-cell office:value-type="float" office:value="6708858">
                <text:p>67088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4">
                <text:p>804</text:p>
              </table:table-cell>
              <table:table-cell office:value-type="float" office:value="6725248">
                <text:p>67252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5">
                <text:p>805</text:p>
              </table:table-cell>
              <table:table-cell office:value-type="float" office:value="6741658">
                <text:p>67416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6">
                <text:p>806</text:p>
              </table:table-cell>
              <table:table-cell office:value-type="float" office:value="6758088">
                <text:p>67580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7">
                <text:p>807</text:p>
              </table:table-cell>
              <table:table-cell office:value-type="float" office:value="6774538">
                <text:p>677453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8">
                <text:p>808</text:p>
              </table:table-cell>
              <table:table-cell office:value-type="float" office:value="6791008">
                <text:p>67910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9">
                <text:p>809</text:p>
              </table:table-cell>
              <table:table-cell office:value-type="float" office:value="6807498">
                <text:p>68074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0">
                <text:p>810</text:p>
              </table:table-cell>
              <table:table-cell office:value-type="float" office:value="6824008">
                <text:p>68240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1">
                <text:p>811</text:p>
              </table:table-cell>
              <table:table-cell office:value-type="float" office:value="6840538">
                <text:p>68405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6857088">
                <text:p>68570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3">
                <text:p>813</text:p>
              </table:table-cell>
              <table:table-cell office:value-type="float" office:value="6873658">
                <text:p>68736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4">
                <text:p>814</text:p>
              </table:table-cell>
              <table:table-cell office:value-type="float" office:value="6890248">
                <text:p>68902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5">
                <text:p>815</text:p>
              </table:table-cell>
              <table:table-cell office:value-type="float" office:value="6906858">
                <text:p>69068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6">
                <text:p>816</text:p>
              </table:table-cell>
              <table:table-cell office:value-type="float" office:value="6923488">
                <text:p>69234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7">
                <text:p>817</text:p>
              </table:table-cell>
              <table:table-cell office:value-type="float" office:value="6940138">
                <text:p>69401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8">
                <text:p>818</text:p>
              </table:table-cell>
              <table:table-cell office:value-type="float" office:value="6956808">
                <text:p>69568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9">
                <text:p>819</text:p>
              </table:table-cell>
              <table:table-cell office:value-type="float" office:value="6973498">
                <text:p>69734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6990208">
                <text:p>69902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1">
                <text:p>821</text:p>
              </table:table-cell>
              <table:table-cell office:value-type="float" office:value="7006938">
                <text:p>70069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7023688">
                <text:p>70236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3">
                <text:p>823</text:p>
              </table:table-cell>
              <table:table-cell office:value-type="float" office:value="7040458">
                <text:p>70404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4">
                <text:p>824</text:p>
              </table:table-cell>
              <table:table-cell office:value-type="float" office:value="7057248">
                <text:p>70572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5">
                <text:p>825</text:p>
              </table:table-cell>
              <table:table-cell office:value-type="float" office:value="7074058">
                <text:p>70740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6">
                <text:p>826</text:p>
              </table:table-cell>
              <table:table-cell office:value-type="float" office:value="7090888">
                <text:p>70908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7">
                <text:p>827</text:p>
              </table:table-cell>
              <table:table-cell office:value-type="float" office:value="7107738">
                <text:p>71077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8">
                <text:p>828</text:p>
              </table:table-cell>
              <table:table-cell office:value-type="float" office:value="7124608">
                <text:p>71246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9">
                <text:p>829</text:p>
              </table:table-cell>
              <table:table-cell office:value-type="float" office:value="7141498">
                <text:p>71414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0">
                <text:p>830</text:p>
              </table:table-cell>
              <table:table-cell office:value-type="float" office:value="7158408">
                <text:p>71584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1">
                <text:p>831</text:p>
              </table:table-cell>
              <table:table-cell office:value-type="float" office:value="7175338">
                <text:p>71753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7192288">
                <text:p>71922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3">
                <text:p>833</text:p>
              </table:table-cell>
              <table:table-cell office:value-type="float" office:value="7209258">
                <text:p>72092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4">
                <text:p>834</text:p>
              </table:table-cell>
              <table:table-cell office:value-type="float" office:value="7226248">
                <text:p>72262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5">
                <text:p>835</text:p>
              </table:table-cell>
              <table:table-cell office:value-type="float" office:value="7243258">
                <text:p>724325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6">
                <text:p>836</text:p>
              </table:table-cell>
              <table:table-cell office:value-type="float" office:value="7260288">
                <text:p>72602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">
                <text:p>837</text:p>
              </table:table-cell>
              <table:table-cell office:value-type="float" office:value="7277338">
                <text:p>72773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8">
                <text:p>838</text:p>
              </table:table-cell>
              <table:table-cell office:value-type="float" office:value="7294408">
                <text:p>72944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9">
                <text:p>839</text:p>
              </table:table-cell>
              <table:table-cell office:value-type="float" office:value="7311498">
                <text:p>73114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0">
                <text:p>840</text:p>
              </table:table-cell>
              <table:table-cell office:value-type="float" office:value="7328608">
                <text:p>73286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1">
                <text:p>841</text:p>
              </table:table-cell>
              <table:table-cell office:value-type="float" office:value="7345738">
                <text:p>734573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7362888">
                <text:p>73628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3">
                <text:p>843</text:p>
              </table:table-cell>
              <table:table-cell office:value-type="float" office:value="7380058">
                <text:p>73800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4">
                <text:p>844</text:p>
              </table:table-cell>
              <table:table-cell office:value-type="float" office:value="7397248">
                <text:p>73972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5">
                <text:p>845</text:p>
              </table:table-cell>
              <table:table-cell office:value-type="float" office:value="7414458">
                <text:p>74144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6">
                <text:p>846</text:p>
              </table:table-cell>
              <table:table-cell office:value-type="float" office:value="7431688">
                <text:p>74316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7">
                <text:p>847</text:p>
              </table:table-cell>
              <table:table-cell office:value-type="float" office:value="7448938">
                <text:p>74489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8">
                <text:p>848</text:p>
              </table:table-cell>
              <table:table-cell office:value-type="float" office:value="7466208">
                <text:p>74662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9">
                <text:p>849</text:p>
              </table:table-cell>
              <table:table-cell office:value-type="float" office:value="7483498">
                <text:p>74834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0">
                <text:p>850</text:p>
              </table:table-cell>
              <table:table-cell office:value-type="float" office:value="7500808">
                <text:p>75008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1">
                <text:p>851</text:p>
              </table:table-cell>
              <table:table-cell office:value-type="float" office:value="7518138">
                <text:p>75181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7535488">
                <text:p>75354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3">
                <text:p>853</text:p>
              </table:table-cell>
              <table:table-cell office:value-type="float" office:value="7552858">
                <text:p>75528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4">
                <text:p>854</text:p>
              </table:table-cell>
              <table:table-cell office:value-type="float" office:value="7570248">
                <text:p>75702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5">
                <text:p>855</text:p>
              </table:table-cell>
              <table:table-cell office:value-type="float" office:value="7587658">
                <text:p>75876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6">
                <text:p>856</text:p>
              </table:table-cell>
              <table:table-cell office:value-type="float" office:value="7605088">
                <text:p>76050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7">
                <text:p>857</text:p>
              </table:table-cell>
              <table:table-cell office:value-type="float" office:value="7622538">
                <text:p>76225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8">
                <text:p>858</text:p>
              </table:table-cell>
              <table:table-cell office:value-type="float" office:value="7640008">
                <text:p>76400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9">
                <text:p>859</text:p>
              </table:table-cell>
              <table:table-cell office:value-type="float" office:value="7657498">
                <text:p>76574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0">
                <text:p>860</text:p>
              </table:table-cell>
              <table:table-cell office:value-type="float" office:value="7675008">
                <text:p>76750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1">
                <text:p>861</text:p>
              </table:table-cell>
              <table:table-cell office:value-type="float" office:value="7692538">
                <text:p>76925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7710088">
                <text:p>77100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3">
                <text:p>863</text:p>
              </table:table-cell>
              <table:table-cell office:value-type="float" office:value="7727658">
                <text:p>77276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4">
                <text:p>864</text:p>
              </table:table-cell>
              <table:table-cell office:value-type="float" office:value="7745248">
                <text:p>77452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5">
                <text:p>865</text:p>
              </table:table-cell>
              <table:table-cell office:value-type="float" office:value="7762858">
                <text:p>77628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6">
                <text:p>866</text:p>
              </table:table-cell>
              <table:table-cell office:value-type="float" office:value="7780488">
                <text:p>77804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7">
                <text:p>867</text:p>
              </table:table-cell>
              <table:table-cell office:value-type="float" office:value="7798138">
                <text:p>77981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8">
                <text:p>868</text:p>
              </table:table-cell>
              <table:table-cell office:value-type="float" office:value="7815808">
                <text:p>78158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7833498">
                <text:p>78334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0">
                <text:p>870</text:p>
              </table:table-cell>
              <table:table-cell office:value-type="float" office:value="7851208">
                <text:p>78512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1">
                <text:p>871</text:p>
              </table:table-cell>
              <table:table-cell office:value-type="float" office:value="7868938">
                <text:p>78689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7886688">
                <text:p>78866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3">
                <text:p>873</text:p>
              </table:table-cell>
              <table:table-cell office:value-type="float" office:value="7904458">
                <text:p>79044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4">
                <text:p>874</text:p>
              </table:table-cell>
              <table:table-cell office:value-type="float" office:value="7922248">
                <text:p>79222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7940058">
                <text:p>79400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6">
                <text:p>876</text:p>
              </table:table-cell>
              <table:table-cell office:value-type="float" office:value="7957888">
                <text:p>795788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7">
                <text:p>877</text:p>
              </table:table-cell>
              <table:table-cell office:value-type="float" office:value="7975738">
                <text:p>79757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8">
                <text:p>878</text:p>
              </table:table-cell>
              <table:table-cell office:value-type="float" office:value="7993608">
                <text:p>79936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9">
                <text:p>879</text:p>
              </table:table-cell>
              <table:table-cell office:value-type="float" office:value="8011498">
                <text:p>80114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0">
                <text:p>880</text:p>
              </table:table-cell>
              <table:table-cell office:value-type="float" office:value="8029408">
                <text:p>80294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1">
                <text:p>881</text:p>
              </table:table-cell>
              <table:table-cell office:value-type="float" office:value="8047338">
                <text:p>804733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8065288">
                <text:p>80652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3">
                <text:p>883</text:p>
              </table:table-cell>
              <table:table-cell office:value-type="float" office:value="8083258">
                <text:p>80832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4">
                <text:p>884</text:p>
              </table:table-cell>
              <table:table-cell office:value-type="float" office:value="8101248">
                <text:p>81012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5">
                <text:p>885</text:p>
              </table:table-cell>
              <table:table-cell office:value-type="float" office:value="8119258">
                <text:p>81192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6">
                <text:p>886</text:p>
              </table:table-cell>
              <table:table-cell office:value-type="float" office:value="8137288">
                <text:p>81372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7">
                <text:p>887</text:p>
              </table:table-cell>
              <table:table-cell office:value-type="float" office:value="8155338">
                <text:p>81553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8">
                <text:p>888</text:p>
              </table:table-cell>
              <table:table-cell office:value-type="float" office:value="8173408">
                <text:p>81734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8191498">
                <text:p>81914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0">
                <text:p>890</text:p>
              </table:table-cell>
              <table:table-cell office:value-type="float" office:value="8209608">
                <text:p>82096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1">
                <text:p>891</text:p>
              </table:table-cell>
              <table:table-cell office:value-type="float" office:value="8227738">
                <text:p>82277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8245888">
                <text:p>82458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3">
                <text:p>893</text:p>
              </table:table-cell>
              <table:table-cell office:value-type="float" office:value="8264058">
                <text:p>82640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4">
                <text:p>894</text:p>
              </table:table-cell>
              <table:table-cell office:value-type="float" office:value="8282248">
                <text:p>82822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5">
                <text:p>895</text:p>
              </table:table-cell>
              <table:table-cell office:value-type="float" office:value="8300458">
                <text:p>83004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6">
                <text:p>896</text:p>
              </table:table-cell>
              <table:table-cell office:value-type="float" office:value="8318688">
                <text:p>83186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8336938">
                <text:p>83369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8355208">
                <text:p>83552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9">
                <text:p>899</text:p>
              </table:table-cell>
              <table:table-cell office:value-type="float" office:value="8373498">
                <text:p>83734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0">
                <text:p>900</text:p>
              </table:table-cell>
              <table:table-cell office:value-type="float" office:value="8391808">
                <text:p>83918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1">
                <text:p>901</text:p>
              </table:table-cell>
              <table:table-cell office:value-type="float" office:value="8410138">
                <text:p>84101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8428488">
                <text:p>84284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3">
                <text:p>903</text:p>
              </table:table-cell>
              <table:table-cell office:value-type="float" office:value="8446858">
                <text:p>84468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4">
                <text:p>904</text:p>
              </table:table-cell>
              <table:table-cell office:value-type="float" office:value="8465248">
                <text:p>84652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5">
                <text:p>905</text:p>
              </table:table-cell>
              <table:table-cell office:value-type="float" office:value="8483658">
                <text:p>84836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6">
                <text:p>906</text:p>
              </table:table-cell>
              <table:table-cell office:value-type="float" office:value="8502088">
                <text:p>85020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7">
                <text:p>907</text:p>
              </table:table-cell>
              <table:table-cell office:value-type="float" office:value="8520538">
                <text:p>85205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8">
                <text:p>908</text:p>
              </table:table-cell>
              <table:table-cell office:value-type="float" office:value="8539008">
                <text:p>85390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9">
                <text:p>909</text:p>
              </table:table-cell>
              <table:table-cell office:value-type="float" office:value="8557498">
                <text:p>85574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0">
                <text:p>910</text:p>
              </table:table-cell>
              <table:table-cell office:value-type="float" office:value="8576008">
                <text:p>85760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1">
                <text:p>911</text:p>
              </table:table-cell>
              <table:table-cell office:value-type="float" office:value="8594538">
                <text:p>85945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8613088">
                <text:p>861308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3">
                <text:p>913</text:p>
              </table:table-cell>
              <table:table-cell office:value-type="float" office:value="8631658">
                <text:p>8631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4">
                <text:p>914</text:p>
              </table:table-cell>
              <table:table-cell office:value-type="float" office:value="8650248">
                <text:p>86502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5">
                <text:p>915</text:p>
              </table:table-cell>
              <table:table-cell office:value-type="float" office:value="8668858">
                <text:p>86688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6">
                <text:p>916</text:p>
              </table:table-cell>
              <table:table-cell office:value-type="float" office:value="8687488">
                <text:p>86874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7">
                <text:p>917</text:p>
              </table:table-cell>
              <table:table-cell office:value-type="float" office:value="8706138">
                <text:p>87061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8">
                <text:p>918</text:p>
              </table:table-cell>
              <table:table-cell office:value-type="float" office:value="8724808">
                <text:p>87248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9">
                <text:p>919</text:p>
              </table:table-cell>
              <table:table-cell office:value-type="float" office:value="8743498">
                <text:p>87434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0">
                <text:p>920</text:p>
              </table:table-cell>
              <table:table-cell office:value-type="float" office:value="8762208">
                <text:p>87622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1">
                <text:p>921</text:p>
              </table:table-cell>
              <table:table-cell office:value-type="float" office:value="8780938">
                <text:p>87809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8799688">
                <text:p>87996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3">
                <text:p>923</text:p>
              </table:table-cell>
              <table:table-cell office:value-type="float" office:value="8818458">
                <text:p>88184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4">
                <text:p>924</text:p>
              </table:table-cell>
              <table:table-cell office:value-type="float" office:value="8837248">
                <text:p>88372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5">
                <text:p>925</text:p>
              </table:table-cell>
              <table:table-cell office:value-type="float" office:value="8856058">
                <text:p>88560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6">
                <text:p>926</text:p>
              </table:table-cell>
              <table:table-cell office:value-type="float" office:value="8874888">
                <text:p>88748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7">
                <text:p>927</text:p>
              </table:table-cell>
              <table:table-cell office:value-type="float" office:value="8893738">
                <text:p>88937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8">
                <text:p>928</text:p>
              </table:table-cell>
              <table:table-cell office:value-type="float" office:value="8912608">
                <text:p>89126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9">
                <text:p>929</text:p>
              </table:table-cell>
              <table:table-cell office:value-type="float" office:value="8931498">
                <text:p>89314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0">
                <text:p>930</text:p>
              </table:table-cell>
              <table:table-cell office:value-type="float" office:value="8950408">
                <text:p>89504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1">
                <text:p>931</text:p>
              </table:table-cell>
              <table:table-cell office:value-type="float" office:value="8969338">
                <text:p>89693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8988288">
                <text:p>89882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3">
                <text:p>933</text:p>
              </table:table-cell>
              <table:table-cell office:value-type="float" office:value="9007258">
                <text:p>90072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4">
                <text:p>934</text:p>
              </table:table-cell>
              <table:table-cell office:value-type="float" office:value="9026248">
                <text:p>90262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5">
                <text:p>935</text:p>
              </table:table-cell>
              <table:table-cell office:value-type="float" office:value="9045258">
                <text:p>90452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6">
                <text:p>936</text:p>
              </table:table-cell>
              <table:table-cell office:value-type="float" office:value="9064288">
                <text:p>90642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083338">
                <text:p>90833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8">
                <text:p>938</text:p>
              </table:table-cell>
              <table:table-cell office:value-type="float" office:value="9102408">
                <text:p>9102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9">
                <text:p>939</text:p>
              </table:table-cell>
              <table:table-cell office:value-type="float" office:value="9121498">
                <text:p>91214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0">
                <text:p>940</text:p>
              </table:table-cell>
              <table:table-cell office:value-type="float" office:value="9140608">
                <text:p>91406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1">
                <text:p>941</text:p>
              </table:table-cell>
              <table:table-cell office:value-type="float" office:value="9159738">
                <text:p>915973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9178888">
                <text:p>91788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3">
                <text:p>943</text:p>
              </table:table-cell>
              <table:table-cell office:value-type="float" office:value="9198058">
                <text:p>91980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4">
                <text:p>944</text:p>
              </table:table-cell>
              <table:table-cell office:value-type="float" office:value="9217248">
                <text:p>92172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5">
                <text:p>945</text:p>
              </table:table-cell>
              <table:table-cell office:value-type="float" office:value="9236458">
                <text:p>92364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6">
                <text:p>946</text:p>
              </table:table-cell>
              <table:table-cell office:value-type="float" office:value="9255688">
                <text:p>92556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7">
                <text:p>947</text:p>
              </table:table-cell>
              <table:table-cell office:value-type="float" office:value="9274938">
                <text:p>92749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8">
                <text:p>948</text:p>
              </table:table-cell>
              <table:table-cell office:value-type="float" office:value="9294208">
                <text:p>92942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9">
                <text:p>949</text:p>
              </table:table-cell>
              <table:table-cell office:value-type="float" office:value="9313498">
                <text:p>931349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0">
                <text:p>950</text:p>
              </table:table-cell>
              <table:table-cell office:value-type="float" office:value="9332808">
                <text:p>93328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1">
                <text:p>951</text:p>
              </table:table-cell>
              <table:table-cell office:value-type="float" office:value="9352138">
                <text:p>93521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9371488">
                <text:p>93714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3">
                <text:p>953</text:p>
              </table:table-cell>
              <table:table-cell office:value-type="float" office:value="9390858">
                <text:p>93908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4">
                <text:p>954</text:p>
              </table:table-cell>
              <table:table-cell office:value-type="float" office:value="9410248">
                <text:p>94102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5">
                <text:p>955</text:p>
              </table:table-cell>
              <table:table-cell office:value-type="float" office:value="9429658">
                <text:p>94296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6">
                <text:p>956</text:p>
              </table:table-cell>
              <table:table-cell office:value-type="float" office:value="9449088">
                <text:p>94490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7">
                <text:p>957</text:p>
              </table:table-cell>
              <table:table-cell office:value-type="float" office:value="9468538">
                <text:p>94685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8">
                <text:p>958</text:p>
              </table:table-cell>
              <table:table-cell office:value-type="float" office:value="9488008">
                <text:p>94880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9">
                <text:p>959</text:p>
              </table:table-cell>
              <table:table-cell office:value-type="float" office:value="9507498">
                <text:p>95074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0">
                <text:p>960</text:p>
              </table:table-cell>
              <table:table-cell office:value-type="float" office:value="9527008">
                <text:p>95270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1">
                <text:p>961</text:p>
              </table:table-cell>
              <table:table-cell office:value-type="float" office:value="9546538">
                <text:p>95465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9566088">
                <text:p>95660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3">
                <text:p>963</text:p>
              </table:table-cell>
              <table:table-cell office:value-type="float" office:value="9585658">
                <text:p>95856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4">
                <text:p>964</text:p>
              </table:table-cell>
              <table:table-cell office:value-type="float" office:value="9605248">
                <text:p>96052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5">
                <text:p>965</text:p>
              </table:table-cell>
              <table:table-cell office:value-type="float" office:value="9624858">
                <text:p>962485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6">
                <text:p>966</text:p>
              </table:table-cell>
              <table:table-cell office:value-type="float" office:value="9644488">
                <text:p>96444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9664138">
                <text:p>96641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8">
                <text:p>968</text:p>
              </table:table-cell>
              <table:table-cell office:value-type="float" office:value="9683808">
                <text:p>96838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9">
                <text:p>969</text:p>
              </table:table-cell>
              <table:table-cell office:value-type="float" office:value="9703498">
                <text:p>97034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0">
                <text:p>970</text:p>
              </table:table-cell>
              <table:table-cell office:value-type="float" office:value="9723208">
                <text:p>97232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1">
                <text:p>971</text:p>
              </table:table-cell>
              <table:table-cell office:value-type="float" office:value="9742938">
                <text:p>97429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9762688">
                <text:p>97626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3">
                <text:p>973</text:p>
              </table:table-cell>
              <table:table-cell office:value-type="float" office:value="9782458">
                <text:p>97824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4">
                <text:p>974</text:p>
              </table:table-cell>
              <table:table-cell office:value-type="float" office:value="9802248">
                <text:p>98022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5">
                <text:p>975</text:p>
              </table:table-cell>
              <table:table-cell office:value-type="float" office:value="9822058">
                <text:p>98220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9841888">
                <text:p>98418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7">
                <text:p>977</text:p>
              </table:table-cell>
              <table:table-cell office:value-type="float" office:value="9861738">
                <text:p>9861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8">
                <text:p>978</text:p>
              </table:table-cell>
              <table:table-cell office:value-type="float" office:value="9881608">
                <text:p>98816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9">
                <text:p>979</text:p>
              </table:table-cell>
              <table:table-cell office:value-type="float" office:value="9901498">
                <text:p>99014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0">
                <text:p>980</text:p>
              </table:table-cell>
              <table:table-cell office:value-type="float" office:value="9921408">
                <text:p>99214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1">
                <text:p>981</text:p>
              </table:table-cell>
              <table:table-cell office:value-type="float" office:value="9941338">
                <text:p>994133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9961288">
                <text:p>99612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3">
                <text:p>983</text:p>
              </table:table-cell>
              <table:table-cell office:value-type="float" office:value="9981258">
                <text:p>99812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4">
                <text:p>984</text:p>
              </table:table-cell>
              <table:table-cell office:value-type="float" office:value="10001248">
                <text:p>100012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5">
                <text:p>985</text:p>
              </table:table-cell>
              <table:table-cell office:value-type="float" office:value="10021258">
                <text:p>100212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6">
                <text:p>986</text:p>
              </table:table-cell>
              <table:table-cell office:value-type="float" office:value="10041288">
                <text:p>100412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7">
                <text:p>987</text:p>
              </table:table-cell>
              <table:table-cell office:value-type="float" office:value="10061338">
                <text:p>100613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8">
                <text:p>988</text:p>
              </table:table-cell>
              <table:table-cell office:value-type="float" office:value="10081408">
                <text:p>100814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9">
                <text:p>989</text:p>
              </table:table-cell>
              <table:table-cell office:value-type="float" office:value="10101498">
                <text:p>101014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10121608">
                <text:p>101216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1">
                <text:p>991</text:p>
              </table:table-cell>
              <table:table-cell office:value-type="float" office:value="10141738">
                <text:p>101417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10161888">
                <text:p>101618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3">
                <text:p>993</text:p>
              </table:table-cell>
              <table:table-cell office:value-type="float" office:value="10182058">
                <text:p>101820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0202248">
                <text:p>1020224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5">
                <text:p>995</text:p>
              </table:table-cell>
              <table:table-cell office:value-type="float" office:value="10222458">
                <text:p>102224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6">
                <text:p>996</text:p>
              </table:table-cell>
              <table:table-cell office:value-type="float" office:value="10242688">
                <text:p>102426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7">
                <text:p>997</text:p>
              </table:table-cell>
              <table:table-cell office:value-type="float" office:value="10262938">
                <text:p>102629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8">
                <text:p>998</text:p>
              </table:table-cell>
              <table:table-cell office:value-type="float" office:value="10283208">
                <text:p>102832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9">
                <text:p>999</text:p>
              </table:table-cell>
              <table:table-cell office:value-type="float" office:value="10303498">
                <text:p>10303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